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9382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1.2098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05pt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1.05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default-cell-style-name="ce3"/>
        <table:table-column table:style-name="co5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default-cell-style-name="ce3"/>
        <table:table-column table:style-name="co7" table:default-cell-style-name="Default"/>
        <table:table-column table:style-name="co1" table:default-cell-style-name="ce3"/>
        <table:table-column table:style-name="co8" table:default-cell-style-name="Default"/>
        <table:table-column table:style-name="co1" table:default-cell-style-name="ce3"/>
        <table:table-column table:style-name="co8" table:default-cell-style-name="Default"/>
        <table:table-column table:style-name="co1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Timestamp</text:p>
          </table:table-cell>
          <table:table-cell table:style-name="ce2" office:value-type="string">
            <text:p><text:s/>D.Sun</text:p>
          </table:table-cell>
          <table:table-cell office:value-type="string">
            <text:p>Timestamp</text:p>
          </table:table-cell>
          <table:table-cell table:style-name="ce2" office:value-type="string">
            <text:p><text:s/>D.Moon</text:p>
          </table:table-cell>
          <table:table-cell office:value-type="string">
            <text:p>Timestamp</text:p>
          </table:table-cell>
          <table:table-cell table:style-name="ce2" office:value-type="string">
            <text:p><text:s/>G.L.Moon</text:p>
          </table:table-cell>
          <table:table-cell office:value-type="string">
            <text:p>Timestamp</text:p>
          </table:table-cell>
          <table:table-cell table:style-name="ce2" office:value-type="string">
            <text:p><text:s/>H.L.Mercury</text:p>
          </table:table-cell>
          <table:table-cell office:value-type="string">
            <text:p>Timestamp</text:p>
          </table:table-cell>
          <table:table-cell table:style-name="ce2" office:value-type="string">
            <text:p><text:s/>H.L.Venus</text:p>
          </table:table-cell>
          <table:table-cell office:value-type="string">
            <text:p>Timestamp</text:p>
          </table:table-cell>
          <table:table-cell table:style-name="ce2" office:value-type="string">
            <text:p><text:s/>H.L.Mars</text:p>
          </table:table-cell>
          <table:table-cell office:value-type="string">
            <text:p>Timestamp</text:p>
          </table:table-cell>
          <table:table-cell table:style-name="ce2" office:value-type="string">
            <text:p><text:s/>H.L.Jupiter</text:p>
          </table:table-cell>
          <table:table-cell office:value-type="string">
            <text:p>Timestamp</text:p>
          </table:table-cell>
          <table:table-cell table:style-name="ce2" office:value-type="string">
            <text:p><text:s/>H.L.Saturn</text:p>
          </table:table-cell>
          <table:table-cell office:value-type="string">
            <text:p>Timestamp</text:p>
          </table:table-cell>
          <table:table-cell office:value-type="string">
            <text:p><text:s/>H.L.Uranus</text:p>
          </table:table-cell>
          <table:table-cell office:value-type="string">
            <text:p>Timestamp</text:p>
          </table:table-cell>
          <table:table-cell office:value-type="string">
            <text:p><text:s/>H.L.Neptune</text:p>
          </table:table-cell>
        </table:table-row>
        <table:table-row table:style-name="ro1">
          <table:table-cell table:style-name="ce1" office:value-type="string">
            <text:p>1906-03-21 12:00</text:p>
          </table:table-cell>
          <table:table-cell office:value-type="float" office:value="0.07">
            <text:p>0.07</text:p>
          </table:table-cell>
          <table:table-cell table:style-name="ce4" office:value-type="string">
            <text:p>1906-01-10 12:00</text:p>
          </table:table-cell>
          <table:table-cell office:value-type="float" office:value="19.309">
            <text:p>19.309</text:p>
          </table:table-cell>
          <table:table-cell table:style-name="ce4" office:value-type="string">
            <text:p>1906-01-06 12:00</text:p>
          </table:table-cell>
          <table:table-cell office:value-type="float" office:value="-5.12">
            <text:p>-5.12</text:p>
          </table:table-cell>
          <table:table-cell table:style-name="ce4" office:value-type="string">
            <text:p>1906-01-17 12:00</text:p>
          </table:table-cell>
          <table:table-cell office:value-type="float" office:value="-0.075">
            <text:p>-0.075</text:p>
          </table:table-cell>
          <table:table-cell table:style-name="ce4" office:value-type="string">
            <text:p>1906-02-28 12:00</text:p>
          </table:table-cell>
          <table:table-cell office:value-type="float" office:value="-3.392">
            <text:p>-3.392</text:p>
          </table:table-cell>
          <table:table-cell table:style-name="ce4" office:value-type="string">
            <text:p>1906-03-11 12:00</text:p>
          </table:table-cell>
          <table:table-cell office:value-type="float" office:value="0.001">
            <text:p>0.001</text:p>
          </table:table-cell>
          <table:table-cell table:style-name="ce4" office:value-type="string">
            <text:p>1907-02-08 12:00</text:p>
          </table:table-cell>
          <table:table-cell office:value-type="float" office:value="0.001">
            <text:p>0.001</text:p>
          </table:table-cell>
          <table:table-cell table:style-name="ce4" office:value-type="string">
            <text:p>1910-02-23 12:00</text:p>
          </table:table-cell>
          <table:table-cell office:value-type="float" office:value="-2.491">
            <text:p>-2.491</text:p>
          </table:table-cell>
          <table:table-cell table:style-name="ce4" office:value-type="string">
            <text:p>1923-10-12 12:00</text:p>
          </table:table-cell>
          <table:table-cell office:value-type="float" office:value="-0.772">
            <text:p>-0.772</text:p>
          </table:table-cell>
          <table:table-cell table:style-name="ce1" office:value-type="string">
            <text:p>1920-06-01 12:00</text:p>
          </table:table-cell>
          <table:table-cell office:value-type="float" office:value="-0">
            <text:p>0</text:p>
          </table:table-cell>
        </table:table-row>
        <table:table-row table:style-name="ro1">
          <table:table-cell table:style-name="ce1" office:value-type="string">
            <text:p>1906-06-23 12:00</text:p>
          </table:table-cell>
          <table:table-cell office:value-type="float" office:value="23.443">
            <text:p>23.443</text:p>
          </table:table-cell>
          <table:table-cell table:style-name="ce4" office:value-type="string">
            <text:p>1906-01-16 12:00</text:p>
          </table:table-cell>
          <table:table-cell office:value-type="float" office:value="-0.516">
            <text:p>-0.516</text:p>
          </table:table-cell>
          <table:table-cell table:style-name="ce4" office:value-type="string">
            <text:p>1906-01-13 12:00</text:p>
          </table:table-cell>
          <table:table-cell office:value-type="float" office:value="0.754">
            <text:p>0.754</text:p>
          </table:table-cell>
          <table:table-cell table:style-name="ce4" office:value-type="string">
            <text:p>1906-02-17 12:00</text:p>
          </table:table-cell>
          <table:table-cell office:value-type="float" office:value="-6.998">
            <text:p>-6.998</text:p>
          </table:table-cell>
          <table:table-cell table:style-name="ce4" office:value-type="string">
            <text:p>1906-04-25 12:00</text:p>
          </table:table-cell>
          <table:table-cell office:value-type="float" office:value="0.073">
            <text:p>0.073</text:p>
          </table:table-cell>
          <table:table-cell table:style-name="ce4" office:value-type="string">
            <text:p>1906-09-15 12:00</text:p>
          </table:table-cell>
          <table:table-cell office:value-type="float" office:value="1.85">
            <text:p>1.85</text:p>
          </table:table-cell>
          <table:table-cell table:style-name="ce4" office:value-type="string">
            <text:p>1910-04-19 12:00</text:p>
          </table:table-cell>
          <table:table-cell office:value-type="float" office:value="1.309">
            <text:p>1.309</text:p>
          </table:table-cell>
          <table:table-cell table:style-name="ce4" office:value-type="string">
            <text:p>1916-09-27 12: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906-09-24 12:00</text:p>
          </table:table-cell>
          <table:table-cell office:value-type="float" office:value="-0.291">
            <text:p>-0.291</text:p>
          </table:table-cell>
          <table:table-cell table:style-name="ce4" office:value-type="string">
            <text:p>1906-01-23 12:00</text:p>
          </table:table-cell>
          <table:table-cell office:value-type="float" office:value="-19.285">
            <text:p>-19.285</text:p>
          </table:table-cell>
          <table:table-cell table:style-name="ce4" office:value-type="string">
            <text:p>1906-01-20 12:00</text:p>
          </table:table-cell>
          <table:table-cell office:value-type="float" office:value="5.032">
            <text:p>5.032</text:p>
          </table:table-cell>
          <table:table-cell table:style-name="ce4" office:value-type="string">
            <text:p>1906-03-08 12:00</text:p>
          </table:table-cell>
          <table:table-cell office:value-type="float" office:value="0.445">
            <text:p>0.445</text:p>
          </table:table-cell>
          <table:table-cell table:style-name="ce4" office:value-type="string">
            <text:p>1906-06-20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07-03-29 12:00</text:p>
          </table:table-cell>
          <table:table-cell office:value-type="float" office:value="-0.005">
            <text:p>-0.005</text:p>
          </table:table-cell>
          <table:table-cell table:style-name="ce4" office:value-type="string">
            <text:p>1913-05-25 12:00</text:p>
          </table:table-cell>
          <table:table-cell office:value-type="float" office:value="0">
            <text:p>0</text:p>
          </table:table-cell>
          <table:table-cell table:style-name="ce4" office:value-type="string">
            <text:p>1923-11-29 12:00</text:p>
          </table:table-cell>
          <table:table-cell office:value-type="float" office:value="2.488">
            <text:p>2.48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906-12-23 12:00</text:p>
          </table:table-cell>
          <table:table-cell office:value-type="float" office:value="-23.446">
            <text:p>-23.446</text:p>
          </table:table-cell>
          <table:table-cell table:style-name="ce4" office:value-type="string">
            <text:p>1906-01-30 12:00</text:p>
          </table:table-cell>
          <table:table-cell office:value-type="float" office:value="3.682">
            <text:p>3.682</text:p>
          </table:table-cell>
          <table:table-cell table:style-name="ce4" office:value-type="string">
            <text:p>1906-01-26 12:00</text:p>
          </table:table-cell>
          <table:table-cell office:value-type="float" office:value="-0.874">
            <text:p>-0.874</text:p>
          </table:table-cell>
          <table:table-cell table:style-name="ce4" office:value-type="string">
            <text:p>1906-03-23 12:00</text:p>
          </table:table-cell>
          <table:table-cell office:value-type="float" office:value="6.989">
            <text:p>6.989</text:p>
          </table:table-cell>
          <table:table-cell table:style-name="ce4" office:value-type="string">
            <text:p>1906-08-14 12:00</text:p>
          </table:table-cell>
          <table:table-cell office:value-type="float" office:value="-0.02">
            <text:p>-0.02</text:p>
          </table:table-cell>
          <table:table-cell table:style-name="ce4" office:value-type="string">
            <text:p>1907-09-03 12:00</text:p>
          </table:table-cell>
          <table:table-cell office:value-type="float" office:value="-1.85">
            <text:p>-1.85</text:p>
          </table:table-cell>
          <table:table-cell table:style-name="ce4" office:value-type="string">
            <text:p>1916-03-21 12:00</text:p>
          </table:table-cell>
          <table:table-cell office:value-type="float" office:value="-1.309">
            <text:p>-1.309</text:p>
          </table:table-cell>
          <table:table-cell table:style-name="ce4" office:value-type="string">
            <text:p>1931-10-24 12:00</text:p>
          </table:table-cell>
          <table:table-cell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907-03-22 12:00</text:p>
          </table:table-cell>
          <table:table-cell office:value-type="float" office:value="0.372">
            <text:p>0.372</text:p>
          </table:table-cell>
          <table:table-cell table:style-name="ce4" office:value-type="string">
            <text:p>1906-02-07 12:00</text:p>
          </table:table-cell>
          <table:table-cell office:value-type="float" office:value="18.54">
            <text:p>18.54</text:p>
          </table:table-cell>
          <table:table-cell table:style-name="ce4" office:value-type="string">
            <text:p>1906-02-03 12:00</text:p>
          </table:table-cell>
          <table:table-cell office:value-type="float" office:value="-5.054">
            <text:p>-5.054</text:p>
          </table:table-cell>
          <table:table-cell table:style-name="ce4" office:value-type="string">
            <text:p>1906-04-15 12:00</text:p>
          </table:table-cell>
          <table:table-cell office:value-type="float" office:value="-0.086">
            <text:p>-0.086</text:p>
          </table:table-cell>
          <table:table-cell table:style-name="ce4" office:value-type="string">
            <text:p>1906-10-11 12:00</text:p>
          </table:table-cell>
          <table:table-cell office:value-type="float" office:value="-3.391">
            <text:p>-3.391</text:p>
          </table:table-cell>
          <table:table-cell table:style-name="ce4" office:value-type="string">
            <text:p>1908-01-27 12:00</text:p>
          </table:table-cell>
          <table:table-cell office:value-type="float" office:value="0.003">
            <text:p>0.003</text:p>
          </table:table-cell>
          <table:table-cell table:style-name="ce4" office:value-type="string">
            <text:p>1918-12-19 12:00</text:p>
          </table:table-cell>
          <table:table-cell office:value-type="float" office:value="0.001">
            <text:p>0.00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7-06-23 12:00</text:p>
          </table:table-cell>
          <table:table-cell office:value-type="float" office:value="23.446">
            <text:p>23.446</text:p>
          </table:table-cell>
          <table:table-cell table:style-name="ce4" office:value-type="string">
            <text:p>1906-02-13 12:00</text:p>
          </table:table-cell>
          <table:table-cell office:value-type="float" office:value="-4.053">
            <text:p>-4.053</text:p>
          </table:table-cell>
          <table:table-cell table:style-name="ce4" office:value-type="string">
            <text:p>1906-02-09 12:00</text:p>
          </table:table-cell>
          <table:table-cell office:value-type="float" office:value="0.37">
            <text:p>0.37</text:p>
          </table:table-cell>
          <table:table-cell table:style-name="ce4" office:value-type="string">
            <text:p>1906-05-16 12:00</text:p>
          </table:table-cell>
          <table:table-cell office:value-type="float" office:value="-6.998">
            <text:p>-6.998</text:p>
          </table:table-cell>
          <table:table-cell table:style-name="ce4" office:value-type="string">
            <text:p>1906-12-05 12:00</text:p>
          </table:table-cell>
          <table:table-cell office:value-type="float" office:value="0.007">
            <text:p>0.007</text:p>
          </table:table-cell>
          <table:table-cell table:style-name="ce4" office:value-type="string">
            <text:p>1908-08-02 12:00</text:p>
          </table:table-cell>
          <table:table-cell office:value-type="float" office:value="1.85">
            <text:p>1.85</text:p>
          </table:table-cell>
          <table:table-cell table:style-name="ce4" office:value-type="string">
            <text:p>1922-02-24 12:00</text:p>
          </table:table-cell>
          <table:table-cell office:value-type="float" office:value="1.309">
            <text:p>1.30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7-09-24 12:00</text:p>
          </table:table-cell>
          <table:table-cell office:value-type="float" office:value="-0.195">
            <text:p>-0.195</text:p>
          </table:table-cell>
          <table:table-cell table:style-name="ce4" office:value-type="string">
            <text:p>1906-02-20 12:00</text:p>
          </table:table-cell>
          <table:table-cell office:value-type="float" office:value="-18.397">
            <text:p>-18.397</text:p>
          </table:table-cell>
          <table:table-cell table:style-name="ce4" office:value-type="string">
            <text:p>1906-02-16 12:00</text:p>
          </table:table-cell>
          <table:table-cell office:value-type="float" office:value="5.147">
            <text:p>5.147</text:p>
          </table:table-cell>
          <table:table-cell table:style-name="ce4" office:value-type="string">
            <text:p>1906-06-04 12:00</text:p>
          </table:table-cell>
          <table:table-cell office:value-type="float" office:value="0.468">
            <text:p>0.468</text:p>
          </table:table-cell>
          <table:table-cell table:style-name="ce4" office:value-type="string">
            <text:p>1907-01-30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09-02-13 12:00</text:p>
          </table:table-cell>
          <table:table-cell office:value-type="float" office:value="-0.006">
            <text:p>-0.006</text:p>
          </table:table-cell>
          <table:table-cell table:style-name="ce4" office:value-type="string">
            <text:p>1925-04-06 12:00</text:p>
          </table:table-cell>
          <table:table-cell office:value-type="float" office:value="-0.001">
            <text:p>-0.00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7-12-23 12:00</text:p>
          </table:table-cell>
          <table:table-cell office:value-type="float" office:value="-23.448">
            <text:p>-23.448</text:p>
          </table:table-cell>
          <table:table-cell table:style-name="ce4" office:value-type="string">
            <text:p>1906-02-26 12:00</text:p>
          </table:table-cell>
          <table:table-cell office:value-type="float" office:value="2.298">
            <text:p>2.298</text:p>
          </table:table-cell>
          <table:table-cell table:style-name="ce4" office:value-type="string">
            <text:p>1906-02-22 12:00</text:p>
          </table:table-cell>
          <table:table-cell office:value-type="float" office:value="-0.441">
            <text:p>-0.441</text:p>
          </table:table-cell>
          <table:table-cell table:style-name="ce4" office:value-type="string">
            <text:p>1906-06-19 12:00</text:p>
          </table:table-cell>
          <table:table-cell office:value-type="float" office:value="6.987">
            <text:p>6.987</text:p>
          </table:table-cell>
          <table:table-cell table:style-name="ce4" office:value-type="string">
            <text:p>1907-03-27 12:00</text:p>
          </table:table-cell>
          <table:table-cell office:value-type="float" office:value="-0.048">
            <text:p>-0.048</text:p>
          </table:table-cell>
          <table:table-cell table:style-name="ce4" office:value-type="string">
            <text:p>1909-07-22 12:00</text:p>
          </table:table-cell>
          <table:table-cell office:value-type="float" office:value="-1.85">
            <text:p>-1.85</text:p>
          </table:table-cell>
          <table:table-cell table:style-name="ce4" office:value-type="string">
            <text:p>1928-02-14 12:00</text:p>
          </table:table-cell>
          <table:table-cell office:value-type="float" office:value="-1.308">
            <text:p>-1.30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8-03-21 12:00</text:p>
          </table:table-cell>
          <table:table-cell office:value-type="float" office:value="0.275">
            <text:p>0.275</text:p>
          </table:table-cell>
          <table:table-cell table:style-name="ce4" office:value-type="string">
            <text:p>1906-03-06 12:00</text:p>
          </table:table-cell>
          <table:table-cell office:value-type="float" office:value="19.085">
            <text:p>19.085</text:p>
          </table:table-cell>
          <table:table-cell table:style-name="ce4" office:value-type="string">
            <text:p>1906-03-02 12:00</text:p>
          </table:table-cell>
          <table:table-cell office:value-type="float" office:value="-5.118">
            <text:p>-5.118</text:p>
          </table:table-cell>
          <table:table-cell table:style-name="ce4" office:value-type="string">
            <text:p>1906-07-12 12:00</text:p>
          </table:table-cell>
          <table:table-cell office:value-type="float" office:value="-0.097">
            <text:p>-0.097</text:p>
          </table:table-cell>
          <table:table-cell table:style-name="ce4" office:value-type="string">
            <text:p>1907-05-23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09-12-14 12:00</text:p>
          </table:table-cell>
          <table:table-cell office:value-type="float" office:value="0.003">
            <text:p>0.003</text:p>
          </table:table-cell>
          <table:table-cell table:style-name="ce4" office:value-type="string">
            <text:p>1930-10-30 12: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8-06-22 12:00</text:p>
          </table:table-cell>
          <table:table-cell office:value-type="float" office:value="23.448">
            <text:p>23.448</text:p>
          </table:table-cell>
          <table:table-cell table:style-name="ce4" office:value-type="string">
            <text:p>1906-03-12 12:00</text:p>
          </table:table-cell>
          <table:table-cell office:value-type="float" office:value="-2.539">
            <text:p>-2.539</text:p>
          </table:table-cell>
          <table:table-cell table:style-name="ce4" office:value-type="string">
            <text:p>1906-03-09 12:00</text:p>
          </table:table-cell>
          <table:table-cell office:value-type="float" office:value="1.122">
            <text:p>1.122</text:p>
          </table:table-cell>
          <table:table-cell table:style-name="ce4" office:value-type="string">
            <text:p>1906-08-12 12:00</text:p>
          </table:table-cell>
          <table:table-cell office:value-type="float" office:value="-6.997">
            <text:p>-6.997</text:p>
          </table:table-cell>
          <table:table-cell table:style-name="ce4" office:value-type="string">
            <text:p>1907-07-18 12:00</text:p>
          </table:table-cell>
          <table:table-cell office:value-type="float" office:value="0.036">
            <text:p>0.036</text:p>
          </table:table-cell>
          <table:table-cell table:style-name="ce4" office:value-type="string">
            <text:p>1910-06-21 12:00</text:p>
          </table:table-cell>
          <table:table-cell office:value-type="float" office:value="1.85">
            <text:p>1.85</text:p>
          </table:table-cell>
          <table:table-cell table:style-name="ce4" office:value-type="string">
            <text:p>1934-01-09 12:00</text:p>
          </table:table-cell>
          <table:table-cell office:value-type="float" office:value="1.308">
            <text:p>1.30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908-09-23 12:00</text:p>
          </table:table-cell>
          <table:table-cell office:value-type="float" office:value="-0.1">
            <text:p>-0.1</text:p>
          </table:table-cell>
          <table:table-cell table:style-name="ce4" office:value-type="string">
            <text:p>1906-03-19 12:00</text:p>
          </table:table-cell>
          <table:table-cell office:value-type="float" office:value="-18.833">
            <text:p>-18.833</text:p>
          </table:table-cell>
          <table:table-cell table:style-name="ce4" office:value-type="string">
            <text:p>1906-03-15 12:00</text:p>
          </table:table-cell>
          <table:table-cell office:value-type="float" office:value="5.118">
            <text:p>5.118</text:p>
          </table:table-cell>
          <table:table-cell table:style-name="ce4" office:value-type="string">
            <text:p>1906-08-31 12:00</text:p>
          </table:table-cell>
          <table:table-cell office:value-type="float" office:value="0.491">
            <text:p>0.491</text:p>
          </table:table-cell>
          <table:table-cell table:style-name="ce4" office:value-type="string">
            <text:p>1907-09-12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11-01-01 12:00</text:p>
          </table:table-cell>
          <table:table-cell office:value-type="float" office:value="-0.007">
            <text:p>-0.007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08-12-22 12:00</text:p>
          </table:table-cell>
          <table:table-cell office:value-type="float" office:value="-23.45">
            <text:p>-23.45</text:p>
          </table:table-cell>
          <table:table-cell table:style-name="ce4" office:value-type="string">
            <text:p>1906-03-25 12:00</text:p>
          </table:table-cell>
          <table:table-cell office:value-type="float" office:value="1.08">
            <text:p>1.08</text:p>
          </table:table-cell>
          <table:table-cell table:style-name="ce4" office:value-type="string">
            <text:p>1906-03-21 12:00</text:p>
          </table:table-cell>
          <table:table-cell office:value-type="float" office:value="-0.157">
            <text:p>-0.157</text:p>
          </table:table-cell>
          <table:table-cell table:style-name="ce4" office:value-type="string">
            <text:p>1906-09-15 12:00</text:p>
          </table:table-cell>
          <table:table-cell office:value-type="float" office:value="6.986">
            <text:p>6.986</text:p>
          </table:table-cell>
          <table:table-cell table:style-name="ce4" office:value-type="string">
            <text:p>1907-11-07 12:00</text:p>
          </table:table-cell>
          <table:table-cell office:value-type="float" office:value="-0.076">
            <text:p>-0.076</text:p>
          </table:table-cell>
          <table:table-cell table:style-name="ce4" office:value-type="string">
            <text:p>1911-06-09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09-03-21 12:00</text:p>
          </table:table-cell>
          <table:table-cell office:value-type="float" office:value="0.18">
            <text:p>0.18</text:p>
          </table:table-cell>
          <table:table-cell table:style-name="ce4" office:value-type="string">
            <text:p>1906-04-02 12:00</text:p>
          </table:table-cell>
          <table:table-cell office:value-type="float" office:value="19.571">
            <text:p>19.571</text:p>
          </table:table-cell>
          <table:table-cell table:style-name="ce4" office:value-type="string">
            <text:p>1906-03-29 12:00</text:p>
          </table:table-cell>
          <table:table-cell office:value-type="float" office:value="-5.037">
            <text:p>-5.037</text:p>
          </table:table-cell>
          <table:table-cell table:style-name="ce4" office:value-type="string">
            <text:p>1906-10-08 12:00</text:p>
          </table:table-cell>
          <table:table-cell office:value-type="float" office:value="-0.108">
            <text:p>-0.108</text:p>
          </table:table-cell>
          <table:table-cell table:style-name="ce4" office:value-type="string">
            <text:p>1908-01-03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11-11-01 12:00</text:p>
          </table:table-cell>
          <table:table-cell office:value-type="float" office:value="0.003">
            <text:p>0.00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09-06-22 12:00</text:p>
          </table:table-cell>
          <table:table-cell office:value-type="float" office:value="23.45">
            <text:p>23.45</text:p>
          </table:table-cell>
          <table:table-cell table:style-name="ce4" office:value-type="string">
            <text:p>1906-04-08 12:00</text:p>
          </table:table-cell>
          <table:table-cell office:value-type="float" office:value="-0.423">
            <text:p>-0.423</text:p>
          </table:table-cell>
          <table:table-cell table:style-name="ce4" office:value-type="string">
            <text:p>1906-04-05 12:00</text:p>
          </table:table-cell>
          <table:table-cell office:value-type="float" office:value="0.688">
            <text:p>0.688</text:p>
          </table:table-cell>
          <table:table-cell table:style-name="ce4" office:value-type="string">
            <text:p>1906-11-08 12:00</text:p>
          </table:table-cell>
          <table:table-cell office:value-type="float" office:value="-6.997">
            <text:p>-6.997</text:p>
          </table:table-cell>
          <table:table-cell table:style-name="ce4" office:value-type="string">
            <text:p>1908-02-28 12:00</text:p>
          </table:table-cell>
          <table:table-cell office:value-type="float" office:value="0.064">
            <text:p>0.064</text:p>
          </table:table-cell>
          <table:table-cell table:style-name="ce4" office:value-type="string">
            <text:p>1912-05-07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09-09-23 12:00</text:p>
          </table:table-cell>
          <table:table-cell office:value-type="float" office:value="-0.006">
            <text:p>-0.006</text:p>
          </table:table-cell>
          <table:table-cell table:style-name="ce4" office:value-type="string">
            <text:p>1906-04-15 12:00</text:p>
          </table:table-cell>
          <table:table-cell office:value-type="float" office:value="-19.331">
            <text:p>-19.331</text:p>
          </table:table-cell>
          <table:table-cell table:style-name="ce4" office:value-type="string">
            <text:p>1906-04-12 12:00</text:p>
          </table:table-cell>
          <table:table-cell office:value-type="float" office:value="4.708">
            <text:p>4.708</text:p>
          </table:table-cell>
          <table:table-cell table:style-name="ce4" office:value-type="string">
            <text:p>1906-11-27 12:00</text:p>
          </table:table-cell>
          <table:table-cell office:value-type="float" office:value="0.515">
            <text:p>0.515</text:p>
          </table:table-cell>
          <table:table-cell table:style-name="ce4" office:value-type="string">
            <text:p>1908-04-24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12-11-18 12:00</text:p>
          </table:table-cell>
          <table:table-cell office:value-type="float" office:value="-0.007">
            <text:p>-0.007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09-12-23 12:00</text:p>
          </table:table-cell>
          <table:table-cell office:value-type="float" office:value="-23.446">
            <text:p>-23.446</text:p>
          </table:table-cell>
          <table:table-cell table:style-name="ce4" office:value-type="string">
            <text:p>1906-04-22 12:00</text:p>
          </table:table-cell>
          <table:table-cell office:value-type="float" office:value="4.071">
            <text:p>4.071</text:p>
          </table:table-cell>
          <table:table-cell table:style-name="ce4" office:value-type="string">
            <text:p>1906-04-17 12:00</text:p>
          </table:table-cell>
          <table:table-cell office:value-type="float" office:value="-0.065">
            <text:p>-0.065</text:p>
          </table:table-cell>
          <table:table-cell table:style-name="ce4" office:value-type="string">
            <text:p>1906-12-12 12:00</text:p>
          </table:table-cell>
          <table:table-cell office:value-type="float" office:value="6.985">
            <text:p>6.985</text:p>
          </table:table-cell>
          <table:table-cell table:style-name="ce4" office:value-type="string">
            <text:p>1908-06-18 12:00</text:p>
          </table:table-cell>
          <table:table-cell office:value-type="float" office:value="-0.011">
            <text:p>-0.011</text:p>
          </table:table-cell>
          <table:table-cell table:style-name="ce4" office:value-type="string">
            <text:p>1913-04-25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0-03-21 12:00</text:p>
          </table:table-cell>
          <table:table-cell office:value-type="float" office:value="0.084">
            <text:p>0.084</text:p>
          </table:table-cell>
          <table:table-cell table:style-name="ce4" office:value-type="string">
            <text:p>1906-04-30 12:00</text:p>
          </table:table-cell>
          <table:table-cell office:value-type="float" office:value="19.105">
            <text:p>19.105</text:p>
          </table:table-cell>
          <table:table-cell table:style-name="ce4" office:value-type="string">
            <text:p>1906-04-25 12:00</text:p>
          </table:table-cell>
          <table:table-cell office:value-type="float" office:value="-4.939">
            <text:p>-4.939</text:p>
          </table:table-cell>
          <table:table-cell table:style-name="ce4" office:value-type="string">
            <text:p>1907-01-04 12:00</text:p>
          </table:table-cell>
          <table:table-cell office:value-type="float" office:value="-0.119">
            <text:p>-0.119</text:p>
          </table:table-cell>
          <table:table-cell table:style-name="ce4" office:value-type="string">
            <text:p>1908-08-15 12:00</text:p>
          </table:table-cell>
          <table:table-cell office:value-type="float" office:value="-3.392">
            <text:p>-3.392</text:p>
          </table:table-cell>
          <table:table-cell table:style-name="ce4" office:value-type="string">
            <text:p>1913-09-18 12:00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0-06-23 12:00</text:p>
          </table:table-cell>
          <table:table-cell office:value-type="float" office:value="23.445">
            <text:p>23.445</text:p>
          </table:table-cell>
          <table:table-cell table:style-name="ce4" office:value-type="string">
            <text:p>1906-05-06 12:00</text:p>
          </table:table-cell>
          <table:table-cell office:value-type="float" office:value="-3.141">
            <text:p>-3.141</text:p>
          </table:table-cell>
          <table:table-cell table:style-name="ce4" office:value-type="string">
            <text:p>1906-05-02 12:00</text:p>
          </table:table-cell>
          <table:table-cell office:value-type="float" office:value="0.479">
            <text:p>0.479</text:p>
          </table:table-cell>
          <table:table-cell table:style-name="ce4" office:value-type="string">
            <text:p>1907-02-04 12:00</text:p>
          </table:table-cell>
          <table:table-cell office:value-type="float" office:value="-6.996">
            <text:p>-6.996</text:p>
          </table:table-cell>
          <table:table-cell table:style-name="ce4" office:value-type="string">
            <text:p>1908-10-10 12:00</text:p>
          </table:table-cell>
          <table:table-cell office:value-type="float" office:value="0.093">
            <text:p>0.093</text:p>
          </table:table-cell>
          <table:table-cell table:style-name="ce4" office:value-type="string">
            <text:p>1914-03-25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0-09-24 12:00</text:p>
          </table:table-cell>
          <table:table-cell office:value-type="float" office:value="-0.302">
            <text:p>-0.302</text:p>
          </table:table-cell>
          <table:table-cell table:style-name="ce4" office:value-type="string">
            <text:p>1906-05-12 12:00</text:p>
          </table:table-cell>
          <table:table-cell office:value-type="float" office:value="-19.888">
            <text:p>-19.888</text:p>
          </table:table-cell>
          <table:table-cell table:style-name="ce4" office:value-type="string">
            <text:p>1906-05-09 12:00</text:p>
          </table:table-cell>
          <table:table-cell office:value-type="float" office:value="4.758">
            <text:p>4.758</text:p>
          </table:table-cell>
          <table:table-cell table:style-name="ce4" office:value-type="string">
            <text:p>1907-02-23 12:00</text:p>
          </table:table-cell>
          <table:table-cell office:value-type="float" office:value="0.538">
            <text:p>0.538</text:p>
          </table:table-cell>
          <table:table-cell table:style-name="ce4" office:value-type="string">
            <text:p>1908-12-04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14-10-06 12:00</text:p>
          </table:table-cell>
          <table:table-cell office:value-type="float" office:value="-0.008">
            <text:p>-0.00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0-12-23 12:00</text:p>
          </table:table-cell>
          <table:table-cell office:value-type="float" office:value="-23.448">
            <text:p>-23.448</text:p>
          </table:table-cell>
          <table:table-cell table:style-name="ce4" office:value-type="string">
            <text:p>1906-05-19 12:00</text:p>
          </table:table-cell>
          <table:table-cell office:value-type="float" office:value="2.993">
            <text:p>2.993</text:p>
          </table:table-cell>
          <table:table-cell table:style-name="ce4" office:value-type="string">
            <text:p>1906-05-14 12:00</text:p>
          </table:table-cell>
          <table:table-cell office:value-type="float" office:value="-0.018">
            <text:p>-0.018</text:p>
          </table:table-cell>
          <table:table-cell table:style-name="ce4" office:value-type="string">
            <text:p>1907-03-10 12:00</text:p>
          </table:table-cell>
          <table:table-cell office:value-type="float" office:value="6.983">
            <text:p>6.983</text:p>
          </table:table-cell>
          <table:table-cell table:style-name="ce4" office:value-type="string">
            <text:p>1909-01-29 12:00</text:p>
          </table:table-cell>
          <table:table-cell office:value-type="float" office:value="-0.039">
            <text:p>-0.039</text:p>
          </table:table-cell>
          <table:table-cell table:style-name="ce4" office:value-type="string">
            <text:p>1915-03-13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1-03-22 12:00</text:p>
          </table:table-cell>
          <table:table-cell office:value-type="float" office:value="0.382">
            <text:p>0.382</text:p>
          </table:table-cell>
          <table:table-cell table:style-name="ce4" office:value-type="string">
            <text:p>1906-05-27 12:00</text:p>
          </table:table-cell>
          <table:table-cell office:value-type="float" office:value="19.633">
            <text:p>19.633</text:p>
          </table:table-cell>
          <table:table-cell table:style-name="ce4" office:value-type="string">
            <text:p>1906-05-22 12:00</text:p>
          </table:table-cell>
          <table:table-cell office:value-type="float" office:value="-4.947">
            <text:p>-4.947</text:p>
          </table:table-cell>
          <table:table-cell table:style-name="ce4" office:value-type="string">
            <text:p>1907-04-02 12:00</text:p>
          </table:table-cell>
          <table:table-cell office:value-type="float" office:value="-0.13">
            <text:p>-0.13</text:p>
          </table:table-cell>
          <table:table-cell table:style-name="ce4" office:value-type="string">
            <text:p>1909-03-27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15-08-06 12:00</text:p>
          </table:table-cell>
          <table:table-cell office:value-type="float" office:value="0.005">
            <text:p>0.00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1-06-23 12:00</text:p>
          </table:table-cell>
          <table:table-cell office:value-type="float" office:value="23.448">
            <text:p>23.448</text:p>
          </table:table-cell>
          <table:table-cell table:style-name="ce4" office:value-type="string">
            <text:p>1906-06-02 12:00</text:p>
          </table:table-cell>
          <table:table-cell office:value-type="float" office:value="-0.983">
            <text:p>-0.983</text:p>
          </table:table-cell>
          <table:table-cell table:style-name="ce4" office:value-type="string">
            <text:p>1906-05-29 12:00</text:p>
          </table:table-cell>
          <table:table-cell office:value-type="float" office:value="0.416">
            <text:p>0.416</text:p>
          </table:table-cell>
          <table:table-cell table:style-name="ce4" office:value-type="string">
            <text:p>1907-05-03 12:00</text:p>
          </table:table-cell>
          <table:table-cell office:value-type="float" office:value="-6.995">
            <text:p>-6.995</text:p>
          </table:table-cell>
          <table:table-cell table:style-name="ce4" office:value-type="string">
            <text:p>1909-05-22 12:00</text:p>
          </table:table-cell>
          <table:table-cell office:value-type="float" office:value="0.026">
            <text:p>0.026</text:p>
          </table:table-cell>
          <table:table-cell table:style-name="ce4" office:value-type="string">
            <text:p>1916-02-10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1-09-24 12:00</text:p>
          </table:table-cell>
          <table:table-cell office:value-type="float" office:value="-0.209">
            <text:p>-0.209</text:p>
          </table:table-cell>
          <table:table-cell table:style-name="ce4" office:value-type="string">
            <text:p>1906-06-09 12:00</text:p>
          </table:table-cell>
          <table:table-cell office:value-type="float" office:value="-19.364">
            <text:p>-19.364</text:p>
          </table:table-cell>
          <table:table-cell table:style-name="ce4" office:value-type="string">
            <text:p>1906-06-05 12:00</text:p>
          </table:table-cell>
          <table:table-cell office:value-type="float" office:value="4.926">
            <text:p>4.926</text:p>
          </table:table-cell>
          <table:table-cell table:style-name="ce4" office:value-type="string">
            <text:p>1907-05-22 12:00</text:p>
          </table:table-cell>
          <table:table-cell office:value-type="float" office:value="0.561">
            <text:p>0.561</text:p>
          </table:table-cell>
          <table:table-cell table:style-name="ce4" office:value-type="string">
            <text:p>1909-07-17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16-08-23 12:00</text:p>
          </table:table-cell>
          <table:table-cell office:value-type="float" office:value="-0.009">
            <text:p>-0.00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1-12-23 12:00</text:p>
          </table:table-cell>
          <table:table-cell office:value-type="float" office:value="-23.451">
            <text:p>-23.451</text:p>
          </table:table-cell>
          <table:table-cell table:style-name="ce4" office:value-type="string">
            <text:p>1906-06-15 12:00</text:p>
          </table:table-cell>
          <table:table-cell office:value-type="float" office:value="1.758">
            <text:p>1.758</text:p>
          </table:table-cell>
          <table:table-cell table:style-name="ce4" office:value-type="string">
            <text:p>1906-06-11 12:00</text:p>
          </table:table-cell>
          <table:table-cell office:value-type="float" office:value="-1.029">
            <text:p>-1.029</text:p>
          </table:table-cell>
          <table:table-cell table:style-name="ce4" office:value-type="string">
            <text:p>1907-06-06 12:00</text:p>
          </table:table-cell>
          <table:table-cell office:value-type="float" office:value="6.982">
            <text:p>6.982</text:p>
          </table:table-cell>
          <table:table-cell table:style-name="ce4" office:value-type="string">
            <text:p>1909-09-11 12:00</text:p>
          </table:table-cell>
          <table:table-cell office:value-type="float" office:value="-0.068">
            <text:p>-0.068</text:p>
          </table:table-cell>
          <table:table-cell table:style-name="ce4" office:value-type="string">
            <text:p>1917-01-29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2-03-21 12:00</text:p>
          </table:table-cell>
          <table:table-cell office:value-type="float" office:value="0.291">
            <text:p>0.291</text:p>
          </table:table-cell>
          <table:table-cell table:style-name="ce4" office:value-type="string">
            <text:p>1906-06-23 12:00</text:p>
          </table:table-cell>
          <table:table-cell office:value-type="float" office:value="19.97">
            <text:p>19.97</text:p>
          </table:table-cell>
          <table:table-cell table:style-name="ce4" office:value-type="string">
            <text:p>1906-06-18 12:00</text:p>
          </table:table-cell>
          <table:table-cell office:value-type="float" office:value="-5.072">
            <text:p>-5.072</text:p>
          </table:table-cell>
          <table:table-cell table:style-name="ce4" office:value-type="string">
            <text:p>1907-06-29 12:00</text:p>
          </table:table-cell>
          <table:table-cell office:value-type="float" office:value="-0.141">
            <text:p>-0.141</text:p>
          </table:table-cell>
          <table:table-cell table:style-name="ce4" office:value-type="string">
            <text:p>1909-11-07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17-06-23 12:00</text:p>
          </table:table-cell>
          <table:table-cell office:value-type="float" office:value="0.006">
            <text:p>0.00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2-06-22 12:00</text:p>
          </table:table-cell>
          <table:table-cell office:value-type="float" office:value="23.45">
            <text:p>23.45</text:p>
          </table:table-cell>
          <table:table-cell table:style-name="ce4" office:value-type="string">
            <text:p>1906-06-30 12:00</text:p>
          </table:table-cell>
          <table:table-cell office:value-type="float" office:value="-4.192">
            <text:p>-4.192</text:p>
          </table:table-cell>
          <table:table-cell table:style-name="ce4" office:value-type="string">
            <text:p>1906-06-25 12:00</text:p>
          </table:table-cell>
          <table:table-cell office:value-type="float" office:value="0.323">
            <text:p>0.323</text:p>
          </table:table-cell>
          <table:table-cell table:style-name="ce4" office:value-type="string">
            <text:p>1907-07-30 12:00</text:p>
          </table:table-cell>
          <table:table-cell office:value-type="float" office:value="-6.995">
            <text:p>-6.995</text:p>
          </table:table-cell>
          <table:table-cell table:style-name="ce4" office:value-type="string">
            <text:p>1910-01-02 12:00</text:p>
          </table:table-cell>
          <table:table-cell office:value-type="float" office:value="0.055">
            <text:p>0.055</text:p>
          </table:table-cell>
          <table:table-cell table:style-name="ce4" office:value-type="string">
            <text:p>1917-12-28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2-09-23 12:00</text:p>
          </table:table-cell>
          <table:table-cell office:value-type="float" office:value="-0.114">
            <text:p>-0.114</text:p>
          </table:table-cell>
          <table:table-cell table:style-name="ce4" office:value-type="string">
            <text:p>1906-07-06 12:00</text:p>
          </table:table-cell>
          <table:table-cell office:value-type="float" office:value="-19.977">
            <text:p>-19.977</text:p>
          </table:table-cell>
          <table:table-cell table:style-name="ce4" office:value-type="string">
            <text:p>1906-07-02 12:00</text:p>
          </table:table-cell>
          <table:table-cell office:value-type="float" office:value="5.131">
            <text:p>5.131</text:p>
          </table:table-cell>
          <table:table-cell table:style-name="ce4" office:value-type="string">
            <text:p>1907-08-18 12:00</text:p>
          </table:table-cell>
          <table:table-cell office:value-type="float" office:value="0.584">
            <text:p>0.584</text:p>
          </table:table-cell>
          <table:table-cell table:style-name="ce4" office:value-type="string">
            <text:p>1910-02-27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18-07-11 12:00</text:p>
          </table:table-cell>
          <table:table-cell office:value-type="float" office:value="-0.01">
            <text:p>-0.0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2-12-22 12:00</text:p>
          </table:table-cell>
          <table:table-cell office:value-type="float" office:value="-23.452">
            <text:p>-23.452</text:p>
          </table:table-cell>
          <table:table-cell table:style-name="ce4" office:value-type="string">
            <text:p>1906-07-12 12:00</text:p>
          </table:table-cell>
          <table:table-cell office:value-type="float" office:value="0.317">
            <text:p>0.317</text:p>
          </table:table-cell>
          <table:table-cell table:style-name="ce4" office:value-type="string">
            <text:p>1906-07-08 12:00</text:p>
          </table:table-cell>
          <table:table-cell office:value-type="float" office:value="-0.677">
            <text:p>-0.677</text:p>
          </table:table-cell>
          <table:table-cell table:style-name="ce4" office:value-type="string">
            <text:p>1907-09-02 12:00</text:p>
          </table:table-cell>
          <table:table-cell office:value-type="float" office:value="6.98">
            <text:p>6.98</text:p>
          </table:table-cell>
          <table:table-cell table:style-name="ce4" office:value-type="string">
            <text:p>1910-04-23 12:00</text:p>
          </table:table-cell>
          <table:table-cell office:value-type="float" office:value="-0.002">
            <text:p>-0.002</text:p>
          </table:table-cell>
          <table:table-cell table:style-name="ce4" office:value-type="string">
            <text:p>1918-12-16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3-03-21 12:00</text:p>
          </table:table-cell>
          <table:table-cell office:value-type="float" office:value="0.195">
            <text:p>0.195</text:p>
          </table:table-cell>
          <table:table-cell table:style-name="ce4" office:value-type="string">
            <text:p>1906-07-20 12:00</text:p>
          </table:table-cell>
          <table:table-cell office:value-type="float" office:value="20.16">
            <text:p>20.16</text:p>
          </table:table-cell>
          <table:table-cell table:style-name="ce4" office:value-type="string">
            <text:p>1906-07-16 12:00</text:p>
          </table:table-cell>
          <table:table-cell office:value-type="float" office:value="-5.008">
            <text:p>-5.008</text:p>
          </table:table-cell>
          <table:table-cell table:style-name="ce4" office:value-type="string">
            <text:p>1907-09-25 12:00</text:p>
          </table:table-cell>
          <table:table-cell office:value-type="float" office:value="-0.152">
            <text:p>-0.152</text:p>
          </table:table-cell>
          <table:table-cell table:style-name="ce4" office:value-type="string">
            <text:p>1910-06-20 12:00</text:p>
          </table:table-cell>
          <table:table-cell office:value-type="float" office:value="-3.392">
            <text:p>-3.392</text:p>
          </table:table-cell>
          <table:table-cell table:style-name="ce4" office:value-type="string">
            <text:p>1919-05-11 12:00</text:p>
          </table:table-cell>
          <table:table-cell office:value-type="float" office:value="0.007">
            <text:p>0.007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3-06-22 12:00</text:p>
          </table:table-cell>
          <table:table-cell office:value-type="float" office:value="23.451">
            <text:p>23.451</text:p>
          </table:table-cell>
          <table:table-cell table:style-name="ce4" office:value-type="string">
            <text:p>1906-07-27 12:00</text:p>
          </table:table-cell>
          <table:table-cell office:value-type="float" office:value="-2.96">
            <text:p>-2.96</text:p>
          </table:table-cell>
          <table:table-cell table:style-name="ce4" office:value-type="string">
            <text:p>1906-07-22 12:00</text:p>
          </table:table-cell>
          <table:table-cell office:value-type="float" office:value="0.08">
            <text:p>0.08</text:p>
          </table:table-cell>
          <table:table-cell table:style-name="ce4" office:value-type="string">
            <text:p>1907-10-26 12:00</text:p>
          </table:table-cell>
          <table:table-cell office:value-type="float" office:value="-6.994">
            <text:p>-6.994</text:p>
          </table:table-cell>
          <table:table-cell table:style-name="ce4" office:value-type="string">
            <text:p>1910-08-15 12:00</text:p>
          </table:table-cell>
          <table:table-cell office:value-type="float" office:value="0.084">
            <text:p>0.084</text:p>
          </table:table-cell>
          <table:table-cell table:style-name="ce4" office:value-type="string">
            <text:p>1919-11-14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3-09-23 12:00</text:p>
          </table:table-cell>
          <table:table-cell office:value-type="float" office:value="-0.02">
            <text:p>-0.02</text:p>
          </table:table-cell>
          <table:table-cell table:style-name="ce4" office:value-type="string">
            <text:p>1906-08-03 12:00</text:p>
          </table:table-cell>
          <table:table-cell office:value-type="float" office:value="-19.175">
            <text:p>-19.175</text:p>
          </table:table-cell>
          <table:table-cell table:style-name="ce4" office:value-type="string">
            <text:p>1906-07-30 12:00</text:p>
          </table:table-cell>
          <table:table-cell office:value-type="float" office:value="4.968">
            <text:p>4.968</text:p>
          </table:table-cell>
          <table:table-cell table:style-name="ce4" office:value-type="string">
            <text:p>1907-11-14 12:00</text:p>
          </table:table-cell>
          <table:table-cell office:value-type="float" office:value="0.607">
            <text:p>0.607</text:p>
          </table:table-cell>
          <table:table-cell table:style-name="ce4" office:value-type="string">
            <text:p>1910-10-09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20-05-28 12:00</text:p>
          </table:table-cell>
          <table:table-cell office:value-type="float" office:value="-0.01">
            <text:p>-0.0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3-12-23 12:00</text:p>
          </table:table-cell>
          <table:table-cell office:value-type="float" office:value="-23.447">
            <text:p>-23.447</text:p>
          </table:table-cell>
          <table:table-cell table:style-name="ce4" office:value-type="string">
            <text:p>1906-08-09 12:00</text:p>
          </table:table-cell>
          <table:table-cell office:value-type="float" office:value="3.042">
            <text:p>3.042</text:p>
          </table:table-cell>
          <table:table-cell table:style-name="ce4" office:value-type="string">
            <text:p>1906-08-04 12:00</text:p>
          </table:table-cell>
          <table:table-cell office:value-type="float" office:value="-0.169">
            <text:p>-0.169</text:p>
          </table:table-cell>
          <table:table-cell table:style-name="ce4" office:value-type="string">
            <text:p>1907-11-29 12:00</text:p>
          </table:table-cell>
          <table:table-cell office:value-type="float" office:value="6.979">
            <text:p>6.979</text:p>
          </table:table-cell>
          <table:table-cell table:style-name="ce4" office:value-type="string">
            <text:p>1910-12-04 12:00</text:p>
          </table:table-cell>
          <table:table-cell office:value-type="float" office:value="-0.03">
            <text:p>-0.03</text:p>
          </table:table-cell>
          <table:table-cell table:style-name="ce4" office:value-type="string">
            <text:p>1920-11-02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4-03-21 12:00</text:p>
          </table:table-cell>
          <table:table-cell office:value-type="float" office:value="0.098">
            <text:p>0.098</text:p>
          </table:table-cell>
          <table:table-cell table:style-name="ce4" office:value-type="string">
            <text:p>1906-08-17 12:00</text:p>
          </table:table-cell>
          <table:table-cell office:value-type="float" office:value="19.556">
            <text:p>19.556</text:p>
          </table:table-cell>
          <table:table-cell table:style-name="ce4" office:value-type="string">
            <text:p>1906-08-12 12:00</text:p>
          </table:table-cell>
          <table:table-cell office:value-type="float" office:value="-5.129">
            <text:p>-5.129</text:p>
          </table:table-cell>
          <table:table-cell table:style-name="ce4" office:value-type="string">
            <text:p>1907-12-22 12:00</text:p>
          </table:table-cell>
          <table:table-cell office:value-type="float" office:value="-0.163">
            <text:p>-0.163</text:p>
          </table:table-cell>
          <table:table-cell table:style-name="ce4" office:value-type="string">
            <text:p>1911-01-30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21-03-28 12:00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4-06-22 12:00</text:p>
          </table:table-cell>
          <table:table-cell office:value-type="float" office:value="23.452">
            <text:p>23.452</text:p>
          </table:table-cell>
          <table:table-cell table:style-name="ce4" office:value-type="string">
            <text:p>1906-08-23 12:00</text:p>
          </table:table-cell>
          <table:table-cell office:value-type="float" office:value="-1.867">
            <text:p>-1.867</text:p>
          </table:table-cell>
          <table:table-cell table:style-name="ce4" office:value-type="string">
            <text:p>1906-08-19 12:00</text:p>
          </table:table-cell>
          <table:table-cell office:value-type="float" office:value="0.892">
            <text:p>0.892</text:p>
          </table:table-cell>
          <table:table-cell table:style-name="ce4" office:value-type="string">
            <text:p>1908-01-22 12:00</text:p>
          </table:table-cell>
          <table:table-cell office:value-type="float" office:value="-6.993">
            <text:p>-6.993</text:p>
          </table:table-cell>
          <table:table-cell table:style-name="ce4" office:value-type="string">
            <text:p>1911-03-27 12:00</text:p>
          </table:table-cell>
          <table:table-cell office:value-type="float" office:value="0.017">
            <text:p>0.017</text:p>
          </table:table-cell>
          <table:table-cell table:style-name="ce4" office:value-type="string">
            <text:p>1921-10-02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4-09-24 12:00</text:p>
          </table:table-cell>
          <table:table-cell office:value-type="float" office:value="-0.318">
            <text:p>-0.318</text:p>
          </table:table-cell>
          <table:table-cell table:style-name="ce4" office:value-type="string">
            <text:p>1906-08-30 12:00</text:p>
          </table:table-cell>
          <table:table-cell office:value-type="float" office:value="-19.678">
            <text:p>-19.678</text:p>
          </table:table-cell>
          <table:table-cell table:style-name="ce4" office:value-type="string">
            <text:p>1906-08-26 12:00</text:p>
          </table:table-cell>
          <table:table-cell office:value-type="float" office:value="5.029">
            <text:p>5.029</text:p>
          </table:table-cell>
          <table:table-cell table:style-name="ce4" office:value-type="string">
            <text:p>1908-02-10 12:00</text:p>
          </table:table-cell>
          <table:table-cell office:value-type="float" office:value="0.63">
            <text:p>0.63</text:p>
          </table:table-cell>
          <table:table-cell table:style-name="ce4" office:value-type="string">
            <text:p>1911-05-22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22-04-15 12:00</text:p>
          </table:table-cell>
          <table:table-cell office:value-type="float" office:value="-0.011">
            <text:p>-0.01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4-12-23 12:00</text:p>
          </table:table-cell>
          <table:table-cell office:value-type="float" office:value="-23.448">
            <text:p>-23.448</text:p>
          </table:table-cell>
          <table:table-cell table:style-name="ce4" office:value-type="string">
            <text:p>1906-09-05 12:00</text:p>
          </table:table-cell>
          <table:table-cell office:value-type="float" office:value="1.549">
            <text:p>1.549</text:p>
          </table:table-cell>
          <table:table-cell table:style-name="ce4" office:value-type="string">
            <text:p>1906-09-01 12:00</text:p>
          </table:table-cell>
          <table:table-cell office:value-type="float" office:value="-0.978">
            <text:p>-0.978</text:p>
          </table:table-cell>
          <table:table-cell table:style-name="ce4" office:value-type="string">
            <text:p>1908-02-25 12:00</text:p>
          </table:table-cell>
          <table:table-cell office:value-type="float" office:value="6.977">
            <text:p>6.977</text:p>
          </table:table-cell>
          <table:table-cell table:style-name="ce4" office:value-type="string">
            <text:p>1911-07-17 12:00</text:p>
          </table:table-cell>
          <table:table-cell office:value-type="float" office:value="-0.058">
            <text:p>-0.058</text:p>
          </table:table-cell>
          <table:table-cell table:style-name="ce4" office:value-type="string">
            <text:p>1922-09-20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5-03-21 12:00</text:p>
          </table:table-cell>
          <table:table-cell office:value-type="float" office:value="0.005">
            <text:p>0.005</text:p>
          </table:table-cell>
          <table:table-cell table:style-name="ce4" office:value-type="string">
            <text:p>1906-09-13 12:00</text:p>
          </table:table-cell>
          <table:table-cell office:value-type="float" office:value="20.009">
            <text:p>20.009</text:p>
          </table:table-cell>
          <table:table-cell table:style-name="ce4" office:value-type="string">
            <text:p>1906-09-08 12:00</text:p>
          </table:table-cell>
          <table:table-cell office:value-type="float" office:value="-5.111">
            <text:p>-5.111</text:p>
          </table:table-cell>
          <table:table-cell table:style-name="ce4" office:value-type="string">
            <text:p>1908-03-19 12:00</text:p>
          </table:table-cell>
          <table:table-cell office:value-type="float" office:value="-0.174">
            <text:p>-0.174</text:p>
          </table:table-cell>
          <table:table-cell table:style-name="ce4" office:value-type="string">
            <text:p>1911-09-12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23-02-13 12:00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5-06-23 12:00</text:p>
          </table:table-cell>
          <table:table-cell office:value-type="float" office:value="23.447">
            <text:p>23.447</text:p>
          </table:table-cell>
          <table:table-cell table:style-name="ce4" office:value-type="string">
            <text:p>1906-09-19 12:00</text:p>
          </table:table-cell>
          <table:table-cell office:value-type="float" office:value="-0.416">
            <text:p>-0.416</text:p>
          </table:table-cell>
          <table:table-cell table:style-name="ce4" office:value-type="string">
            <text:p>1906-09-15 12:00</text:p>
          </table:table-cell>
          <table:table-cell office:value-type="float" office:value="0.494">
            <text:p>0.494</text:p>
          </table:table-cell>
          <table:table-cell table:style-name="ce4" office:value-type="string">
            <text:p>1908-04-19 12:00</text:p>
          </table:table-cell>
          <table:table-cell office:value-type="float" office:value="-6.993">
            <text:p>-6.993</text:p>
          </table:table-cell>
          <table:table-cell table:style-name="ce4" office:value-type="string">
            <text:p>1911-11-07 12:00</text:p>
          </table:table-cell>
          <table:table-cell office:value-type="float" office:value="0.046">
            <text:p>0.046</text:p>
          </table:table-cell>
          <table:table-cell table:style-name="ce4" office:value-type="string">
            <text:p>1923-08-20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5-09-24 12:00</text:p>
          </table:table-cell>
          <table:table-cell office:value-type="float" office:value="-0.223">
            <text:p>-0.223</text:p>
          </table:table-cell>
          <table:table-cell table:style-name="ce4" office:value-type="string">
            <text:p>1906-09-26 12:00</text:p>
          </table:table-cell>
          <table:table-cell office:value-type="float" office:value="-20.082">
            <text:p>-20.082</text:p>
          </table:table-cell>
          <table:table-cell table:style-name="ce4" office:value-type="string">
            <text:p>1906-09-22 12:00</text:p>
          </table:table-cell>
          <table:table-cell office:value-type="float" office:value="4.97">
            <text:p>4.97</text:p>
          </table:table-cell>
          <table:table-cell table:style-name="ce4" office:value-type="string">
            <text:p>1908-05-08 12:00</text:p>
          </table:table-cell>
          <table:table-cell office:value-type="float" office:value="0.654">
            <text:p>0.654</text:p>
          </table:table-cell>
          <table:table-cell table:style-name="ce4" office:value-type="string">
            <text:p>1912-01-02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24-03-02 12:00</text:p>
          </table:table-cell>
          <table:table-cell office:value-type="float" office:value="-0.012">
            <text:p>-0.01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5-12-23 12:00</text:p>
          </table:table-cell>
          <table:table-cell office:value-type="float" office:value="-23.449">
            <text:p>-23.449</text:p>
          </table:table-cell>
          <table:table-cell table:style-name="ce4" office:value-type="string">
            <text:p>1906-10-02 12:00</text:p>
          </table:table-cell>
          <table:table-cell office:value-type="float" office:value="0.144">
            <text:p>0.144</text:p>
          </table:table-cell>
          <table:table-cell table:style-name="ce4" office:value-type="string">
            <text:p>1906-09-28 12:00</text:p>
          </table:table-cell>
          <table:table-cell office:value-type="float" office:value="-0.722">
            <text:p>-0.722</text:p>
          </table:table-cell>
          <table:table-cell table:style-name="ce4" office:value-type="string">
            <text:p>1908-05-23 12:00</text:p>
          </table:table-cell>
          <table:table-cell office:value-type="float" office:value="6.975">
            <text:p>6.975</text:p>
          </table:table-cell>
          <table:table-cell table:style-name="ce4" office:value-type="string">
            <text:p>1912-02-27 12:00</text:p>
          </table:table-cell>
          <table:table-cell office:value-type="float" office:value="-0.087">
            <text:p>-0.087</text:p>
          </table:table-cell>
          <table:table-cell table:style-name="ce4" office:value-type="string">
            <text:p>1924-08-07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6-03-21 12:00</text:p>
          </table:table-cell>
          <table:table-cell office:value-type="float" office:value="0.302">
            <text:p>0.302</text:p>
          </table:table-cell>
          <table:table-cell table:style-name="ce4" office:value-type="string">
            <text:p>1906-10-10 12:00</text:p>
          </table:table-cell>
          <table:table-cell office:value-type="float" office:value="20.459">
            <text:p>20.459</text:p>
          </table:table-cell>
          <table:table-cell table:style-name="ce4" office:value-type="string">
            <text:p>1906-10-05 12:00</text:p>
          </table:table-cell>
          <table:table-cell office:value-type="float" office:value="-5.008">
            <text:p>-5.008</text:p>
          </table:table-cell>
          <table:table-cell table:style-name="ce4" office:value-type="string">
            <text:p>1908-06-15 12:00</text:p>
          </table:table-cell>
          <table:table-cell office:value-type="float" office:value="-0.185">
            <text:p>-0.185</text:p>
          </table:table-cell>
          <table:table-cell table:style-name="ce4" office:value-type="string">
            <text:p>1912-04-24 12:00</text:p>
          </table:table-cell>
          <table:table-cell office:value-type="float" office:value="-3.392">
            <text:p>-3.392</text:p>
          </table:table-cell>
          <table:table-cell table:style-name="ce4" office:value-type="string">
            <text:p>1924-12-31 12:00</text:p>
          </table:table-cell>
          <table:table-cell office:value-type="float" office:value="0.009">
            <text:p>0.00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6-06-22 12:00</text:p>
          </table:table-cell>
          <table:table-cell office:value-type="float" office:value="23.448">
            <text:p>23.448</text:p>
          </table:table-cell>
          <table:table-cell table:style-name="ce4" office:value-type="string">
            <text:p>1906-10-17 12:00</text:p>
          </table:table-cell>
          <table:table-cell office:value-type="float" office:value="-3.466">
            <text:p>-3.466</text:p>
          </table:table-cell>
          <table:table-cell table:style-name="ce4" office:value-type="string">
            <text:p>1906-10-12 12:00</text:p>
          </table:table-cell>
          <table:table-cell office:value-type="float" office:value="0.224">
            <text:p>0.224</text:p>
          </table:table-cell>
          <table:table-cell table:style-name="ce4" office:value-type="string">
            <text:p>1908-07-16 12:00</text:p>
          </table:table-cell>
          <table:table-cell office:value-type="float" office:value="-6.992">
            <text:p>-6.992</text:p>
          </table:table-cell>
          <table:table-cell table:style-name="ce4" office:value-type="string">
            <text:p>1912-06-19 12:00</text:p>
          </table:table-cell>
          <table:table-cell office:value-type="float" office:value="0.075">
            <text:p>0.075</text:p>
          </table:table-cell>
          <table:table-cell table:style-name="ce4" office:value-type="string">
            <text:p>1925-07-06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6-09-23 12:00</text:p>
          </table:table-cell>
          <table:table-cell office:value-type="float" office:value="-0.128">
            <text:p>-0.128</text:p>
          </table:table-cell>
          <table:table-cell table:style-name="ce4" office:value-type="string">
            <text:p>1906-10-23 12:00</text:p>
          </table:table-cell>
          <table:table-cell office:value-type="float" office:value="-20.518">
            <text:p>-20.518</text:p>
          </table:table-cell>
          <table:table-cell table:style-name="ce4" office:value-type="string">
            <text:p>1906-10-19 12:00</text:p>
          </table:table-cell>
          <table:table-cell office:value-type="float" office:value="4.916">
            <text:p>4.916</text:p>
          </table:table-cell>
          <table:table-cell table:style-name="ce4" office:value-type="string">
            <text:p>1908-08-04 12:00</text:p>
          </table:table-cell>
          <table:table-cell office:value-type="float" office:value="0.676">
            <text:p>0.676</text:p>
          </table:table-cell>
          <table:table-cell table:style-name="ce4" office:value-type="string">
            <text:p>1912-08-14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26-01-18 12:00</text:p>
          </table:table-cell>
          <table:table-cell office:value-type="float" office:value="-0.012">
            <text:p>-0.01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6-12-22 12:00</text:p>
          </table:table-cell>
          <table:table-cell office:value-type="float" office:value="-23.45">
            <text:p>-23.45</text:p>
          </table:table-cell>
          <table:table-cell table:style-name="ce4" office:value-type="string">
            <text:p>1906-10-30 12:00</text:p>
          </table:table-cell>
          <table:table-cell office:value-type="float" office:value="3.267">
            <text:p>3.267</text:p>
          </table:table-cell>
          <table:table-cell table:style-name="ce4" office:value-type="string">
            <text:p>1906-10-25 12:00</text:p>
          </table:table-cell>
          <table:table-cell office:value-type="float" office:value="-0.669">
            <text:p>-0.669</text:p>
          </table:table-cell>
          <table:table-cell table:style-name="ce4" office:value-type="string">
            <text:p>1908-08-19 12:00</text:p>
          </table:table-cell>
          <table:table-cell office:value-type="float" office:value="6.973">
            <text:p>6.973</text:p>
          </table:table-cell>
          <table:table-cell table:style-name="ce4" office:value-type="string">
            <text:p>1912-10-08 12:00</text:p>
          </table:table-cell>
          <table:table-cell office:value-type="float" office:value="-0.021">
            <text:p>-0.021</text:p>
          </table:table-cell>
          <table:table-cell table:style-name="ce4" office:value-type="string">
            <text:p>1926-06-25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7-03-21 12:00</text:p>
          </table:table-cell>
          <table:table-cell office:value-type="float" office:value="0.206">
            <text:p>0.206</text:p>
          </table:table-cell>
          <table:table-cell table:style-name="ce4" office:value-type="string">
            <text:p>1906-11-07 12:00</text:p>
          </table:table-cell>
          <table:table-cell office:value-type="float" office:value="20.145">
            <text:p>20.145</text:p>
          </table:table-cell>
          <table:table-cell table:style-name="ce4" office:value-type="string">
            <text:p>1906-11-01 12:00</text:p>
          </table:table-cell>
          <table:table-cell office:value-type="float" office:value="-4.953">
            <text:p>-4.953</text:p>
          </table:table-cell>
          <table:table-cell table:style-name="ce4" office:value-type="string">
            <text:p>1908-09-11 12:00</text:p>
          </table:table-cell>
          <table:table-cell office:value-type="float" office:value="-0.196">
            <text:p>-0.196</text:p>
          </table:table-cell>
          <table:table-cell table:style-name="ce4" office:value-type="string">
            <text:p>1912-12-05 12:00</text:p>
          </table:table-cell>
          <table:table-cell office:value-type="float" office:value="-3.391">
            <text:p>-3.391</text:p>
          </table:table-cell>
          <table:table-cell table:style-name="ce4" office:value-type="string">
            <text:p>1926-11-18 12: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7-06-22 12:00</text:p>
          </table:table-cell>
          <table:table-cell office:value-type="float" office:value="23.449">
            <text:p>23.449</text:p>
          </table:table-cell>
          <table:table-cell table:style-name="ce4" office:value-type="string">
            <text:p>1906-11-13 12:00</text:p>
          </table:table-cell>
          <table:table-cell office:value-type="float" office:value="-1.068">
            <text:p>-1.068</text:p>
          </table:table-cell>
          <table:table-cell table:style-name="ce4" office:value-type="string">
            <text:p>1906-11-08 12:00</text:p>
          </table:table-cell>
          <table:table-cell office:value-type="float" office:value="0.121">
            <text:p>0.121</text:p>
          </table:table-cell>
          <table:table-cell table:style-name="ce4" office:value-type="string">
            <text:p>1908-10-12 12:00</text:p>
          </table:table-cell>
          <table:table-cell office:value-type="float" office:value="-6.991">
            <text:p>-6.991</text:p>
          </table:table-cell>
          <table:table-cell table:style-name="ce4" office:value-type="string">
            <text:p>1913-01-29 12:00</text:p>
          </table:table-cell>
          <table:table-cell office:value-type="float" office:value="0.008">
            <text:p>0.008</text:p>
          </table:table-cell>
          <table:table-cell table:style-name="ce4" office:value-type="string">
            <text:p>1927-05-25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7-09-23 12:00</text:p>
          </table:table-cell>
          <table:table-cell office:value-type="float" office:value="-0.035">
            <text:p>-0.035</text:p>
          </table:table-cell>
          <table:table-cell table:style-name="ce4" office:value-type="string">
            <text:p>1906-11-20 12:00</text:p>
          </table:table-cell>
          <table:table-cell office:value-type="float" office:value="-19.969">
            <text:p>-19.969</text:p>
          </table:table-cell>
          <table:table-cell table:style-name="ce4" office:value-type="string">
            <text:p>1906-11-15 12:00</text:p>
          </table:table-cell>
          <table:table-cell office:value-type="float" office:value="4.981">
            <text:p>4.981</text:p>
          </table:table-cell>
          <table:table-cell table:style-name="ce4" office:value-type="string">
            <text:p>1908-10-31 12:00</text:p>
          </table:table-cell>
          <table:table-cell office:value-type="float" office:value="0.699">
            <text:p>0.699</text:p>
          </table:table-cell>
          <table:table-cell table:style-name="ce4" office:value-type="string">
            <text:p>1913-03-26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27-12-06 12:00</text:p>
          </table:table-cell>
          <table:table-cell office:value-type="float" office:value="-0.014">
            <text:p>-0.01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7-12-23 12:00</text:p>
          </table:table-cell>
          <table:table-cell office:value-type="float" office:value="-23.443">
            <text:p>-23.443</text:p>
          </table:table-cell>
          <table:table-cell table:style-name="ce4" office:value-type="string">
            <text:p>1906-11-26 12:00</text:p>
          </table:table-cell>
          <table:table-cell office:value-type="float" office:value="2.086">
            <text:p>2.086</text:p>
          </table:table-cell>
          <table:table-cell table:style-name="ce4" office:value-type="string">
            <text:p>1906-11-21 12:00</text:p>
          </table:table-cell>
          <table:table-cell office:value-type="float" office:value="-0.626">
            <text:p>-0.626</text:p>
          </table:table-cell>
          <table:table-cell table:style-name="ce4" office:value-type="string">
            <text:p>1908-11-15 12:00</text:p>
          </table:table-cell>
          <table:table-cell office:value-type="float" office:value="6.972">
            <text:p>6.972</text:p>
          </table:table-cell>
          <table:table-cell table:style-name="ce4" office:value-type="string">
            <text:p>1913-05-21 12:00</text:p>
          </table:table-cell>
          <table:table-cell office:value-type="float" office:value="-0.05">
            <text:p>-0.05</text:p>
          </table:table-cell>
          <table:table-cell table:style-name="ce4" office:value-type="string">
            <text:p>1928-05-12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8-03-21 12:00</text:p>
          </table:table-cell>
          <table:table-cell office:value-type="float" office:value="0.11">
            <text:p>0.11</text:p>
          </table:table-cell>
          <table:table-cell table:style-name="ce4" office:value-type="string">
            <text:p>1906-12-04 12:00</text:p>
          </table:table-cell>
          <table:table-cell office:value-type="float" office:value="20.62">
            <text:p>20.62</text:p>
          </table:table-cell>
          <table:table-cell table:style-name="ce4" office:value-type="string">
            <text:p>1906-11-28 12:00</text:p>
          </table:table-cell>
          <table:table-cell office:value-type="float" office:value="-5.031">
            <text:p>-5.031</text:p>
          </table:table-cell>
          <table:table-cell table:style-name="ce4" office:value-type="string">
            <text:p>1908-12-08 12:00</text:p>
          </table:table-cell>
          <table:table-cell office:value-type="float" office:value="-0.207">
            <text:p>-0.207</text:p>
          </table:table-cell>
          <table:table-cell table:style-name="ce4" office:value-type="string">
            <text:p>1913-07-17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28-10-05 12: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8-06-23 12:00</text:p>
          </table:table-cell>
          <table:table-cell office:value-type="float" office:value="23.442">
            <text:p>23.442</text:p>
          </table:table-cell>
          <table:table-cell table:style-name="ce4" office:value-type="string">
            <text:p>1906-12-11 12:00</text:p>
          </table:table-cell>
          <table:table-cell office:value-type="float" office:value="-3.851">
            <text:p>-3.851</text:p>
          </table:table-cell>
          <table:table-cell table:style-name="ce4" office:value-type="string">
            <text:p>1906-12-05 12:00</text:p>
          </table:table-cell>
          <table:table-cell office:value-type="float" office:value="0.061">
            <text:p>0.061</text:p>
          </table:table-cell>
          <table:table-cell table:style-name="ce4" office:value-type="string">
            <text:p>1909-01-08 12:00</text:p>
          </table:table-cell>
          <table:table-cell office:value-type="float" office:value="-6.99">
            <text:p>-6.99</text:p>
          </table:table-cell>
          <table:table-cell table:style-name="ce4" office:value-type="string">
            <text:p>1913-09-11 12:00</text:p>
          </table:table-cell>
          <table:table-cell office:value-type="float" office:value="0.036">
            <text:p>0.036</text:p>
          </table:table-cell>
          <table:table-cell table:style-name="ce4" office:value-type="string">
            <text:p>1929-04-11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8-09-24 12:00</text:p>
          </table:table-cell>
          <table:table-cell office:value-type="float" office:value="-0.331">
            <text:p>-0.331</text:p>
          </table:table-cell>
          <table:table-cell table:style-name="ce4" office:value-type="string">
            <text:p>1906-12-17 12:00</text:p>
          </table:table-cell>
          <table:table-cell office:value-type="float" office:value="-20.679">
            <text:p>-20.679</text:p>
          </table:table-cell>
          <table:table-cell table:style-name="ce4" office:value-type="string">
            <text:p>1906-12-13 12:00</text:p>
          </table:table-cell>
          <table:table-cell office:value-type="float" office:value="4.906">
            <text:p>4.906</text:p>
          </table:table-cell>
          <table:table-cell table:style-name="ce4" office:value-type="string">
            <text:p>1909-01-27 12:00</text:p>
          </table:table-cell>
          <table:table-cell office:value-type="float" office:value="0.722">
            <text:p>0.722</text:p>
          </table:table-cell>
          <table:table-cell table:style-name="ce4" office:value-type="string">
            <text:p>1913-11-06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29-10-23 12:00</text:p>
          </table:table-cell>
          <table:table-cell office:value-type="float" office:value="-0.014">
            <text:p>-0.01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8-12-23 12:00</text:p>
          </table:table-cell>
          <table:table-cell office:value-type="float" office:value="-23.445">
            <text:p>-23.445</text:p>
          </table:table-cell>
          <table:table-cell table:style-name="ce4" office:value-type="string">
            <text:p>1906-12-23 12:00</text:p>
          </table:table-cell>
          <table:table-cell office:value-type="float" office:value="0.799">
            <text:p>0.799</text:p>
          </table:table-cell>
          <table:table-cell table:style-name="ce4" office:value-type="string">
            <text:p>1906-12-18 12:00</text:p>
          </table:table-cell>
          <table:table-cell office:value-type="float" office:value="-0.337">
            <text:p>-0.337</text:p>
          </table:table-cell>
          <table:table-cell table:style-name="ce4" office:value-type="string">
            <text:p>1909-02-11 12:00</text:p>
          </table:table-cell>
          <table:table-cell office:value-type="float" office:value="6.97">
            <text:p>6.97</text:p>
          </table:table-cell>
          <table:table-cell table:style-name="ce4" office:value-type="string">
            <text:p>1914-01-01 12:00</text:p>
          </table:table-cell>
          <table:table-cell office:value-type="float" office:value="-0.078">
            <text:p>-0.078</text:p>
          </table:table-cell>
          <table:table-cell table:style-name="ce4" office:value-type="string">
            <text:p>1930-03-30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9-03-21 12:00</text:p>
          </table:table-cell>
          <table:table-cell office:value-type="float" office:value="0.013">
            <text:p>0.013</text:p>
          </table:table-cell>
          <table:table-cell table:style-name="ce4" office:value-type="string">
            <text:p>1906-12-31 12:00</text:p>
          </table:table-cell>
          <table:table-cell office:value-type="float" office:value="20.875">
            <text:p>20.875</text:p>
          </table:table-cell>
          <table:table-cell table:style-name="ce4" office:value-type="string">
            <text:p>1906-12-26 12:00</text:p>
          </table:table-cell>
          <table:table-cell office:value-type="float" office:value="-4.985">
            <text:p>-4.985</text:p>
          </table:table-cell>
          <table:table-cell table:style-name="ce4" office:value-type="string">
            <text:p>1909-03-06 12:00</text:p>
          </table:table-cell>
          <table:table-cell office:value-type="float" office:value="-0.218">
            <text:p>-0.218</text:p>
          </table:table-cell>
          <table:table-cell table:style-name="ce4" office:value-type="string">
            <text:p>1914-02-27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30-08-23 12:00</text:p>
          </table:table-cell>
          <table:table-cell office:value-type="float" office:value="0.011">
            <text:p>0.01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9-06-23 12:00</text:p>
          </table:table-cell>
          <table:table-cell office:value-type="float" office:value="23.443">
            <text:p>23.443</text:p>
          </table:table-cell>
          <table:table-cell table:style-name="ce4" office:value-type="string">
            <text:p>1907-01-07 12:00</text:p>
          </table:table-cell>
          <table:table-cell office:value-type="float" office:value="-2.133">
            <text:p>-2.133</text:p>
          </table:table-cell>
          <table:table-cell table:style-name="ce4" office:value-type="string">
            <text:p>1907-01-02 12:00</text:p>
          </table:table-cell>
          <table:table-cell office:value-type="float" office:value="1">
            <text:p>1</text:p>
          </table:table-cell>
          <table:table-cell table:style-name="ce4" office:value-type="string">
            <text:p>1909-04-06 12:00</text:p>
          </table:table-cell>
          <table:table-cell office:value-type="float" office:value="-6.989">
            <text:p>-6.989</text:p>
          </table:table-cell>
          <table:table-cell table:style-name="ce4" office:value-type="string">
            <text:p>1914-04-24 12:00</text:p>
          </table:table-cell>
          <table:table-cell office:value-type="float" office:value="0.065">
            <text:p>0.065</text:p>
          </table:table-cell>
          <table:table-cell table:style-name="ce4" office:value-type="string">
            <text:p>1931-02-26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9-09-24 12:00</text:p>
          </table:table-cell>
          <table:table-cell office:value-type="float" office:value="-0.236">
            <text:p>-0.236</text:p>
          </table:table-cell>
          <table:table-cell table:style-name="ce4" office:value-type="string">
            <text:p>1907-01-14 12:00</text:p>
          </table:table-cell>
          <table:table-cell office:value-type="float" office:value="-19.962">
            <text:p>-19.962</text:p>
          </table:table-cell>
          <table:table-cell table:style-name="ce4" office:value-type="string">
            <text:p>1907-01-09 12:00</text:p>
          </table:table-cell>
          <table:table-cell office:value-type="float" office:value="5.146">
            <text:p>5.146</text:p>
          </table:table-cell>
          <table:table-cell table:style-name="ce4" office:value-type="string">
            <text:p>1909-04-25 12:00</text:p>
          </table:table-cell>
          <table:table-cell office:value-type="float" office:value="0.746">
            <text:p>0.746</text:p>
          </table:table-cell>
          <table:table-cell table:style-name="ce4" office:value-type="string">
            <text:p>1914-06-19 12:00</text:p>
          </table:table-cell>
          <table:table-cell office:value-type="float" office:value="3.392">
            <text:p>3.392</text:p>
          </table:table-cell>
          <table:table-cell table:style-name="ce4" office:value-type="string">
            <text:p>1931-09-10 12:00</text:p>
          </table:table-cell>
          <table:table-cell office:value-type="float" office:value="-0.014">
            <text:p>-0.01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19-12-23 12:00</text:p>
          </table:table-cell>
          <table:table-cell office:value-type="float" office:value="-23.445">
            <text:p>-23.445</text:p>
          </table:table-cell>
          <table:table-cell table:style-name="ce4" office:value-type="string">
            <text:p>1907-01-20 12:00</text:p>
          </table:table-cell>
          <table:table-cell office:value-type="float" office:value="3.758">
            <text:p>3.758</text:p>
          </table:table-cell>
          <table:table-cell table:style-name="ce4" office:value-type="string">
            <text:p>1907-01-15 12:00</text:p>
          </table:table-cell>
          <table:table-cell office:value-type="float" office:value="-1.108">
            <text:p>-1.108</text:p>
          </table:table-cell>
          <table:table-cell table:style-name="ce4" office:value-type="string">
            <text:p>1909-05-10 12:00</text:p>
          </table:table-cell>
          <table:table-cell office:value-type="float" office:value="6.968">
            <text:p>6.968</text:p>
          </table:table-cell>
          <table:table-cell table:style-name="ce4" office:value-type="string">
            <text:p>1914-08-13 12:00</text:p>
          </table:table-cell>
          <table:table-cell office:value-type="float" office:value="-0.012">
            <text:p>-0.012</text:p>
          </table:table-cell>
          <table:table-cell table:style-name="ce4" office:value-type="string">
            <text:p>1932-02-15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0-03-21 12:00</text:p>
          </table:table-cell>
          <table:table-cell office:value-type="float" office:value="0.315">
            <text:p>0.315</text:p>
          </table:table-cell>
          <table:table-cell table:style-name="ce4" office:value-type="string">
            <text:p>1907-01-28 12:00</text:p>
          </table:table-cell>
          <table:table-cell office:value-type="float" office:value="20.164">
            <text:p>20.164</text:p>
          </table:table-cell>
          <table:table-cell table:style-name="ce4" office:value-type="string">
            <text:p>1907-01-22 12:00</text:p>
          </table:table-cell>
          <table:table-cell office:value-type="float" office:value="-5.139">
            <text:p>-5.139</text:p>
          </table:table-cell>
          <table:table-cell table:style-name="ce4" office:value-type="string">
            <text:p>1909-06-02 12:00</text:p>
          </table:table-cell>
          <table:table-cell office:value-type="float" office:value="-0.229">
            <text:p>-0.229</text:p>
          </table:table-cell>
          <table:table-cell table:style-name="ce4" office:value-type="string">
            <text:p>1914-10-10 12:00</text:p>
          </table:table-cell>
          <table:table-cell office:value-type="float" office:value="-3.392">
            <text:p>-3.392</text:p>
          </table:table-cell>
          <table:table-cell table:style-name="ce4" office:value-type="string">
            <text:p>1932-07-10 12:00</text:p>
          </table:table-cell>
          <table:table-cell office:value-type="float" office:value="0.013">
            <text:p>0.01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0-06-22 12:00</text:p>
          </table:table-cell>
          <table:table-cell office:value-type="float" office:value="23.444">
            <text:p>23.444</text:p>
          </table:table-cell>
          <table:table-cell table:style-name="ce4" office:value-type="string">
            <text:p>1907-02-03 12:00</text:p>
          </table:table-cell>
          <table:table-cell office:value-type="float" office:value="-1">
            <text:p>-1</text:p>
          </table:table-cell>
          <table:table-cell table:style-name="ce4" office:value-type="string">
            <text:p>1907-01-29 12:00</text:p>
          </table:table-cell>
          <table:table-cell office:value-type="float" office:value="0.709">
            <text:p>0.709</text:p>
          </table:table-cell>
          <table:table-cell table:style-name="ce4" office:value-type="string">
            <text:p>1909-07-03 12:00</text:p>
          </table:table-cell>
          <table:table-cell office:value-type="float" office:value="-6.988">
            <text:p>-6.988</text:p>
          </table:table-cell>
          <table:table-cell table:style-name="ce4" office:value-type="string">
            <text:p>1914-12-05 12:00</text:p>
          </table:table-cell>
          <table:table-cell office:value-type="float" office:value="0.094">
            <text:p>0.094</text:p>
          </table:table-cell>
          <table:table-cell table:style-name="ce4" office:value-type="string">
            <text:p>1933-01-13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0-09-23 12:00</text:p>
          </table:table-cell>
          <table:table-cell office:value-type="float" office:value="-0.141">
            <text:p>-0.141</text:p>
          </table:table-cell>
          <table:table-cell table:style-name="ce4" office:value-type="string">
            <text:p>1907-02-10 12:00</text:p>
          </table:table-cell>
          <table:table-cell office:value-type="float" office:value="-20.601">
            <text:p>-20.601</text:p>
          </table:table-cell>
          <table:table-cell table:style-name="ce4" office:value-type="string">
            <text:p>1907-02-05 12:00</text:p>
          </table:table-cell>
          <table:table-cell office:value-type="float" office:value="5.213">
            <text:p>5.213</text:p>
          </table:table-cell>
          <table:table-cell table:style-name="ce4" office:value-type="string">
            <text:p>1909-07-21 12:00</text:p>
          </table:table-cell>
          <table:table-cell office:value-type="float" office:value="0.022">
            <text:p>0.022</text:p>
          </table:table-cell>
          <table:table-cell table:style-name="ce4" office:value-type="string">
            <text:p>1915-01-30 12:00</text:p>
          </table:table-cell>
          <table:table-cell office:value-type="float" office:value="3.391">
            <text:p>3.391</text:p>
          </table:table-cell>
          <table:table-cell table:style-name="ce4" office:value-type="string">
            <text:p>1933-07-28 12:00</text:p>
          </table:table-cell>
          <table:table-cell office:value-type="float" office:value="-0.015">
            <text:p>-0.01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0-12-22 12:00</text:p>
          </table:table-cell>
          <table:table-cell office:value-type="float" office:value="-23.446">
            <text:p>-23.446</text:p>
          </table:table-cell>
          <table:table-cell table:style-name="ce4" office:value-type="string">
            <text:p>1907-02-16 12:00</text:p>
          </table:table-cell>
          <table:table-cell office:value-type="float" office:value="2.098">
            <text:p>2.098</text:p>
          </table:table-cell>
          <table:table-cell table:style-name="ce4" office:value-type="string">
            <text:p>1907-02-11 12:00</text:p>
          </table:table-cell>
          <table:table-cell office:value-type="float" office:value="-0.508">
            <text:p>-0.508</text:p>
          </table:table-cell>
          <table:table-cell table:style-name="ce4" office:value-type="string">
            <text:p>1909-08-06 12:00</text:p>
          </table:table-cell>
          <table:table-cell office:value-type="float" office:value="6.966">
            <text:p>6.966</text:p>
          </table:table-cell>
          <table:table-cell table:style-name="ce4" office:value-type="string">
            <text:p>1915-03-26 12:00</text:p>
          </table:table-cell>
          <table:table-cell office:value-type="float" office:value="-0.04">
            <text:p>-0.04</text:p>
          </table:table-cell>
          <table:table-cell table:style-name="ce4" office:value-type="string">
            <text:p>1934-01-02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1-03-21 12:00</text:p>
          </table:table-cell>
          <table:table-cell office:value-type="float" office:value="0.218">
            <text:p>0.218</text:p>
          </table:table-cell>
          <table:table-cell table:style-name="ce4" office:value-type="string">
            <text:p>1907-02-24 12:00</text:p>
          </table:table-cell>
          <table:table-cell office:value-type="float" office:value="20.572">
            <text:p>20.572</text:p>
          </table:table-cell>
          <table:table-cell table:style-name="ce4" office:value-type="string">
            <text:p>1907-02-18 12:00</text:p>
          </table:table-cell>
          <table:table-cell office:value-type="float" office:value="-5.155">
            <text:p>-5.155</text:p>
          </table:table-cell>
          <table:table-cell table:style-name="ce4" office:value-type="string">
            <text:p>1909-08-29 12:00</text:p>
          </table:table-cell>
          <table:table-cell office:value-type="float" office:value="-0.24">
            <text:p>-0.24</text:p>
          </table:table-cell>
          <table:table-cell table:style-name="ce4" office:value-type="string">
            <text:p>1915-05-22 12:00</text:p>
          </table:table-cell>
          <table:table-cell office:value-type="float" office:value="-3.393">
            <text:p>-3.393</text:p>
          </table:table-cell>
          <table:table-cell table:style-name="ce4" office:value-type="string">
            <text:p>1934-05-28 12:00</text:p>
          </table:table-cell>
          <table:table-cell office:value-type="float" office:value="0.013">
            <text:p>0.01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1-06-22 12:00</text:p>
          </table:table-cell>
          <table:table-cell office:value-type="float" office:value="23.445">
            <text:p>23.445</text:p>
          </table:table-cell>
          <table:table-cell table:style-name="ce4" office:value-type="string">
            <text:p>1907-03-03 12:00</text:p>
          </table:table-cell>
          <table:table-cell office:value-type="float" office:value="-4.762">
            <text:p>-4.762</text:p>
          </table:table-cell>
          <table:table-cell table:style-name="ce4" office:value-type="string">
            <text:p>1907-02-25 12:00</text:p>
          </table:table-cell>
          <table:table-cell office:value-type="float" office:value="0.368">
            <text:p>0.368</text:p>
          </table:table-cell>
          <table:table-cell table:style-name="ce4" office:value-type="string">
            <text:p>1909-09-29 12:00</text:p>
          </table:table-cell>
          <table:table-cell office:value-type="float" office:value="-6.987">
            <text:p>-6.987</text:p>
          </table:table-cell>
          <table:table-cell table:style-name="ce4" office:value-type="string">
            <text:p>1915-07-17 12:00</text:p>
          </table:table-cell>
          <table:table-cell office:value-type="float" office:value="0.027">
            <text:p>0.027</text:p>
          </table:table-cell>
          <table:table-cell table:style-name="ce4" office:value-type="string">
            <text:p>1934-12-02 12:00</text:p>
          </table:table-cell>
          <table:table-cell office:value-type="float" office:value="1.85">
            <text:p>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1-09-23 12:00</text:p>
          </table:table-cell>
          <table:table-cell office:value-type="float" office:value="-0.046">
            <text:p>-0.046</text:p>
          </table:table-cell>
          <table:table-cell table:style-name="ce4" office:value-type="string">
            <text:p>1907-03-09 12:00</text:p>
          </table:table-cell>
          <table:table-cell office:value-type="float" office:value="-20.992">
            <text:p>-20.992</text:p>
          </table:table-cell>
          <table:table-cell table:style-name="ce4" office:value-type="string">
            <text:p>1907-03-05 12:00</text:p>
          </table:table-cell>
          <table:table-cell office:value-type="float" office:value="4.831">
            <text:p>4.831</text:p>
          </table:table-cell>
          <table:table-cell table:style-name="ce4" office:value-type="string">
            <text:p>1909-10-17 12:00</text:p>
          </table:table-cell>
          <table:table-cell office:value-type="float" office:value="0.044">
            <text:p>0.044</text:p>
          </table:table-cell>
          <table:table-cell table:style-name="ce4" office:value-type="string">
            <text:p>1915-09-11 12:00</text:p>
          </table:table-cell>
          <table:table-cell office:value-type="float" office:value="3.393">
            <text:p>3.393</text:p>
          </table:table-cell>
          <table:table-cell table:style-name="ce4" office:value-type="string">
            <text:p>1935-06-14 12:00</text:p>
          </table:table-cell>
          <table:table-cell office:value-type="float" office:value="-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1-12-23 12:00</text:p>
          </table:table-cell>
          <table:table-cell office:value-type="float" office:value="-23.44">
            <text:p>-23.44</text:p>
          </table:table-cell>
          <table:table-cell table:style-name="ce4" office:value-type="string">
            <text:p>1907-03-15 12:00</text:p>
          </table:table-cell>
          <table:table-cell office:value-type="float" office:value="0.325">
            <text:p>0.325</text:p>
          </table:table-cell>
          <table:table-cell table:style-name="ce4" office:value-type="string">
            <text:p>1907-03-10 12:00</text:p>
          </table:table-cell>
          <table:table-cell office:value-type="float" office:value="-0.13">
            <text:p>-0.13</text:p>
          </table:table-cell>
          <table:table-cell table:style-name="ce4" office:value-type="string">
            <text:p>1909-11-02 12:00</text:p>
          </table:table-cell>
          <table:table-cell office:value-type="float" office:value="6.964">
            <text:p>6.964</text:p>
          </table:table-cell>
          <table:table-cell table:style-name="ce4" office:value-type="string">
            <text:p>1915-11-06 12:00</text:p>
          </table:table-cell>
          <table:table-cell office:value-type="float" office:value="-0.068">
            <text:p>-0.068</text:p>
          </table:table-cell>
          <table:table-cell table:style-name="ce4" office:value-type="string">
            <text:p>1935-11-20 12:00</text:p>
          </table:table-cell>
          <table:table-cell office:value-type="float" office:value="-1.85">
            <text:p>-1.8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1922-03-21 12:00</text:p>
          </table:table-cell>
          <table:table-cell office:value-type="float" office:value="0.121">
            <text:p>0.121</text:p>
          </table:table-cell>
          <table:table-cell table:style-name="ce4" office:value-type="string">
            <text:p>1907-03-23 12:00</text:p>
          </table:table-cell>
          <table:table-cell office:value-type="float" office:value="21.035">
            <text:p>21.035</text:p>
          </table:table-cell>
          <table:table-cell table:style-name="ce4" office:value-type="string">
            <text:p>1907-03-17 12:00</text:p>
          </table:table-cell>
          <table:table-cell office:value-type="float" office:value="-5.06">
            <text:p>-5.06</text:p>
          </table:table-cell>
          <table:table-cell table:style-name="ce4" office:value-type="string">
            <text:p>1909-11-25 12:00</text:p>
          </table:table-cell>
          <table:table-cell office:value-type="float" office:value="-0.251">
            <text:p>-0.251</text:p>
          </table:table-cell>
          <table:table-cell table:style-name="ce4" office:value-type="string">
            <text:p>1916-01-02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2-06-22 12:00</text:p>
          </table:table-cell>
          <table:table-cell office:value-type="float" office:value="23.446">
            <text:p>23.446</text:p>
          </table:table-cell>
          <table:table-cell table:style-name="ce4" office:value-type="string">
            <text:p>1907-03-30 12:00</text:p>
          </table:table-cell>
          <table:table-cell office:value-type="float" office:value="-3.326">
            <text:p>-3.326</text:p>
          </table:table-cell>
          <table:table-cell table:style-name="ce4" office:value-type="string">
            <text:p>1907-03-24 12:00</text:p>
          </table:table-cell>
          <table:table-cell office:value-type="float" office:value="0.124">
            <text:p>0.124</text:p>
          </table:table-cell>
          <table:table-cell table:style-name="ce4" office:value-type="string">
            <text:p>1909-12-26 12:00</text:p>
          </table:table-cell>
          <table:table-cell office:value-type="float" office:value="-6.987">
            <text:p>-6.987</text:p>
          </table:table-cell>
          <table:table-cell table:style-name="ce4" office:value-type="string">
            <text:p>1916-02-27 12:00</text:p>
          </table:table-cell>
          <table:table-cell office:value-type="float" office:value="0.056">
            <text:p>0.05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2-09-24 12:00</text:p>
          </table:table-cell>
          <table:table-cell office:value-type="float" office:value="-0.341">
            <text:p>-0.341</text:p>
          </table:table-cell>
          <table:table-cell table:style-name="ce4" office:value-type="string">
            <text:p>1907-04-06 12:00</text:p>
          </table:table-cell>
          <table:table-cell office:value-type="float" office:value="-20.26">
            <text:p>-20.26</text:p>
          </table:table-cell>
          <table:table-cell table:style-name="ce4" office:value-type="string">
            <text:p>1907-04-01 12:00</text:p>
          </table:table-cell>
          <table:table-cell office:value-type="float" office:value="4.763">
            <text:p>4.763</text:p>
          </table:table-cell>
          <table:table-cell table:style-name="ce4" office:value-type="string">
            <text:p>1910-01-13 12:00</text:p>
          </table:table-cell>
          <table:table-cell office:value-type="float" office:value="0.067">
            <text:p>0.067</text:p>
          </table:table-cell>
          <table:table-cell table:style-name="ce4" office:value-type="string">
            <text:p>1916-04-23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2-12-23 12:00</text:p>
          </table:table-cell>
          <table:table-cell office:value-type="float" office:value="-23.442">
            <text:p>-23.442</text:p>
          </table:table-cell>
          <table:table-cell table:style-name="ce4" office:value-type="string">
            <text:p>1907-04-12 12:00</text:p>
          </table:table-cell>
          <table:table-cell office:value-type="float" office:value="3.451">
            <text:p>3.451</text:p>
          </table:table-cell>
          <table:table-cell table:style-name="ce4" office:value-type="string">
            <text:p>1907-04-06 12:00</text:p>
          </table:table-cell>
          <table:table-cell office:value-type="float" office:value="-0.03">
            <text:p>-0.03</text:p>
          </table:table-cell>
          <table:table-cell table:style-name="ce4" office:value-type="string">
            <text:p>1910-01-29 12:00</text:p>
          </table:table-cell>
          <table:table-cell office:value-type="float" office:value="6.962">
            <text:p>6.962</text:p>
          </table:table-cell>
          <table:table-cell table:style-name="ce4" office:value-type="string">
            <text:p>1916-06-17 12:00</text:p>
          </table:table-cell>
          <table:table-cell office:value-type="float" office:value="-0.003">
            <text:p>-0.00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3-03-21 12:00</text:p>
          </table:table-cell>
          <table:table-cell office:value-type="float" office:value="0.027">
            <text:p>0.027</text:p>
          </table:table-cell>
          <table:table-cell table:style-name="ce4" office:value-type="string">
            <text:p>1907-04-20 12:00</text:p>
          </table:table-cell>
          <table:table-cell office:value-type="float" office:value="20.619">
            <text:p>20.619</text:p>
          </table:table-cell>
          <table:table-cell table:style-name="ce4" office:value-type="string">
            <text:p>1907-04-14 12:00</text:p>
          </table:table-cell>
          <table:table-cell office:value-type="float" office:value="-4.771">
            <text:p>-4.771</text:p>
          </table:table-cell>
          <table:table-cell table:style-name="ce4" office:value-type="string">
            <text:p>1910-02-21 12:00</text:p>
          </table:table-cell>
          <table:table-cell office:value-type="float" office:value="-0.262">
            <text:p>-0.262</text:p>
          </table:table-cell>
          <table:table-cell table:style-name="ce4" office:value-type="string">
            <text:p>1916-08-14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3-06-23 12:00</text:p>
          </table:table-cell>
          <table:table-cell office:value-type="float" office:value="23.441">
            <text:p>23.441</text:p>
          </table:table-cell>
          <table:table-cell table:style-name="ce4" office:value-type="string">
            <text:p>1907-04-26 12:00</text:p>
          </table:table-cell>
          <table:table-cell office:value-type="float" office:value="-1.289">
            <text:p>-1.289</text:p>
          </table:table-cell>
          <table:table-cell table:style-name="ce4" office:value-type="string">
            <text:p>1907-04-20 12:00</text:p>
          </table:table-cell>
          <table:table-cell office:value-type="float" office:value="0.009">
            <text:p>0.009</text:p>
          </table:table-cell>
          <table:table-cell table:style-name="ce4" office:value-type="string">
            <text:p>1910-03-24 12:00</text:p>
          </table:table-cell>
          <table:table-cell office:value-type="float" office:value="-6.986">
            <text:p>-6.986</text:p>
          </table:table-cell>
          <table:table-cell table:style-name="ce4" office:value-type="string">
            <text:p>1916-10-09 12:00</text:p>
          </table:table-cell>
          <table:table-cell office:value-type="float" office:value="0.085">
            <text:p>0.08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3-09-24 12:00</text:p>
          </table:table-cell>
          <table:table-cell office:value-type="float" office:value="-0.245">
            <text:p>-0.245</text:p>
          </table:table-cell>
          <table:table-cell table:style-name="ce4" office:value-type="string">
            <text:p>1907-05-03 12:00</text:p>
          </table:table-cell>
          <table:table-cell office:value-type="float" office:value="-20.882">
            <text:p>-20.882</text:p>
          </table:table-cell>
          <table:table-cell table:style-name="ce4" office:value-type="string">
            <text:p>1907-04-28 12:00</text:p>
          </table:table-cell>
          <table:table-cell office:value-type="float" office:value="4.81">
            <text:p>4.81</text:p>
          </table:table-cell>
          <table:table-cell table:style-name="ce4" office:value-type="string">
            <text:p>1910-04-11 12:00</text:p>
          </table:table-cell>
          <table:table-cell office:value-type="float" office:value="0.09">
            <text:p>0.09</text:p>
          </table:table-cell>
          <table:table-cell table:style-name="ce4" office:value-type="string">
            <text:p>1916-12-04 12:00</text:p>
          </table:table-cell>
          <table:table-cell office:value-type="float" office:value="3.391">
            <text:p>3.39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3-12-23 12:00</text:p>
          </table:table-cell>
          <table:table-cell office:value-type="float" office:value="-23.444">
            <text:p>-23.444</text:p>
          </table:table-cell>
          <table:table-cell table:style-name="ce4" office:value-type="string">
            <text:p>1907-05-09 12:00</text:p>
          </table:table-cell>
          <table:table-cell office:value-type="float" office:value="2.098">
            <text:p>2.098</text:p>
          </table:table-cell>
          <table:table-cell table:style-name="ce4" office:value-type="string">
            <text:p>1907-05-04 12:00</text:p>
          </table:table-cell>
          <table:table-cell office:value-type="float" office:value="-1.23">
            <text:p>-1.23</text:p>
          </table:table-cell>
          <table:table-cell table:style-name="ce4" office:value-type="string">
            <text:p>1910-04-27 12:00</text:p>
          </table:table-cell>
          <table:table-cell office:value-type="float" office:value="6.96">
            <text:p>6.96</text:p>
          </table:table-cell>
          <table:table-cell table:style-name="ce4" office:value-type="string">
            <text:p>1917-01-28 12:00</text:p>
          </table:table-cell>
          <table:table-cell office:value-type="float" office:value="-0.031">
            <text:p>-0.03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4-03-21 12:00</text:p>
          </table:table-cell>
          <table:table-cell office:value-type="float" office:value="0.326">
            <text:p>0.326</text:p>
          </table:table-cell>
          <table:table-cell table:style-name="ce4" office:value-type="string">
            <text:p>1907-05-17 12:00</text:p>
          </table:table-cell>
          <table:table-cell office:value-type="float" office:value="21.217">
            <text:p>21.217</text:p>
          </table:table-cell>
          <table:table-cell table:style-name="ce4" office:value-type="string">
            <text:p>1907-05-11 12:00</text:p>
          </table:table-cell>
          <table:table-cell office:value-type="float" office:value="-4.835">
            <text:p>-4.835</text:p>
          </table:table-cell>
          <table:table-cell table:style-name="ce4" office:value-type="string">
            <text:p>1910-05-20 12:00</text:p>
          </table:table-cell>
          <table:table-cell office:value-type="float" office:value="-0.273">
            <text:p>-0.273</text:p>
          </table:table-cell>
          <table:table-cell table:style-name="ce4" office:value-type="string">
            <text:p>1917-03-26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4-06-22 12:00</text:p>
          </table:table-cell>
          <table:table-cell office:value-type="float" office:value="23.443">
            <text:p>23.443</text:p>
          </table:table-cell>
          <table:table-cell table:style-name="ce4" office:value-type="string">
            <text:p>1907-05-24 12:00</text:p>
          </table:table-cell>
          <table:table-cell office:value-type="float" office:value="-4.147">
            <text:p>-4.147</text:p>
          </table:table-cell>
          <table:table-cell table:style-name="ce4" office:value-type="string">
            <text:p>1907-05-18 12:00</text:p>
          </table:table-cell>
          <table:table-cell office:value-type="float" office:value="0.979">
            <text:p>0.979</text:p>
          </table:table-cell>
          <table:table-cell table:style-name="ce4" office:value-type="string">
            <text:p>1910-06-20 12:00</text:p>
          </table:table-cell>
          <table:table-cell office:value-type="float" office:value="-6.985">
            <text:p>-6.985</text:p>
          </table:table-cell>
          <table:table-cell table:style-name="ce4" office:value-type="string">
            <text:p>1917-05-21 12:00</text:p>
          </table:table-cell>
          <table:table-cell office:value-type="float" office:value="0.018">
            <text:p>0.01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4-09-23 12:00</text:p>
          </table:table-cell>
          <table:table-cell office:value-type="float" office:value="-0.149">
            <text:p>-0.149</text:p>
          </table:table-cell>
          <table:table-cell table:style-name="ce4" office:value-type="string">
            <text:p>1907-05-30 12:00</text:p>
          </table:table-cell>
          <table:table-cell office:value-type="float" office:value="-21.468">
            <text:p>-21.468</text:p>
          </table:table-cell>
          <table:table-cell table:style-name="ce4" office:value-type="string">
            <text:p>1907-05-25 12:00</text:p>
          </table:table-cell>
          <table:table-cell office:value-type="float" office:value="4.996">
            <text:p>4.996</text:p>
          </table:table-cell>
          <table:table-cell table:style-name="ce4" office:value-type="string">
            <text:p>1910-07-08 12:00</text:p>
          </table:table-cell>
          <table:table-cell office:value-type="float" office:value="0.113">
            <text:p>0.113</text:p>
          </table:table-cell>
          <table:table-cell table:style-name="ce4" office:value-type="string">
            <text:p>1917-07-16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4-12-22 12:00</text:p>
          </table:table-cell>
          <table:table-cell office:value-type="float" office:value="-23.446">
            <text:p>-23.446</text:p>
          </table:table-cell>
          <table:table-cell table:style-name="ce4" office:value-type="string">
            <text:p>1907-06-05 12:00</text:p>
          </table:table-cell>
          <table:table-cell office:value-type="float" office:value="0.875">
            <text:p>0.875</text:p>
          </table:table-cell>
          <table:table-cell table:style-name="ce4" office:value-type="string">
            <text:p>1907-05-31 12:00</text:p>
          </table:table-cell>
          <table:table-cell office:value-type="float" office:value="-1.089">
            <text:p>-1.089</text:p>
          </table:table-cell>
          <table:table-cell table:style-name="ce4" office:value-type="string">
            <text:p>1910-07-24 12:00</text:p>
          </table:table-cell>
          <table:table-cell office:value-type="float" office:value="6.958">
            <text:p>6.958</text:p>
          </table:table-cell>
          <table:table-cell table:style-name="ce4" office:value-type="string">
            <text:p>1917-09-10 12:00</text:p>
          </table:table-cell>
          <table:table-cell office:value-type="float" office:value="-0.06">
            <text:p>-0.0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5-03-21 12:00</text:p>
          </table:table-cell>
          <table:table-cell office:value-type="float" office:value="0.229">
            <text:p>0.229</text:p>
          </table:table-cell>
          <table:table-cell table:style-name="ce4" office:value-type="string">
            <text:p>1907-06-13 12:00</text:p>
          </table:table-cell>
          <table:table-cell office:value-type="float" office:value="21.579">
            <text:p>21.579</text:p>
          </table:table-cell>
          <table:table-cell table:style-name="ce4" office:value-type="string">
            <text:p>1907-06-07 12:00</text:p>
          </table:table-cell>
          <table:table-cell office:value-type="float" office:value="-4.991">
            <text:p>-4.991</text:p>
          </table:table-cell>
          <table:table-cell table:style-name="ce4" office:value-type="string">
            <text:p>1910-08-16 12:00</text:p>
          </table:table-cell>
          <table:table-cell office:value-type="float" office:value="-0.284">
            <text:p>-0.284</text:p>
          </table:table-cell>
          <table:table-cell table:style-name="ce4" office:value-type="string">
            <text:p>1917-11-06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5-06-22 12:00</text:p>
          </table:table-cell>
          <table:table-cell office:value-type="float" office:value="23.445">
            <text:p>23.445</text:p>
          </table:table-cell>
          <table:table-cell table:style-name="ce4" office:value-type="string">
            <text:p>1907-06-20 12:00</text:p>
          </table:table-cell>
          <table:table-cell office:value-type="float" office:value="-2.079">
            <text:p>-2.079</text:p>
          </table:table-cell>
          <table:table-cell table:style-name="ce4" office:value-type="string">
            <text:p>1907-06-14 12:00</text:p>
          </table:table-cell>
          <table:table-cell office:value-type="float" office:value="0.84">
            <text:p>0.84</text:p>
          </table:table-cell>
          <table:table-cell table:style-name="ce4" office:value-type="string">
            <text:p>1910-09-16 12:00</text:p>
          </table:table-cell>
          <table:table-cell office:value-type="float" office:value="-6.984">
            <text:p>-6.984</text:p>
          </table:table-cell>
          <table:table-cell table:style-name="ce4" office:value-type="string">
            <text:p>1918-01-01 12:00</text:p>
          </table:table-cell>
          <table:table-cell office:value-type="float" office:value="0.047">
            <text:p>0.04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5-09-23 12:00</text:p>
          </table:table-cell>
          <table:table-cell office:value-type="float" office:value="-0.055">
            <text:p>-0.055</text:p>
          </table:table-cell>
          <table:table-cell table:style-name="ce4" office:value-type="string">
            <text:p>1907-06-27 12:00</text:p>
          </table:table-cell>
          <table:table-cell office:value-type="float" office:value="-20.674">
            <text:p>-20.674</text:p>
          </table:table-cell>
          <table:table-cell table:style-name="ce4" office:value-type="string">
            <text:p>1907-06-21 12:00</text:p>
          </table:table-cell>
          <table:table-cell office:value-type="float" office:value="5.199">
            <text:p>5.199</text:p>
          </table:table-cell>
          <table:table-cell table:style-name="ce4" office:value-type="string">
            <text:p>1910-10-04 12:00</text:p>
          </table:table-cell>
          <table:table-cell office:value-type="float" office:value="0.136">
            <text:p>0.136</text:p>
          </table:table-cell>
          <table:table-cell table:style-name="ce4" office:value-type="string">
            <text:p>1918-02-26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5-12-23 12:00</text:p>
          </table:table-cell>
          <table:table-cell office:value-type="float" office:value="-23.441">
            <text:p>-23.441</text:p>
          </table:table-cell>
          <table:table-cell table:style-name="ce4" office:value-type="string">
            <text:p>1907-07-03 12:00</text:p>
          </table:table-cell>
          <table:table-cell office:value-type="float" office:value="4.302">
            <text:p>4.302</text:p>
          </table:table-cell>
          <table:table-cell table:style-name="ce4" office:value-type="string">
            <text:p>1907-06-27 12:00</text:p>
          </table:table-cell>
          <table:table-cell office:value-type="float" office:value="-0.663">
            <text:p>-0.663</text:p>
          </table:table-cell>
          <table:table-cell table:style-name="ce4" office:value-type="string">
            <text:p>1910-10-20 12:00</text:p>
          </table:table-cell>
          <table:table-cell office:value-type="float" office:value="6.956">
            <text:p>6.956</text:p>
          </table:table-cell>
          <table:table-cell table:style-name="ce4" office:value-type="string">
            <text:p>1918-04-23 12:00</text:p>
          </table:table-cell>
          <table:table-cell office:value-type="float" office:value="-0.088">
            <text:p>-0.08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6-03-21 12:00</text:p>
          </table:table-cell>
          <table:table-cell office:value-type="float" office:value="0.134">
            <text:p>0.134</text:p>
          </table:table-cell>
          <table:table-cell table:style-name="ce4" office:value-type="string">
            <text:p>1907-07-11 12:00</text:p>
          </table:table-cell>
          <table:table-cell office:value-type="float" office:value="20.778">
            <text:p>20.778</text:p>
          </table:table-cell>
          <table:table-cell table:style-name="ce4" office:value-type="string">
            <text:p>1907-07-04 12:00</text:p>
          </table:table-cell>
          <table:table-cell office:value-type="float" office:value="-5.15">
            <text:p>-5.15</text:p>
          </table:table-cell>
          <table:table-cell table:style-name="ce4" office:value-type="string">
            <text:p>1910-11-12 12:00</text:p>
          </table:table-cell>
          <table:table-cell office:value-type="float" office:value="-0.294">
            <text:p>-0.294</text:p>
          </table:table-cell>
          <table:table-cell table:style-name="ce4" office:value-type="string">
            <text:p>1918-06-19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6-06-22 12:00</text:p>
          </table:table-cell>
          <table:table-cell office:value-type="float" office:value="23.447">
            <text:p>23.447</text:p>
          </table:table-cell>
          <table:table-cell table:style-name="ce4" office:value-type="string">
            <text:p>1907-07-17 12:00</text:p>
          </table:table-cell>
          <table:table-cell office:value-type="float" office:value="-0.57">
            <text:p>-0.57</text:p>
          </table:table-cell>
          <table:table-cell table:style-name="ce4" office:value-type="string">
            <text:p>1907-07-11 12:00</text:p>
          </table:table-cell>
          <table:table-cell office:value-type="float" office:value="0.601">
            <text:p>0.601</text:p>
          </table:table-cell>
          <table:table-cell table:style-name="ce4" office:value-type="string">
            <text:p>1910-12-13 12:00</text:p>
          </table:table-cell>
          <table:table-cell office:value-type="float" office:value="-6.983">
            <text:p>-6.983</text:p>
          </table:table-cell>
          <table:table-cell table:style-name="ce4" office:value-type="string">
            <text:p>1918-08-14 12:00</text:p>
          </table:table-cell>
          <table:table-cell office:value-type="float" office:value="0.076">
            <text:p>0.07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6-09-24 12:00</text:p>
          </table:table-cell>
          <table:table-cell office:value-type="float" office:value="-0.352">
            <text:p>-0.352</text:p>
          </table:table-cell>
          <table:table-cell table:style-name="ce4" office:value-type="string">
            <text:p>1907-07-24 12:00</text:p>
          </table:table-cell>
          <table:table-cell office:value-type="float" office:value="-21.386">
            <text:p>-21.386</text:p>
          </table:table-cell>
          <table:table-cell table:style-name="ce4" office:value-type="string">
            <text:p>1907-07-19 12:00</text:p>
          </table:table-cell>
          <table:table-cell office:value-type="float" office:value="5.064">
            <text:p>5.064</text:p>
          </table:table-cell>
          <table:table-cell table:style-name="ce4" office:value-type="string">
            <text:p>1910-12-31 12:00</text:p>
          </table:table-cell>
          <table:table-cell office:value-type="float" office:value="0.159">
            <text:p>0.159</text:p>
          </table:table-cell>
          <table:table-cell table:style-name="ce4" office:value-type="string">
            <text:p>1918-10-09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6-12-23 12:00</text:p>
          </table:table-cell>
          <table:table-cell office:value-type="float" office:value="-23.443">
            <text:p>-23.443</text:p>
          </table:table-cell>
          <table:table-cell table:style-name="ce4" office:value-type="string">
            <text:p>1907-07-30 12:00</text:p>
          </table:table-cell>
          <table:table-cell office:value-type="float" office:value="2.865">
            <text:p>2.865</text:p>
          </table:table-cell>
          <table:table-cell table:style-name="ce4" office:value-type="string">
            <text:p>1907-07-24 12:00</text:p>
          </table:table-cell>
          <table:table-cell office:value-type="float" office:value="-0.041">
            <text:p>-0.041</text:p>
          </table:table-cell>
          <table:table-cell table:style-name="ce4" office:value-type="string">
            <text:p>1911-01-16 12:00</text:p>
          </table:table-cell>
          <table:table-cell office:value-type="float" office:value="6.953">
            <text:p>6.953</text:p>
          </table:table-cell>
          <table:table-cell table:style-name="ce4" office:value-type="string">
            <text:p>1918-12-03 12:00</text:p>
          </table:table-cell>
          <table:table-cell office:value-type="float" office:value="-0.022">
            <text:p>-0.02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7-03-21 12:00</text:p>
          </table:table-cell>
          <table:table-cell office:value-type="float" office:value="0.036">
            <text:p>0.036</text:p>
          </table:table-cell>
          <table:table-cell table:style-name="ce4" office:value-type="string">
            <text:p>1907-08-07 12:00</text:p>
          </table:table-cell>
          <table:table-cell office:value-type="float" office:value="21.112">
            <text:p>21.112</text:p>
          </table:table-cell>
          <table:table-cell table:style-name="ce4" office:value-type="string">
            <text:p>1907-07-31 12:00</text:p>
          </table:table-cell>
          <table:table-cell office:value-type="float" office:value="-5.213">
            <text:p>-5.213</text:p>
          </table:table-cell>
          <table:table-cell table:style-name="ce4" office:value-type="string">
            <text:p>1911-02-08 12:00</text:p>
          </table:table-cell>
          <table:table-cell office:value-type="float" office:value="-0.305">
            <text:p>-0.305</text:p>
          </table:table-cell>
          <table:table-cell table:style-name="ce4" office:value-type="string">
            <text:p>1919-01-30 12:00</text:p>
          </table:table-cell>
          <table:table-cell office:value-type="float" office:value="-3.391">
            <text:p>-3.39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7-06-23 12:00</text:p>
          </table:table-cell>
          <table:table-cell office:value-type="float" office:value="23.443">
            <text:p>23.443</text:p>
          </table:table-cell>
          <table:table-cell table:style-name="ce4" office:value-type="string">
            <text:p>1907-08-14 12:00</text:p>
          </table:table-cell>
          <table:table-cell office:value-type="float" office:value="-4.313">
            <text:p>-4.313</text:p>
          </table:table-cell>
          <table:table-cell table:style-name="ce4" office:value-type="string">
            <text:p>1907-08-07 12:00</text:p>
          </table:table-cell>
          <table:table-cell office:value-type="float" office:value="0.315">
            <text:p>0.315</text:p>
          </table:table-cell>
          <table:table-cell table:style-name="ce4" office:value-type="string">
            <text:p>1911-03-11 12:00</text:p>
          </table:table-cell>
          <table:table-cell office:value-type="float" office:value="-6.982">
            <text:p>-6.982</text:p>
          </table:table-cell>
          <table:table-cell table:style-name="ce4" office:value-type="string">
            <text:p>1919-03-26 12:00</text:p>
          </table:table-cell>
          <table:table-cell office:value-type="float" office:value="0.009">
            <text:p>0.009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7-09-24 12:00</text:p>
          </table:table-cell>
          <table:table-cell office:value-type="float" office:value="-0.257">
            <text:p>-0.257</text:p>
          </table:table-cell>
          <table:table-cell table:style-name="ce4" office:value-type="string">
            <text:p>1907-08-21 12:00</text:p>
          </table:table-cell>
          <table:table-cell office:value-type="float" office:value="-20.447">
            <text:p>-20.447</text:p>
          </table:table-cell>
          <table:table-cell table:style-name="ce4" office:value-type="string">
            <text:p>1907-08-15 12:00</text:p>
          </table:table-cell>
          <table:table-cell office:value-type="float" office:value="5.076">
            <text:p>5.076</text:p>
          </table:table-cell>
          <table:table-cell table:style-name="ce4" office:value-type="string">
            <text:p>1911-03-29 12:00</text:p>
          </table:table-cell>
          <table:table-cell office:value-type="float" office:value="0.182">
            <text:p>0.182</text:p>
          </table:table-cell>
          <table:table-cell table:style-name="ce4" office:value-type="string">
            <text:p>1919-05-21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7-12-23 12:00</text:p>
          </table:table-cell>
          <table:table-cell office:value-type="float" office:value="-23.446">
            <text:p>-23.446</text:p>
          </table:table-cell>
          <table:table-cell table:style-name="ce4" office:value-type="string">
            <text:p>1907-08-26 12:00</text:p>
          </table:table-cell>
          <table:table-cell office:value-type="float" office:value="1.077">
            <text:p>1.077</text:p>
          </table:table-cell>
          <table:table-cell table:style-name="ce4" office:value-type="string">
            <text:p>1907-08-21 12:00</text:p>
          </table:table-cell>
          <table:table-cell office:value-type="float" office:value="-0.854">
            <text:p>-0.854</text:p>
          </table:table-cell>
          <table:table-cell table:style-name="ce4" office:value-type="string">
            <text:p>1911-04-14 12:00</text:p>
          </table:table-cell>
          <table:table-cell office:value-type="float" office:value="6.951">
            <text:p>6.951</text:p>
          </table:table-cell>
          <table:table-cell table:style-name="ce4" office:value-type="string">
            <text:p>1919-07-16 12:00</text:p>
          </table:table-cell>
          <table:table-cell office:value-type="float" office:value="-0.05">
            <text:p>-0.0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8-03-21 12:00</text:p>
          </table:table-cell>
          <table:table-cell office:value-type="float" office:value="0.336">
            <text:p>0.336</text:p>
          </table:table-cell>
          <table:table-cell table:style-name="ce4" office:value-type="string">
            <text:p>1907-09-03 12:00</text:p>
          </table:table-cell>
          <table:table-cell office:value-type="float" office:value="21.496">
            <text:p>21.496</text:p>
          </table:table-cell>
          <table:table-cell table:style-name="ce4" office:value-type="string">
            <text:p>1907-08-28 12:00</text:p>
          </table:table-cell>
          <table:table-cell office:value-type="float" office:value="-4.909">
            <text:p>-4.909</text:p>
          </table:table-cell>
          <table:table-cell table:style-name="ce4" office:value-type="string">
            <text:p>1911-05-07 12:00</text:p>
          </table:table-cell>
          <table:table-cell office:value-type="float" office:value="-0.316">
            <text:p>-0.316</text:p>
          </table:table-cell>
          <table:table-cell table:style-name="ce4" office:value-type="string">
            <text:p>1919-09-11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8-06-22 12:00</text:p>
          </table:table-cell>
          <table:table-cell office:value-type="float" office:value="23.446">
            <text:p>23.446</text:p>
          </table:table-cell>
          <table:table-cell table:style-name="ce4" office:value-type="string">
            <text:p>1907-09-10 12:00</text:p>
          </table:table-cell>
          <table:table-cell office:value-type="float" office:value="-3.321">
            <text:p>-3.321</text:p>
          </table:table-cell>
          <table:table-cell table:style-name="ce4" office:value-type="string">
            <text:p>1907-09-03 12:00</text:p>
          </table:table-cell>
          <table:table-cell office:value-type="float" office:value="0.077">
            <text:p>0.077</text:p>
          </table:table-cell>
          <table:table-cell table:style-name="ce4" office:value-type="string">
            <text:p>1911-06-07 12:00</text:p>
          </table:table-cell>
          <table:table-cell office:value-type="float" office:value="-6.98">
            <text:p>-6.98</text:p>
          </table:table-cell>
          <table:table-cell table:style-name="ce4" office:value-type="string">
            <text:p>1919-11-06 12:00</text:p>
          </table:table-cell>
          <table:table-cell office:value-type="float" office:value="0.038">
            <text:p>0.03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8-09-23 12:00</text:p>
          </table:table-cell>
          <table:table-cell office:value-type="float" office:value="-0.163">
            <text:p>-0.163</text:p>
          </table:table-cell>
          <table:table-cell table:style-name="ce4" office:value-type="string">
            <text:p>1907-09-17 12:00</text:p>
          </table:table-cell>
          <table:table-cell office:value-type="float" office:value="-21.196">
            <text:p>-21.196</text:p>
          </table:table-cell>
          <table:table-cell table:style-name="ce4" office:value-type="string">
            <text:p>1907-09-11 12:00</text:p>
          </table:table-cell>
          <table:table-cell office:value-type="float" office:value="4.979">
            <text:p>4.979</text:p>
          </table:table-cell>
          <table:table-cell table:style-name="ce4" office:value-type="string">
            <text:p>1911-06-25 12:00</text:p>
          </table:table-cell>
          <table:table-cell office:value-type="float" office:value="0.205">
            <text:p>0.205</text:p>
          </table:table-cell>
          <table:table-cell table:style-name="ce4" office:value-type="string">
            <text:p>1920-01-01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8-12-22 12:00</text:p>
          </table:table-cell>
          <table:table-cell office:value-type="float" office:value="-23.448">
            <text:p>-23.448</text:p>
          </table:table-cell>
          <table:table-cell table:style-name="ce4" office:value-type="string">
            <text:p>1907-09-23 12:00</text:p>
          </table:table-cell>
          <table:table-cell office:value-type="float" office:value="4.179">
            <text:p>4.179</text:p>
          </table:table-cell>
          <table:table-cell table:style-name="ce4" office:value-type="string">
            <text:p>1907-09-17 12:00</text:p>
          </table:table-cell>
          <table:table-cell office:value-type="float" office:value="-0.531">
            <text:p>-0.531</text:p>
          </table:table-cell>
          <table:table-cell table:style-name="ce4" office:value-type="string">
            <text:p>1911-07-11 12:00</text:p>
          </table:table-cell>
          <table:table-cell office:value-type="float" office:value="6.949">
            <text:p>6.949</text:p>
          </table:table-cell>
          <table:table-cell table:style-name="ce4" office:value-type="string">
            <text:p>1920-02-26 12:00</text:p>
          </table:table-cell>
          <table:table-cell office:value-type="float" office:value="-0.079">
            <text:p>-0.079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9-03-21 12:00</text:p>
          </table:table-cell>
          <table:table-cell office:value-type="float" office:value="0.24">
            <text:p>0.24</text:p>
          </table:table-cell>
          <table:table-cell table:style-name="ce4" office:value-type="string">
            <text:p>1907-09-30 12:00</text:p>
          </table:table-cell>
          <table:table-cell office:value-type="float" office:value="21.958">
            <text:p>21.958</text:p>
          </table:table-cell>
          <table:table-cell table:style-name="ce4" office:value-type="string">
            <text:p>1907-09-24 12:00</text:p>
          </table:table-cell>
          <table:table-cell office:value-type="float" office:value="-4.864">
            <text:p>-4.864</text:p>
          </table:table-cell>
          <table:table-cell table:style-name="ce4" office:value-type="string">
            <text:p>1911-08-03 12:00</text:p>
          </table:table-cell>
          <table:table-cell office:value-type="float" office:value="-0.328">
            <text:p>-0.328</text:p>
          </table:table-cell>
          <table:table-cell table:style-name="ce4" office:value-type="string">
            <text:p>1920-04-23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9-06-22 12:00</text:p>
          </table:table-cell>
          <table:table-cell office:value-type="float" office:value="23.447">
            <text:p>23.447</text:p>
          </table:table-cell>
          <table:table-cell table:style-name="ce4" office:value-type="string">
            <text:p>1907-10-07 12:00</text:p>
          </table:table-cell>
          <table:table-cell office:value-type="float" office:value="-1.945">
            <text:p>-1.945</text:p>
          </table:table-cell>
          <table:table-cell table:style-name="ce4" office:value-type="string">
            <text:p>1907-10-01 12:00</text:p>
          </table:table-cell>
          <table:table-cell office:value-type="float" office:value="0.984">
            <text:p>0.984</text:p>
          </table:table-cell>
          <table:table-cell table:style-name="ce4" office:value-type="string">
            <text:p>1911-09-03 12:00</text:p>
          </table:table-cell>
          <table:table-cell office:value-type="float" office:value="-6.979">
            <text:p>-6.979</text:p>
          </table:table-cell>
          <table:table-cell table:style-name="ce4" office:value-type="string">
            <text:p>1920-06-18 12:00</text:p>
          </table:table-cell>
          <table:table-cell office:value-type="float" office:value="0.067">
            <text:p>0.06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9-09-23 12:00</text:p>
          </table:table-cell>
          <table:table-cell office:value-type="float" office:value="-0.069">
            <text:p>-0.069</text:p>
          </table:table-cell>
          <table:table-cell table:style-name="ce4" office:value-type="string">
            <text:p>1907-10-14 12:00</text:p>
          </table:table-cell>
          <table:table-cell office:value-type="float" office:value="-21.775">
            <text:p>-21.775</text:p>
          </table:table-cell>
          <table:table-cell table:style-name="ce4" office:value-type="string">
            <text:p>1907-10-08 12:00</text:p>
          </table:table-cell>
          <table:table-cell office:value-type="float" office:value="4.917">
            <text:p>4.917</text:p>
          </table:table-cell>
          <table:table-cell table:style-name="ce4" office:value-type="string">
            <text:p>1911-09-21 12:00</text:p>
          </table:table-cell>
          <table:table-cell office:value-type="float" office:value="0.228">
            <text:p>0.228</text:p>
          </table:table-cell>
          <table:table-cell table:style-name="ce4" office:value-type="string">
            <text:p>1920-08-13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29-12-22 12:00</text:p>
          </table:table-cell>
          <table:table-cell office:value-type="float" office:value="-23.449">
            <text:p>-23.449</text:p>
          </table:table-cell>
          <table:table-cell table:style-name="ce4" office:value-type="string">
            <text:p>1907-10-20 12:00</text:p>
          </table:table-cell>
          <table:table-cell office:value-type="float" office:value="2.319">
            <text:p>2.319</text:p>
          </table:table-cell>
          <table:table-cell table:style-name="ce4" office:value-type="string">
            <text:p>1907-10-14 12:00</text:p>
          </table:table-cell>
          <table:table-cell office:value-type="float" office:value="-0.464">
            <text:p>-0.464</text:p>
          </table:table-cell>
          <table:table-cell table:style-name="ce4" office:value-type="string">
            <text:p>1911-10-07 12:00</text:p>
          </table:table-cell>
          <table:table-cell office:value-type="float" office:value="6.946">
            <text:p>6.946</text:p>
          </table:table-cell>
          <table:table-cell table:style-name="ce4" office:value-type="string">
            <text:p>1920-10-07 12:00</text:p>
          </table:table-cell>
          <table:table-cell office:value-type="float" office:value="-0.013">
            <text:p>-0.01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0-03-21 12:00</text:p>
          </table:table-cell>
          <table:table-cell office:value-type="float" office:value="0.142">
            <text:p>0.142</text:p>
          </table:table-cell>
          <table:table-cell table:style-name="ce4" office:value-type="string">
            <text:p>1907-10-28 12:00</text:p>
          </table:table-cell>
          <table:table-cell office:value-type="float" office:value="21.567">
            <text:p>21.567</text:p>
          </table:table-cell>
          <table:table-cell table:style-name="ce4" office:value-type="string">
            <text:p>1907-10-21 12:00</text:p>
          </table:table-cell>
          <table:table-cell office:value-type="float" office:value="-4.879">
            <text:p>-4.879</text:p>
          </table:table-cell>
          <table:table-cell table:style-name="ce4" office:value-type="string">
            <text:p>1911-10-30 12:00</text:p>
          </table:table-cell>
          <table:table-cell office:value-type="float" office:value="-0.338">
            <text:p>-0.338</text:p>
          </table:table-cell>
          <table:table-cell table:style-name="ce4" office:value-type="string">
            <text:p>1920-12-04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0-06-22 12:00</text:p>
          </table:table-cell>
          <table:table-cell office:value-type="float" office:value="23.449">
            <text:p>23.449</text:p>
          </table:table-cell>
          <table:table-cell table:style-name="ce4" office:value-type="string">
            <text:p>1907-11-04 12:00</text:p>
          </table:table-cell>
          <table:table-cell office:value-type="float" office:value="-5.1">
            <text:p>-5.1</text:p>
          </table:table-cell>
          <table:table-cell table:style-name="ce4" office:value-type="string">
            <text:p>1907-10-28 12:00</text:p>
          </table:table-cell>
          <table:table-cell office:value-type="float" office:value="0.901">
            <text:p>0.901</text:p>
          </table:table-cell>
          <table:table-cell table:style-name="ce4" office:value-type="string">
            <text:p>1911-11-30 12:00</text:p>
          </table:table-cell>
          <table:table-cell office:value-type="float" office:value="-6.978">
            <text:p>-6.978</text:p>
          </table:table-cell>
          <table:table-cell table:style-name="ce4" office:value-type="string">
            <text:p>1921-01-28 12:00</text:p>
          </table:table-cell>
          <table:table-cell office:value-type="float" office:value="-0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0-09-24 12:00</text:p>
          </table:table-cell>
          <table:table-cell office:value-type="float" office:value="-0.366">
            <text:p>-0.366</text:p>
          </table:table-cell>
          <table:table-cell table:style-name="ce4" office:value-type="string">
            <text:p>1907-11-10 12:00</text:p>
          </table:table-cell>
          <table:table-cell office:value-type="float" office:value="-22.271">
            <text:p>-22.271</text:p>
          </table:table-cell>
          <table:table-cell table:style-name="ce4" office:value-type="string">
            <text:p>1907-11-04 12:00</text:p>
          </table:table-cell>
          <table:table-cell office:value-type="float" office:value="4.996">
            <text:p>4.996</text:p>
          </table:table-cell>
          <table:table-cell table:style-name="ce4" office:value-type="string">
            <text:p>1911-12-18 12:00</text:p>
          </table:table-cell>
          <table:table-cell office:value-type="float" office:value="0.251">
            <text:p>0.251</text:p>
          </table:table-cell>
          <table:table-cell table:style-name="ce4" office:value-type="string">
            <text:p>1921-03-25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0-12-23 12:00</text:p>
          </table:table-cell>
          <table:table-cell office:value-type="float" office:value="-23.445">
            <text:p>-23.445</text:p>
          </table:table-cell>
          <table:table-cell table:style-name="ce4" office:value-type="string">
            <text:p>1907-11-16 12:00</text:p>
          </table:table-cell>
          <table:table-cell office:value-type="float" office:value="0.727">
            <text:p>0.727</text:p>
          </table:table-cell>
          <table:table-cell table:style-name="ce4" office:value-type="string">
            <text:p>1907-11-10 12:00</text:p>
          </table:table-cell>
          <table:table-cell office:value-type="float" office:value="-0.423">
            <text:p>-0.423</text:p>
          </table:table-cell>
          <table:table-cell table:style-name="ce4" office:value-type="string">
            <text:p>1912-01-03 12:00</text:p>
          </table:table-cell>
          <table:table-cell office:value-type="float" office:value="6.944">
            <text:p>6.944</text:p>
          </table:table-cell>
          <table:table-cell table:style-name="ce4" office:value-type="string">
            <text:p>1921-05-20 12:00</text:p>
          </table:table-cell>
          <table:table-cell office:value-type="float" office:value="-0.041">
            <text:p>-0.04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1-03-21 12:00</text:p>
          </table:table-cell>
          <table:table-cell office:value-type="float" office:value="0.05">
            <text:p>0.05</text:p>
          </table:table-cell>
          <table:table-cell table:style-name="ce4" office:value-type="string">
            <text:p>1907-11-24 12:00</text:p>
          </table:table-cell>
          <table:table-cell office:value-type="float" office:value="22.157">
            <text:p>22.157</text:p>
          </table:table-cell>
          <table:table-cell table:style-name="ce4" office:value-type="string">
            <text:p>1907-11-17 12:00</text:p>
          </table:table-cell>
          <table:table-cell office:value-type="float" office:value="-5.006">
            <text:p>-5.006</text:p>
          </table:table-cell>
          <table:table-cell table:style-name="ce4" office:value-type="string">
            <text:p>1912-01-26 12:00</text:p>
          </table:table-cell>
          <table:table-cell office:value-type="float" office:value="-0.349">
            <text:p>-0.349</text:p>
          </table:table-cell>
          <table:table-cell table:style-name="ce4" office:value-type="string">
            <text:p>1921-07-16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1-06-23 12:00</text:p>
          </table:table-cell>
          <table:table-cell office:value-type="float" office:value="23.445">
            <text:p>23.445</text:p>
          </table:table-cell>
          <table:table-cell table:style-name="ce4" office:value-type="string">
            <text:p>1907-12-01 12:00</text:p>
          </table:table-cell>
          <table:table-cell office:value-type="float" office:value="-2.84">
            <text:p>-2.84</text:p>
          </table:table-cell>
          <table:table-cell table:style-name="ce4" office:value-type="string">
            <text:p>1907-11-24 12:00</text:p>
          </table:table-cell>
          <table:table-cell office:value-type="float" office:value="0.778">
            <text:p>0.778</text:p>
          </table:table-cell>
          <table:table-cell table:style-name="ce4" office:value-type="string">
            <text:p>1912-02-26 12:00</text:p>
          </table:table-cell>
          <table:table-cell office:value-type="float" office:value="-6.977">
            <text:p>-6.977</text:p>
          </table:table-cell>
          <table:table-cell table:style-name="ce4" office:value-type="string">
            <text:p>1921-09-10 12:00</text:p>
          </table:table-cell>
          <table:table-cell office:value-type="float" office:value="0.028">
            <text:p>0.02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1-09-24 12:00</text:p>
          </table:table-cell>
          <table:table-cell office:value-type="float" office:value="-0.272">
            <text:p>-0.272</text:p>
          </table:table-cell>
          <table:table-cell table:style-name="ce4" office:value-type="string">
            <text:p>1907-12-08 12:00</text:p>
          </table:table-cell>
          <table:table-cell office:value-type="float" office:value="-21.443">
            <text:p>-21.443</text:p>
          </table:table-cell>
          <table:table-cell table:style-name="ce4" office:value-type="string">
            <text:p>1907-12-02 12:00</text:p>
          </table:table-cell>
          <table:table-cell office:value-type="float" office:value="4.933">
            <text:p>4.933</text:p>
          </table:table-cell>
          <table:table-cell table:style-name="ce4" office:value-type="string">
            <text:p>1912-03-15 12:00</text:p>
          </table:table-cell>
          <table:table-cell office:value-type="float" office:value="0.273">
            <text:p>0.273</text:p>
          </table:table-cell>
          <table:table-cell table:style-name="ce4" office:value-type="string">
            <text:p>1921-11-05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1-12-23 12:00</text:p>
          </table:table-cell>
          <table:table-cell office:value-type="float" office:value="-23.447">
            <text:p>-23.447</text:p>
          </table:table-cell>
          <table:table-cell table:style-name="ce4" office:value-type="string">
            <text:p>1907-12-14 12:00</text:p>
          </table:table-cell>
          <table:table-cell office:value-type="float" office:value="4.44">
            <text:p>4.44</text:p>
          </table:table-cell>
          <table:table-cell table:style-name="ce4" office:value-type="string">
            <text:p>1907-12-07 12:00</text:p>
          </table:table-cell>
          <table:table-cell office:value-type="float" office:value="-0.132">
            <text:p>-0.132</text:p>
          </table:table-cell>
          <table:table-cell table:style-name="ce4" office:value-type="string">
            <text:p>1912-03-31 12:00</text:p>
          </table:table-cell>
          <table:table-cell office:value-type="float" office:value="6.941">
            <text:p>6.941</text:p>
          </table:table-cell>
          <table:table-cell table:style-name="ce4" office:value-type="string">
            <text:p>1921-12-31 12:00</text:p>
          </table:table-cell>
          <table:table-cell office:value-type="float" office:value="-0.07">
            <text:p>-0.0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2-03-21 12:00</text:p>
          </table:table-cell>
          <table:table-cell office:value-type="float" office:value="0.35">
            <text:p>0.35</text:p>
          </table:table-cell>
          <table:table-cell table:style-name="ce4" office:value-type="string">
            <text:p>1907-12-21 12:00</text:p>
          </table:table-cell>
          <table:table-cell office:value-type="float" office:value="22.482">
            <text:p>22.482</text:p>
          </table:table-cell>
          <table:table-cell table:style-name="ce4" office:value-type="string">
            <text:p>1907-12-14 12:00</text:p>
          </table:table-cell>
          <table:table-cell office:value-type="float" office:value="-5.178">
            <text:p>-5.178</text:p>
          </table:table-cell>
          <table:table-cell table:style-name="ce4" office:value-type="string">
            <text:p>1912-04-22 12:00</text:p>
          </table:table-cell>
          <table:table-cell office:value-type="float" office:value="-0.005">
            <text:p>-0.005</text:p>
          </table:table-cell>
          <table:table-cell table:style-name="ce4" office:value-type="string">
            <text:p>1922-02-26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2-06-22 12:00</text:p>
          </table:table-cell>
          <table:table-cell office:value-type="float" office:value="23.446">
            <text:p>23.446</text:p>
          </table:table-cell>
          <table:table-cell table:style-name="ce4" office:value-type="string">
            <text:p>1907-12-28 12:00</text:p>
          </table:table-cell>
          <table:table-cell office:value-type="float" office:value="-0.833">
            <text:p>-0.833</text:p>
          </table:table-cell>
          <table:table-cell table:style-name="ce4" office:value-type="string">
            <text:p>1907-12-21 12:00</text:p>
          </table:table-cell>
          <table:table-cell office:value-type="float" office:value="0.54">
            <text:p>0.54</text:p>
          </table:table-cell>
          <table:table-cell table:style-name="ce4" office:value-type="string">
            <text:p>1912-05-24 12:00</text:p>
          </table:table-cell>
          <table:table-cell office:value-type="float" office:value="-6.976">
            <text:p>-6.976</text:p>
          </table:table-cell>
          <table:table-cell table:style-name="ce4" office:value-type="string">
            <text:p>1922-04-23 12:00</text:p>
          </table:table-cell>
          <table:table-cell office:value-type="float" office:value="0.057">
            <text:p>0.05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2-09-23 12:00</text:p>
          </table:table-cell>
          <table:table-cell office:value-type="float" office:value="-0.176">
            <text:p>-0.176</text:p>
          </table:table-cell>
          <table:table-cell table:style-name="ce4" office:value-type="string">
            <text:p>1908-01-04 12:00</text:p>
          </table:table-cell>
          <table:table-cell office:value-type="float" office:value="-22.174">
            <text:p>-22.174</text:p>
          </table:table-cell>
          <table:table-cell table:style-name="ce4" office:value-type="string">
            <text:p>1907-12-29 12:00</text:p>
          </table:table-cell>
          <table:table-cell office:value-type="float" office:value="5.157">
            <text:p>5.157</text:p>
          </table:table-cell>
          <table:table-cell table:style-name="ce4" office:value-type="string">
            <text:p>1912-06-11 12:00</text:p>
          </table:table-cell>
          <table:table-cell office:value-type="float" office:value="0.297">
            <text:p>0.297</text:p>
          </table:table-cell>
          <table:table-cell table:style-name="ce4" office:value-type="string">
            <text:p>1922-06-18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2-12-22 12:00</text:p>
          </table:table-cell>
          <table:table-cell office:value-type="float" office:value="-23.449">
            <text:p>-23.449</text:p>
          </table:table-cell>
          <table:table-cell table:style-name="ce4" office:value-type="string">
            <text:p>1908-01-10 12:00</text:p>
          </table:table-cell>
          <table:table-cell office:value-type="float" office:value="3.19">
            <text:p>3.19</text:p>
          </table:table-cell>
          <table:table-cell table:style-name="ce4" office:value-type="string">
            <text:p>1908-01-04 12:00</text:p>
          </table:table-cell>
          <table:table-cell office:value-type="float" office:value="-0.928">
            <text:p>-0.928</text:p>
          </table:table-cell>
          <table:table-cell table:style-name="ce4" office:value-type="string">
            <text:p>1912-06-26 12:00</text:p>
          </table:table-cell>
          <table:table-cell office:value-type="float" office:value="6.996">
            <text:p>6.996</text:p>
          </table:table-cell>
          <table:table-cell table:style-name="ce4" office:value-type="string">
            <text:p>1922-08-12 12:00</text:p>
          </table:table-cell>
          <table:table-cell office:value-type="float" office:value="-0.004">
            <text:p>-0.00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3-03-21 12:00</text:p>
          </table:table-cell>
          <table:table-cell office:value-type="float" office:value="0.254">
            <text:p>0.254</text:p>
          </table:table-cell>
          <table:table-cell table:style-name="ce4" office:value-type="string">
            <text:p>1908-01-18 12:00</text:p>
          </table:table-cell>
          <table:table-cell office:value-type="float" office:value="21.712">
            <text:p>21.712</text:p>
          </table:table-cell>
          <table:table-cell table:style-name="ce4" office:value-type="string">
            <text:p>1908-01-11 12:00</text:p>
          </table:table-cell>
          <table:table-cell office:value-type="float" office:value="-5">
            <text:p>-5</text:p>
          </table:table-cell>
          <table:table-cell table:style-name="ce4" office:value-type="string">
            <text:p>1912-07-19 12:00</text:p>
          </table:table-cell>
          <table:table-cell office:value-type="float" office:value="-0.016">
            <text:p>-0.016</text:p>
          </table:table-cell>
          <table:table-cell table:style-name="ce4" office:value-type="string">
            <text:p>1922-10-09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3-06-22 12:00</text:p>
          </table:table-cell>
          <table:table-cell office:value-type="float" office:value="23.448">
            <text:p>23.448</text:p>
          </table:table-cell>
          <table:table-cell table:style-name="ce4" office:value-type="string">
            <text:p>1908-01-25 12:00</text:p>
          </table:table-cell>
          <table:table-cell office:value-type="float" office:value="-4.272">
            <text:p>-4.272</text:p>
          </table:table-cell>
          <table:table-cell table:style-name="ce4" office:value-type="string">
            <text:p>1908-01-17 12:00</text:p>
          </table:table-cell>
          <table:table-cell office:value-type="float" office:value="0.241">
            <text:p>0.241</text:p>
          </table:table-cell>
          <table:table-cell table:style-name="ce4" office:value-type="string">
            <text:p>1912-08-20 12:00</text:p>
          </table:table-cell>
          <table:table-cell office:value-type="float" office:value="-6.975">
            <text:p>-6.975</text:p>
          </table:table-cell>
          <table:table-cell table:style-name="ce4" office:value-type="string">
            <text:p>1922-12-04 12:00</text:p>
          </table:table-cell>
          <table:table-cell office:value-type="float" office:value="0.086">
            <text:p>0.08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3-09-23 12:00</text:p>
          </table:table-cell>
          <table:table-cell office:value-type="float" office:value="-0.083">
            <text:p>-0.083</text:p>
          </table:table-cell>
          <table:table-cell table:style-name="ce4" office:value-type="string">
            <text:p>1908-02-01 12:00</text:p>
          </table:table-cell>
          <table:table-cell office:value-type="float" office:value="-21.265">
            <text:p>-21.265</text:p>
          </table:table-cell>
          <table:table-cell table:style-name="ce4" office:value-type="string">
            <text:p>1908-01-25 12:00</text:p>
          </table:table-cell>
          <table:table-cell office:value-type="float" office:value="5.194">
            <text:p>5.194</text:p>
          </table:table-cell>
          <table:table-cell table:style-name="ce4" office:value-type="string">
            <text:p>1912-09-07 12:00</text:p>
          </table:table-cell>
          <table:table-cell office:value-type="float" office:value="0.32">
            <text:p>0.32</text:p>
          </table:table-cell>
          <table:table-cell table:style-name="ce4" office:value-type="string">
            <text:p>1923-01-29 12:00</text:p>
          </table:table-cell>
          <table:table-cell office:value-type="float" office:value="3.391">
            <text:p>3.39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3-12-22 12:00</text:p>
          </table:table-cell>
          <table:table-cell office:value-type="float" office:value="-23.449">
            <text:p>-23.449</text:p>
          </table:table-cell>
          <table:table-cell table:style-name="ce4" office:value-type="string">
            <text:p>1908-02-06 12:00</text:p>
          </table:table-cell>
          <table:table-cell office:value-type="float" office:value="1.55">
            <text:p>1.55</text:p>
          </table:table-cell>
          <table:table-cell table:style-name="ce4" office:value-type="string">
            <text:p>1908-01-31 12:00</text:p>
          </table:table-cell>
          <table:table-cell office:value-type="float" office:value="-0.265">
            <text:p>-0.265</text:p>
          </table:table-cell>
          <table:table-cell table:style-name="ce4" office:value-type="string">
            <text:p>1912-09-22 12:00</text:p>
          </table:table-cell>
          <table:table-cell office:value-type="float" office:value="6.995">
            <text:p>6.995</text:p>
          </table:table-cell>
          <table:table-cell table:style-name="ce4" office:value-type="string">
            <text:p>1923-03-25 12:00</text:p>
          </table:table-cell>
          <table:table-cell office:value-type="float" office:value="-0.032">
            <text:p>-0.03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4-03-21 12:00</text:p>
          </table:table-cell>
          <table:table-cell office:value-type="float" office:value="0.159">
            <text:p>0.159</text:p>
          </table:table-cell>
          <table:table-cell table:style-name="ce4" office:value-type="string">
            <text:p>1908-02-14 12:00</text:p>
          </table:table-cell>
          <table:table-cell office:value-type="float" office:value="22.066">
            <text:p>22.066</text:p>
          </table:table-cell>
          <table:table-cell table:style-name="ce4" office:value-type="string">
            <text:p>1908-02-07 12:00</text:p>
          </table:table-cell>
          <table:table-cell office:value-type="float" office:value="-5.015">
            <text:p>-5.015</text:p>
          </table:table-cell>
          <table:table-cell table:style-name="ce4" office:value-type="string">
            <text:p>1912-10-15 12:00</text:p>
          </table:table-cell>
          <table:table-cell office:value-type="float" office:value="-0.027">
            <text:p>-0.027</text:p>
          </table:table-cell>
          <table:table-cell table:style-name="ce4" office:value-type="string">
            <text:p>1923-05-21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4-06-22 12:00</text:p>
          </table:table-cell>
          <table:table-cell office:value-type="float" office:value="23.448">
            <text:p>23.448</text:p>
          </table:table-cell>
          <table:table-cell table:style-name="ce4" office:value-type="string">
            <text:p>1908-02-21 12:00</text:p>
          </table:table-cell>
          <table:table-cell office:value-type="float" office:value="-3.244">
            <text:p>-3.244</text:p>
          </table:table-cell>
          <table:table-cell table:style-name="ce4" office:value-type="string">
            <text:p>1908-02-13 12:00</text:p>
          </table:table-cell>
          <table:table-cell office:value-type="float" office:value="0.008">
            <text:p>0.008</text:p>
          </table:table-cell>
          <table:table-cell table:style-name="ce4" office:value-type="string">
            <text:p>1912-11-15 12:00</text:p>
          </table:table-cell>
          <table:table-cell office:value-type="float" office:value="-7">
            <text:p>-7</text:p>
          </table:table-cell>
          <table:table-cell table:style-name="ce4" office:value-type="string">
            <text:p>1923-07-16 12:00</text:p>
          </table:table-cell>
          <table:table-cell office:value-type="float" office:value="0.019">
            <text:p>0.019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4-09-24 12:00</text:p>
          </table:table-cell>
          <table:table-cell office:value-type="float" office:value="-0.379">
            <text:p>-0.379</text:p>
          </table:table-cell>
          <table:table-cell table:style-name="ce4" office:value-type="string">
            <text:p>1908-02-28 12:00</text:p>
          </table:table-cell>
          <table:table-cell office:value-type="float" office:value="-22.142">
            <text:p>-22.142</text:p>
          </table:table-cell>
          <table:table-cell table:style-name="ce4" office:value-type="string">
            <text:p>1908-02-21 12:00</text:p>
          </table:table-cell>
          <table:table-cell office:value-type="float" office:value="5.083">
            <text:p>5.083</text:p>
          </table:table-cell>
          <table:table-cell table:style-name="ce4" office:value-type="string">
            <text:p>1912-12-04 12:00</text:p>
          </table:table-cell>
          <table:table-cell office:value-type="float" office:value="0.343">
            <text:p>0.343</text:p>
          </table:table-cell>
          <table:table-cell table:style-name="ce4" office:value-type="string">
            <text:p>1923-09-10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4-12-23 12:00</text:p>
          </table:table-cell>
          <table:table-cell office:value-type="float" office:value="-23.444">
            <text:p>-23.444</text:p>
          </table:table-cell>
          <table:table-cell table:style-name="ce4" office:value-type="string">
            <text:p>1908-03-05 12:00</text:p>
          </table:table-cell>
          <table:table-cell office:value-type="float" office:value="4.816">
            <text:p>4.816</text:p>
          </table:table-cell>
          <table:table-cell table:style-name="ce4" office:value-type="string">
            <text:p>1908-02-28 12:00</text:p>
          </table:table-cell>
          <table:table-cell office:value-type="float" office:value="-1.138">
            <text:p>-1.138</text:p>
          </table:table-cell>
          <table:table-cell table:style-name="ce4" office:value-type="string">
            <text:p>1912-12-19 12:00</text:p>
          </table:table-cell>
          <table:table-cell office:value-type="float" office:value="6.994">
            <text:p>6.994</text:p>
          </table:table-cell>
          <table:table-cell table:style-name="ce4" office:value-type="string">
            <text:p>1923-11-05 12:00</text:p>
          </table:table-cell>
          <table:table-cell office:value-type="float" office:value="-0.06">
            <text:p>-0.0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5-03-21 12:00</text:p>
          </table:table-cell>
          <table:table-cell office:value-type="float" office:value="0.063">
            <text:p>0.063</text:p>
          </table:table-cell>
          <table:table-cell table:style-name="ce4" office:value-type="string">
            <text:p>1908-03-12 12:00</text:p>
          </table:table-cell>
          <table:table-cell office:value-type="float" office:value="22.511">
            <text:p>22.511</text:p>
          </table:table-cell>
          <table:table-cell table:style-name="ce4" office:value-type="string">
            <text:p>1908-03-05 12:00</text:p>
          </table:table-cell>
          <table:table-cell office:value-type="float" office:value="-4.958">
            <text:p>-4.958</text:p>
          </table:table-cell>
          <table:table-cell table:style-name="ce4" office:value-type="string">
            <text:p>1913-01-11 12:00</text:p>
          </table:table-cell>
          <table:table-cell office:value-type="float" office:value="-0.038">
            <text:p>-0.038</text:p>
          </table:table-cell>
          <table:table-cell table:style-name="ce4" office:value-type="string">
            <text:p>1924-01-01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5-06-23 12:00</text:p>
          </table:table-cell>
          <table:table-cell office:value-type="float" office:value="23.442">
            <text:p>23.442</text:p>
          </table:table-cell>
          <table:table-cell table:style-name="ce4" office:value-type="string">
            <text:p>1908-03-19 12:00</text:p>
          </table:table-cell>
          <table:table-cell office:value-type="float" office:value="-2.181">
            <text:p>-2.181</text:p>
          </table:table-cell>
          <table:table-cell table:style-name="ce4" office:value-type="string">
            <text:p>1908-03-12 12:00</text:p>
          </table:table-cell>
          <table:table-cell office:value-type="float" office:value="0.937">
            <text:p>0.937</text:p>
          </table:table-cell>
          <table:table-cell table:style-name="ce4" office:value-type="string">
            <text:p>1913-02-11 12:00</text:p>
          </table:table-cell>
          <table:table-cell office:value-type="float" office:value="-7">
            <text:p>-7</text:p>
          </table:table-cell>
          <table:table-cell table:style-name="ce4" office:value-type="string">
            <text:p>1924-02-26 12:00</text:p>
          </table:table-cell>
          <table:table-cell office:value-type="float" office:value="0.048">
            <text:p>0.04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5-09-24 12:00</text:p>
          </table:table-cell>
          <table:table-cell office:value-type="float" office:value="-0.284">
            <text:p>-0.284</text:p>
          </table:table-cell>
          <table:table-cell table:style-name="ce4" office:value-type="string">
            <text:p>1908-03-26 12:00</text:p>
          </table:table-cell>
          <table:table-cell office:value-type="float" office:value="-22.741">
            <text:p>-22.741</text:p>
          </table:table-cell>
          <table:table-cell table:style-name="ce4" office:value-type="string">
            <text:p>1908-03-19 12:00</text:p>
          </table:table-cell>
          <table:table-cell office:value-type="float" office:value="4.978">
            <text:p>4.978</text:p>
          </table:table-cell>
          <table:table-cell table:style-name="ce4" office:value-type="string">
            <text:p>1913-03-02 12:00</text:p>
          </table:table-cell>
          <table:table-cell office:value-type="float" office:value="0.366">
            <text:p>0.366</text:p>
          </table:table-cell>
          <table:table-cell table:style-name="ce4" office:value-type="string">
            <text:p>1924-04-22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935-12-23 12:00</text:p>
          </table:table-cell>
          <table:table-cell office:value-type="float" office:value="-23.445">
            <text:p>-23.445</text:p>
          </table:table-cell>
          <table:table-cell table:style-name="ce4" office:value-type="string">
            <text:p>1908-04-01 12:00</text:p>
          </table:table-cell>
          <table:table-cell office:value-type="float" office:value="2.568">
            <text:p>2.568</text:p>
          </table:table-cell>
          <table:table-cell table:style-name="ce4" office:value-type="string">
            <text:p>1908-03-26 12:00</text:p>
          </table:table-cell>
          <table:table-cell office:value-type="float" office:value="-0.961">
            <text:p>-0.961</text:p>
          </table:table-cell>
          <table:table-cell table:style-name="ce4" office:value-type="string">
            <text:p>1913-03-17 12:00</text:p>
          </table:table-cell>
          <table:table-cell office:value-type="float" office:value="6.993">
            <text:p>6.993</text:p>
          </table:table-cell>
          <table:table-cell table:style-name="ce4" office:value-type="string">
            <text:p>1924-06-17 12:00</text:p>
          </table:table-cell>
          <table:table-cell office:value-type="float" office:value="-0.089">
            <text:p>-0.0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4-08 12:00</text:p>
          </table:table-cell>
          <table:table-cell office:value-type="float" office:value="23.01">
            <text:p>23.01</text:p>
          </table:table-cell>
          <table:table-cell table:style-name="ce4" office:value-type="string">
            <text:p>1908-04-01 12:00</text:p>
          </table:table-cell>
          <table:table-cell office:value-type="float" office:value="-4.947">
            <text:p>-4.947</text:p>
          </table:table-cell>
          <table:table-cell table:style-name="ce4" office:value-type="string">
            <text:p>1913-04-09 12:00</text:p>
          </table:table-cell>
          <table:table-cell office:value-type="float" office:value="-0.049">
            <text:p>-0.049</text:p>
          </table:table-cell>
          <table:table-cell table:style-name="ce4" office:value-type="string">
            <text:p>1924-08-13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4-15 12:00</text:p>
          </table:table-cell>
          <table:table-cell office:value-type="float" office:value="-0.689">
            <text:p>-0.689</text:p>
          </table:table-cell>
          <table:table-cell table:style-name="ce4" office:value-type="string">
            <text:p>1908-04-08 12:00</text:p>
          </table:table-cell>
          <table:table-cell office:value-type="float" office:value="0.869">
            <text:p>0.869</text:p>
          </table:table-cell>
          <table:table-cell table:style-name="ce4" office:value-type="string">
            <text:p>1913-05-10 12:00</text:p>
          </table:table-cell>
          <table:table-cell office:value-type="float" office:value="-7">
            <text:p>-7</text:p>
          </table:table-cell>
          <table:table-cell table:style-name="ce4" office:value-type="string">
            <text:p>1924-10-08 12:00</text:p>
          </table:table-cell>
          <table:table-cell office:value-type="float" office:value="0.076">
            <text:p>0.07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4-23 12:00</text:p>
          </table:table-cell>
          <table:table-cell office:value-type="float" office:value="-21.802">
            <text:p>-21.802</text:p>
          </table:table-cell>
          <table:table-cell table:style-name="ce4" office:value-type="string">
            <text:p>1908-04-16 12:00</text:p>
          </table:table-cell>
          <table:table-cell office:value-type="float" office:value="4.767">
            <text:p>4.767</text:p>
          </table:table-cell>
          <table:table-cell table:style-name="ce4" office:value-type="string">
            <text:p>1913-05-29 12:00</text:p>
          </table:table-cell>
          <table:table-cell office:value-type="float" office:value="0.389">
            <text:p>0.389</text:p>
          </table:table-cell>
          <table:table-cell table:style-name="ce4" office:value-type="string">
            <text:p>1924-12-03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4-28 12:00</text:p>
          </table:table-cell>
          <table:table-cell office:value-type="float" office:value="0.485">
            <text:p>0.485</text:p>
          </table:table-cell>
          <table:table-cell table:style-name="ce4" office:value-type="string">
            <text:p>1908-04-22 12:00</text:p>
          </table:table-cell>
          <table:table-cell office:value-type="float" office:value="-0.936">
            <text:p>-0.936</text:p>
          </table:table-cell>
          <table:table-cell table:style-name="ce4" office:value-type="string">
            <text:p>1913-06-13 12:00</text:p>
          </table:table-cell>
          <table:table-cell office:value-type="float" office:value="6.992">
            <text:p>6.992</text:p>
          </table:table-cell>
          <table:table-cell table:style-name="ce4" office:value-type="string">
            <text:p>1925-01-27 12:00</text:p>
          </table:table-cell>
          <table:table-cell office:value-type="float" office:value="-0.023">
            <text:p>-0.0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5-06 12:00</text:p>
          </table:table-cell>
          <table:table-cell office:value-type="float" office:value="22.608">
            <text:p>22.608</text:p>
          </table:table-cell>
          <table:table-cell table:style-name="ce4" office:value-type="string">
            <text:p>1908-04-29 12:00</text:p>
          </table:table-cell>
          <table:table-cell office:value-type="float" office:value="-4.765">
            <text:p>-4.765</text:p>
          </table:table-cell>
          <table:table-cell table:style-name="ce4" office:value-type="string">
            <text:p>1913-07-06 12:00</text:p>
          </table:table-cell>
          <table:table-cell office:value-type="float" office:value="-0.06">
            <text:p>-0.06</text:p>
          </table:table-cell>
          <table:table-cell table:style-name="ce4" office:value-type="string">
            <text:p>1925-03-26 12:00</text:p>
          </table:table-cell>
          <table:table-cell office:value-type="float" office:value="-3.391">
            <text:p>-3.39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5-13 12:00</text:p>
          </table:table-cell>
          <table:table-cell office:value-type="float" office:value="-3.869">
            <text:p>-3.869</text:p>
          </table:table-cell>
          <table:table-cell table:style-name="ce4" office:value-type="string">
            <text:p>1908-05-05 12:00</text:p>
          </table:table-cell>
          <table:table-cell office:value-type="float" office:value="0.739">
            <text:p>0.739</text:p>
          </table:table-cell>
          <table:table-cell table:style-name="ce4" office:value-type="string">
            <text:p>1913-08-06 12:00</text:p>
          </table:table-cell>
          <table:table-cell office:value-type="float" office:value="-6.999">
            <text:p>-6.999</text:p>
          </table:table-cell>
          <table:table-cell table:style-name="ce4" office:value-type="string">
            <text:p>1925-05-20 12:00</text:p>
          </table:table-cell>
          <table:table-cell office:value-type="float" office:value="0.01">
            <text:p>0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5-20 12:00</text:p>
          </table:table-cell>
          <table:table-cell office:value-type="float" office:value="-22.437">
            <text:p>-22.437</text:p>
          </table:table-cell>
          <table:table-cell table:style-name="ce4" office:value-type="string">
            <text:p>1908-05-13 12:00</text:p>
          </table:table-cell>
          <table:table-cell office:value-type="float" office:value="4.953">
            <text:p>4.953</text:p>
          </table:table-cell>
          <table:table-cell table:style-name="ce4" office:value-type="string">
            <text:p>1913-08-25 12:00</text:p>
          </table:table-cell>
          <table:table-cell office:value-type="float" office:value="0.412">
            <text:p>0.412</text:p>
          </table:table-cell>
          <table:table-cell table:style-name="ce4" office:value-type="string">
            <text:p>1925-07-15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5-26 12:00</text:p>
          </table:table-cell>
          <table:table-cell office:value-type="float" office:value="4.306">
            <text:p>4.306</text:p>
          </table:table-cell>
          <table:table-cell table:style-name="ce4" office:value-type="string">
            <text:p>1908-05-19 12:00</text:p>
          </table:table-cell>
          <table:table-cell office:value-type="float" office:value="-0.799">
            <text:p>-0.799</text:p>
          </table:table-cell>
          <table:table-cell table:style-name="ce4" office:value-type="string">
            <text:p>1913-09-09 12:00</text:p>
          </table:table-cell>
          <table:table-cell office:value-type="float" office:value="6.991">
            <text:p>6.991</text:p>
          </table:table-cell>
          <table:table-cell table:style-name="ce4" office:value-type="string">
            <text:p>1925-09-09 12:00</text:p>
          </table:table-cell>
          <table:table-cell office:value-type="float" office:value="-0.052">
            <text:p>-0.05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6-02 12:00</text:p>
          </table:table-cell>
          <table:table-cell office:value-type="float" office:value="23.113">
            <text:p>23.113</text:p>
          </table:table-cell>
          <table:table-cell table:style-name="ce4" office:value-type="string">
            <text:p>1908-05-26 12:00</text:p>
          </table:table-cell>
          <table:table-cell office:value-type="float" office:value="-4.966">
            <text:p>-4.966</text:p>
          </table:table-cell>
          <table:table-cell table:style-name="ce4" office:value-type="string">
            <text:p>1913-10-02 12:00</text:p>
          </table:table-cell>
          <table:table-cell office:value-type="float" office:value="-0.072">
            <text:p>-0.072</text:p>
          </table:table-cell>
          <table:table-cell table:style-name="ce4" office:value-type="string">
            <text:p>1925-11-05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6-09 12:00</text:p>
          </table:table-cell>
          <table:table-cell office:value-type="float" office:value="-1.864">
            <text:p>-1.864</text:p>
          </table:table-cell>
          <table:table-cell table:style-name="ce4" office:value-type="string">
            <text:p>1908-06-01 12:00</text:p>
          </table:table-cell>
          <table:table-cell office:value-type="float" office:value="0.48">
            <text:p>0.48</text:p>
          </table:table-cell>
          <table:table-cell table:style-name="ce4" office:value-type="string">
            <text:p>1913-11-02 12:00</text:p>
          </table:table-cell>
          <table:table-cell office:value-type="float" office:value="-6.999">
            <text:p>-6.999</text:p>
          </table:table-cell>
          <table:table-cell table:style-name="ce4" office:value-type="string">
            <text:p>1925-12-31 12:00</text:p>
          </table:table-cell>
          <table:table-cell office:value-type="float" office:value="0.039">
            <text:p>0.03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6-16 12:00</text:p>
          </table:table-cell>
          <table:table-cell office:value-type="float" office:value="-22.993">
            <text:p>-22.993</text:p>
          </table:table-cell>
          <table:table-cell table:style-name="ce4" office:value-type="string">
            <text:p>1908-06-09 12:00</text:p>
          </table:table-cell>
          <table:table-cell office:value-type="float" office:value="5.156">
            <text:p>5.156</text:p>
          </table:table-cell>
          <table:table-cell table:style-name="ce4" office:value-type="string">
            <text:p>1913-11-21 12:00</text:p>
          </table:table-cell>
          <table:table-cell office:value-type="float" office:value="0.435">
            <text:p>0.435</text:p>
          </table:table-cell>
          <table:table-cell table:style-name="ce4" office:value-type="string">
            <text:p>1926-02-25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6-22 12:00</text:p>
          </table:table-cell>
          <table:table-cell office:value-type="float" office:value="3.014">
            <text:p>3.014</text:p>
          </table:table-cell>
          <table:table-cell table:style-name="ce4" office:value-type="string">
            <text:p>1908-06-15 12:00</text:p>
          </table:table-cell>
          <table:table-cell office:value-type="float" office:value="-0.4">
            <text:p>-0.4</text:p>
          </table:table-cell>
          <table:table-cell table:style-name="ce4" office:value-type="string">
            <text:p>1913-12-06 12:00</text:p>
          </table:table-cell>
          <table:table-cell office:value-type="float" office:value="6.989">
            <text:p>6.989</text:p>
          </table:table-cell>
          <table:table-cell table:style-name="ce4" office:value-type="string">
            <text:p>1926-04-22 12:00</text:p>
          </table:table-cell>
          <table:table-cell office:value-type="float" office:value="-0.08">
            <text:p>-0.0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6-29 12:00</text:p>
          </table:table-cell>
          <table:table-cell office:value-type="float" office:value="23.366">
            <text:p>23.366</text:p>
          </table:table-cell>
          <table:table-cell table:style-name="ce4" office:value-type="string">
            <text:p>1908-06-22 12:00</text:p>
          </table:table-cell>
          <table:table-cell office:value-type="float" office:value="-5.115">
            <text:p>-5.115</text:p>
          </table:table-cell>
          <table:table-cell table:style-name="ce4" office:value-type="string">
            <text:p>1913-12-29 12:00</text:p>
          </table:table-cell>
          <table:table-cell office:value-type="float" office:value="-0.083">
            <text:p>-0.083</text:p>
          </table:table-cell>
          <table:table-cell table:style-name="ce4" office:value-type="string">
            <text:p>1926-06-18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7-06 12:00</text:p>
          </table:table-cell>
          <table:table-cell office:value-type="float" office:value="-0.137">
            <text:p>-0.137</text:p>
          </table:table-cell>
          <table:table-cell table:style-name="ce4" office:value-type="string">
            <text:p>1908-06-28 12:00</text:p>
          </table:table-cell>
          <table:table-cell office:value-type="float" office:value="0.15">
            <text:p>0.15</text:p>
          </table:table-cell>
          <table:table-cell table:style-name="ce4" office:value-type="string">
            <text:p>1914-01-29 12:00</text:p>
          </table:table-cell>
          <table:table-cell office:value-type="float" office:value="-6.998">
            <text:p>-6.998</text:p>
          </table:table-cell>
          <table:table-cell table:style-name="ce4" office:value-type="string">
            <text:p>1926-08-13 12:00</text:p>
          </table:table-cell>
          <table:table-cell office:value-type="float" office:value="0.067">
            <text:p>0.06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7-14 12:00</text:p>
          </table:table-cell>
          <table:table-cell office:value-type="float" office:value="-21.886">
            <text:p>-21.886</text:p>
          </table:table-cell>
          <table:table-cell table:style-name="ce4" office:value-type="string">
            <text:p>1908-07-06 12:00</text:p>
          </table:table-cell>
          <table:table-cell office:value-type="float" office:value="5.237">
            <text:p>5.237</text:p>
          </table:table-cell>
          <table:table-cell table:style-name="ce4" office:value-type="string">
            <text:p>1914-02-17 12:00</text:p>
          </table:table-cell>
          <table:table-cell office:value-type="float" office:value="0.458">
            <text:p>0.458</text:p>
          </table:table-cell>
          <table:table-cell table:style-name="ce4" office:value-type="string">
            <text:p>1926-10-08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7-19 12:00</text:p>
          </table:table-cell>
          <table:table-cell office:value-type="float" office:value="1.712">
            <text:p>1.712</text:p>
          </table:table-cell>
          <table:table-cell table:style-name="ce4" office:value-type="string">
            <text:p>1908-07-13 12:00</text:p>
          </table:table-cell>
          <table:table-cell office:value-type="float" office:value="-1.179">
            <text:p>-1.179</text:p>
          </table:table-cell>
          <table:table-cell table:style-name="ce4" office:value-type="string">
            <text:p>1914-03-04 12:00</text:p>
          </table:table-cell>
          <table:table-cell office:value-type="float" office:value="6.988">
            <text:p>6.988</text:p>
          </table:table-cell>
          <table:table-cell table:style-name="ce4" office:value-type="string">
            <text:p>1926-12-02 12:00</text:p>
          </table:table-cell>
          <table:table-cell office:value-type="float" office:value="-0.014">
            <text:p>-0.01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7-27 12:00</text:p>
          </table:table-cell>
          <table:table-cell office:value-type="float" office:value="22.606">
            <text:p>22.606</text:p>
          </table:table-cell>
          <table:table-cell table:style-name="ce4" office:value-type="string">
            <text:p>1908-07-19 12:00</text:p>
          </table:table-cell>
          <table:table-cell office:value-type="float" office:value="-5.149">
            <text:p>-5.149</text:p>
          </table:table-cell>
          <table:table-cell table:style-name="ce4" office:value-type="string">
            <text:p>1914-03-27 12:00</text:p>
          </table:table-cell>
          <table:table-cell office:value-type="float" office:value="-0.094">
            <text:p>-0.094</text:p>
          </table:table-cell>
          <table:table-cell table:style-name="ce4" office:value-type="string">
            <text:p>1927-01-29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8-03 12:00</text:p>
          </table:table-cell>
          <table:table-cell office:value-type="float" office:value="-3.698">
            <text:p>-3.698</text:p>
          </table:table-cell>
          <table:table-cell table:style-name="ce4" office:value-type="string">
            <text:p>1908-07-26 12:00</text:p>
          </table:table-cell>
          <table:table-cell office:value-type="float" office:value="0.972">
            <text:p>0.972</text:p>
          </table:table-cell>
          <table:table-cell table:style-name="ce4" office:value-type="string">
            <text:p>1914-04-27 12:00</text:p>
          </table:table-cell>
          <table:table-cell office:value-type="float" office:value="-6.997">
            <text:p>-6.997</text:p>
          </table:table-cell>
          <table:table-cell table:style-name="ce4" office:value-type="string">
            <text:p>1927-03-25 12:00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8-10 12:00</text:p>
          </table:table-cell>
          <table:table-cell office:value-type="float" office:value="-22.788">
            <text:p>-22.788</text:p>
          </table:table-cell>
          <table:table-cell table:style-name="ce4" office:value-type="string">
            <text:p>1908-08-03 12:00</text:p>
          </table:table-cell>
          <table:table-cell office:value-type="float" office:value="4.965">
            <text:p>4.965</text:p>
          </table:table-cell>
          <table:table-cell table:style-name="ce4" office:value-type="string">
            <text:p>1914-05-16 12:00</text:p>
          </table:table-cell>
          <table:table-cell office:value-type="float" office:value="0.481">
            <text:p>0.481</text:p>
          </table:table-cell>
          <table:table-cell table:style-name="ce4" office:value-type="string">
            <text:p>1927-05-20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8-16 12:00</text:p>
          </table:table-cell>
          <table:table-cell office:value-type="float" office:value="5.601">
            <text:p>5.601</text:p>
          </table:table-cell>
          <table:table-cell table:style-name="ce4" office:value-type="string">
            <text:p>1908-08-09 12:00</text:p>
          </table:table-cell>
          <table:table-cell office:value-type="float" office:value="-0.631">
            <text:p>-0.631</text:p>
          </table:table-cell>
          <table:table-cell table:style-name="ce4" office:value-type="string">
            <text:p>1914-05-31 12:00</text:p>
          </table:table-cell>
          <table:table-cell office:value-type="float" office:value="6.987">
            <text:p>6.987</text:p>
          </table:table-cell>
          <table:table-cell table:style-name="ce4" office:value-type="string">
            <text:p>1927-07-15 12:00</text:p>
          </table:table-cell>
          <table:table-cell office:value-type="float" office:value="-0.042">
            <text:p>-0.0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8-23 12:00</text:p>
          </table:table-cell>
          <table:table-cell office:value-type="float" office:value="22.979">
            <text:p>22.979</text:p>
          </table:table-cell>
          <table:table-cell table:style-name="ce4" office:value-type="string">
            <text:p>1908-08-15 12:00</text:p>
          </table:table-cell>
          <table:table-cell office:value-type="float" office:value="-5.085">
            <text:p>-5.085</text:p>
          </table:table-cell>
          <table:table-cell table:style-name="ce4" office:value-type="string">
            <text:p>1914-06-23 12:00</text:p>
          </table:table-cell>
          <table:table-cell office:value-type="float" office:value="-0.105">
            <text:p>-0.105</text:p>
          </table:table-cell>
          <table:table-cell table:style-name="ce4" office:value-type="string">
            <text:p>1927-09-10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8-30 12:00</text:p>
          </table:table-cell>
          <table:table-cell office:value-type="float" office:value="-2.662">
            <text:p>-2.662</text:p>
          </table:table-cell>
          <table:table-cell table:style-name="ce4" office:value-type="string">
            <text:p>1908-08-22 12:00</text:p>
          </table:table-cell>
          <table:table-cell office:value-type="float" office:value="0.801">
            <text:p>0.801</text:p>
          </table:table-cell>
          <table:table-cell table:style-name="ce4" office:value-type="string">
            <text:p>1914-07-24 12:00</text:p>
          </table:table-cell>
          <table:table-cell office:value-type="float" office:value="-6.997">
            <text:p>-6.997</text:p>
          </table:table-cell>
          <table:table-cell table:style-name="ce4" office:value-type="string">
            <text:p>1927-11-05 12:00</text:p>
          </table:table-cell>
          <table:table-cell office:value-type="float" office:value="0.029">
            <text:p>0.0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9-06 12:00</text:p>
          </table:table-cell>
          <table:table-cell office:value-type="float" office:value="-23.458">
            <text:p>-23.458</text:p>
          </table:table-cell>
          <table:table-cell table:style-name="ce4" office:value-type="string">
            <text:p>1908-08-30 12:00</text:p>
          </table:table-cell>
          <table:table-cell office:value-type="float" office:value="4.868">
            <text:p>4.868</text:p>
          </table:table-cell>
          <table:table-cell table:style-name="ce4" office:value-type="string">
            <text:p>1914-08-12 12:00</text:p>
          </table:table-cell>
          <table:table-cell office:value-type="float" office:value="0.504">
            <text:p>0.504</text:p>
          </table:table-cell>
          <table:table-cell table:style-name="ce4" office:value-type="string">
            <text:p>1927-12-31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9-12 12:00</text:p>
          </table:table-cell>
          <table:table-cell office:value-type="float" office:value="3.501">
            <text:p>3.501</text:p>
          </table:table-cell>
          <table:table-cell table:style-name="ce4" office:value-type="string">
            <text:p>1908-09-05 12:00</text:p>
          </table:table-cell>
          <table:table-cell office:value-type="float" office:value="-0.313">
            <text:p>-0.313</text:p>
          </table:table-cell>
          <table:table-cell table:style-name="ce4" office:value-type="string">
            <text:p>1914-08-27 12:00</text:p>
          </table:table-cell>
          <table:table-cell office:value-type="float" office:value="6.985">
            <text:p>6.985</text:p>
          </table:table-cell>
          <table:table-cell table:style-name="ce4" office:value-type="string">
            <text:p>1928-02-25 12:00</text:p>
          </table:table-cell>
          <table:table-cell office:value-type="float" office:value="-0.071">
            <text:p>-0.0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9-19 12:00</text:p>
          </table:table-cell>
          <table:table-cell office:value-type="float" office:value="23.437">
            <text:p>23.437</text:p>
          </table:table-cell>
          <table:table-cell table:style-name="ce4" office:value-type="string">
            <text:p>1908-09-12 12:00</text:p>
          </table:table-cell>
          <table:table-cell office:value-type="float" office:value="-4.761">
            <text:p>-4.761</text:p>
          </table:table-cell>
          <table:table-cell table:style-name="ce4" office:value-type="string">
            <text:p>1914-09-19 12:00</text:p>
          </table:table-cell>
          <table:table-cell office:value-type="float" office:value="-0.116">
            <text:p>-0.116</text:p>
          </table:table-cell>
          <table:table-cell table:style-name="ce4" office:value-type="string">
            <text:p>1928-04-22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09-26 12:00</text:p>
          </table:table-cell>
          <table:table-cell office:value-type="float" office:value="-1.594">
            <text:p>-1.594</text:p>
          </table:table-cell>
          <table:table-cell table:style-name="ce4" office:value-type="string">
            <text:p>1908-09-18 12:00</text:p>
          </table:table-cell>
          <table:table-cell office:value-type="float" office:value="0.737">
            <text:p>0.737</text:p>
          </table:table-cell>
          <table:table-cell table:style-name="ce4" office:value-type="string">
            <text:p>1914-10-20 12:00</text:p>
          </table:table-cell>
          <table:table-cell office:value-type="float" office:value="-6.996">
            <text:p>-6.996</text:p>
          </table:table-cell>
          <table:table-cell table:style-name="ce4" office:value-type="string">
            <text:p>1928-06-17 12:00</text:p>
          </table:table-cell>
          <table:table-cell office:value-type="float" office:value="0.058">
            <text:p>0.05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0-04 12:00</text:p>
          </table:table-cell>
          <table:table-cell office:value-type="float" office:value="-22.688">
            <text:p>-22.688</text:p>
          </table:table-cell>
          <table:table-cell table:style-name="ce4" office:value-type="string">
            <text:p>1908-09-26 12:00</text:p>
          </table:table-cell>
          <table:table-cell office:value-type="float" office:value="4.819">
            <text:p>4.819</text:p>
          </table:table-cell>
          <table:table-cell table:style-name="ce4" office:value-type="string">
            <text:p>1914-11-08 12:00</text:p>
          </table:table-cell>
          <table:table-cell office:value-type="float" office:value="0.527">
            <text:p>0.527</text:p>
          </table:table-cell>
          <table:table-cell table:style-name="ce4" office:value-type="string">
            <text:p>1928-08-12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0-09 12:00</text:p>
          </table:table-cell>
          <table:table-cell office:value-type="float" office:value="0.915">
            <text:p>0.915</text:p>
          </table:table-cell>
          <table:table-cell table:style-name="ce4" office:value-type="string">
            <text:p>1908-10-02 12:00</text:p>
          </table:table-cell>
          <table:table-cell office:value-type="float" office:value="-0.232">
            <text:p>-0.232</text:p>
          </table:table-cell>
          <table:table-cell table:style-name="ce4" office:value-type="string">
            <text:p>1914-11-23 12:00</text:p>
          </table:table-cell>
          <table:table-cell office:value-type="float" office:value="6.984">
            <text:p>6.984</text:p>
          </table:table-cell>
          <table:table-cell table:style-name="ce4" office:value-type="string">
            <text:p>1928-10-06 12:00</text:p>
          </table:table-cell>
          <table:table-cell office:value-type="float" office:value="-0.005">
            <text:p>-0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0-16 12:00</text:p>
          </table:table-cell>
          <table:table-cell office:value-type="float" office:value="23.937">
            <text:p>23.937</text:p>
          </table:table-cell>
          <table:table-cell table:style-name="ce4" office:value-type="string">
            <text:p>1908-10-09 12:00</text:p>
          </table:table-cell>
          <table:table-cell office:value-type="float" office:value="-4.857">
            <text:p>-4.857</text:p>
          </table:table-cell>
          <table:table-cell table:style-name="ce4" office:value-type="string">
            <text:p>1914-12-16 12:00</text:p>
          </table:table-cell>
          <table:table-cell office:value-type="float" office:value="-0.127">
            <text:p>-0.127</text:p>
          </table:table-cell>
          <table:table-cell table:style-name="ce4" office:value-type="string">
            <text:p>1928-12-03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0-23 12:00</text:p>
          </table:table-cell>
          <table:table-cell office:value-type="float" office:value="-0.167">
            <text:p>-0.167</text:p>
          </table:table-cell>
          <table:table-cell table:style-name="ce4" office:value-type="string">
            <text:p>1908-10-15 12:00</text:p>
          </table:table-cell>
          <table:table-cell office:value-type="float" office:value="0.656">
            <text:p>0.656</text:p>
          </table:table-cell>
          <table:table-cell table:style-name="ce4" office:value-type="string">
            <text:p>1915-01-16 12:00</text:p>
          </table:table-cell>
          <table:table-cell office:value-type="float" office:value="-6.996">
            <text:p>-6.996</text:p>
          </table:table-cell>
          <table:table-cell table:style-name="ce4" office:value-type="string">
            <text:p>1929-01-28 12:00</text:p>
          </table:table-cell>
          <table:table-cell office:value-type="float" office:value="0.087">
            <text:p>0.0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0-31 12:00</text:p>
          </table:table-cell>
          <table:table-cell office:value-type="float" office:value="-23.361">
            <text:p>-23.361</text:p>
          </table:table-cell>
          <table:table-cell table:style-name="ce4" office:value-type="string">
            <text:p>1908-10-23 12:00</text:p>
          </table:table-cell>
          <table:table-cell office:value-type="float" office:value="4.912">
            <text:p>4.912</text:p>
          </table:table-cell>
          <table:table-cell table:style-name="ce4" office:value-type="string">
            <text:p>1915-02-04 12:00</text:p>
          </table:table-cell>
          <table:table-cell office:value-type="float" office:value="0.55">
            <text:p>0.55</text:p>
          </table:table-cell>
          <table:table-cell table:style-name="ce4" office:value-type="string">
            <text:p>1929-03-25 12:00</text:p>
          </table:table-cell>
          <table:table-cell office:value-type="float" office:value="3.391">
            <text:p>3.39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1-06 12:00</text:p>
          </table:table-cell>
          <table:table-cell office:value-type="float" office:value="4.411">
            <text:p>4.411</text:p>
          </table:table-cell>
          <table:table-cell table:style-name="ce4" office:value-type="string">
            <text:p>1908-10-29 12:00</text:p>
          </table:table-cell>
          <table:table-cell office:value-type="float" office:value="-0.189">
            <text:p>-0.189</text:p>
          </table:table-cell>
          <table:table-cell table:style-name="ce4" office:value-type="string">
            <text:p>1915-02-19 12:00</text:p>
          </table:table-cell>
          <table:table-cell office:value-type="float" office:value="6.983">
            <text:p>6.983</text:p>
          </table:table-cell>
          <table:table-cell table:style-name="ce4" office:value-type="string">
            <text:p>1929-05-19 12:00</text:p>
          </table:table-cell>
          <table:table-cell office:value-type="float" office:value="-0.033">
            <text:p>-0.0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1-13 12:00</text:p>
          </table:table-cell>
          <table:table-cell office:value-type="float" office:value="23.499">
            <text:p>23.499</text:p>
          </table:table-cell>
          <table:table-cell table:style-name="ce4" office:value-type="string">
            <text:p>1908-11-05 12:00</text:p>
          </table:table-cell>
          <table:table-cell office:value-type="float" office:value="-5.043">
            <text:p>-5.043</text:p>
          </table:table-cell>
          <table:table-cell table:style-name="ce4" office:value-type="string">
            <text:p>1915-03-14 12:00</text:p>
          </table:table-cell>
          <table:table-cell office:value-type="float" office:value="-0.138">
            <text:p>-0.138</text:p>
          </table:table-cell>
          <table:table-cell table:style-name="ce4" office:value-type="string">
            <text:p>1929-07-15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1-20 12:00</text:p>
          </table:table-cell>
          <table:table-cell office:value-type="float" office:value="-3.419">
            <text:p>-3.419</text:p>
          </table:table-cell>
          <table:table-cell table:style-name="ce4" office:value-type="string">
            <text:p>1908-11-11 12:00</text:p>
          </table:table-cell>
          <table:table-cell office:value-type="float" office:value="0.412">
            <text:p>0.412</text:p>
          </table:table-cell>
          <table:table-cell table:style-name="ce4" office:value-type="string">
            <text:p>1915-04-14 12:00</text:p>
          </table:table-cell>
          <table:table-cell office:value-type="float" office:value="-6.995">
            <text:p>-6.995</text:p>
          </table:table-cell>
          <table:table-cell table:style-name="ce4" office:value-type="string">
            <text:p>1929-09-09 12:00</text:p>
          </table:table-cell>
          <table:table-cell office:value-type="float" office:value="0.02">
            <text:p>0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1-27 12:00</text:p>
          </table:table-cell>
          <table:table-cell office:value-type="float" office:value="-23.83">
            <text:p>-23.83</text:p>
          </table:table-cell>
          <table:table-cell table:style-name="ce4" office:value-type="string">
            <text:p>1908-11-19 12:00</text:p>
          </table:table-cell>
          <table:table-cell office:value-type="float" office:value="5.106">
            <text:p>5.106</text:p>
          </table:table-cell>
          <table:table-cell table:style-name="ce4" office:value-type="string">
            <text:p>1915-05-03 12:00</text:p>
          </table:table-cell>
          <table:table-cell office:value-type="float" office:value="0.573">
            <text:p>0.573</text:p>
          </table:table-cell>
          <table:table-cell table:style-name="ce4" office:value-type="string">
            <text:p>1929-11-04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2-03 12:00</text:p>
          </table:table-cell>
          <table:table-cell office:value-type="float" office:value="2.538">
            <text:p>2.538</text:p>
          </table:table-cell>
          <table:table-cell table:style-name="ce4" office:value-type="string">
            <text:p>1908-11-26 12:00</text:p>
          </table:table-cell>
          <table:table-cell office:value-type="float" office:value="-1.209">
            <text:p>-1.209</text:p>
          </table:table-cell>
          <table:table-cell table:style-name="ce4" office:value-type="string">
            <text:p>1915-05-18 12:00</text:p>
          </table:table-cell>
          <table:table-cell office:value-type="float" office:value="6.981">
            <text:p>6.981</text:p>
          </table:table-cell>
          <table:table-cell table:style-name="ce4" office:value-type="string">
            <text:p>1929-12-30 12:00</text:p>
          </table:table-cell>
          <table:table-cell office:value-type="float" office:value="-0.062">
            <text:p>-0.0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2-10 12:00</text:p>
          </table:table-cell>
          <table:table-cell office:value-type="float" office:value="24.004">
            <text:p>24.004</text:p>
          </table:table-cell>
          <table:table-cell table:style-name="ce4" office:value-type="string">
            <text:p>1908-12-02 12:00</text:p>
          </table:table-cell>
          <table:table-cell office:value-type="float" office:value="-5.212">
            <text:p>-5.212</text:p>
          </table:table-cell>
          <table:table-cell table:style-name="ce4" office:value-type="string">
            <text:p>1915-06-10 12:00</text:p>
          </table:table-cell>
          <table:table-cell office:value-type="float" office:value="-0.149">
            <text:p>-0.149</text:p>
          </table:table-cell>
          <table:table-cell table:style-name="ce4" office:value-type="string">
            <text:p>1930-02-25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2-17 12:00</text:p>
          </table:table-cell>
          <table:table-cell office:value-type="float" office:value="-1.502">
            <text:p>-1.502</text:p>
          </table:table-cell>
          <table:table-cell table:style-name="ce4" office:value-type="string">
            <text:p>1908-12-08 12:00</text:p>
          </table:table-cell>
          <table:table-cell office:value-type="float" office:value="0.003">
            <text:p>0.003</text:p>
          </table:table-cell>
          <table:table-cell table:style-name="ce4" office:value-type="string">
            <text:p>1915-07-11 12:00</text:p>
          </table:table-cell>
          <table:table-cell office:value-type="float" office:value="-6.994">
            <text:p>-6.994</text:p>
          </table:table-cell>
          <table:table-cell table:style-name="ce4" office:value-type="string">
            <text:p>1930-04-22 12:00</text:p>
          </table:table-cell>
          <table:table-cell office:value-type="float" office:value="0.049">
            <text:p>0.0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2-25 12:00</text:p>
          </table:table-cell>
          <table:table-cell office:value-type="float" office:value="-22.595">
            <text:p>-22.595</text:p>
          </table:table-cell>
          <table:table-cell table:style-name="ce4" office:value-type="string">
            <text:p>1908-12-16 12:00</text:p>
          </table:table-cell>
          <table:table-cell office:value-type="float" office:value="5.242">
            <text:p>5.242</text:p>
          </table:table-cell>
          <table:table-cell table:style-name="ce4" office:value-type="string">
            <text:p>1915-07-30 12:00</text:p>
          </table:table-cell>
          <table:table-cell office:value-type="float" office:value="0.596">
            <text:p>0.596</text:p>
          </table:table-cell>
          <table:table-cell table:style-name="ce4" office:value-type="string">
            <text:p>1930-06-17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8-12-30 12:00</text:p>
          </table:table-cell>
          <table:table-cell office:value-type="float" office:value="1.22">
            <text:p>1.22</text:p>
          </table:table-cell>
          <table:table-cell table:style-name="ce4" office:value-type="string">
            <text:p>1908-12-23 12:00</text:p>
          </table:table-cell>
          <table:table-cell office:value-type="float" office:value="-0.77">
            <text:p>-0.77</text:p>
          </table:table-cell>
          <table:table-cell table:style-name="ce4" office:value-type="string">
            <text:p>1915-08-14 12:00</text:p>
          </table:table-cell>
          <table:table-cell office:value-type="float" office:value="6.979">
            <text:p>6.979</text:p>
          </table:table-cell>
          <table:table-cell table:style-name="ce4" office:value-type="string">
            <text:p>1930-08-12 12:00</text:p>
          </table:table-cell>
          <table:table-cell office:value-type="float" office:value="-0.09">
            <text:p>-0.0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1-07 12:00</text:p>
          </table:table-cell>
          <table:table-cell office:value-type="float" office:value="23.108">
            <text:p>23.108</text:p>
          </table:table-cell>
          <table:table-cell table:style-name="ce4" office:value-type="string">
            <text:p>1908-12-30 12:00</text:p>
          </table:table-cell>
          <table:table-cell office:value-type="float" office:value="-4.992">
            <text:p>-4.992</text:p>
          </table:table-cell>
          <table:table-cell table:style-name="ce4" office:value-type="string">
            <text:p>1915-09-06 12:00</text:p>
          </table:table-cell>
          <table:table-cell office:value-type="float" office:value="-0.16">
            <text:p>-0.16</text:p>
          </table:table-cell>
          <table:table-cell table:style-name="ce4" office:value-type="string">
            <text:p>1930-10-08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1-14 12:00</text:p>
          </table:table-cell>
          <table:table-cell office:value-type="float" office:value="-4.786">
            <text:p>-4.786</text:p>
          </table:table-cell>
          <table:table-cell table:style-name="ce4" office:value-type="string">
            <text:p>1909-01-05 12:00</text:p>
          </table:table-cell>
          <table:table-cell office:value-type="float" office:value="0.786">
            <text:p>0.786</text:p>
          </table:table-cell>
          <table:table-cell table:style-name="ce4" office:value-type="string">
            <text:p>1915-10-07 12:00</text:p>
          </table:table-cell>
          <table:table-cell office:value-type="float" office:value="-6.994">
            <text:p>-6.994</text:p>
          </table:table-cell>
          <table:table-cell table:style-name="ce4" office:value-type="string">
            <text:p>1930-12-03 12:00</text:p>
          </table:table-cell>
          <table:table-cell office:value-type="float" office:value="0.078">
            <text:p>0.07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1-21 12:00</text:p>
          </table:table-cell>
          <table:table-cell office:value-type="float" office:value="-23.433">
            <text:p>-23.433</text:p>
          </table:table-cell>
          <table:table-cell table:style-name="ce4" office:value-type="string">
            <text:p>1909-01-13 12:00</text:p>
          </table:table-cell>
          <table:table-cell office:value-type="float" office:value="5.03">
            <text:p>5.03</text:p>
          </table:table-cell>
          <table:table-cell table:style-name="ce4" office:value-type="string">
            <text:p>1915-10-26 12:00</text:p>
          </table:table-cell>
          <table:table-cell office:value-type="float" office:value="0.619">
            <text:p>0.619</text:p>
          </table:table-cell>
          <table:table-cell table:style-name="ce4" office:value-type="string">
            <text:p>1931-01-28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1-27 12:00</text:p>
          </table:table-cell>
          <table:table-cell office:value-type="float" office:value="5.639">
            <text:p>5.639</text:p>
          </table:table-cell>
          <table:table-cell table:style-name="ce4" office:value-type="string">
            <text:p>1909-01-19 12:00</text:p>
          </table:table-cell>
          <table:table-cell office:value-type="float" office:value="-0.229">
            <text:p>-0.229</text:p>
          </table:table-cell>
          <table:table-cell table:style-name="ce4" office:value-type="string">
            <text:p>1915-11-10 12:00</text:p>
          </table:table-cell>
          <table:table-cell office:value-type="float" office:value="6.978">
            <text:p>6.978</text:p>
          </table:table-cell>
          <table:table-cell table:style-name="ce4" office:value-type="string">
            <text:p>1931-03-24 12:00</text:p>
          </table:table-cell>
          <table:table-cell office:value-type="float" office:value="-0.024">
            <text:p>-0.0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2-03 12:00</text:p>
          </table:table-cell>
          <table:table-cell office:value-type="float" office:value="23.547">
            <text:p>23.547</text:p>
          </table:table-cell>
          <table:table-cell table:style-name="ce4" office:value-type="string">
            <text:p>1909-01-26 12:00</text:p>
          </table:table-cell>
          <table:table-cell office:value-type="float" office:value="-4.967">
            <text:p>-4.967</text:p>
          </table:table-cell>
          <table:table-cell table:style-name="ce4" office:value-type="string">
            <text:p>1915-12-03 12:00</text:p>
          </table:table-cell>
          <table:table-cell office:value-type="float" office:value="-0.171">
            <text:p>-0.171</text:p>
          </table:table-cell>
          <table:table-cell table:style-name="ce4" office:value-type="string">
            <text:p>1931-05-20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2-10 12:00</text:p>
          </table:table-cell>
          <table:table-cell office:value-type="float" office:value="-3.483">
            <text:p>-3.483</text:p>
          </table:table-cell>
          <table:table-cell table:style-name="ce4" office:value-type="string">
            <text:p>1909-02-01 12:00</text:p>
          </table:table-cell>
          <table:table-cell office:value-type="float" office:value="0.552">
            <text:p>0.552</text:p>
          </table:table-cell>
          <table:table-cell table:style-name="ce4" office:value-type="string">
            <text:p>1916-01-03 12:00</text:p>
          </table:table-cell>
          <table:table-cell office:value-type="float" office:value="-6.993">
            <text:p>-6.993</text:p>
          </table:table-cell>
          <table:table-cell table:style-name="ce4" office:value-type="string">
            <text:p>1931-07-15 12:00</text:p>
          </table:table-cell>
          <table:table-cell office:value-type="float" office:value="0.011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2-17 12:00</text:p>
          </table:table-cell>
          <table:table-cell office:value-type="float" office:value="-24.16">
            <text:p>-24.16</text:p>
          </table:table-cell>
          <table:table-cell table:style-name="ce4" office:value-type="string">
            <text:p>1909-02-09 12:00</text:p>
          </table:table-cell>
          <table:table-cell office:value-type="float" office:value="4.936">
            <text:p>4.936</text:p>
          </table:table-cell>
          <table:table-cell table:style-name="ce4" office:value-type="string">
            <text:p>1916-01-22 12:00</text:p>
          </table:table-cell>
          <table:table-cell office:value-type="float" office:value="0.642">
            <text:p>0.642</text:p>
          </table:table-cell>
          <table:table-cell table:style-name="ce4" office:value-type="string">
            <text:p>1931-09-09 12:00</text:p>
          </table:table-cell>
          <table:table-cell office:value-type="float" office:value="3.394">
            <text:p>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2-23 12:00</text:p>
          </table:table-cell>
          <table:table-cell office:value-type="float" office:value="3.853">
            <text:p>3.853</text:p>
          </table:table-cell>
          <table:table-cell table:style-name="ce4" office:value-type="string">
            <text:p>1909-02-16 12:00</text:p>
          </table:table-cell>
          <table:table-cell office:value-type="float" office:value="-1.076">
            <text:p>-1.076</text:p>
          </table:table-cell>
          <table:table-cell table:style-name="ce4" office:value-type="string">
            <text:p>1916-02-06 12:00</text:p>
          </table:table-cell>
          <table:table-cell office:value-type="float" office:value="6.976">
            <text:p>6.976</text:p>
          </table:table-cell>
          <table:table-cell table:style-name="ce4" office:value-type="string">
            <text:p>1931-11-04 12:00</text:p>
          </table:table-cell>
          <table:table-cell office:value-type="float" office:value="-0.052">
            <text:p>-0.05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3-02 12:00</text:p>
          </table:table-cell>
          <table:table-cell office:value-type="float" office:value="23.987">
            <text:p>23.987</text:p>
          </table:table-cell>
          <table:table-cell table:style-name="ce4" office:value-type="string">
            <text:p>1909-02-22 12:00</text:p>
          </table:table-cell>
          <table:table-cell office:value-type="float" office:value="-4.915">
            <text:p>-4.915</text:p>
          </table:table-cell>
          <table:table-cell table:style-name="ce4" office:value-type="string">
            <text:p>1916-02-29 12:00</text:p>
          </table:table-cell>
          <table:table-cell office:value-type="float" office:value="-0.181">
            <text:p>-0.181</text:p>
          </table:table-cell>
          <table:table-cell table:style-name="ce4" office:value-type="string">
            <text:p>1931-12-31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3-09 12:00</text:p>
          </table:table-cell>
          <table:table-cell office:value-type="float" office:value="-2.388">
            <text:p>-2.388</text:p>
          </table:table-cell>
          <table:table-cell table:style-name="ce4" office:value-type="string">
            <text:p>1909-02-28 12:00</text:p>
          </table:table-cell>
          <table:table-cell office:value-type="float" office:value="0.493">
            <text:p>0.493</text:p>
          </table:table-cell>
          <table:table-cell table:style-name="ce4" office:value-type="string">
            <text:p>1916-03-31 12:00</text:p>
          </table:table-cell>
          <table:table-cell office:value-type="float" office:value="-6.992">
            <text:p>-6.992</text:p>
          </table:table-cell>
          <table:table-cell table:style-name="ce4" office:value-type="string">
            <text:p>1932-02-25 12:00</text:p>
          </table:table-cell>
          <table:table-cell office:value-type="float" office:value="0.04">
            <text:p>0.0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3-17 12:00</text:p>
          </table:table-cell>
          <table:table-cell office:value-type="float" office:value="-23.453">
            <text:p>-23.453</text:p>
          </table:table-cell>
          <table:table-cell table:style-name="ce4" office:value-type="string">
            <text:p>1909-03-08 12:00</text:p>
          </table:table-cell>
          <table:table-cell office:value-type="float" office:value="4.856">
            <text:p>4.856</text:p>
          </table:table-cell>
          <table:table-cell table:style-name="ce4" office:value-type="string">
            <text:p>1916-04-19 12:00</text:p>
          </table:table-cell>
          <table:table-cell office:value-type="float" office:value="0.665">
            <text:p>0.665</text:p>
          </table:table-cell>
          <table:table-cell table:style-name="ce4" office:value-type="string">
            <text:p>1932-04-21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3-22 12:00</text:p>
          </table:table-cell>
          <table:table-cell office:value-type="float" office:value="1.226">
            <text:p>1.226</text:p>
          </table:table-cell>
          <table:table-cell table:style-name="ce4" office:value-type="string">
            <text:p>1909-03-15 12:00</text:p>
          </table:table-cell>
          <table:table-cell office:value-type="float" office:value="-0.908">
            <text:p>-0.908</text:p>
          </table:table-cell>
          <table:table-cell table:style-name="ce4" office:value-type="string">
            <text:p>1916-05-04 12:00</text:p>
          </table:table-cell>
          <table:table-cell office:value-type="float" office:value="6.974">
            <text:p>6.974</text:p>
          </table:table-cell>
          <table:table-cell table:style-name="ce4" office:value-type="string">
            <text:p>1932-06-16 12:00</text:p>
          </table:table-cell>
          <table:table-cell office:value-type="float" office:value="-0.081">
            <text:p>-0.08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3-29 12:00</text:p>
          </table:table-cell>
          <table:table-cell office:value-type="float" office:value="24.494">
            <text:p>24.494</text:p>
          </table:table-cell>
          <table:table-cell table:style-name="ce4" office:value-type="string">
            <text:p>1909-03-21 12:00</text:p>
          </table:table-cell>
          <table:table-cell office:value-type="float" office:value="-4.954">
            <text:p>-4.954</text:p>
          </table:table-cell>
          <table:table-cell table:style-name="ce4" office:value-type="string">
            <text:p>1916-05-27 12:00</text:p>
          </table:table-cell>
          <table:table-cell office:value-type="float" office:value="-0.192">
            <text:p>-0.192</text:p>
          </table:table-cell>
          <table:table-cell table:style-name="ce4" office:value-type="string">
            <text:p>1932-08-12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4-05 12:00</text:p>
          </table:table-cell>
          <table:table-cell office:value-type="float" office:value="-1.187">
            <text:p>-1.187</text:p>
          </table:table-cell>
          <table:table-cell table:style-name="ce4" office:value-type="string">
            <text:p>1909-03-27 12:00</text:p>
          </table:table-cell>
          <table:table-cell office:value-type="float" office:value="0.44">
            <text:p>0.44</text:p>
          </table:table-cell>
          <table:table-cell table:style-name="ce4" office:value-type="string">
            <text:p>1916-06-27 12:00</text:p>
          </table:table-cell>
          <table:table-cell office:value-type="float" office:value="-6.991">
            <text:p>-6.991</text:p>
          </table:table-cell>
          <table:table-cell table:style-name="ce4" office:value-type="string">
            <text:p>1932-10-07 12:00</text:p>
          </table:table-cell>
          <table:table-cell office:value-type="float" office:value="0.068">
            <text:p>0.06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4-13 12:00</text:p>
          </table:table-cell>
          <table:table-cell office:value-type="float" office:value="-24.224">
            <text:p>-24.224</text:p>
          </table:table-cell>
          <table:table-cell table:style-name="ce4" office:value-type="string">
            <text:p>1909-04-04 12:00</text:p>
          </table:table-cell>
          <table:table-cell office:value-type="float" office:value="4.908">
            <text:p>4.908</text:p>
          </table:table-cell>
          <table:table-cell table:style-name="ce4" office:value-type="string">
            <text:p>1916-07-16 12:00</text:p>
          </table:table-cell>
          <table:table-cell office:value-type="float" office:value="0.688">
            <text:p>0.688</text:p>
          </table:table-cell>
          <table:table-cell table:style-name="ce4" office:value-type="string">
            <text:p>1932-12-02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4-19 12:00</text:p>
          </table:table-cell>
          <table:table-cell office:value-type="float" office:value="4.68">
            <text:p>4.68</text:p>
          </table:table-cell>
          <table:table-cell table:style-name="ce4" office:value-type="string">
            <text:p>1909-04-11 12:00</text:p>
          </table:table-cell>
          <table:table-cell office:value-type="float" office:value="-0.864">
            <text:p>-0.864</text:p>
          </table:table-cell>
          <table:table-cell table:style-name="ce4" office:value-type="string">
            <text:p>1916-07-31 12:00</text:p>
          </table:table-cell>
          <table:table-cell office:value-type="float" office:value="6.973">
            <text:p>6.973</text:p>
          </table:table-cell>
          <table:table-cell table:style-name="ce4" office:value-type="string">
            <text:p>1933-01-26 12:00</text:p>
          </table:table-cell>
          <table:table-cell office:value-type="float" office:value="-0.015">
            <text:p>-0.0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4-26 12:00</text:p>
          </table:table-cell>
          <table:table-cell office:value-type="float" office:value="23.806">
            <text:p>23.806</text:p>
          </table:table-cell>
          <table:table-cell table:style-name="ce4" office:value-type="string">
            <text:p>1909-04-18 12:00</text:p>
          </table:table-cell>
          <table:table-cell office:value-type="float" office:value="-4.825">
            <text:p>-4.825</text:p>
          </table:table-cell>
          <table:table-cell table:style-name="ce4" office:value-type="string">
            <text:p>1916-08-23 12:00</text:p>
          </table:table-cell>
          <table:table-cell office:value-type="float" office:value="-0.203">
            <text:p>-0.203</text:p>
          </table:table-cell>
          <table:table-cell table:style-name="ce4" office:value-type="string">
            <text:p>1933-03-25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5-03 12:00</text:p>
          </table:table-cell>
          <table:table-cell office:value-type="float" office:value="-4.792">
            <text:p>-4.792</text:p>
          </table:table-cell>
          <table:table-cell table:style-name="ce4" office:value-type="string">
            <text:p>1909-04-23 12:00</text:p>
          </table:table-cell>
          <table:table-cell office:value-type="float" office:value="0.2">
            <text:p>0.2</text:p>
          </table:table-cell>
          <table:table-cell table:style-name="ce4" office:value-type="string">
            <text:p>1916-09-23 12:00</text:p>
          </table:table-cell>
          <table:table-cell office:value-type="float" office:value="-6.991">
            <text:p>-6.991</text:p>
          </table:table-cell>
          <table:table-cell table:style-name="ce4" office:value-type="string">
            <text:p>1933-05-19 12:00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5-10 12:00</text:p>
          </table:table-cell>
          <table:table-cell office:value-type="float" office:value="-24.693">
            <text:p>-24.693</text:p>
          </table:table-cell>
          <table:table-cell table:style-name="ce4" office:value-type="string">
            <text:p>1909-05-01 12:00</text:p>
          </table:table-cell>
          <table:table-cell office:value-type="float" office:value="5.07">
            <text:p>5.07</text:p>
          </table:table-cell>
          <table:table-cell table:style-name="ce4" office:value-type="string">
            <text:p>1916-10-12 12:00</text:p>
          </table:table-cell>
          <table:table-cell office:value-type="float" office:value="0.711">
            <text:p>0.711</text:p>
          </table:table-cell>
          <table:table-cell table:style-name="ce4" office:value-type="string">
            <text:p>1933-07-14 12:00</text:p>
          </table:table-cell>
          <table:table-cell office:value-type="float" office:value="3.394">
            <text:p>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5-16 12:00</text:p>
          </table:table-cell>
          <table:table-cell office:value-type="float" office:value="2.215">
            <text:p>2.215</text:p>
          </table:table-cell>
          <table:table-cell table:style-name="ce4" office:value-type="string">
            <text:p>1909-05-08 12:00</text:p>
          </table:table-cell>
          <table:table-cell office:value-type="float" office:value="-0.736">
            <text:p>-0.736</text:p>
          </table:table-cell>
          <table:table-cell table:style-name="ce4" office:value-type="string">
            <text:p>1916-10-27 12:00</text:p>
          </table:table-cell>
          <table:table-cell office:value-type="float" office:value="6.971">
            <text:p>6.971</text:p>
          </table:table-cell>
          <table:table-cell table:style-name="ce4" office:value-type="string">
            <text:p>1933-09-08 12:00</text:p>
          </table:table-cell>
          <table:table-cell office:value-type="float" office:value="-0.043">
            <text:p>-0.0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5-23 12:00</text:p>
          </table:table-cell>
          <table:table-cell office:value-type="float" office:value="24.482">
            <text:p>24.482</text:p>
          </table:table-cell>
          <table:table-cell table:style-name="ce4" office:value-type="string">
            <text:p>1909-05-15 12:00</text:p>
          </table:table-cell>
          <table:table-cell office:value-type="float" office:value="-5.059">
            <text:p>-5.059</text:p>
          </table:table-cell>
          <table:table-cell table:style-name="ce4" office:value-type="string">
            <text:p>1916-11-19 12:00</text:p>
          </table:table-cell>
          <table:table-cell office:value-type="float" office:value="-0.214">
            <text:p>-0.214</text:p>
          </table:table-cell>
          <table:table-cell table:style-name="ce4" office:value-type="string">
            <text:p>1933-11-04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5-30 12:00</text:p>
          </table:table-cell>
          <table:table-cell office:value-type="float" office:value="-3.147">
            <text:p>-3.147</text:p>
          </table:table-cell>
          <table:table-cell table:style-name="ce4" office:value-type="string">
            <text:p>1909-05-21 12:00</text:p>
          </table:table-cell>
          <table:table-cell office:value-type="float" office:value="1.004">
            <text:p>1.004</text:p>
          </table:table-cell>
          <table:table-cell table:style-name="ce4" office:value-type="string">
            <text:p>1916-12-20 12:00</text:p>
          </table:table-cell>
          <table:table-cell office:value-type="float" office:value="-6.99">
            <text:p>-6.99</text:p>
          </table:table-cell>
          <table:table-cell table:style-name="ce4" office:value-type="string">
            <text:p>1933-12-30 12:00</text:p>
          </table:table-cell>
          <table:table-cell office:value-type="float" office:value="0.031">
            <text:p>0.0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6-06 12:00</text:p>
          </table:table-cell>
          <table:table-cell office:value-type="float" office:value="-24.97">
            <text:p>-24.97</text:p>
          </table:table-cell>
          <table:table-cell table:style-name="ce4" office:value-type="string">
            <text:p>1909-05-28 12:00</text:p>
          </table:table-cell>
          <table:table-cell office:value-type="float" office:value="5.218">
            <text:p>5.218</text:p>
          </table:table-cell>
          <table:table-cell table:style-name="ce4" office:value-type="string">
            <text:p>1917-01-08 12:00</text:p>
          </table:table-cell>
          <table:table-cell office:value-type="float" office:value="0.734">
            <text:p>0.734</text:p>
          </table:table-cell>
          <table:table-cell table:style-name="ce4" office:value-type="string">
            <text:p>1934-02-24 12:00</text:p>
          </table:table-cell>
          <table:table-cell office:value-type="float" office:value="3.393">
            <text:p>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6-12 12:00</text:p>
          </table:table-cell>
          <table:table-cell office:value-type="float" office:value="0.469">
            <text:p>0.469</text:p>
          </table:table-cell>
          <table:table-cell table:style-name="ce4" office:value-type="string">
            <text:p>1909-06-04 12:00</text:p>
          </table:table-cell>
          <table:table-cell office:value-type="float" office:value="-0.426">
            <text:p>-0.426</text:p>
          </table:table-cell>
          <table:table-cell table:style-name="ce4" office:value-type="string">
            <text:p>1917-01-23 12:00</text:p>
          </table:table-cell>
          <table:table-cell office:value-type="float" office:value="6.969">
            <text:p>6.969</text:p>
          </table:table-cell>
          <table:table-cell table:style-name="ce4" office:value-type="string">
            <text:p>1934-04-21 12:00</text:p>
          </table:table-cell>
          <table:table-cell office:value-type="float" office:value="-0.072">
            <text:p>-0.07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6-19 12:00</text:p>
          </table:table-cell>
          <table:table-cell office:value-type="float" office:value="24.9">
            <text:p>24.9</text:p>
          </table:table-cell>
          <table:table-cell table:style-name="ce4" office:value-type="string">
            <text:p>1909-06-11 12:00</text:p>
          </table:table-cell>
          <table:table-cell office:value-type="float" office:value="-5.176">
            <text:p>-5.176</text:p>
          </table:table-cell>
          <table:table-cell table:style-name="ce4" office:value-type="string">
            <text:p>1917-02-15 12:00</text:p>
          </table:table-cell>
          <table:table-cell office:value-type="float" office:value="-0.226">
            <text:p>-0.226</text:p>
          </table:table-cell>
          <table:table-cell table:style-name="ce4" office:value-type="string">
            <text:p>1934-06-17 12:00</text:p>
          </table:table-cell>
          <table:table-cell office:value-type="float" office:value="-3.393">
            <text:p>-3.3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6-26 12:00</text:p>
          </table:table-cell>
          <table:table-cell office:value-type="float" office:value="-1.463">
            <text:p>-1.463</text:p>
          </table:table-cell>
          <table:table-cell table:style-name="ce4" office:value-type="string">
            <text:p>1909-06-17 12:00</text:p>
          </table:table-cell>
          <table:table-cell office:value-type="float" office:value="0.531">
            <text:p>0.531</text:p>
          </table:table-cell>
          <table:table-cell table:style-name="ce4" office:value-type="string">
            <text:p>1917-03-18 12:00</text:p>
          </table:table-cell>
          <table:table-cell office:value-type="float" office:value="-6.989">
            <text:p>-6.989</text:p>
          </table:table-cell>
          <table:table-cell table:style-name="ce4" office:value-type="string">
            <text:p>1934-08-12 12:00</text:p>
          </table:table-cell>
          <table:table-cell office:value-type="float" office:value="0.059">
            <text:p>0.0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7-04 12:00</text:p>
          </table:table-cell>
          <table:table-cell office:value-type="float" office:value="-24.028">
            <text:p>-24.028</text:p>
          </table:table-cell>
          <table:table-cell table:style-name="ce4" office:value-type="string">
            <text:p>1909-06-25 12:00</text:p>
          </table:table-cell>
          <table:table-cell office:value-type="float" office:value="5.052">
            <text:p>5.052</text:p>
          </table:table-cell>
          <table:table-cell table:style-name="ce4" office:value-type="string">
            <text:p>1917-04-05 12:00</text:p>
          </table:table-cell>
          <table:table-cell office:value-type="float" office:value="0.011">
            <text:p>0.011</text:p>
          </table:table-cell>
          <table:table-cell table:style-name="ce4" office:value-type="string">
            <text:p>1934-10-07 12:00</text:p>
          </table:table-cell>
          <table:table-cell office:value-type="float" office:value="3.392">
            <text:p>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7-10 12:00</text:p>
          </table:table-cell>
          <table:table-cell office:value-type="float" office:value="5.17">
            <text:p>5.17</text:p>
          </table:table-cell>
          <table:table-cell table:style-name="ce4" office:value-type="string">
            <text:p>1909-07-01 12:00</text:p>
          </table:table-cell>
          <table:table-cell office:value-type="float" office:value="-0.005">
            <text:p>-0.005</text:p>
          </table:table-cell>
          <table:table-cell table:style-name="ce4" office:value-type="string">
            <text:p>1917-04-21 12:00</text:p>
          </table:table-cell>
          <table:table-cell office:value-type="float" office:value="6.967">
            <text:p>6.967</text:p>
          </table:table-cell>
          <table:table-cell table:style-name="ce4" office:value-type="string">
            <text:p>1934-12-01 12:00</text:p>
          </table:table-cell>
          <table:table-cell office:value-type="float" office:value="-0.006">
            <text:p>-0.0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7-17 12:00</text:p>
          </table:table-cell>
          <table:table-cell office:value-type="float" office:value="24.014">
            <text:p>24.014</text:p>
          </table:table-cell>
          <table:table-cell table:style-name="ce4" office:value-type="string">
            <text:p>1909-07-08 12:00</text:p>
          </table:table-cell>
          <table:table-cell office:value-type="float" office:value="-5.154">
            <text:p>-5.154</text:p>
          </table:table-cell>
          <table:table-cell table:style-name="ce4" office:value-type="string">
            <text:p>1917-05-14 12:00</text:p>
          </table:table-cell>
          <table:table-cell office:value-type="float" office:value="-0.236">
            <text:p>-0.236</text:p>
          </table:table-cell>
          <table:table-cell table:style-name="ce4" office:value-type="string">
            <text:p>1935-01-28 12:00</text:p>
          </table:table-cell>
          <table:table-cell office:value-type="float" office:value="-3.392">
            <text:p>-3.3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7-24 12:00</text:p>
          </table:table-cell>
          <table:table-cell office:value-type="float" office:value="-4.948">
            <text:p>-4.948</text:p>
          </table:table-cell>
          <table:table-cell table:style-name="ce4" office:value-type="string">
            <text:p>1909-07-14 12:00</text:p>
          </table:table-cell>
          <table:table-cell office:value-type="float" office:value="0.178">
            <text:p>0.178</text:p>
          </table:table-cell>
          <table:table-cell table:style-name="ce4" office:value-type="string">
            <text:p>1917-06-14 12:00</text:p>
          </table:table-cell>
          <table:table-cell office:value-type="float" office:value="-6.988">
            <text:p>-6.988</text:p>
          </table:table-cell>
          <table:table-cell table:style-name="ce4" office:value-type="string">
            <text:p>1935-03-25 12:00</text:p>
          </table:table-cell>
          <table:table-cell office:value-type="float" office:value="0.088">
            <text:p>0.0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7-31 12:00</text:p>
          </table:table-cell>
          <table:table-cell office:value-type="float" office:value="-24.647">
            <text:p>-24.647</text:p>
          </table:table-cell>
          <table:table-cell table:style-name="ce4" office:value-type="string">
            <text:p>1909-07-22 12:00</text:p>
          </table:table-cell>
          <table:table-cell office:value-type="float" office:value="5.011">
            <text:p>5.011</text:p>
          </table:table-cell>
          <table:table-cell table:style-name="ce4" office:value-type="string">
            <text:p>1917-07-02 12:00</text:p>
          </table:table-cell>
          <table:table-cell office:value-type="float" office:value="0.034">
            <text:p>0.034</text:p>
          </table:table-cell>
          <table:table-cell table:style-name="ce4" office:value-type="string">
            <text:p>1935-05-19 12:00</text:p>
          </table:table-cell>
          <table:table-cell office:value-type="float" office:value="3.394">
            <text:p>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8-06 12:00</text:p>
          </table:table-cell>
          <table:table-cell office:value-type="float" office:value="3.888">
            <text:p>3.888</text:p>
          </table:table-cell>
          <table:table-cell table:style-name="ce4" office:value-type="string">
            <text:p>1909-07-29 12:00</text:p>
          </table:table-cell>
          <table:table-cell office:value-type="float" office:value="-0.813">
            <text:p>-0.813</text:p>
          </table:table-cell>
          <table:table-cell table:style-name="ce4" office:value-type="string">
            <text:p>1917-07-18 12:00</text:p>
          </table:table-cell>
          <table:table-cell office:value-type="float" office:value="6.965">
            <text:p>6.965</text:p>
          </table:table-cell>
          <table:table-cell table:style-name="ce4" office:value-type="string">
            <text:p>1935-07-14 12:00</text:p>
          </table:table-cell>
          <table:table-cell office:value-type="float" office:value="-0.034">
            <text:p>-0.0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8-13 12:00</text:p>
          </table:table-cell>
          <table:table-cell office:value-type="float" office:value="24.482">
            <text:p>24.482</text:p>
          </table:table-cell>
          <table:table-cell table:style-name="ce4" office:value-type="string">
            <text:p>1909-08-05 12:00</text:p>
          </table:table-cell>
          <table:table-cell office:value-type="float" office:value="-4.768">
            <text:p>-4.768</text:p>
          </table:table-cell>
          <table:table-cell table:style-name="ce4" office:value-type="string">
            <text:p>1917-08-10 12:00</text:p>
          </table:table-cell>
          <table:table-cell office:value-type="float" office:value="-0.247">
            <text:p>-0.247</text:p>
          </table:table-cell>
          <table:table-cell table:style-name="ce4" office:value-type="string">
            <text:p>1935-09-09 12:00</text:p>
          </table:table-cell>
          <table:table-cell office:value-type="float" office:value="-3.394">
            <text:p>-3.3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8-20 12:00</text:p>
          </table:table-cell>
          <table:table-cell office:value-type="float" office:value="-3.632">
            <text:p>-3.632</text:p>
          </table:table-cell>
          <table:table-cell table:style-name="ce4" office:value-type="string">
            <text:p>1909-08-10 12:00</text:p>
          </table:table-cell>
          <table:table-cell office:value-type="float" office:value="0.032">
            <text:p>0.032</text:p>
          </table:table-cell>
          <table:table-cell table:style-name="ce4" office:value-type="string">
            <text:p>1917-09-10 12:00</text:p>
          </table:table-cell>
          <table:table-cell office:value-type="float" office:value="-6.987">
            <text:p>-6.987</text:p>
          </table:table-cell>
          <table:table-cell table:style-name="ce4" office:value-type="string">
            <text:p>1935-11-04 12:00</text:p>
          </table:table-cell>
          <table:table-cell office:value-type="float" office:value="0.021">
            <text:p>0.02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1909-08-28 12:00</text:p>
          </table:table-cell>
          <table:table-cell office:value-type="float" office:value="-23.711">
            <text:p>-23.711</text:p>
          </table:table-cell>
          <table:table-cell table:style-name="ce4" office:value-type="string">
            <text:p>1909-08-18 12:00</text:p>
          </table:table-cell>
          <table:table-cell office:value-type="float" office:value="4.922">
            <text:p>4.922</text:p>
          </table:table-cell>
          <table:table-cell table:style-name="ce4" office:value-type="string">
            <text:p>1917-09-28 12:00</text:p>
          </table:table-cell>
          <table:table-cell office:value-type="float" office:value="0.056">
            <text:p>0.0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09-02 12:00</text:p>
          </table:table-cell>
          <table:table-cell office:value-type="float" office:value="1.973">
            <text:p>1.973</text:p>
          </table:table-cell>
          <table:table-cell table:style-name="ce4" office:value-type="string">
            <text:p>1909-08-25 12:00</text:p>
          </table:table-cell>
          <table:table-cell office:value-type="float" office:value="-0.571">
            <text:p>-0.571</text:p>
          </table:table-cell>
          <table:table-cell table:style-name="ce4" office:value-type="string">
            <text:p>1917-10-14 12:00</text:p>
          </table:table-cell>
          <table:table-cell office:value-type="float" office:value="6.963">
            <text:p>6.9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09-09 12:00</text:p>
          </table:table-cell>
          <table:table-cell office:value-type="float" office:value="24.938">
            <text:p>24.938</text:p>
          </table:table-cell>
          <table:table-cell table:style-name="ce4" office:value-type="string">
            <text:p>1909-09-01 12:00</text:p>
          </table:table-cell>
          <table:table-cell office:value-type="float" office:value="-4.778">
            <text:p>-4.778</text:p>
          </table:table-cell>
          <table:table-cell table:style-name="ce4" office:value-type="string">
            <text:p>1917-11-06 12:00</text:p>
          </table:table-cell>
          <table:table-cell office:value-type="float" office:value="-0.258">
            <text:p>-0.2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09-16 12:00</text:p>
          </table:table-cell>
          <table:table-cell office:value-type="float" office:value="-2.435">
            <text:p>-2.435</text:p>
          </table:table-cell>
          <table:table-cell table:style-name="ce4" office:value-type="string">
            <text:p>1909-09-07 12:00</text:p>
          </table:table-cell>
          <table:table-cell office:value-type="float" office:value="1.16">
            <text:p>1.16</text:p>
          </table:table-cell>
          <table:table-cell table:style-name="ce4" office:value-type="string">
            <text:p>1917-12-07 12:00</text:p>
          </table:table-cell>
          <table:table-cell office:value-type="float" office:value="-6.986">
            <text:p>-6.9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09-24 12:00</text:p>
          </table:table-cell>
          <table:table-cell office:value-type="float" office:value="-24.698">
            <text:p>-24.698</text:p>
          </table:table-cell>
          <table:table-cell table:style-name="ce4" office:value-type="string">
            <text:p>1909-09-14 12:00</text:p>
          </table:table-cell>
          <table:table-cell office:value-type="float" office:value="4.906">
            <text:p>4.906</text:p>
          </table:table-cell>
          <table:table-cell table:style-name="ce4" office:value-type="string">
            <text:p>1917-12-25 12:00</text:p>
          </table:table-cell>
          <table:table-cell office:value-type="float" office:value="0.079">
            <text:p>0.0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09-30 12:00</text:p>
          </table:table-cell>
          <table:table-cell office:value-type="float" office:value="5.757">
            <text:p>5.757</text:p>
          </table:table-cell>
          <table:table-cell table:style-name="ce4" office:value-type="string">
            <text:p>1909-09-21 12:00</text:p>
          </table:table-cell>
          <table:table-cell office:value-type="float" office:value="-0.483">
            <text:p>-0.483</text:p>
          </table:table-cell>
          <table:table-cell table:style-name="ce4" office:value-type="string">
            <text:p>1918-01-10 12:00</text:p>
          </table:table-cell>
          <table:table-cell office:value-type="float" office:value="6.961">
            <text:p>6.9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0-06 12:00</text:p>
          </table:table-cell>
          <table:table-cell office:value-type="float" office:value="25.42">
            <text:p>25.42</text:p>
          </table:table-cell>
          <table:table-cell table:style-name="ce4" office:value-type="string">
            <text:p>1909-09-28 12:00</text:p>
          </table:table-cell>
          <table:table-cell office:value-type="float" office:value="-4.918">
            <text:p>-4.918</text:p>
          </table:table-cell>
          <table:table-cell table:style-name="ce4" office:value-type="string">
            <text:p>1918-02-02 12:00</text:p>
          </table:table-cell>
          <table:table-cell office:value-type="float" office:value="-0.27">
            <text:p>-0.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0-13 12:00</text:p>
          </table:table-cell>
          <table:table-cell office:value-type="float" office:value="-1.181">
            <text:p>-1.181</text:p>
          </table:table-cell>
          <table:table-cell table:style-name="ce4" office:value-type="string">
            <text:p>1909-10-04 12:00</text:p>
          </table:table-cell>
          <table:table-cell office:value-type="float" office:value="1.084">
            <text:p>1.084</text:p>
          </table:table-cell>
          <table:table-cell table:style-name="ce4" office:value-type="string">
            <text:p>1918-03-05 12:00</text:p>
          </table:table-cell>
          <table:table-cell office:value-type="float" office:value="-6.985">
            <text:p>-6.9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0-21 12:00</text:p>
          </table:table-cell>
          <table:table-cell office:value-type="float" office:value="-25.344">
            <text:p>-25.344</text:p>
          </table:table-cell>
          <table:table-cell table:style-name="ce4" office:value-type="string">
            <text:p>1909-10-11 12:00</text:p>
          </table:table-cell>
          <table:table-cell office:value-type="float" office:value="5.016">
            <text:p>5.016</text:p>
          </table:table-cell>
          <table:table-cell table:style-name="ce4" office:value-type="string">
            <text:p>1918-03-23 12:00</text:p>
          </table:table-cell>
          <table:table-cell office:value-type="float" office:value="0.103">
            <text:p>0.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0-27 12:00</text:p>
          </table:table-cell>
          <table:table-cell office:value-type="float" office:value="2.697">
            <text:p>2.697</text:p>
          </table:table-cell>
          <table:table-cell table:style-name="ce4" office:value-type="string">
            <text:p>1909-10-18 12:00</text:p>
          </table:table-cell>
          <table:table-cell office:value-type="float" office:value="-0.41">
            <text:p>-0.41</text:p>
          </table:table-cell>
          <table:table-cell table:style-name="ce4" office:value-type="string">
            <text:p>1918-04-08 12:00</text:p>
          </table:table-cell>
          <table:table-cell office:value-type="float" office:value="6.959">
            <text:p>6.9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1-03 12:00</text:p>
          </table:table-cell>
          <table:table-cell office:value-type="float" office:value="24.706">
            <text:p>24.706</text:p>
          </table:table-cell>
          <table:table-cell table:style-name="ce4" office:value-type="string">
            <text:p>1909-10-25 12:00</text:p>
          </table:table-cell>
          <table:table-cell office:value-type="float" office:value="-5.131">
            <text:p>-5.131</text:p>
          </table:table-cell>
          <table:table-cell table:style-name="ce4" office:value-type="string">
            <text:p>1918-05-01 12:00</text:p>
          </table:table-cell>
          <table:table-cell office:value-type="float" office:value="-0.281">
            <text:p>-0.2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1-10 12:00</text:p>
          </table:table-cell>
          <table:table-cell office:value-type="float" office:value="-4.901">
            <text:p>-4.901</text:p>
          </table:table-cell>
          <table:table-cell table:style-name="ce4" office:value-type="string">
            <text:p>1909-10-31 12:00</text:p>
          </table:table-cell>
          <table:table-cell office:value-type="float" office:value="0.758">
            <text:p>0.758</text:p>
          </table:table-cell>
          <table:table-cell table:style-name="ce4" office:value-type="string">
            <text:p>1918-06-01 12:00</text:p>
          </table:table-cell>
          <table:table-cell office:value-type="float" office:value="-6.984">
            <text:p>-6.9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1-17 12:00</text:p>
          </table:table-cell>
          <table:table-cell office:value-type="float" office:value="-25.684">
            <text:p>-25.684</text:p>
          </table:table-cell>
          <table:table-cell table:style-name="ce4" office:value-type="string">
            <text:p>1909-11-07 12:00</text:p>
          </table:table-cell>
          <table:table-cell office:value-type="float" office:value="5.183">
            <text:p>5.183</text:p>
          </table:table-cell>
          <table:table-cell table:style-name="ce4" office:value-type="string">
            <text:p>1918-06-19 12:00</text:p>
          </table:table-cell>
          <table:table-cell office:value-type="float" office:value="0.125">
            <text:p>0.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1-23 12:00</text:p>
          </table:table-cell>
          <table:table-cell office:value-type="float" office:value="0.001">
            <text:p>0.001</text:p>
          </table:table-cell>
          <table:table-cell table:style-name="ce4" office:value-type="string">
            <text:p>1909-11-14 12:00</text:p>
          </table:table-cell>
          <table:table-cell office:value-type="float" office:value="-0.211">
            <text:p>-0.211</text:p>
          </table:table-cell>
          <table:table-cell table:style-name="ce4" office:value-type="string">
            <text:p>1918-07-05 12:00</text:p>
          </table:table-cell>
          <table:table-cell office:value-type="float" office:value="6.957">
            <text:p>6.9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1-30 12:00</text:p>
          </table:table-cell>
          <table:table-cell office:value-type="float" office:value="25.368">
            <text:p>25.368</text:p>
          </table:table-cell>
          <table:table-cell table:style-name="ce4" office:value-type="string">
            <text:p>1909-11-22 12:00</text:p>
          </table:table-cell>
          <table:table-cell office:value-type="float" office:value="-5.02">
            <text:p>-5.02</text:p>
          </table:table-cell>
          <table:table-cell table:style-name="ce4" office:value-type="string">
            <text:p>1918-07-28 12:00</text:p>
          </table:table-cell>
          <table:table-cell office:value-type="float" office:value="-0.292">
            <text:p>-0.2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2-07 12:00</text:p>
          </table:table-cell>
          <table:table-cell office:value-type="float" office:value="-3.346">
            <text:p>-3.346</text:p>
          </table:table-cell>
          <table:table-cell table:style-name="ce4" office:value-type="string">
            <text:p>1909-11-27 12:00</text:p>
          </table:table-cell>
          <table:table-cell office:value-type="float" office:value="0.185">
            <text:p>0.185</text:p>
          </table:table-cell>
          <table:table-cell table:style-name="ce4" office:value-type="string">
            <text:p>1918-08-28 12:00</text:p>
          </table:table-cell>
          <table:table-cell office:value-type="float" office:value="-6.983">
            <text:p>-6.9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2-15 12:00</text:p>
          </table:table-cell>
          <table:table-cell office:value-type="float" office:value="-24.641">
            <text:p>-24.641</text:p>
          </table:table-cell>
          <table:table-cell table:style-name="ce4" office:value-type="string">
            <text:p>1909-12-05 12:00</text:p>
          </table:table-cell>
          <table:table-cell office:value-type="float" office:value="5.064">
            <text:p>5.064</text:p>
          </table:table-cell>
          <table:table-cell table:style-name="ce4" office:value-type="string">
            <text:p>1918-09-15 12:00</text:p>
          </table:table-cell>
          <table:table-cell office:value-type="float" office:value="0.148">
            <text:p>0.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2-21 12:00</text:p>
          </table:table-cell>
          <table:table-cell office:value-type="float" office:value="4.446">
            <text:p>4.446</text:p>
          </table:table-cell>
          <table:table-cell table:style-name="ce4" office:value-type="string">
            <text:p>1909-12-12 12:00</text:p>
          </table:table-cell>
          <table:table-cell office:value-type="float" office:value="-1.02">
            <text:p>-1.02</text:p>
          </table:table-cell>
          <table:table-cell table:style-name="ce4" office:value-type="string">
            <text:p>1918-10-01 12:00</text:p>
          </table:table-cell>
          <table:table-cell office:value-type="float" office:value="6.954">
            <text:p>6.9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09-12-28 12:00</text:p>
          </table:table-cell>
          <table:table-cell office:value-type="float" office:value="24.334">
            <text:p>24.334</text:p>
          </table:table-cell>
          <table:table-cell table:style-name="ce4" office:value-type="string">
            <text:p>1909-12-19 12:00</text:p>
          </table:table-cell>
          <table:table-cell office:value-type="float" office:value="-5.083">
            <text:p>-5.083</text:p>
          </table:table-cell>
          <table:table-cell table:style-name="ce4" office:value-type="string">
            <text:p>1918-10-24 12:00</text:p>
          </table:table-cell>
          <table:table-cell office:value-type="float" office:value="-0.302">
            <text:p>-0.3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1-03 12:00</text:p>
          </table:table-cell>
          <table:table-cell office:value-type="float" office:value="-1.726">
            <text:p>-1.726</text:p>
          </table:table-cell>
          <table:table-cell table:style-name="ce4" office:value-type="string">
            <text:p>1909-12-25 12:00</text:p>
          </table:table-cell>
          <table:table-cell office:value-type="float" office:value="0.95">
            <text:p>0.95</text:p>
          </table:table-cell>
          <table:table-cell table:style-name="ce4" office:value-type="string">
            <text:p>1918-11-24 12:00</text:p>
          </table:table-cell>
          <table:table-cell office:value-type="float" office:value="-6.982">
            <text:p>-6.9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1-11 12:00</text:p>
          </table:table-cell>
          <table:table-cell office:value-type="float" office:value="-25.121">
            <text:p>-25.121</text:p>
          </table:table-cell>
          <table:table-cell table:style-name="ce4" office:value-type="string">
            <text:p>1910-01-01 12:00</text:p>
          </table:table-cell>
          <table:table-cell office:value-type="float" office:value="5.067">
            <text:p>5.067</text:p>
          </table:table-cell>
          <table:table-cell table:style-name="ce4" office:value-type="string">
            <text:p>1918-12-12 12:00</text:p>
          </table:table-cell>
          <table:table-cell office:value-type="float" office:value="0.171">
            <text:p>0.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1-17 12:00</text:p>
          </table:table-cell>
          <table:table-cell office:value-type="float" office:value="3.205">
            <text:p>3.205</text:p>
          </table:table-cell>
          <table:table-cell table:style-name="ce4" office:value-type="string">
            <text:p>1910-01-08 12:00</text:p>
          </table:table-cell>
          <table:table-cell office:value-type="float" office:value="-0.66">
            <text:p>-0.66</text:p>
          </table:table-cell>
          <table:table-cell table:style-name="ce4" office:value-type="string">
            <text:p>1918-12-28 12:00</text:p>
          </table:table-cell>
          <table:table-cell office:value-type="float" office:value="6.952">
            <text:p>6.9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1-24 12:00</text:p>
          </table:table-cell>
          <table:table-cell office:value-type="float" office:value="25.013">
            <text:p>25.013</text:p>
          </table:table-cell>
          <table:table-cell table:style-name="ce4" office:value-type="string">
            <text:p>1910-01-15 12:00</text:p>
          </table:table-cell>
          <table:table-cell office:value-type="float" office:value="-5.001">
            <text:p>-5.001</text:p>
          </table:table-cell>
          <table:table-cell table:style-name="ce4" office:value-type="string">
            <text:p>1919-01-20 12:00</text:p>
          </table:table-cell>
          <table:table-cell office:value-type="float" office:value="-0.313">
            <text:p>-0.3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1-30 12:00</text:p>
          </table:table-cell>
          <table:table-cell office:value-type="float" office:value="-0.128">
            <text:p>-0.128</text:p>
          </table:table-cell>
          <table:table-cell table:style-name="ce4" office:value-type="string">
            <text:p>1910-01-21 12:00</text:p>
          </table:table-cell>
          <table:table-cell office:value-type="float" office:value="0.64">
            <text:p>0.64</text:p>
          </table:table-cell>
          <table:table-cell table:style-name="ce4" office:value-type="string">
            <text:p>1919-02-20 12:00</text:p>
          </table:table-cell>
          <table:table-cell office:value-type="float" office:value="-6.981">
            <text:p>-6.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2-07 12:00</text:p>
          </table:table-cell>
          <table:table-cell office:value-type="float" office:value="-25.671">
            <text:p>-25.671</text:p>
          </table:table-cell>
          <table:table-cell table:style-name="ce4" office:value-type="string">
            <text:p>1910-01-28 12:00</text:p>
          </table:table-cell>
          <table:table-cell office:value-type="float" office:value="4.975">
            <text:p>4.975</text:p>
          </table:table-cell>
          <table:table-cell table:style-name="ce4" office:value-type="string">
            <text:p>1919-03-10 12:00</text:p>
          </table:table-cell>
          <table:table-cell office:value-type="float" office:value="0.194">
            <text:p>0.1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2-13 12:00</text:p>
          </table:table-cell>
          <table:table-cell office:value-type="float" office:value="1.797">
            <text:p>1.797</text:p>
          </table:table-cell>
          <table:table-cell table:style-name="ce4" office:value-type="string">
            <text:p>1910-02-04 12:00</text:p>
          </table:table-cell>
          <table:table-cell office:value-type="float" office:value="-0.421">
            <text:p>-0.421</text:p>
          </table:table-cell>
          <table:table-cell table:style-name="ce4" office:value-type="string">
            <text:p>1919-03-26 12:00</text:p>
          </table:table-cell>
          <table:table-cell office:value-type="float" office:value="6.95">
            <text:p>6.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2-20 12:00</text:p>
          </table:table-cell>
          <table:table-cell office:value-type="float" office:value="25.528">
            <text:p>25.528</text:p>
          </table:table-cell>
          <table:table-cell table:style-name="ce4" office:value-type="string">
            <text:p>1910-02-11 12:00</text:p>
          </table:table-cell>
          <table:table-cell office:value-type="float" office:value="-4.93">
            <text:p>-4.93</text:p>
          </table:table-cell>
          <table:table-cell table:style-name="ce4" office:value-type="string">
            <text:p>1919-04-18 12:00</text:p>
          </table:table-cell>
          <table:table-cell office:value-type="float" office:value="-0.324">
            <text:p>-0.3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2-27 12:00</text:p>
          </table:table-cell>
          <table:table-cell office:value-type="float" office:value="-3.848">
            <text:p>-3.848</text:p>
          </table:table-cell>
          <table:table-cell table:style-name="ce4" office:value-type="string">
            <text:p>1910-02-17 12:00</text:p>
          </table:table-cell>
          <table:table-cell office:value-type="float" office:value="0.587">
            <text:p>0.587</text:p>
          </table:table-cell>
          <table:table-cell table:style-name="ce4" office:value-type="string">
            <text:p>1919-05-19 12:00</text:p>
          </table:table-cell>
          <table:table-cell office:value-type="float" office:value="-6.98">
            <text:p>-6.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3-07 12:00</text:p>
          </table:table-cell>
          <table:table-cell office:value-type="float" office:value="-25.009">
            <text:p>-25.009</text:p>
          </table:table-cell>
          <table:table-cell table:style-name="ce4" office:value-type="string">
            <text:p>1910-02-24 12:00</text:p>
          </table:table-cell>
          <table:table-cell office:value-type="float" office:value="4.931">
            <text:p>4.931</text:p>
          </table:table-cell>
          <table:table-cell table:style-name="ce4" office:value-type="string">
            <text:p>1919-06-06 12:00</text:p>
          </table:table-cell>
          <table:table-cell office:value-type="float" office:value="0.218">
            <text:p>0.2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3-13 12:00</text:p>
          </table:table-cell>
          <table:table-cell office:value-type="float" office:value="6.083">
            <text:p>6.083</text:p>
          </table:table-cell>
          <table:table-cell table:style-name="ce4" office:value-type="string">
            <text:p>1910-03-03 12:00</text:p>
          </table:table-cell>
          <table:table-cell office:value-type="float" office:value="-0.324">
            <text:p>-0.324</text:p>
          </table:table-cell>
          <table:table-cell table:style-name="ce4" office:value-type="string">
            <text:p>1919-06-22 12:00</text:p>
          </table:table-cell>
          <table:table-cell office:value-type="float" office:value="6.947">
            <text:p>6.9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3-19 12:00</text:p>
          </table:table-cell>
          <table:table-cell office:value-type="float" office:value="25.995">
            <text:p>25.995</text:p>
          </table:table-cell>
          <table:table-cell table:style-name="ce4" office:value-type="string">
            <text:p>1910-03-11 12:00</text:p>
          </table:table-cell>
          <table:table-cell office:value-type="float" office:value="-4.665">
            <text:p>-4.665</text:p>
          </table:table-cell>
          <table:table-cell table:style-name="ce4" office:value-type="string">
            <text:p>1919-07-15 12:00</text:p>
          </table:table-cell>
          <table:table-cell office:value-type="float" office:value="-0.335">
            <text:p>-0.3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3-26 12:00</text:p>
          </table:table-cell>
          <table:table-cell office:value-type="float" office:value="-2.443">
            <text:p>-2.443</text:p>
          </table:table-cell>
          <table:table-cell table:style-name="ce4" office:value-type="string">
            <text:p>1910-03-16 12:00</text:p>
          </table:table-cell>
          <table:table-cell office:value-type="float" office:value="0.548">
            <text:p>0.548</text:p>
          </table:table-cell>
          <table:table-cell table:style-name="ce4" office:value-type="string">
            <text:p>1919-08-15 12:00</text:p>
          </table:table-cell>
          <table:table-cell office:value-type="float" office:value="-6.979">
            <text:p>-6.9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4-03 12:00</text:p>
          </table:table-cell>
          <table:table-cell office:value-type="float" office:value="-25.816">
            <text:p>-25.816</text:p>
          </table:table-cell>
          <table:table-cell table:style-name="ce4" office:value-type="string">
            <text:p>1910-03-23 12:00</text:p>
          </table:table-cell>
          <table:table-cell office:value-type="float" office:value="5.018">
            <text:p>5.018</text:p>
          </table:table-cell>
          <table:table-cell table:style-name="ce4" office:value-type="string">
            <text:p>1919-09-02 12:00</text:p>
          </table:table-cell>
          <table:table-cell office:value-type="float" office:value="0.24">
            <text:p>0.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4-09 12:00</text:p>
          </table:table-cell>
          <table:table-cell office:value-type="float" office:value="3.201">
            <text:p>3.201</text:p>
          </table:table-cell>
          <table:table-cell table:style-name="ce4" office:value-type="string">
            <text:p>1910-03-30 12:00</text:p>
          </table:table-cell>
          <table:table-cell office:value-type="float" office:value="-0.242">
            <text:p>-0.242</text:p>
          </table:table-cell>
          <table:table-cell table:style-name="ce4" office:value-type="string">
            <text:p>1919-09-18 12:00</text:p>
          </table:table-cell>
          <table:table-cell office:value-type="float" office:value="6.945">
            <text:p>6.9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4-16 12:00</text:p>
          </table:table-cell>
          <table:table-cell office:value-type="float" office:value="25.071">
            <text:p>25.071</text:p>
          </table:table-cell>
          <table:table-cell table:style-name="ce4" office:value-type="string">
            <text:p>1910-04-07 12:00</text:p>
          </table:table-cell>
          <table:table-cell office:value-type="float" office:value="-4.926">
            <text:p>-4.926</text:p>
          </table:table-cell>
          <table:table-cell table:style-name="ce4" office:value-type="string">
            <text:p>1919-10-11 12:00</text:p>
          </table:table-cell>
          <table:table-cell office:value-type="float" office:value="-0.346">
            <text:p>-0.3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4-22 12:00</text:p>
          </table:table-cell>
          <table:table-cell office:value-type="float" office:value="-1.071">
            <text:p>-1.071</text:p>
          </table:table-cell>
          <table:table-cell table:style-name="ce4" office:value-type="string">
            <text:p>1910-04-12 12:00</text:p>
          </table:table-cell>
          <table:table-cell office:value-type="float" office:value="0.263">
            <text:p>0.263</text:p>
          </table:table-cell>
          <table:table-cell table:style-name="ce4" office:value-type="string">
            <text:p>1919-11-11 12:00</text:p>
          </table:table-cell>
          <table:table-cell office:value-type="float" office:value="-6.977">
            <text:p>-6.9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4-30 12:00</text:p>
          </table:table-cell>
          <table:table-cell office:value-type="float" office:value="-26.273">
            <text:p>-26.273</text:p>
          </table:table-cell>
          <table:table-cell table:style-name="ce4" office:value-type="string">
            <text:p>1910-04-19 12:00</text:p>
          </table:table-cell>
          <table:table-cell office:value-type="float" office:value="5.175">
            <text:p>5.175</text:p>
          </table:table-cell>
          <table:table-cell table:style-name="ce4" office:value-type="string">
            <text:p>1919-11-29 12:00</text:p>
          </table:table-cell>
          <table:table-cell office:value-type="float" office:value="0.263">
            <text:p>0.2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5-06 12:00</text:p>
          </table:table-cell>
          <table:table-cell office:value-type="float" office:value="0.16">
            <text:p>0.16</text:p>
          </table:table-cell>
          <table:table-cell table:style-name="ce4" office:value-type="string">
            <text:p>1910-04-26 12:00</text:p>
          </table:table-cell>
          <table:table-cell office:value-type="float" office:value="-0.06">
            <text:p>-0.06</text:p>
          </table:table-cell>
          <table:table-cell table:style-name="ce4" office:value-type="string">
            <text:p>1919-12-15 12:00</text:p>
          </table:table-cell>
          <table:table-cell office:value-type="float" office:value="6.942">
            <text:p>6.9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5-13 12:00</text:p>
          </table:table-cell>
          <table:table-cell office:value-type="float" office:value="25.763">
            <text:p>25.763</text:p>
          </table:table-cell>
          <table:table-cell table:style-name="ce4" office:value-type="string">
            <text:p>1910-05-04 12:00</text:p>
          </table:table-cell>
          <table:table-cell office:value-type="float" office:value="-5.155">
            <text:p>-5.155</text:p>
          </table:table-cell>
          <table:table-cell table:style-name="ce4" office:value-type="string">
            <text:p>1920-01-06 12:00</text:p>
          </table:table-cell>
          <table:table-cell office:value-type="float" office:value="-0.002">
            <text:p>-0.0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5-20 12:00</text:p>
          </table:table-cell>
          <table:table-cell office:value-type="float" office:value="-4.972">
            <text:p>-4.972</text:p>
          </table:table-cell>
          <table:table-cell table:style-name="ce4" office:value-type="string">
            <text:p>1910-05-10 12:00</text:p>
          </table:table-cell>
          <table:table-cell office:value-type="float" office:value="1.078">
            <text:p>1.078</text:p>
          </table:table-cell>
          <table:table-cell table:style-name="ce4" office:value-type="string">
            <text:p>1920-02-07 12:00</text:p>
          </table:table-cell>
          <table:table-cell office:value-type="float" office:value="-6.976">
            <text:p>-6.9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5-28 12:00</text:p>
          </table:table-cell>
          <table:table-cell office:value-type="float" office:value="-25.195">
            <text:p>-25.195</text:p>
          </table:table-cell>
          <table:table-cell table:style-name="ce4" office:value-type="string">
            <text:p>1910-05-17 12:00</text:p>
          </table:table-cell>
          <table:table-cell office:value-type="float" office:value="5.083">
            <text:p>5.083</text:p>
          </table:table-cell>
          <table:table-cell table:style-name="ce4" office:value-type="string">
            <text:p>1920-02-25 12:00</text:p>
          </table:table-cell>
          <table:table-cell office:value-type="float" office:value="0.286">
            <text:p>0.2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6-03 12:00</text:p>
          </table:table-cell>
          <table:table-cell office:value-type="float" office:value="4.263">
            <text:p>4.263</text:p>
          </table:table-cell>
          <table:table-cell table:style-name="ce4" office:value-type="string">
            <text:p>1910-05-24 12:00</text:p>
          </table:table-cell>
          <table:table-cell office:value-type="float" office:value="-0.881">
            <text:p>-0.881</text:p>
          </table:table-cell>
          <table:table-cell table:style-name="ce4" office:value-type="string">
            <text:p>1920-03-11 12:00</text:p>
          </table:table-cell>
          <table:table-cell office:value-type="float" office:value="6.996">
            <text:p>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6-09 12:00</text:p>
          </table:table-cell>
          <table:table-cell office:value-type="float" office:value="26.282">
            <text:p>26.282</text:p>
          </table:table-cell>
          <table:table-cell table:style-name="ce4" office:value-type="string">
            <text:p>1910-05-31 12:00</text:p>
          </table:table-cell>
          <table:table-cell office:value-type="float" office:value="-5.227">
            <text:p>-5.227</text:p>
          </table:table-cell>
          <table:table-cell table:style-name="ce4" office:value-type="string">
            <text:p>1920-04-03 12:00</text:p>
          </table:table-cell>
          <table:table-cell office:value-type="float" office:value="-0.013">
            <text:p>-0.0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6-16 12:00</text:p>
          </table:table-cell>
          <table:table-cell office:value-type="float" office:value="-3.547">
            <text:p>-3.547</text:p>
          </table:table-cell>
          <table:table-cell table:style-name="ce4" office:value-type="string">
            <text:p>1910-06-06 12:00</text:p>
          </table:table-cell>
          <table:table-cell office:value-type="float" office:value="0.468">
            <text:p>0.468</text:p>
          </table:table-cell>
          <table:table-cell table:style-name="ce4" office:value-type="string">
            <text:p>1920-05-05 12:00</text:p>
          </table:table-cell>
          <table:table-cell office:value-type="float" office:value="-6.975">
            <text:p>-6.9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6-24 12:00</text:p>
          </table:table-cell>
          <table:table-cell office:value-type="float" office:value="-25.566">
            <text:p>-25.566</text:p>
          </table:table-cell>
          <table:table-cell table:style-name="ce4" office:value-type="string">
            <text:p>1910-06-13 12:00</text:p>
          </table:table-cell>
          <table:table-cell office:value-type="float" office:value="5.124">
            <text:p>5.124</text:p>
          </table:table-cell>
          <table:table-cell table:style-name="ce4" office:value-type="string">
            <text:p>1920-05-23 12:00</text:p>
          </table:table-cell>
          <table:table-cell office:value-type="float" office:value="0.309">
            <text:p>0.3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6-30 12:00</text:p>
          </table:table-cell>
          <table:table-cell office:value-type="float" office:value="2.556">
            <text:p>2.556</text:p>
          </table:table-cell>
          <table:table-cell table:style-name="ce4" office:value-type="string">
            <text:p>1910-06-20 12:00</text:p>
          </table:table-cell>
          <table:table-cell office:value-type="float" office:value="-0.586">
            <text:p>-0.586</text:p>
          </table:table-cell>
          <table:table-cell table:style-name="ce4" office:value-type="string">
            <text:p>1920-06-07 12:00</text:p>
          </table:table-cell>
          <table:table-cell office:value-type="float" office:value="6.995">
            <text:p>6.9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7-07 12:00</text:p>
          </table:table-cell>
          <table:table-cell office:value-type="float" office:value="25.34">
            <text:p>25.34</text:p>
          </table:table-cell>
          <table:table-cell table:style-name="ce4" office:value-type="string">
            <text:p>1910-06-28 12:00</text:p>
          </table:table-cell>
          <table:table-cell office:value-type="float" office:value="-4.889">
            <text:p>-4.889</text:p>
          </table:table-cell>
          <table:table-cell table:style-name="ce4" office:value-type="string">
            <text:p>1920-06-30 12:00</text:p>
          </table:table-cell>
          <table:table-cell office:value-type="float" office:value="-0.024">
            <text:p>-0.0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7-13 12:00</text:p>
          </table:table-cell>
          <table:table-cell office:value-type="float" office:value="-2.006">
            <text:p>-2.006</text:p>
          </table:table-cell>
          <table:table-cell table:style-name="ce4" office:value-type="string">
            <text:p>1910-07-03 12:00</text:p>
          </table:table-cell>
          <table:table-cell office:value-type="float" office:value="0.021">
            <text:p>0.021</text:p>
          </table:table-cell>
          <table:table-cell table:style-name="ce4" office:value-type="string">
            <text:p>1920-08-01 12:00</text:p>
          </table:table-cell>
          <table:table-cell office:value-type="float" office:value="-6.974">
            <text:p>-6.9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7-21 12:00</text:p>
          </table:table-cell>
          <table:table-cell office:value-type="float" office:value="-25.974">
            <text:p>-25.974</text:p>
          </table:table-cell>
          <table:table-cell table:style-name="ce4" office:value-type="string">
            <text:p>1910-07-10 12:00</text:p>
          </table:table-cell>
          <table:table-cell office:value-type="float" office:value="5.06">
            <text:p>5.06</text:p>
          </table:table-cell>
          <table:table-cell table:style-name="ce4" office:value-type="string">
            <text:p>1920-08-19 12:00</text:p>
          </table:table-cell>
          <table:table-cell office:value-type="float" office:value="0.332">
            <text:p>0.3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7-27 12:00</text:p>
          </table:table-cell>
          <table:table-cell office:value-type="float" office:value="1.334">
            <text:p>1.334</text:p>
          </table:table-cell>
          <table:table-cell table:style-name="ce4" office:value-type="string">
            <text:p>1910-07-17 12:00</text:p>
          </table:table-cell>
          <table:table-cell office:value-type="float" office:value="-0.358">
            <text:p>-0.358</text:p>
          </table:table-cell>
          <table:table-cell table:style-name="ce4" office:value-type="string">
            <text:p>1920-09-03 12:00</text:p>
          </table:table-cell>
          <table:table-cell office:value-type="float" office:value="6.994">
            <text:p>6.9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8-03 12:00</text:p>
          </table:table-cell>
          <table:table-cell office:value-type="float" office:value="25.984">
            <text:p>25.984</text:p>
          </table:table-cell>
          <table:table-cell table:style-name="ce4" office:value-type="string">
            <text:p>1910-07-25 12:00</text:p>
          </table:table-cell>
          <table:table-cell office:value-type="float" office:value="-4.812">
            <text:p>-4.812</text:p>
          </table:table-cell>
          <table:table-cell table:style-name="ce4" office:value-type="string">
            <text:p>1920-09-26 12:00</text:p>
          </table:table-cell>
          <table:table-cell office:value-type="float" office:value="-0.035">
            <text:p>-0.0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8-09 12:00</text:p>
          </table:table-cell>
          <table:table-cell office:value-type="float" office:value="-0.336">
            <text:p>-0.336</text:p>
          </table:table-cell>
          <table:table-cell table:style-name="ce4" office:value-type="string">
            <text:p>1910-07-31 12:00</text:p>
          </table:table-cell>
          <table:table-cell office:value-type="float" office:value="1.096">
            <text:p>1.096</text:p>
          </table:table-cell>
          <table:table-cell table:style-name="ce4" office:value-type="string">
            <text:p>1920-10-27 12:00</text:p>
          </table:table-cell>
          <table:table-cell office:value-type="float" office:value="-7">
            <text:p>-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8-17 12:00</text:p>
          </table:table-cell>
          <table:table-cell office:value-type="float" office:value="-26.45">
            <text:p>-26.45</text:p>
          </table:table-cell>
          <table:table-cell table:style-name="ce4" office:value-type="string">
            <text:p>1910-08-07 12:00</text:p>
          </table:table-cell>
          <table:table-cell office:value-type="float" office:value="4.734">
            <text:p>4.734</text:p>
          </table:table-cell>
          <table:table-cell table:style-name="ce4" office:value-type="string">
            <text:p>1920-11-15 12:00</text:p>
          </table:table-cell>
          <table:table-cell office:value-type="float" office:value="0.355">
            <text:p>0.3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8-24 12:00</text:p>
          </table:table-cell>
          <table:table-cell office:value-type="float" office:value="6.276">
            <text:p>6.276</text:p>
          </table:table-cell>
          <table:table-cell table:style-name="ce4" office:value-type="string">
            <text:p>1910-08-13 12:00</text:p>
          </table:table-cell>
          <table:table-cell office:value-type="float" office:value="-0.232">
            <text:p>-0.232</text:p>
          </table:table-cell>
          <table:table-cell table:style-name="ce4" office:value-type="string">
            <text:p>1920-11-30 12:00</text:p>
          </table:table-cell>
          <table:table-cell office:value-type="float" office:value="6.993">
            <text:p>6.9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8-30 12:00</text:p>
          </table:table-cell>
          <table:table-cell office:value-type="float" office:value="26.471">
            <text:p>26.471</text:p>
          </table:table-cell>
          <table:table-cell table:style-name="ce4" office:value-type="string">
            <text:p>1910-08-21 12:00</text:p>
          </table:table-cell>
          <table:table-cell office:value-type="float" office:value="-4.81">
            <text:p>-4.81</text:p>
          </table:table-cell>
          <table:table-cell table:style-name="ce4" office:value-type="string">
            <text:p>1920-12-23 12:00</text:p>
          </table:table-cell>
          <table:table-cell office:value-type="float" office:value="-0.046">
            <text:p>-0.0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9-06 12:00</text:p>
          </table:table-cell>
          <table:table-cell office:value-type="float" office:value="-4.131">
            <text:p>-4.131</text:p>
          </table:table-cell>
          <table:table-cell table:style-name="ce4" office:value-type="string">
            <text:p>1910-08-27 12:00</text:p>
          </table:table-cell>
          <table:table-cell office:value-type="float" office:value="1.058">
            <text:p>1.058</text:p>
          </table:table-cell>
          <table:table-cell table:style-name="ce4" office:value-type="string">
            <text:p>1921-01-23 12:00</text:p>
          </table:table-cell>
          <table:table-cell office:value-type="float" office:value="-7">
            <text:p>-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9-14 12:00</text:p>
          </table:table-cell>
          <table:table-cell office:value-type="float" office:value="-25.834">
            <text:p>-25.834</text:p>
          </table:table-cell>
          <table:table-cell table:style-name="ce4" office:value-type="string">
            <text:p>1910-09-03 12:00</text:p>
          </table:table-cell>
          <table:table-cell office:value-type="float" office:value="4.789">
            <text:p>4.789</text:p>
          </table:table-cell>
          <table:table-cell table:style-name="ce4" office:value-type="string">
            <text:p>1921-02-11 12:00</text:p>
          </table:table-cell>
          <table:table-cell office:value-type="float" office:value="0.378">
            <text:p>0.3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9-20 12:00</text:p>
          </table:table-cell>
          <table:table-cell office:value-type="float" office:value="4.264">
            <text:p>4.264</text:p>
          </table:table-cell>
          <table:table-cell table:style-name="ce4" office:value-type="string">
            <text:p>1910-09-09 12:00</text:p>
          </table:table-cell>
          <table:table-cell office:value-type="float" office:value="-0.142">
            <text:p>-0.142</text:p>
          </table:table-cell>
          <table:table-cell table:style-name="ce4" office:value-type="string">
            <text:p>1921-02-26 12:00</text:p>
          </table:table-cell>
          <table:table-cell office:value-type="float" office:value="6.992">
            <text:p>6.9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09-27 12:00</text:p>
          </table:table-cell>
          <table:table-cell office:value-type="float" office:value="25.409">
            <text:p>25.409</text:p>
          </table:table-cell>
          <table:table-cell table:style-name="ce4" office:value-type="string">
            <text:p>1910-09-17 12:00</text:p>
          </table:table-cell>
          <table:table-cell office:value-type="float" office:value="-4.957">
            <text:p>-4.957</text:p>
          </table:table-cell>
          <table:table-cell table:style-name="ce4" office:value-type="string">
            <text:p>1921-03-21 12:00</text:p>
          </table:table-cell>
          <table:table-cell office:value-type="float" office:value="-0.057">
            <text:p>-0.0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0-03 12:00</text:p>
          </table:table-cell>
          <table:table-cell office:value-type="float" office:value="-2.537">
            <text:p>-2.537</text:p>
          </table:table-cell>
          <table:table-cell table:style-name="ce4" office:value-type="string">
            <text:p>1910-09-23 12:00</text:p>
          </table:table-cell>
          <table:table-cell office:value-type="float" office:value="0.977">
            <text:p>0.977</text:p>
          </table:table-cell>
          <table:table-cell table:style-name="ce4" office:value-type="string">
            <text:p>1921-04-21 12:00</text:p>
          </table:table-cell>
          <table:table-cell office:value-type="float" office:value="-6.999">
            <text:p>-6.9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0-11 12:00</text:p>
          </table:table-cell>
          <table:table-cell office:value-type="float" office:value="-26.552">
            <text:p>-26.552</text:p>
          </table:table-cell>
          <table:table-cell table:style-name="ce4" office:value-type="string">
            <text:p>1910-09-30 12:00</text:p>
          </table:table-cell>
          <table:table-cell office:value-type="float" office:value="4.943">
            <text:p>4.943</text:p>
          </table:table-cell>
          <table:table-cell table:style-name="ce4" office:value-type="string">
            <text:p>1921-05-10 12:00</text:p>
          </table:table-cell>
          <table:table-cell office:value-type="float" office:value="0.401">
            <text:p>0.4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0-17 12:00</text:p>
          </table:table-cell>
          <table:table-cell office:value-type="float" office:value="1.356">
            <text:p>1.356</text:p>
          </table:table-cell>
          <table:table-cell table:style-name="ce4" office:value-type="string">
            <text:p>1910-10-07 12:00</text:p>
          </table:table-cell>
          <table:table-cell office:value-type="float" office:value="-1.05">
            <text:p>-1.05</text:p>
          </table:table-cell>
          <table:table-cell table:style-name="ce4" office:value-type="string">
            <text:p>1921-05-25 12:00</text:p>
          </table:table-cell>
          <table:table-cell office:value-type="float" office:value="6.991">
            <text:p>6.9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0-24 12:00</text:p>
          </table:table-cell>
          <table:table-cell office:value-type="float" office:value="26.053">
            <text:p>26.053</text:p>
          </table:table-cell>
          <table:table-cell table:style-name="ce4" office:value-type="string">
            <text:p>1910-10-14 12:00</text:p>
          </table:table-cell>
          <table:table-cell office:value-type="float" office:value="-5.171">
            <text:p>-5.171</text:p>
          </table:table-cell>
          <table:table-cell table:style-name="ce4" office:value-type="string">
            <text:p>1921-06-17 12:00</text:p>
          </table:table-cell>
          <table:table-cell office:value-type="float" office:value="-0.068">
            <text:p>-0.0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0-30 12:00</text:p>
          </table:table-cell>
          <table:table-cell office:value-type="float" office:value="-1.072">
            <text:p>-1.072</text:p>
          </table:table-cell>
          <table:table-cell table:style-name="ce4" office:value-type="string">
            <text:p>1910-10-20 12:00</text:p>
          </table:table-cell>
          <table:table-cell office:value-type="float" office:value="0.622">
            <text:p>0.622</text:p>
          </table:table-cell>
          <table:table-cell table:style-name="ce4" office:value-type="string">
            <text:p>1921-07-18 12:00</text:p>
          </table:table-cell>
          <table:table-cell office:value-type="float" office:value="-6.999">
            <text:p>-6.9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1-07 12:00</text:p>
          </table:table-cell>
          <table:table-cell office:value-type="float" office:value="-26.932">
            <text:p>-26.932</text:p>
          </table:table-cell>
          <table:table-cell table:style-name="ce4" office:value-type="string">
            <text:p>1910-10-27 12:00</text:p>
          </table:table-cell>
          <table:table-cell office:value-type="float" office:value="5.117">
            <text:p>5.117</text:p>
          </table:table-cell>
          <table:table-cell table:style-name="ce4" office:value-type="string">
            <text:p>1921-08-06 12:00</text:p>
          </table:table-cell>
          <table:table-cell office:value-type="float" office:value="0.424">
            <text:p>0.4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1-14 12:00</text:p>
          </table:table-cell>
          <table:table-cell office:value-type="float" office:value="4.948">
            <text:p>4.948</text:p>
          </table:table-cell>
          <table:table-cell table:style-name="ce4" office:value-type="string">
            <text:p>1910-11-03 12:00</text:p>
          </table:table-cell>
          <table:table-cell office:value-type="float" office:value="-0.812">
            <text:p>-0.812</text:p>
          </table:table-cell>
          <table:table-cell table:style-name="ce4" office:value-type="string">
            <text:p>1921-08-21 12:00</text:p>
          </table:table-cell>
          <table:table-cell office:value-type="float" office:value="6.99">
            <text:p>6.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1-20 12:00</text:p>
          </table:table-cell>
          <table:table-cell office:value-type="float" office:value="26.642">
            <text:p>26.642</text:p>
          </table:table-cell>
          <table:table-cell table:style-name="ce4" office:value-type="string">
            <text:p>1910-11-11 12:00</text:p>
          </table:table-cell>
          <table:table-cell office:value-type="float" office:value="-5.064">
            <text:p>-5.064</text:p>
          </table:table-cell>
          <table:table-cell table:style-name="ce4" office:value-type="string">
            <text:p>1921-09-13 12:00</text:p>
          </table:table-cell>
          <table:table-cell office:value-type="float" office:value="-0.079">
            <text:p>-0.0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1-27 12:00</text:p>
          </table:table-cell>
          <table:table-cell office:value-type="float" office:value="-5.197">
            <text:p>-5.197</text:p>
          </table:table-cell>
          <table:table-cell table:style-name="ce4" office:value-type="string">
            <text:p>1910-11-17 12:00</text:p>
          </table:table-cell>
          <table:table-cell office:value-type="float" office:value="1.382">
            <text:p>1.382</text:p>
          </table:table-cell>
          <table:table-cell table:style-name="ce4" office:value-type="string">
            <text:p>1921-10-14 12:00</text:p>
          </table:table-cell>
          <table:table-cell office:value-type="float" office:value="-6.998">
            <text:p>-6.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2-05 12:00</text:p>
          </table:table-cell>
          <table:table-cell office:value-type="float" office:value="-25.888">
            <text:p>-25.888</text:p>
          </table:table-cell>
          <table:table-cell table:style-name="ce4" office:value-type="string">
            <text:p>1910-11-23 12:00</text:p>
          </table:table-cell>
          <table:table-cell office:value-type="float" office:value="5.199">
            <text:p>5.199</text:p>
          </table:table-cell>
          <table:table-cell table:style-name="ce4" office:value-type="string">
            <text:p>1921-11-02 12:00</text:p>
          </table:table-cell>
          <table:table-cell office:value-type="float" office:value="0.447">
            <text:p>0.4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2-11 12:00</text:p>
          </table:table-cell>
          <table:table-cell office:value-type="float" office:value="2.366">
            <text:p>2.366</text:p>
          </table:table-cell>
          <table:table-cell table:style-name="ce4" office:value-type="string">
            <text:p>1910-11-30 12:00</text:p>
          </table:table-cell>
          <table:table-cell office:value-type="float" office:value="-0.525">
            <text:p>-0.525</text:p>
          </table:table-cell>
          <table:table-cell table:style-name="ce4" office:value-type="string">
            <text:p>1921-11-17 12:00</text:p>
          </table:table-cell>
          <table:table-cell office:value-type="float" office:value="6.989">
            <text:p>6.9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2-18 12:00</text:p>
          </table:table-cell>
          <table:table-cell office:value-type="float" office:value="25.478">
            <text:p>25.478</text:p>
          </table:table-cell>
          <table:table-cell table:style-name="ce4" office:value-type="string">
            <text:p>1910-12-08 12:00</text:p>
          </table:table-cell>
          <table:table-cell office:value-type="float" office:value="-5.089">
            <text:p>-5.089</text:p>
          </table:table-cell>
          <table:table-cell table:style-name="ce4" office:value-type="string">
            <text:p>1921-12-10 12:00</text:p>
          </table:table-cell>
          <table:table-cell office:value-type="float" office:value="-0.09">
            <text:p>-0.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0-12-24 12:00</text:p>
          </table:table-cell>
          <table:table-cell office:value-type="float" office:value="-3.84">
            <text:p>-3.84</text:p>
          </table:table-cell>
          <table:table-cell table:style-name="ce4" office:value-type="string">
            <text:p>1910-12-14 12:00</text:p>
          </table:table-cell>
          <table:table-cell office:value-type="float" office:value="0.739">
            <text:p>0.739</text:p>
          </table:table-cell>
          <table:table-cell table:style-name="ce4" office:value-type="string">
            <text:p>1922-01-10 12:00</text:p>
          </table:table-cell>
          <table:table-cell office:value-type="float" office:value="-6.998">
            <text:p>-6.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1-01 12:00</text:p>
          </table:table-cell>
          <table:table-cell office:value-type="float" office:value="-26.213">
            <text:p>-26.213</text:p>
          </table:table-cell>
          <table:table-cell table:style-name="ce4" office:value-type="string">
            <text:p>1910-12-21 12:00</text:p>
          </table:table-cell>
          <table:table-cell office:value-type="float" office:value="4.866">
            <text:p>4.866</text:p>
          </table:table-cell>
          <table:table-cell table:style-name="ce4" office:value-type="string">
            <text:p>1922-01-29 12:00</text:p>
          </table:table-cell>
          <table:table-cell office:value-type="float" office:value="0.47">
            <text:p>0.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1-07 12:00</text:p>
          </table:table-cell>
          <table:table-cell office:value-type="float" office:value="0.783">
            <text:p>0.783</text:p>
          </table:table-cell>
          <table:table-cell table:style-name="ce4" office:value-type="string">
            <text:p>1910-12-27 12:00</text:p>
          </table:table-cell>
          <table:table-cell office:value-type="float" office:value="-0.304">
            <text:p>-0.304</text:p>
          </table:table-cell>
          <table:table-cell table:style-name="ce4" office:value-type="string">
            <text:p>1922-02-13 12:00</text:p>
          </table:table-cell>
          <table:table-cell office:value-type="float" office:value="6.988">
            <text:p>6.9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1-14 12:00</text:p>
          </table:table-cell>
          <table:table-cell office:value-type="float" office:value="26.377">
            <text:p>26.377</text:p>
          </table:table-cell>
          <table:table-cell table:style-name="ce4" office:value-type="string">
            <text:p>1911-01-04 12:00</text:p>
          </table:table-cell>
          <table:table-cell office:value-type="float" office:value="-4.978">
            <text:p>-4.978</text:p>
          </table:table-cell>
          <table:table-cell table:style-name="ce4" office:value-type="string">
            <text:p>1922-03-08 12:00</text:p>
          </table:table-cell>
          <table:table-cell office:value-type="float" office:value="-0.101">
            <text:p>-0.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1-20 12:00</text:p>
          </table:table-cell>
          <table:table-cell office:value-type="float" office:value="-2.21">
            <text:p>-2.21</text:p>
          </table:table-cell>
          <table:table-cell table:style-name="ce4" office:value-type="string">
            <text:p>1911-01-10 12:00</text:p>
          </table:table-cell>
          <table:table-cell office:value-type="float" office:value="0.365">
            <text:p>0.365</text:p>
          </table:table-cell>
          <table:table-cell table:style-name="ce4" office:value-type="string">
            <text:p>1922-04-08 12:00</text:p>
          </table:table-cell>
          <table:table-cell office:value-type="float" office:value="-6.997">
            <text:p>-6.9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1-28 12:00</text:p>
          </table:table-cell>
          <table:table-cell office:value-type="float" office:value="-26.636">
            <text:p>-26.636</text:p>
          </table:table-cell>
          <table:table-cell table:style-name="ce4" office:value-type="string">
            <text:p>1911-01-17 12:00</text:p>
          </table:table-cell>
          <table:table-cell office:value-type="float" office:value="4.83">
            <text:p>4.83</text:p>
          </table:table-cell>
          <table:table-cell table:style-name="ce4" office:value-type="string">
            <text:p>1922-04-27 12:00</text:p>
          </table:table-cell>
          <table:table-cell office:value-type="float" office:value="0.493">
            <text:p>0.4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2-04 12:00</text:p>
          </table:table-cell>
          <table:table-cell office:value-type="float" office:value="5.85">
            <text:p>5.85</text:p>
          </table:table-cell>
          <table:table-cell table:style-name="ce4" office:value-type="string">
            <text:p>1911-01-23 12:00</text:p>
          </table:table-cell>
          <table:table-cell office:value-type="float" office:value="-0.198">
            <text:p>-0.198</text:p>
          </table:table-cell>
          <table:table-cell table:style-name="ce4" office:value-type="string">
            <text:p>1922-05-12 12:00</text:p>
          </table:table-cell>
          <table:table-cell office:value-type="float" office:value="6.986">
            <text:p>6.9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2-10 12:00</text:p>
          </table:table-cell>
          <table:table-cell office:value-type="float" office:value="26.985">
            <text:p>26.985</text:p>
          </table:table-cell>
          <table:table-cell table:style-name="ce4" office:value-type="string">
            <text:p>1911-01-31 12:00</text:p>
          </table:table-cell>
          <table:table-cell office:value-type="float" office:value="-4.901">
            <text:p>-4.901</text:p>
          </table:table-cell>
          <table:table-cell table:style-name="ce4" office:value-type="string">
            <text:p>1922-06-04 12:00</text:p>
          </table:table-cell>
          <table:table-cell office:value-type="float" office:value="-0.112">
            <text:p>-0.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2-16 12:00</text:p>
          </table:table-cell>
          <table:table-cell office:value-type="float" office:value="-0.202">
            <text:p>-0.202</text:p>
          </table:table-cell>
          <table:table-cell table:style-name="ce4" office:value-type="string">
            <text:p>1911-02-06 12:00</text:p>
          </table:table-cell>
          <table:table-cell office:value-type="float" office:value="0.293">
            <text:p>0.293</text:p>
          </table:table-cell>
          <table:table-cell table:style-name="ce4" office:value-type="string">
            <text:p>1922-07-05 12:00</text:p>
          </table:table-cell>
          <table:table-cell office:value-type="float" office:value="-6.997">
            <text:p>-6.9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2-24 12:00</text:p>
          </table:table-cell>
          <table:table-cell office:value-type="float" office:value="-27.14">
            <text:p>-27.14</text:p>
          </table:table-cell>
          <table:table-cell table:style-name="ce4" office:value-type="string">
            <text:p>1911-02-13 12:00</text:p>
          </table:table-cell>
          <table:table-cell office:value-type="float" office:value="4.864">
            <text:p>4.864</text:p>
          </table:table-cell>
          <table:table-cell table:style-name="ce4" office:value-type="string">
            <text:p>1922-07-24 12:00</text:p>
          </table:table-cell>
          <table:table-cell office:value-type="float" office:value="0.516">
            <text:p>0.5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3-03 12:00</text:p>
          </table:table-cell>
          <table:table-cell office:value-type="float" office:value="4.421">
            <text:p>4.421</text:p>
          </table:table-cell>
          <table:table-cell table:style-name="ce4" office:value-type="string">
            <text:p>1911-02-19 12:00</text:p>
          </table:table-cell>
          <table:table-cell office:value-type="float" office:value="-0.12">
            <text:p>-0.12</text:p>
          </table:table-cell>
          <table:table-cell table:style-name="ce4" office:value-type="string">
            <text:p>1922-08-08 12:00</text:p>
          </table:table-cell>
          <table:table-cell office:value-type="float" office:value="6.985">
            <text:p>6.9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3-10 12:00</text:p>
          </table:table-cell>
          <table:table-cell office:value-type="float" office:value="25.974">
            <text:p>25.974</text:p>
          </table:table-cell>
          <table:table-cell table:style-name="ce4" office:value-type="string">
            <text:p>1911-02-27 12:00</text:p>
          </table:table-cell>
          <table:table-cell office:value-type="float" office:value="-4.977">
            <text:p>-4.977</text:p>
          </table:table-cell>
          <table:table-cell table:style-name="ce4" office:value-type="string">
            <text:p>1922-08-31 12:00</text:p>
          </table:table-cell>
          <table:table-cell office:value-type="float" office:value="-0.123">
            <text:p>-0.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3-16 12:00</text:p>
          </table:table-cell>
          <table:table-cell office:value-type="float" office:value="-3.981">
            <text:p>-3.981</text:p>
          </table:table-cell>
          <table:table-cell table:style-name="ce4" office:value-type="string">
            <text:p>1911-03-05 12:00</text:p>
          </table:table-cell>
          <table:table-cell office:value-type="float" office:value="0.261">
            <text:p>0.261</text:p>
          </table:table-cell>
          <table:table-cell table:style-name="ce4" office:value-type="string">
            <text:p>1922-10-01 12:00</text:p>
          </table:table-cell>
          <table:table-cell office:value-type="float" office:value="-6.996">
            <text:p>-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3-24 12:00</text:p>
          </table:table-cell>
          <table:table-cell office:value-type="float" office:value="-26.551">
            <text:p>-26.551</text:p>
          </table:table-cell>
          <table:table-cell table:style-name="ce4" office:value-type="string">
            <text:p>1911-03-12 12:00</text:p>
          </table:table-cell>
          <table:table-cell office:value-type="float" office:value="5.008">
            <text:p>5.008</text:p>
          </table:table-cell>
          <table:table-cell table:style-name="ce4" office:value-type="string">
            <text:p>1922-10-20 12:00</text:p>
          </table:table-cell>
          <table:table-cell office:value-type="float" office:value="0.539">
            <text:p>0.5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3-30 12:00</text:p>
          </table:table-cell>
          <table:table-cell office:value-type="float" office:value="2.144">
            <text:p>2.144</text:p>
          </table:table-cell>
          <table:table-cell table:style-name="ce4" office:value-type="string">
            <text:p>1911-03-19 12:00</text:p>
          </table:table-cell>
          <table:table-cell office:value-type="float" office:value="-1.022">
            <text:p>-1.022</text:p>
          </table:table-cell>
          <table:table-cell table:style-name="ce4" office:value-type="string">
            <text:p>1922-11-04 12:00</text:p>
          </table:table-cell>
          <table:table-cell office:value-type="float" office:value="6.983">
            <text:p>6.9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4-06 12:00</text:p>
          </table:table-cell>
          <table:table-cell office:value-type="float" office:value="26.597">
            <text:p>26.597</text:p>
          </table:table-cell>
          <table:table-cell table:style-name="ce4" office:value-type="string">
            <text:p>1911-03-27 12:00</text:p>
          </table:table-cell>
          <table:table-cell office:value-type="float" office:value="-4.896">
            <text:p>-4.896</text:p>
          </table:table-cell>
          <table:table-cell table:style-name="ce4" office:value-type="string">
            <text:p>1922-11-27 12:00</text:p>
          </table:table-cell>
          <table:table-cell office:value-type="float" office:value="-0.134">
            <text:p>-0.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4-12 12:00</text:p>
          </table:table-cell>
          <table:table-cell office:value-type="float" office:value="-2.148">
            <text:p>-2.148</text:p>
          </table:table-cell>
          <table:table-cell table:style-name="ce4" office:value-type="string">
            <text:p>1911-04-02 12:00</text:p>
          </table:table-cell>
          <table:table-cell office:value-type="float" office:value="1.311">
            <text:p>1.311</text:p>
          </table:table-cell>
          <table:table-cell table:style-name="ce4" office:value-type="string">
            <text:p>1922-12-28 12:00</text:p>
          </table:table-cell>
          <table:table-cell office:value-type="float" office:value="-6.996">
            <text:p>-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4-20 12:00</text:p>
          </table:table-cell>
          <table:table-cell office:value-type="float" office:value="-27.137">
            <text:p>-27.137</text:p>
          </table:table-cell>
          <table:table-cell table:style-name="ce4" office:value-type="string">
            <text:p>1911-04-08 12:00</text:p>
          </table:table-cell>
          <table:table-cell office:value-type="float" office:value="5.177">
            <text:p>5.177</text:p>
          </table:table-cell>
          <table:table-cell table:style-name="ce4" office:value-type="string">
            <text:p>1923-01-16 12:00</text:p>
          </table:table-cell>
          <table:table-cell office:value-type="float" office:value="0.562">
            <text:p>0.5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4-27 12:00</text:p>
          </table:table-cell>
          <table:table-cell office:value-type="float" office:value="5.932">
            <text:p>5.932</text:p>
          </table:table-cell>
          <table:table-cell table:style-name="ce4" office:value-type="string">
            <text:p>1911-04-15 12:00</text:p>
          </table:table-cell>
          <table:table-cell office:value-type="float" office:value="-0.753">
            <text:p>-0.753</text:p>
          </table:table-cell>
          <table:table-cell table:style-name="ce4" office:value-type="string">
            <text:p>1923-01-31 12:00</text:p>
          </table:table-cell>
          <table:table-cell office:value-type="float" office:value="6.982">
            <text:p>6.9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5-03 12:00</text:p>
          </table:table-cell>
          <table:table-cell office:value-type="float" office:value="27.094">
            <text:p>27.094</text:p>
          </table:table-cell>
          <table:table-cell table:style-name="ce4" office:value-type="string">
            <text:p>1911-04-23 12:00</text:p>
          </table:table-cell>
          <table:table-cell office:value-type="float" office:value="-5.112">
            <text:p>-5.112</text:p>
          </table:table-cell>
          <table:table-cell table:style-name="ce4" office:value-type="string">
            <text:p>1923-02-23 12:00</text:p>
          </table:table-cell>
          <table:table-cell office:value-type="float" office:value="-0.145">
            <text:p>-0.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5-09 12:00</text:p>
          </table:table-cell>
          <table:table-cell office:value-type="float" office:value="-0.661">
            <text:p>-0.661</text:p>
          </table:table-cell>
          <table:table-cell table:style-name="ce4" office:value-type="string">
            <text:p>1911-04-29 12:00</text:p>
          </table:table-cell>
          <table:table-cell office:value-type="float" office:value="0.83">
            <text:p>0.83</text:p>
          </table:table-cell>
          <table:table-cell table:style-name="ce4" office:value-type="string">
            <text:p>1923-03-26 12:00</text:p>
          </table:table-cell>
          <table:table-cell office:value-type="float" office:value="-6.995">
            <text:p>-6.9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5-17 12:00</text:p>
          </table:table-cell>
          <table:table-cell office:value-type="float" office:value="-27.412">
            <text:p>-27.412</text:p>
          </table:table-cell>
          <table:table-cell table:style-name="ce4" office:value-type="string">
            <text:p>1911-05-06 12:00</text:p>
          </table:table-cell>
          <table:table-cell office:value-type="float" office:value="4.987">
            <text:p>4.987</text:p>
          </table:table-cell>
          <table:table-cell table:style-name="ce4" office:value-type="string">
            <text:p>1923-04-14 12:00</text:p>
          </table:table-cell>
          <table:table-cell office:value-type="float" office:value="0.585">
            <text:p>0.5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5-24 12:00</text:p>
          </table:table-cell>
          <table:table-cell office:value-type="float" office:value="3.146">
            <text:p>3.146</text:p>
          </table:table-cell>
          <table:table-cell table:style-name="ce4" office:value-type="string">
            <text:p>1911-05-12 12:00</text:p>
          </table:table-cell>
          <table:table-cell office:value-type="float" office:value="-0.438">
            <text:p>-0.438</text:p>
          </table:table-cell>
          <table:table-cell table:style-name="ce4" office:value-type="string">
            <text:p>1923-04-29 12:00</text:p>
          </table:table-cell>
          <table:table-cell office:value-type="float" office:value="6.98">
            <text:p>6.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5-31 12:00</text:p>
          </table:table-cell>
          <table:table-cell office:value-type="float" office:value="25.662">
            <text:p>25.662</text:p>
          </table:table-cell>
          <table:table-cell table:style-name="ce4" office:value-type="string">
            <text:p>1911-05-20 12:00</text:p>
          </table:table-cell>
          <table:table-cell office:value-type="float" office:value="-5.167">
            <text:p>-5.167</text:p>
          </table:table-cell>
          <table:table-cell table:style-name="ce4" office:value-type="string">
            <text:p>1923-05-22 12:00</text:p>
          </table:table-cell>
          <table:table-cell office:value-type="float" office:value="-0.156">
            <text:p>-0.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6-06 12:00</text:p>
          </table:table-cell>
          <table:table-cell office:value-type="float" office:value="-5.114">
            <text:p>-5.114</text:p>
          </table:table-cell>
          <table:table-cell table:style-name="ce4" office:value-type="string">
            <text:p>1911-05-26 12:00</text:p>
          </table:table-cell>
          <table:table-cell office:value-type="float" office:value="0.225">
            <text:p>0.225</text:p>
          </table:table-cell>
          <table:table-cell table:style-name="ce4" office:value-type="string">
            <text:p>1923-06-22 12:00</text:p>
          </table:table-cell>
          <table:table-cell office:value-type="float" office:value="-6.994">
            <text:p>-6.9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6-14 12:00</text:p>
          </table:table-cell>
          <table:table-cell office:value-type="float" office:value="-26.338">
            <text:p>-26.338</text:p>
          </table:table-cell>
          <table:table-cell table:style-name="ce4" office:value-type="string">
            <text:p>1911-06-02 12:00</text:p>
          </table:table-cell>
          <table:table-cell office:value-type="float" office:value="5.01">
            <text:p>5.01</text:p>
          </table:table-cell>
          <table:table-cell table:style-name="ce4" office:value-type="string">
            <text:p>1923-07-11 12:00</text:p>
          </table:table-cell>
          <table:table-cell office:value-type="float" office:value="0.608">
            <text:p>0.6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6-20 12:00</text:p>
          </table:table-cell>
          <table:table-cell office:value-type="float" office:value="1.032">
            <text:p>1.032</text:p>
          </table:table-cell>
          <table:table-cell table:style-name="ce4" office:value-type="string">
            <text:p>1911-06-08 12:00</text:p>
          </table:table-cell>
          <table:table-cell office:value-type="float" office:value="-0.198">
            <text:p>-0.198</text:p>
          </table:table-cell>
          <table:table-cell table:style-name="ce4" office:value-type="string">
            <text:p>1923-07-26 12:00</text:p>
          </table:table-cell>
          <table:table-cell office:value-type="float" office:value="6.979">
            <text:p>6.9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6-27 12:00</text:p>
          </table:table-cell>
          <table:table-cell office:value-type="float" office:value="26.565">
            <text:p>26.565</text:p>
          </table:table-cell>
          <table:table-cell table:style-name="ce4" office:value-type="string">
            <text:p>1911-06-16 12:00</text:p>
          </table:table-cell>
          <table:table-cell office:value-type="float" office:value="-5.082">
            <text:p>-5.082</text:p>
          </table:table-cell>
          <table:table-cell table:style-name="ce4" office:value-type="string">
            <text:p>1923-08-18 12:00</text:p>
          </table:table-cell>
          <table:table-cell office:value-type="float" office:value="-0.167">
            <text:p>-0.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7-03 12:00</text:p>
          </table:table-cell>
          <table:table-cell office:value-type="float" office:value="-3.771">
            <text:p>-3.771</text:p>
          </table:table-cell>
          <table:table-cell table:style-name="ce4" office:value-type="string">
            <text:p>1911-06-23 12:00</text:p>
          </table:table-cell>
          <table:table-cell office:value-type="float" office:value="1.075">
            <text:p>1.075</text:p>
          </table:table-cell>
          <table:table-cell table:style-name="ce4" office:value-type="string">
            <text:p>1923-09-18 12:00</text:p>
          </table:table-cell>
          <table:table-cell office:value-type="float" office:value="-6.993">
            <text:p>-6.9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7-11 12:00</text:p>
          </table:table-cell>
          <table:table-cell office:value-type="float" office:value="-26.684">
            <text:p>-26.684</text:p>
          </table:table-cell>
          <table:table-cell table:style-name="ce4" office:value-type="string">
            <text:p>1911-06-29 12:00</text:p>
          </table:table-cell>
          <table:table-cell office:value-type="float" office:value="4.964">
            <text:p>4.964</text:p>
          </table:table-cell>
          <table:table-cell table:style-name="ce4" office:value-type="string">
            <text:p>1923-10-07 12:00</text:p>
          </table:table-cell>
          <table:table-cell office:value-type="float" office:value="0.632">
            <text:p>0.6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7-18 12:00</text:p>
          </table:table-cell>
          <table:table-cell office:value-type="float" office:value="5.764">
            <text:p>5.764</text:p>
          </table:table-cell>
          <table:table-cell table:style-name="ce4" office:value-type="string">
            <text:p>1911-07-05 12:00</text:p>
          </table:table-cell>
          <table:table-cell office:value-type="float" office:value="-0.076">
            <text:p>-0.076</text:p>
          </table:table-cell>
          <table:table-cell table:style-name="ce4" office:value-type="string">
            <text:p>1923-10-22 12:00</text:p>
          </table:table-cell>
          <table:table-cell office:value-type="float" office:value="6.977">
            <text:p>6.9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7-24 12:00</text:p>
          </table:table-cell>
          <table:table-cell office:value-type="float" office:value="27.278">
            <text:p>27.278</text:p>
          </table:table-cell>
          <table:table-cell table:style-name="ce4" office:value-type="string">
            <text:p>1911-07-13 12:00</text:p>
          </table:table-cell>
          <table:table-cell office:value-type="float" office:value="-4.976">
            <text:p>-4.976</text:p>
          </table:table-cell>
          <table:table-cell table:style-name="ce4" office:value-type="string">
            <text:p>1923-11-14 12:00</text:p>
          </table:table-cell>
          <table:table-cell office:value-type="float" office:value="-0.178">
            <text:p>-0.1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7-30 12:00</text:p>
          </table:table-cell>
          <table:table-cell office:value-type="float" office:value="-2.033">
            <text:p>-2.033</text:p>
          </table:table-cell>
          <table:table-cell table:style-name="ce4" office:value-type="string">
            <text:p>1911-07-20 12:00</text:p>
          </table:table-cell>
          <table:table-cell office:value-type="float" office:value="0.832">
            <text:p>0.832</text:p>
          </table:table-cell>
          <table:table-cell table:style-name="ce4" office:value-type="string">
            <text:p>1923-12-15 12:00</text:p>
          </table:table-cell>
          <table:table-cell office:value-type="float" office:value="-6.993">
            <text:p>-6.9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8-07 12:00</text:p>
          </table:table-cell>
          <table:table-cell office:value-type="float" office:value="-27.118">
            <text:p>-27.118</text:p>
          </table:table-cell>
          <table:table-cell table:style-name="ce4" office:value-type="string">
            <text:p>1911-07-26 12:00</text:p>
          </table:table-cell>
          <table:table-cell office:value-type="float" office:value="4.947">
            <text:p>4.947</text:p>
          </table:table-cell>
          <table:table-cell table:style-name="ce4" office:value-type="string">
            <text:p>1924-01-03 12:00</text:p>
          </table:table-cell>
          <table:table-cell office:value-type="float" office:value="0.655">
            <text:p>0.6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8-14 12:00</text:p>
          </table:table-cell>
          <table:table-cell office:value-type="float" office:value="4.589">
            <text:p>4.589</text:p>
          </table:table-cell>
          <table:table-cell table:style-name="ce4" office:value-type="string">
            <text:p>1911-08-01 12:00</text:p>
          </table:table-cell>
          <table:table-cell office:value-type="float" office:value="-0.005">
            <text:p>-0.005</text:p>
          </table:table-cell>
          <table:table-cell table:style-name="ce4" office:value-type="string">
            <text:p>1924-01-18 12:00</text:p>
          </table:table-cell>
          <table:table-cell office:value-type="float" office:value="6.975">
            <text:p>6.9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8-21 12:00</text:p>
          </table:table-cell>
          <table:table-cell office:value-type="float" office:value="26.234">
            <text:p>26.234</text:p>
          </table:table-cell>
          <table:table-cell table:style-name="ce4" office:value-type="string">
            <text:p>1911-08-09 12:00</text:p>
          </table:table-cell>
          <table:table-cell office:value-type="float" office:value="-4.968">
            <text:p>-4.968</text:p>
          </table:table-cell>
          <table:table-cell table:style-name="ce4" office:value-type="string">
            <text:p>1924-02-10 12:00</text:p>
          </table:table-cell>
          <table:table-cell office:value-type="float" office:value="-0.189">
            <text:p>-0.1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8-27 12:00</text:p>
          </table:table-cell>
          <table:table-cell office:value-type="float" office:value="-5.944">
            <text:p>-5.944</text:p>
          </table:table-cell>
          <table:table-cell table:style-name="ce4" office:value-type="string">
            <text:p>1911-08-16 12:00</text:p>
          </table:table-cell>
          <table:table-cell office:value-type="float" office:value="0.777">
            <text:p>0.777</text:p>
          </table:table-cell>
          <table:table-cell table:style-name="ce4" office:value-type="string">
            <text:p>1924-03-12 12:00</text:p>
          </table:table-cell>
          <table:table-cell office:value-type="float" office:value="-6.992">
            <text:p>-6.9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9-03 12:00</text:p>
          </table:table-cell>
          <table:table-cell office:value-type="float" office:value="-27.607">
            <text:p>-27.607</text:p>
          </table:table-cell>
          <table:table-cell table:style-name="ce4" office:value-type="string">
            <text:p>1911-08-23 12:00</text:p>
          </table:table-cell>
          <table:table-cell office:value-type="float" office:value="4.744">
            <text:p>4.744</text:p>
          </table:table-cell>
          <table:table-cell table:style-name="ce4" office:value-type="string">
            <text:p>1924-03-31 12:00</text:p>
          </table:table-cell>
          <table:table-cell office:value-type="float" office:value="0.677">
            <text:p>0.6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9-10 12:00</text:p>
          </table:table-cell>
          <table:table-cell office:value-type="float" office:value="3.145">
            <text:p>3.145</text:p>
          </table:table-cell>
          <table:table-cell table:style-name="ce4" office:value-type="string">
            <text:p>1911-08-29 12:00</text:p>
          </table:table-cell>
          <table:table-cell office:value-type="float" office:value="-0.959">
            <text:p>-0.959</text:p>
          </table:table-cell>
          <table:table-cell table:style-name="ce4" office:value-type="string">
            <text:p>1924-04-15 12:00</text:p>
          </table:table-cell>
          <table:table-cell office:value-type="float" office:value="6.974">
            <text:p>6.9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9-17 12:00</text:p>
          </table:table-cell>
          <table:table-cell office:value-type="float" office:value="27.014">
            <text:p>27.014</text:p>
          </table:table-cell>
          <table:table-cell table:style-name="ce4" office:value-type="string">
            <text:p>1911-09-06 12:00</text:p>
          </table:table-cell>
          <table:table-cell office:value-type="float" office:value="-4.867">
            <text:p>-4.867</text:p>
          </table:table-cell>
          <table:table-cell table:style-name="ce4" office:value-type="string">
            <text:p>1924-05-08 12:00</text:p>
          </table:table-cell>
          <table:table-cell office:value-type="float" office:value="-0.2">
            <text:p>-0.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09-23 12:00</text:p>
          </table:table-cell>
          <table:table-cell office:value-type="float" office:value="-3.699">
            <text:p>-3.699</text:p>
          </table:table-cell>
          <table:table-cell table:style-name="ce4" office:value-type="string">
            <text:p>1911-09-12 12:00</text:p>
          </table:table-cell>
          <table:table-cell office:value-type="float" office:value="0.694">
            <text:p>0.694</text:p>
          </table:table-cell>
          <table:table-cell table:style-name="ce4" office:value-type="string">
            <text:p>1924-06-08 12:00</text:p>
          </table:table-cell>
          <table:table-cell office:value-type="float" office:value="-6.991">
            <text:p>-6.9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0-01 12:00</text:p>
          </table:table-cell>
          <table:table-cell office:value-type="float" office:value="-26.906">
            <text:p>-26.906</text:p>
          </table:table-cell>
          <table:table-cell table:style-name="ce4" office:value-type="string">
            <text:p>1911-09-19 12:00</text:p>
          </table:table-cell>
          <table:table-cell office:value-type="float" office:value="4.958">
            <text:p>4.958</text:p>
          </table:table-cell>
          <table:table-cell table:style-name="ce4" office:value-type="string">
            <text:p>1924-06-27 12:00</text:p>
          </table:table-cell>
          <table:table-cell office:value-type="float" office:value="0.7">
            <text:p>0.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0-07 12:00</text:p>
          </table:table-cell>
          <table:table-cell office:value-type="float" office:value="0.997">
            <text:p>0.997</text:p>
          </table:table-cell>
          <table:table-cell table:style-name="ce4" office:value-type="string">
            <text:p>1911-09-25 12:00</text:p>
          </table:table-cell>
          <table:table-cell office:value-type="float" office:value="-0.701">
            <text:p>-0.701</text:p>
          </table:table-cell>
          <table:table-cell table:style-name="ce4" office:value-type="string">
            <text:p>1924-07-12 12:00</text:p>
          </table:table-cell>
          <table:table-cell office:value-type="float" office:value="6.972">
            <text:p>6.9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0-14 12:00</text:p>
          </table:table-cell>
          <table:table-cell office:value-type="float" office:value="27.502">
            <text:p>27.502</text:p>
          </table:table-cell>
          <table:table-cell table:style-name="ce4" office:value-type="string">
            <text:p>1911-10-03 12:00</text:p>
          </table:table-cell>
          <table:table-cell office:value-type="float" office:value="-5.08">
            <text:p>-5.08</text:p>
          </table:table-cell>
          <table:table-cell table:style-name="ce4" office:value-type="string">
            <text:p>1924-08-04 12:00</text:p>
          </table:table-cell>
          <table:table-cell office:value-type="float" office:value="-0.211">
            <text:p>-0.2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0-20 12:00</text:p>
          </table:table-cell>
          <table:table-cell office:value-type="float" office:value="-1.626">
            <text:p>-1.626</text:p>
          </table:table-cell>
          <table:table-cell table:style-name="ce4" office:value-type="string">
            <text:p>1911-10-09 12:00</text:p>
          </table:table-cell>
          <table:table-cell office:value-type="float" office:value="0.39">
            <text:p>0.39</text:p>
          </table:table-cell>
          <table:table-cell table:style-name="ce4" office:value-type="string">
            <text:p>1924-09-04 12:00</text:p>
          </table:table-cell>
          <table:table-cell office:value-type="float" office:value="-6.99">
            <text:p>-6.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0-28 12:00</text:p>
          </table:table-cell>
          <table:table-cell office:value-type="float" office:value="-27.46">
            <text:p>-27.46</text:p>
          </table:table-cell>
          <table:table-cell table:style-name="ce4" office:value-type="string">
            <text:p>1911-10-16 12:00</text:p>
          </table:table-cell>
          <table:table-cell office:value-type="float" office:value="5.127">
            <text:p>5.127</text:p>
          </table:table-cell>
          <table:table-cell table:style-name="ce4" office:value-type="string">
            <text:p>1924-09-23 12:00</text:p>
          </table:table-cell>
          <table:table-cell office:value-type="float" office:value="0.724">
            <text:p>0.7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1-04 12:00</text:p>
          </table:table-cell>
          <table:table-cell office:value-type="float" office:value="4.77">
            <text:p>4.77</text:p>
          </table:table-cell>
          <table:table-cell table:style-name="ce4" office:value-type="string">
            <text:p>1911-10-22 12:00</text:p>
          </table:table-cell>
          <table:table-cell office:value-type="float" office:value="-0.325">
            <text:p>-0.325</text:p>
          </table:table-cell>
          <table:table-cell table:style-name="ce4" office:value-type="string">
            <text:p>1924-10-08 12:00</text:p>
          </table:table-cell>
          <table:table-cell office:value-type="float" office:value="6.97">
            <text:p>6.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1-10 12:00</text:p>
          </table:table-cell>
          <table:table-cell office:value-type="float" office:value="27.819">
            <text:p>27.819</text:p>
          </table:table-cell>
          <table:table-cell table:style-name="ce4" office:value-type="string">
            <text:p>1911-10-30 12:00</text:p>
          </table:table-cell>
          <table:table-cell office:value-type="float" office:value="-5.203">
            <text:p>-5.203</text:p>
          </table:table-cell>
          <table:table-cell table:style-name="ce4" office:value-type="string">
            <text:p>1924-10-31 12:00</text:p>
          </table:table-cell>
          <table:table-cell office:value-type="float" office:value="-0.222">
            <text:p>-0.2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1-16 12:00</text:p>
          </table:table-cell>
          <table:table-cell office:value-type="float" office:value="-0.057">
            <text:p>-0.057</text:p>
          </table:table-cell>
          <table:table-cell table:style-name="ce4" office:value-type="string">
            <text:p>1911-11-06 12:00</text:p>
          </table:table-cell>
          <table:table-cell office:value-type="float" office:value="1.179">
            <text:p>1.179</text:p>
          </table:table-cell>
          <table:table-cell table:style-name="ce4" office:value-type="string">
            <text:p>1924-12-01 12:00</text:p>
          </table:table-cell>
          <table:table-cell office:value-type="float" office:value="-6.989">
            <text:p>-6.9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1-24 12:00</text:p>
          </table:table-cell>
          <table:table-cell office:value-type="float" office:value="-27.719">
            <text:p>-27.719</text:p>
          </table:table-cell>
          <table:table-cell table:style-name="ce4" office:value-type="string">
            <text:p>1911-11-12 12:00</text:p>
          </table:table-cell>
          <table:table-cell office:value-type="float" office:value="5.169">
            <text:p>5.169</text:p>
          </table:table-cell>
          <table:table-cell table:style-name="ce4" office:value-type="string">
            <text:p>1924-12-19 12:00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2-01 12:00</text:p>
          </table:table-cell>
          <table:table-cell office:value-type="float" office:value="2.104">
            <text:p>2.104</text:p>
          </table:table-cell>
          <table:table-cell table:style-name="ce4" office:value-type="string">
            <text:p>1911-11-19 12:00</text:p>
          </table:table-cell>
          <table:table-cell office:value-type="float" office:value="-1.12">
            <text:p>-1.12</text:p>
          </table:table-cell>
          <table:table-cell table:style-name="ce4" office:value-type="string">
            <text:p>1925-01-04 12:00</text:p>
          </table:table-cell>
          <table:table-cell office:value-type="float" office:value="6.968">
            <text:p>6.9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2-08 12:00</text:p>
          </table:table-cell>
          <table:table-cell office:value-type="float" office:value="26.649">
            <text:p>26.649</text:p>
          </table:table-cell>
          <table:table-cell table:style-name="ce4" office:value-type="string">
            <text:p>1911-11-26 12:00</text:p>
          </table:table-cell>
          <table:table-cell office:value-type="float" office:value="-5.157">
            <text:p>-5.157</text:p>
          </table:table-cell>
          <table:table-cell table:style-name="ce4" office:value-type="string">
            <text:p>1925-01-27 12:00</text:p>
          </table:table-cell>
          <table:table-cell office:value-type="float" office:value="-0.233">
            <text:p>-0.2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2-14 12:00</text:p>
          </table:table-cell>
          <table:table-cell office:value-type="float" office:value="-4.833">
            <text:p>-4.833</text:p>
          </table:table-cell>
          <table:table-cell table:style-name="ce4" office:value-type="string">
            <text:p>1911-12-03 12:00</text:p>
          </table:table-cell>
          <table:table-cell office:value-type="float" office:value="0.622">
            <text:p>0.622</text:p>
          </table:table-cell>
          <table:table-cell table:style-name="ce4" office:value-type="string">
            <text:p>1925-02-27 12:00</text:p>
          </table:table-cell>
          <table:table-cell office:value-type="float" office:value="-6.988">
            <text:p>-6.9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2-22 12:00</text:p>
          </table:table-cell>
          <table:table-cell office:value-type="float" office:value="-26.59">
            <text:p>-26.59</text:p>
          </table:table-cell>
          <table:table-cell table:style-name="ce4" office:value-type="string">
            <text:p>1911-12-10 12:00</text:p>
          </table:table-cell>
          <table:table-cell office:value-type="float" office:value="4.771">
            <text:p>4.771</text:p>
          </table:table-cell>
          <table:table-cell table:style-name="ce4" office:value-type="string">
            <text:p>1925-03-17 12:00</text:p>
          </table:table-cell>
          <table:table-cell office:value-type="float" office:value="0.023">
            <text:p>0.0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1-12-28 12:00</text:p>
          </table:table-cell>
          <table:table-cell office:value-type="float" office:value="0.145">
            <text:p>0.145</text:p>
          </table:table-cell>
          <table:table-cell table:style-name="ce4" office:value-type="string">
            <text:p>1911-12-16 12:00</text:p>
          </table:table-cell>
          <table:table-cell office:value-type="float" office:value="-0.931">
            <text:p>-0.931</text:p>
          </table:table-cell>
          <table:table-cell table:style-name="ce4" office:value-type="string">
            <text:p>1925-04-02 12:00</text:p>
          </table:table-cell>
          <table:table-cell office:value-type="float" office:value="6.966">
            <text:p>6.9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1-04 12:00</text:p>
          </table:table-cell>
          <table:table-cell office:value-type="float" office:value="27.457">
            <text:p>27.457</text:p>
          </table:table-cell>
          <table:table-cell table:style-name="ce4" office:value-type="string">
            <text:p>1911-12-24 12:00</text:p>
          </table:table-cell>
          <table:table-cell office:value-type="float" office:value="-4.821">
            <text:p>-4.821</text:p>
          </table:table-cell>
          <table:table-cell table:style-name="ce4" office:value-type="string">
            <text:p>1925-04-25 12:00</text:p>
          </table:table-cell>
          <table:table-cell office:value-type="float" office:value="-0.244">
            <text:p>-0.2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1-10 12:00</text:p>
          </table:table-cell>
          <table:table-cell office:value-type="float" office:value="-3.444">
            <text:p>-3.444</text:p>
          </table:table-cell>
          <table:table-cell table:style-name="ce4" office:value-type="string">
            <text:p>1911-12-30 12:00</text:p>
          </table:table-cell>
          <table:table-cell office:value-type="float" office:value="0.282">
            <text:p>0.282</text:p>
          </table:table-cell>
          <table:table-cell table:style-name="ce4" office:value-type="string">
            <text:p>1925-05-26 12:00</text:p>
          </table:table-cell>
          <table:table-cell office:value-type="float" office:value="-6.988">
            <text:p>-6.9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1-18 12:00</text:p>
          </table:table-cell>
          <table:table-cell office:value-type="float" office:value="-26.992">
            <text:p>-26.992</text:p>
          </table:table-cell>
          <table:table-cell table:style-name="ce4" office:value-type="string">
            <text:p>1912-01-06 12:00</text:p>
          </table:table-cell>
          <table:table-cell office:value-type="float" office:value="4.763">
            <text:p>4.763</text:p>
          </table:table-cell>
          <table:table-cell table:style-name="ce4" office:value-type="string">
            <text:p>1925-06-13 12:00</text:p>
          </table:table-cell>
          <table:table-cell office:value-type="float" office:value="0.046">
            <text:p>0.0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1-25 12:00</text:p>
          </table:table-cell>
          <table:table-cell office:value-type="float" office:value="4.814">
            <text:p>4.814</text:p>
          </table:table-cell>
          <table:table-cell table:style-name="ce4" office:value-type="string">
            <text:p>1912-01-12 12:00</text:p>
          </table:table-cell>
          <table:table-cell office:value-type="float" office:value="-0.892">
            <text:p>-0.892</text:p>
          </table:table-cell>
          <table:table-cell table:style-name="ce4" office:value-type="string">
            <text:p>1925-06-29 12:00</text:p>
          </table:table-cell>
          <table:table-cell office:value-type="float" office:value="6.964">
            <text:p>6.9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2-01 12:00</text:p>
          </table:table-cell>
          <table:table-cell office:value-type="float" office:value="26.409">
            <text:p>26.409</text:p>
          </table:table-cell>
          <table:table-cell table:style-name="ce4" office:value-type="string">
            <text:p>1912-01-20 12:00</text:p>
          </table:table-cell>
          <table:table-cell office:value-type="float" office:value="-4.763">
            <text:p>-4.763</text:p>
          </table:table-cell>
          <table:table-cell table:style-name="ce4" office:value-type="string">
            <text:p>1925-07-22 12:00</text:p>
          </table:table-cell>
          <table:table-cell office:value-type="float" office:value="-0.255">
            <text:p>-0.2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2-06 12:00</text:p>
          </table:table-cell>
          <table:table-cell office:value-type="float" office:value="-1.33">
            <text:p>-1.33</text:p>
          </table:table-cell>
          <table:table-cell table:style-name="ce4" office:value-type="string">
            <text:p>1912-01-26 12:00</text:p>
          </table:table-cell>
          <table:table-cell office:value-type="float" office:value="0.201">
            <text:p>0.201</text:p>
          </table:table-cell>
          <table:table-cell table:style-name="ce4" office:value-type="string">
            <text:p>1925-08-22 12:00</text:p>
          </table:table-cell>
          <table:table-cell office:value-type="float" office:value="-6.987">
            <text:p>-6.9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2-14 12:00</text:p>
          </table:table-cell>
          <table:table-cell office:value-type="float" office:value="-27.491">
            <text:p>-27.491</text:p>
          </table:table-cell>
          <table:table-cell table:style-name="ce4" office:value-type="string">
            <text:p>1912-02-02 12:00</text:p>
          </table:table-cell>
          <table:table-cell office:value-type="float" office:value="4.871">
            <text:p>4.871</text:p>
          </table:table-cell>
          <table:table-cell table:style-name="ce4" office:value-type="string">
            <text:p>1925-09-09 12:00</text:p>
          </table:table-cell>
          <table:table-cell office:value-type="float" office:value="0.069">
            <text:p>0.0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2-21 12:00</text:p>
          </table:table-cell>
          <table:table-cell office:value-type="float" office:value="3.634">
            <text:p>3.634</text:p>
          </table:table-cell>
          <table:table-cell table:style-name="ce4" office:value-type="string">
            <text:p>1912-02-08 12:00</text:p>
          </table:table-cell>
          <table:table-cell office:value-type="float" office:value="-0.829">
            <text:p>-0.829</text:p>
          </table:table-cell>
          <table:table-cell table:style-name="ce4" office:value-type="string">
            <text:p>1925-09-25 12:00</text:p>
          </table:table-cell>
          <table:table-cell office:value-type="float" office:value="6.962">
            <text:p>6.9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2-28 12:00</text:p>
          </table:table-cell>
          <table:table-cell office:value-type="float" office:value="27.415">
            <text:p>27.415</text:p>
          </table:table-cell>
          <table:table-cell table:style-name="ce4" office:value-type="string">
            <text:p>1912-02-16 12:00</text:p>
          </table:table-cell>
          <table:table-cell office:value-type="float" office:value="-4.855">
            <text:p>-4.855</text:p>
          </table:table-cell>
          <table:table-cell table:style-name="ce4" office:value-type="string">
            <text:p>1925-10-18 12:00</text:p>
          </table:table-cell>
          <table:table-cell office:value-type="float" office:value="-0.266">
            <text:p>-0.2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3-05 12:00</text:p>
          </table:table-cell>
          <table:table-cell office:value-type="float" office:value="-5.142">
            <text:p>-5.142</text:p>
          </table:table-cell>
          <table:table-cell table:style-name="ce4" office:value-type="string">
            <text:p>1912-02-22 12:00</text:p>
          </table:table-cell>
          <table:table-cell office:value-type="float" office:value="0.162">
            <text:p>0.162</text:p>
          </table:table-cell>
          <table:table-cell table:style-name="ce4" office:value-type="string">
            <text:p>1925-11-18 12:00</text:p>
          </table:table-cell>
          <table:table-cell office:value-type="float" office:value="-6.986">
            <text:p>-6.9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3-12 12:00</text:p>
          </table:table-cell>
          <table:table-cell office:value-type="float" office:value="-27.995">
            <text:p>-27.995</text:p>
          </table:table-cell>
          <table:table-cell table:style-name="ce4" office:value-type="string">
            <text:p>1912-02-29 12:00</text:p>
          </table:table-cell>
          <table:table-cell office:value-type="float" office:value="5.069">
            <text:p>5.069</text:p>
          </table:table-cell>
          <table:table-cell table:style-name="ce4" office:value-type="string">
            <text:p>1925-12-06 12:00</text:p>
          </table:table-cell>
          <table:table-cell office:value-type="float" office:value="0.092">
            <text:p>0.0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3-19 12:00</text:p>
          </table:table-cell>
          <table:table-cell office:value-type="float" office:value="2.061">
            <text:p>2.061</text:p>
          </table:table-cell>
          <table:table-cell table:style-name="ce4" office:value-type="string">
            <text:p>1912-03-06 12:00</text:p>
          </table:table-cell>
          <table:table-cell office:value-type="float" office:value="-0.558">
            <text:p>-0.558</text:p>
          </table:table-cell>
          <table:table-cell table:style-name="ce4" office:value-type="string">
            <text:p>1925-12-22 12:00</text:p>
          </table:table-cell>
          <table:table-cell office:value-type="float" office:value="6.96">
            <text:p>6.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3-26 12:00</text:p>
          </table:table-cell>
          <table:table-cell office:value-type="float" office:value="27.959">
            <text:p>27.959</text:p>
          </table:table-cell>
          <table:table-cell table:style-name="ce4" office:value-type="string">
            <text:p>1912-03-14 12:00</text:p>
          </table:table-cell>
          <table:table-cell office:value-type="float" office:value="-5.048">
            <text:p>-5.048</text:p>
          </table:table-cell>
          <table:table-cell table:style-name="ce4" office:value-type="string">
            <text:p>1926-01-14 12:00</text:p>
          </table:table-cell>
          <table:table-cell office:value-type="float" office:value="-0.277">
            <text:p>-0.2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4-01 12:00</text:p>
          </table:table-cell>
          <table:table-cell office:value-type="float" office:value="-2.467">
            <text:p>-2.467</text:p>
          </table:table-cell>
          <table:table-cell table:style-name="ce4" office:value-type="string">
            <text:p>1912-03-21 12:00</text:p>
          </table:table-cell>
          <table:table-cell office:value-type="float" office:value="1.159">
            <text:p>1.159</text:p>
          </table:table-cell>
          <table:table-cell table:style-name="ce4" office:value-type="string">
            <text:p>1926-02-14 12:00</text:p>
          </table:table-cell>
          <table:table-cell office:value-type="float" office:value="-6.985">
            <text:p>-6.9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4-09 12:00</text:p>
          </table:table-cell>
          <table:table-cell office:value-type="float" office:value="-27.151">
            <text:p>-27.151</text:p>
          </table:table-cell>
          <table:table-cell table:style-name="ce4" office:value-type="string">
            <text:p>1912-03-28 12:00</text:p>
          </table:table-cell>
          <table:table-cell office:value-type="float" office:value="4.93">
            <text:p>4.93</text:p>
          </table:table-cell>
          <table:table-cell table:style-name="ce4" office:value-type="string">
            <text:p>1926-03-04 12:00</text:p>
          </table:table-cell>
          <table:table-cell office:value-type="float" office:value="0.115">
            <text:p>0.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4-16 12:00</text:p>
          </table:table-cell>
          <table:table-cell office:value-type="float" office:value="6.156">
            <text:p>6.156</text:p>
          </table:table-cell>
          <table:table-cell table:style-name="ce4" office:value-type="string">
            <text:p>1912-04-02 12:00</text:p>
          </table:table-cell>
          <table:table-cell office:value-type="float" office:value="-0.098">
            <text:p>-0.098</text:p>
          </table:table-cell>
          <table:table-cell table:style-name="ce4" office:value-type="string">
            <text:p>1926-03-20 12:00</text:p>
          </table:table-cell>
          <table:table-cell office:value-type="float" office:value="6.958">
            <text:p>6.9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4-23 12:00</text:p>
          </table:table-cell>
          <table:table-cell office:value-type="float" office:value="26.419">
            <text:p>26.419</text:p>
          </table:table-cell>
          <table:table-cell table:style-name="ce4" office:value-type="string">
            <text:p>1912-04-10 12:00</text:p>
          </table:table-cell>
          <table:table-cell office:value-type="float" office:value="-5.192">
            <text:p>-5.192</text:p>
          </table:table-cell>
          <table:table-cell table:style-name="ce4" office:value-type="string">
            <text:p>1926-04-12 12:00</text:p>
          </table:table-cell>
          <table:table-cell office:value-type="float" office:value="-0.288">
            <text:p>-0.2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4-28 12:00</text:p>
          </table:table-cell>
          <table:table-cell office:value-type="float" office:value="-0.326">
            <text:p>-0.326</text:p>
          </table:table-cell>
          <table:table-cell table:style-name="ce4" office:value-type="string">
            <text:p>1912-04-17 12:00</text:p>
          </table:table-cell>
          <table:table-cell office:value-type="float" office:value="0.783">
            <text:p>0.783</text:p>
          </table:table-cell>
          <table:table-cell table:style-name="ce4" office:value-type="string">
            <text:p>1926-05-13 12:00</text:p>
          </table:table-cell>
          <table:table-cell office:value-type="float" office:value="-6.984">
            <text:p>-6.9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5-06 12:00</text:p>
          </table:table-cell>
          <table:table-cell office:value-type="float" office:value="-27.637">
            <text:p>-27.637</text:p>
          </table:table-cell>
          <table:table-cell table:style-name="ce4" office:value-type="string">
            <text:p>1912-04-24 12:00</text:p>
          </table:table-cell>
          <table:table-cell office:value-type="float" office:value="5.035">
            <text:p>5.035</text:p>
          </table:table-cell>
          <table:table-cell table:style-name="ce4" office:value-type="string">
            <text:p>1926-05-31 12:00</text:p>
          </table:table-cell>
          <table:table-cell office:value-type="float" office:value="0.137">
            <text:p>0.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5-13 12:00</text:p>
          </table:table-cell>
          <table:table-cell office:value-type="float" office:value="3.797">
            <text:p>3.797</text:p>
          </table:table-cell>
          <table:table-cell table:style-name="ce4" office:value-type="string">
            <text:p>1912-04-30 12:00</text:p>
          </table:table-cell>
          <table:table-cell office:value-type="float" office:value="-0.883">
            <text:p>-0.883</text:p>
          </table:table-cell>
          <table:table-cell table:style-name="ce4" office:value-type="string">
            <text:p>1926-06-16 12:00</text:p>
          </table:table-cell>
          <table:table-cell office:value-type="float" office:value="6.955">
            <text:p>6.9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5-20 12:00</text:p>
          </table:table-cell>
          <table:table-cell office:value-type="float" office:value="26.96">
            <text:p>26.96</text:p>
          </table:table-cell>
          <table:table-cell table:style-name="ce4" office:value-type="string">
            <text:p>1912-05-07 12:00</text:p>
          </table:table-cell>
          <table:table-cell office:value-type="float" office:value="-5.189">
            <text:p>-5.189</text:p>
          </table:table-cell>
          <table:table-cell table:style-name="ce4" office:value-type="string">
            <text:p>1926-07-09 12:00</text:p>
          </table:table-cell>
          <table:table-cell office:value-type="float" office:value="-0.299">
            <text:p>-0.2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5-26 12:00</text:p>
          </table:table-cell>
          <table:table-cell office:value-type="float" office:value="-5.178">
            <text:p>-5.178</text:p>
          </table:table-cell>
          <table:table-cell table:style-name="ce4" office:value-type="string">
            <text:p>1912-05-14 12:00</text:p>
          </table:table-cell>
          <table:table-cell office:value-type="float" office:value="0.326">
            <text:p>0.326</text:p>
          </table:table-cell>
          <table:table-cell table:style-name="ce4" office:value-type="string">
            <text:p>1926-08-09 12:00</text:p>
          </table:table-cell>
          <table:table-cell office:value-type="float" office:value="-6.982">
            <text:p>-6.9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6-02 12:00</text:p>
          </table:table-cell>
          <table:table-cell office:value-type="float" office:value="-27.896">
            <text:p>-27.896</text:p>
          </table:table-cell>
          <table:table-cell table:style-name="ce4" office:value-type="string">
            <text:p>1912-05-21 12:00</text:p>
          </table:table-cell>
          <table:table-cell office:value-type="float" office:value="5.006">
            <text:p>5.006</text:p>
          </table:table-cell>
          <table:table-cell table:style-name="ce4" office:value-type="string">
            <text:p>1926-08-27 12:00</text:p>
          </table:table-cell>
          <table:table-cell office:value-type="float" office:value="0.16">
            <text:p>0.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6-09 12:00</text:p>
          </table:table-cell>
          <table:table-cell office:value-type="float" office:value="1.639">
            <text:p>1.639</text:p>
          </table:table-cell>
          <table:table-cell table:style-name="ce4" office:value-type="string">
            <text:p>1912-05-27 12:00</text:p>
          </table:table-cell>
          <table:table-cell office:value-type="float" office:value="-0.606">
            <text:p>-0.606</text:p>
          </table:table-cell>
          <table:table-cell table:style-name="ce4" office:value-type="string">
            <text:p>1926-09-12 12:00</text:p>
          </table:table-cell>
          <table:table-cell office:value-type="float" office:value="6.953">
            <text:p>6.9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6-16 12:00</text:p>
          </table:table-cell>
          <table:table-cell office:value-type="float" office:value="27.559">
            <text:p>27.559</text:p>
          </table:table-cell>
          <table:table-cell table:style-name="ce4" office:value-type="string">
            <text:p>1912-06-04 12:00</text:p>
          </table:table-cell>
          <table:table-cell office:value-type="float" office:value="-4.891">
            <text:p>-4.891</text:p>
          </table:table-cell>
          <table:table-cell table:style-name="ce4" office:value-type="string">
            <text:p>1926-10-05 12:00</text:p>
          </table:table-cell>
          <table:table-cell office:value-type="float" office:value="-0.31">
            <text:p>-0.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6-22 12:00</text:p>
          </table:table-cell>
          <table:table-cell office:value-type="float" office:value="-3.943">
            <text:p>-3.943</text:p>
          </table:table-cell>
          <table:table-cell table:style-name="ce4" office:value-type="string">
            <text:p>1912-06-11 12:00</text:p>
          </table:table-cell>
          <table:table-cell office:value-type="float" office:value="1.16">
            <text:p>1.16</text:p>
          </table:table-cell>
          <table:table-cell table:style-name="ce4" office:value-type="string">
            <text:p>1926-11-05 12:00</text:p>
          </table:table-cell>
          <table:table-cell office:value-type="float" office:value="-6.981">
            <text:p>-6.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6-29 12:00</text:p>
          </table:table-cell>
          <table:table-cell office:value-type="float" office:value="-28.064">
            <text:p>-28.064</text:p>
          </table:table-cell>
          <table:table-cell table:style-name="ce4" office:value-type="string">
            <text:p>1912-06-17 12:00</text:p>
          </table:table-cell>
          <table:table-cell office:value-type="float" office:value="4.946">
            <text:p>4.946</text:p>
          </table:table-cell>
          <table:table-cell table:style-name="ce4" office:value-type="string">
            <text:p>1926-11-23 12:00</text:p>
          </table:table-cell>
          <table:table-cell office:value-type="float" office:value="0.183">
            <text:p>0.1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7-07 12:00</text:p>
          </table:table-cell>
          <table:table-cell office:value-type="float" office:value="5.868">
            <text:p>5.868</text:p>
          </table:table-cell>
          <table:table-cell table:style-name="ce4" office:value-type="string">
            <text:p>1912-06-23 12:00</text:p>
          </table:table-cell>
          <table:table-cell office:value-type="float" office:value="-0.514">
            <text:p>-0.514</text:p>
          </table:table-cell>
          <table:table-cell table:style-name="ce4" office:value-type="string">
            <text:p>1926-12-09 12:00</text:p>
          </table:table-cell>
          <table:table-cell office:value-type="float" office:value="6.951">
            <text:p>6.9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7-14 12:00</text:p>
          </table:table-cell>
          <table:table-cell office:value-type="float" office:value="26.185">
            <text:p>26.185</text:p>
          </table:table-cell>
          <table:table-cell table:style-name="ce4" office:value-type="string">
            <text:p>1912-07-01 12:00</text:p>
          </table:table-cell>
          <table:table-cell office:value-type="float" office:value="-4.822">
            <text:p>-4.822</text:p>
          </table:table-cell>
          <table:table-cell table:style-name="ce4" office:value-type="string">
            <text:p>1927-01-01 12:00</text:p>
          </table:table-cell>
          <table:table-cell office:value-type="float" office:value="-0.321">
            <text:p>-0.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7-19 12:00</text:p>
          </table:table-cell>
          <table:table-cell office:value-type="float" office:value="-2.41">
            <text:p>-2.41</text:p>
          </table:table-cell>
          <table:table-cell table:style-name="ce4" office:value-type="string">
            <text:p>1912-07-08 12:00</text:p>
          </table:table-cell>
          <table:table-cell office:value-type="float" office:value="0.961">
            <text:p>0.961</text:p>
          </table:table-cell>
          <table:table-cell table:style-name="ce4" office:value-type="string">
            <text:p>1927-02-01 12:00</text:p>
          </table:table-cell>
          <table:table-cell office:value-type="float" office:value="-6.98">
            <text:p>-6.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7-27 12:00</text:p>
          </table:table-cell>
          <table:table-cell office:value-type="float" office:value="-27.193">
            <text:p>-27.193</text:p>
          </table:table-cell>
          <table:table-cell table:style-name="ce4" office:value-type="string">
            <text:p>1912-07-15 12:00</text:p>
          </table:table-cell>
          <table:table-cell office:value-type="float" office:value="4.609">
            <text:p>4.609</text:p>
          </table:table-cell>
          <table:table-cell table:style-name="ce4" office:value-type="string">
            <text:p>1927-02-19 12:00</text:p>
          </table:table-cell>
          <table:table-cell office:value-type="float" office:value="0.206">
            <text:p>0.2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8-03 12:00</text:p>
          </table:table-cell>
          <table:table-cell office:value-type="float" office:value="4.512">
            <text:p>4.512</text:p>
          </table:table-cell>
          <table:table-cell table:style-name="ce4" office:value-type="string">
            <text:p>1912-07-20 12:00</text:p>
          </table:table-cell>
          <table:table-cell office:value-type="float" office:value="-0.47">
            <text:p>-0.47</text:p>
          </table:table-cell>
          <table:table-cell table:style-name="ce4" office:value-type="string">
            <text:p>1927-03-07 12:00</text:p>
          </table:table-cell>
          <table:table-cell office:value-type="float" office:value="6.949">
            <text:p>6.9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8-10 12:00</text:p>
          </table:table-cell>
          <table:table-cell office:value-type="float" office:value="27.356">
            <text:p>27.356</text:p>
          </table:table-cell>
          <table:table-cell table:style-name="ce4" office:value-type="string">
            <text:p>1912-07-28 12:00</text:p>
          </table:table-cell>
          <table:table-cell office:value-type="float" office:value="-4.851">
            <text:p>-4.851</text:p>
          </table:table-cell>
          <table:table-cell table:style-name="ce4" office:value-type="string">
            <text:p>1927-03-30 12:00</text:p>
          </table:table-cell>
          <table:table-cell office:value-type="float" office:value="-0.332">
            <text:p>-0.3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8-15 12:00</text:p>
          </table:table-cell>
          <table:table-cell office:value-type="float" office:value="-0.1">
            <text:p>-0.1</text:p>
          </table:table-cell>
          <table:table-cell table:style-name="ce4" office:value-type="string">
            <text:p>1912-08-04 12:00</text:p>
          </table:table-cell>
          <table:table-cell office:value-type="float" office:value="0.889">
            <text:p>0.889</text:p>
          </table:table-cell>
          <table:table-cell table:style-name="ce4" office:value-type="string">
            <text:p>1927-04-30 12:00</text:p>
          </table:table-cell>
          <table:table-cell office:value-type="float" office:value="-6.979">
            <text:p>-6.9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8-23 12:00</text:p>
          </table:table-cell>
          <table:table-cell office:value-type="float" office:value="-27.701">
            <text:p>-27.701</text:p>
          </table:table-cell>
          <table:table-cell table:style-name="ce4" office:value-type="string">
            <text:p>1912-08-11 12:00</text:p>
          </table:table-cell>
          <table:table-cell office:value-type="float" office:value="4.822">
            <text:p>4.822</text:p>
          </table:table-cell>
          <table:table-cell table:style-name="ce4" office:value-type="string">
            <text:p>1927-05-18 12:00</text:p>
          </table:table-cell>
          <table:table-cell office:value-type="float" office:value="0.229">
            <text:p>0.2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8-30 12:00</text:p>
          </table:table-cell>
          <table:table-cell office:value-type="float" office:value="3.268">
            <text:p>3.268</text:p>
          </table:table-cell>
          <table:table-cell table:style-name="ce4" office:value-type="string">
            <text:p>1912-08-16 12:00</text:p>
          </table:table-cell>
          <table:table-cell office:value-type="float" office:value="-0.278">
            <text:p>-0.278</text:p>
          </table:table-cell>
          <table:table-cell table:style-name="ce4" office:value-type="string">
            <text:p>1927-06-03 12:00</text:p>
          </table:table-cell>
          <table:table-cell office:value-type="float" office:value="6.946">
            <text:p>6.9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9-06 12:00</text:p>
          </table:table-cell>
          <table:table-cell office:value-type="float" office:value="28.117">
            <text:p>28.117</text:p>
          </table:table-cell>
          <table:table-cell table:style-name="ce4" office:value-type="string">
            <text:p>1912-08-24 12:00</text:p>
          </table:table-cell>
          <table:table-cell office:value-type="float" office:value="-4.994">
            <text:p>-4.994</text:p>
          </table:table-cell>
          <table:table-cell table:style-name="ce4" office:value-type="string">
            <text:p>1927-06-26 12:00</text:p>
          </table:table-cell>
          <table:table-cell office:value-type="float" office:value="-0.343">
            <text:p>-0.3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9-12 12:00</text:p>
          </table:table-cell>
          <table:table-cell office:value-type="float" office:value="-4.083">
            <text:p>-4.083</text:p>
          </table:table-cell>
          <table:table-cell table:style-name="ce4" office:value-type="string">
            <text:p>1912-08-31 12:00</text:p>
          </table:table-cell>
          <table:table-cell office:value-type="float" office:value="0.79">
            <text:p>0.79</text:p>
          </table:table-cell>
          <table:table-cell table:style-name="ce4" office:value-type="string">
            <text:p>1927-07-27 12:00</text:p>
          </table:table-cell>
          <table:table-cell office:value-type="float" office:value="-6.978">
            <text:p>-6.9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9-19 12:00</text:p>
          </table:table-cell>
          <table:table-cell office:value-type="float" office:value="-28.175">
            <text:p>-28.175</text:p>
          </table:table-cell>
          <table:table-cell table:style-name="ce4" office:value-type="string">
            <text:p>1912-09-07 12:00</text:p>
          </table:table-cell>
          <table:table-cell office:value-type="float" office:value="5.068">
            <text:p>5.068</text:p>
          </table:table-cell>
          <table:table-cell table:style-name="ce4" office:value-type="string">
            <text:p>1927-08-14 12:00</text:p>
          </table:table-cell>
          <table:table-cell office:value-type="float" office:value="0.252">
            <text:p>0.2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09-26 12:00</text:p>
          </table:table-cell>
          <table:table-cell office:value-type="float" office:value="1.751">
            <text:p>1.751</text:p>
          </table:table-cell>
          <table:table-cell table:style-name="ce4" office:value-type="string">
            <text:p>1912-09-13 12:00</text:p>
          </table:table-cell>
          <table:table-cell office:value-type="float" office:value="-1.127">
            <text:p>-1.127</text:p>
          </table:table-cell>
          <table:table-cell table:style-name="ce4" office:value-type="string">
            <text:p>1927-08-30 12:00</text:p>
          </table:table-cell>
          <table:table-cell office:value-type="float" office:value="6.944">
            <text:p>6.9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0-04 12:00</text:p>
          </table:table-cell>
          <table:table-cell office:value-type="float" office:value="26.768">
            <text:p>26.768</text:p>
          </table:table-cell>
          <table:table-cell table:style-name="ce4" office:value-type="string">
            <text:p>1912-09-20 12:00</text:p>
          </table:table-cell>
          <table:table-cell office:value-type="float" office:value="-5.162">
            <text:p>-5.162</text:p>
          </table:table-cell>
          <table:table-cell table:style-name="ce4" office:value-type="string">
            <text:p>1927-09-22 12:00</text:p>
          </table:table-cell>
          <table:table-cell office:value-type="float" office:value="-0.354">
            <text:p>-0.3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0-09 12:00</text:p>
          </table:table-cell>
          <table:table-cell office:value-type="float" office:value="-1.148">
            <text:p>-1.148</text:p>
          </table:table-cell>
          <table:table-cell table:style-name="ce4" office:value-type="string">
            <text:p>1912-09-27 12:00</text:p>
          </table:table-cell>
          <table:table-cell office:value-type="float" office:value="0.547">
            <text:p>0.547</text:p>
          </table:table-cell>
          <table:table-cell table:style-name="ce4" office:value-type="string">
            <text:p>1927-10-23 12:00</text:p>
          </table:table-cell>
          <table:table-cell office:value-type="float" office:value="-6.977">
            <text:p>-6.9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0-17 12:00</text:p>
          </table:table-cell>
          <table:table-cell office:value-type="float" office:value="-27.165">
            <text:p>-27.165</text:p>
          </table:table-cell>
          <table:table-cell table:style-name="ce4" office:value-type="string">
            <text:p>1912-10-04 12:00</text:p>
          </table:table-cell>
          <table:table-cell office:value-type="float" office:value="5.209">
            <text:p>5.209</text:p>
          </table:table-cell>
          <table:table-cell table:style-name="ce4" office:value-type="string">
            <text:p>1927-11-10 12:00</text:p>
          </table:table-cell>
          <table:table-cell office:value-type="float" office:value="0.275">
            <text:p>0.2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0-24 12:00</text:p>
          </table:table-cell>
          <table:table-cell office:value-type="float" office:value="5.825">
            <text:p>5.825</text:p>
          </table:table-cell>
          <table:table-cell table:style-name="ce4" office:value-type="string">
            <text:p>1912-10-10 12:00</text:p>
          </table:table-cell>
          <table:table-cell office:value-type="float" office:value="-0.592">
            <text:p>-0.592</text:p>
          </table:table-cell>
          <table:table-cell table:style-name="ce4" office:value-type="string">
            <text:p>1927-11-26 12:00</text:p>
          </table:table-cell>
          <table:table-cell office:value-type="float" office:value="6.941">
            <text:p>6.9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0-31 12:00</text:p>
          </table:table-cell>
          <table:table-cell office:value-type="float" office:value="27.251">
            <text:p>27.251</text:p>
          </table:table-cell>
          <table:table-cell table:style-name="ce4" office:value-type="string">
            <text:p>1912-10-17 12:00</text:p>
          </table:table-cell>
          <table:table-cell office:value-type="float" office:value="-5.231">
            <text:p>-5.231</text:p>
          </table:table-cell>
          <table:table-cell table:style-name="ce4" office:value-type="string">
            <text:p>1927-12-18 12:00</text:p>
          </table:table-cell>
          <table:table-cell office:value-type="float" office:value="-0.009">
            <text:p>-0.0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1-06 12:00</text:p>
          </table:table-cell>
          <table:table-cell office:value-type="float" office:value="-5.53">
            <text:p>-5.53</text:p>
          </table:table-cell>
          <table:table-cell table:style-name="ce4" office:value-type="string">
            <text:p>1912-10-24 12:00</text:p>
          </table:table-cell>
          <table:table-cell office:value-type="float" office:value="0.176">
            <text:p>0.176</text:p>
          </table:table-cell>
          <table:table-cell table:style-name="ce4" office:value-type="string">
            <text:p>1928-01-19 12:00</text:p>
          </table:table-cell>
          <table:table-cell office:value-type="float" office:value="-6.976">
            <text:p>-6.9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1-13 12:00</text:p>
          </table:table-cell>
          <table:table-cell office:value-type="float" office:value="-27.665">
            <text:p>-27.665</text:p>
          </table:table-cell>
          <table:table-cell table:style-name="ce4" office:value-type="string">
            <text:p>1912-11-01 12:00</text:p>
          </table:table-cell>
          <table:table-cell office:value-type="float" office:value="4.885">
            <text:p>4.885</text:p>
          </table:table-cell>
          <table:table-cell table:style-name="ce4" office:value-type="string">
            <text:p>1928-02-06 12:00</text:p>
          </table:table-cell>
          <table:table-cell office:value-type="float" office:value="0.298">
            <text:p>0.2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1-20 12:00</text:p>
          </table:table-cell>
          <table:table-cell office:value-type="float" office:value="3.671">
            <text:p>3.671</text:p>
          </table:table-cell>
          <table:table-cell table:style-name="ce4" office:value-type="string">
            <text:p>1912-11-06 12:00</text:p>
          </table:table-cell>
          <table:table-cell office:value-type="float" office:value="-0.135">
            <text:p>-0.135</text:p>
          </table:table-cell>
          <table:table-cell table:style-name="ce4" office:value-type="string">
            <text:p>1928-02-21 12:00</text:p>
          </table:table-cell>
          <table:table-cell office:value-type="float" office:value="6.996">
            <text:p>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1-27 12:00</text:p>
          </table:table-cell>
          <table:table-cell office:value-type="float" office:value="27.624">
            <text:p>27.624</text:p>
          </table:table-cell>
          <table:table-cell table:style-name="ce4" office:value-type="string">
            <text:p>1912-11-14 12:00</text:p>
          </table:table-cell>
          <table:table-cell office:value-type="float" office:value="-4.966">
            <text:p>-4.966</text:p>
          </table:table-cell>
          <table:table-cell table:style-name="ce4" office:value-type="string">
            <text:p>1928-03-15 12:00</text:p>
          </table:table-cell>
          <table:table-cell office:value-type="float" office:value="-0.02">
            <text:p>-0.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2-03 12:00</text:p>
          </table:table-cell>
          <table:table-cell office:value-type="float" office:value="-3.93">
            <text:p>-3.93</text:p>
          </table:table-cell>
          <table:table-cell table:style-name="ce4" office:value-type="string">
            <text:p>1912-11-21 12:00</text:p>
          </table:table-cell>
          <table:table-cell office:value-type="float" office:value="0.962">
            <text:p>0.962</text:p>
          </table:table-cell>
          <table:table-cell table:style-name="ce4" office:value-type="string">
            <text:p>1928-04-16 12:00</text:p>
          </table:table-cell>
          <table:table-cell office:value-type="float" office:value="-6.974">
            <text:p>-6.9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2-10 12:00</text:p>
          </table:table-cell>
          <table:table-cell office:value-type="float" office:value="-27.977">
            <text:p>-27.977</text:p>
          </table:table-cell>
          <table:table-cell table:style-name="ce4" office:value-type="string">
            <text:p>1912-11-28 12:00</text:p>
          </table:table-cell>
          <table:table-cell office:value-type="float" office:value="4.82">
            <text:p>4.82</text:p>
          </table:table-cell>
          <table:table-cell table:style-name="ce4" office:value-type="string">
            <text:p>1928-05-04 12:00</text:p>
          </table:table-cell>
          <table:table-cell office:value-type="float" office:value="0.321">
            <text:p>0.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2-17 12:00</text:p>
          </table:table-cell>
          <table:table-cell office:value-type="float" office:value="1.679">
            <text:p>1.679</text:p>
          </table:table-cell>
          <table:table-cell table:style-name="ce4" office:value-type="string">
            <text:p>1912-12-04 12:00</text:p>
          </table:table-cell>
          <table:table-cell office:value-type="float" office:value="-1.143">
            <text:p>-1.143</text:p>
          </table:table-cell>
          <table:table-cell table:style-name="ce4" office:value-type="string">
            <text:p>1928-05-19 12:00</text:p>
          </table:table-cell>
          <table:table-cell office:value-type="float" office:value="6.995">
            <text:p>6.9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2-24 12:00</text:p>
          </table:table-cell>
          <table:table-cell office:value-type="float" office:value="28.082">
            <text:p>28.082</text:p>
          </table:table-cell>
          <table:table-cell table:style-name="ce4" office:value-type="string">
            <text:p>1912-12-11 12:00</text:p>
          </table:table-cell>
          <table:table-cell office:value-type="float" office:value="-4.881">
            <text:p>-4.881</text:p>
          </table:table-cell>
          <table:table-cell table:style-name="ce4" office:value-type="string">
            <text:p>1928-06-11 12:00</text:p>
          </table:table-cell>
          <table:table-cell office:value-type="float" office:value="-0.031">
            <text:p>-0.0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2-12-30 12:00</text:p>
          </table:table-cell>
          <table:table-cell office:value-type="float" office:value="-2.706">
            <text:p>-2.706</text:p>
          </table:table-cell>
          <table:table-cell table:style-name="ce4" office:value-type="string">
            <text:p>1912-12-18 12:00</text:p>
          </table:table-cell>
          <table:table-cell office:value-type="float" office:value="0.727">
            <text:p>0.727</text:p>
          </table:table-cell>
          <table:table-cell table:style-name="ce4" office:value-type="string">
            <text:p>1928-07-13 12:00</text:p>
          </table:table-cell>
          <table:table-cell office:value-type="float" office:value="-6.973">
            <text:p>-6.9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1-06 12:00</text:p>
          </table:table-cell>
          <table:table-cell office:value-type="float" office:value="-28.217">
            <text:p>-28.217</text:p>
          </table:table-cell>
          <table:table-cell table:style-name="ce4" office:value-type="string">
            <text:p>1912-12-25 12:00</text:p>
          </table:table-cell>
          <table:table-cell office:value-type="float" office:value="4.8">
            <text:p>4.8</text:p>
          </table:table-cell>
          <table:table-cell table:style-name="ce4" office:value-type="string">
            <text:p>1928-07-31 12:00</text:p>
          </table:table-cell>
          <table:table-cell office:value-type="float" office:value="0.344">
            <text:p>0.3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1-13 12:00</text:p>
          </table:table-cell>
          <table:table-cell office:value-type="float" office:value="0.089">
            <text:p>0.089</text:p>
          </table:table-cell>
          <table:table-cell table:style-name="ce4" office:value-type="string">
            <text:p>1912-12-31 12:00</text:p>
          </table:table-cell>
          <table:table-cell office:value-type="float" office:value="-1.122">
            <text:p>-1.122</text:p>
          </table:table-cell>
          <table:table-cell table:style-name="ce4" office:value-type="string">
            <text:p>1928-08-15 12:00</text:p>
          </table:table-cell>
          <table:table-cell office:value-type="float" office:value="6.994">
            <text:p>6.9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1-21 12:00</text:p>
          </table:table-cell>
          <table:table-cell office:value-type="float" office:value="27.163">
            <text:p>27.163</text:p>
          </table:table-cell>
          <table:table-cell table:style-name="ce4" office:value-type="string">
            <text:p>1913-01-07 12:00</text:p>
          </table:table-cell>
          <table:table-cell office:value-type="float" office:value="-4.866">
            <text:p>-4.866</text:p>
          </table:table-cell>
          <table:table-cell table:style-name="ce4" office:value-type="string">
            <text:p>1928-09-07 12:00</text:p>
          </table:table-cell>
          <table:table-cell office:value-type="float" office:value="-0.042">
            <text:p>-0.0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1-26 12:00</text:p>
          </table:table-cell>
          <table:table-cell office:value-type="float" office:value="-0.92">
            <text:p>-0.92</text:p>
          </table:table-cell>
          <table:table-cell table:style-name="ce4" office:value-type="string">
            <text:p>1913-01-14 12:00</text:p>
          </table:table-cell>
          <table:table-cell office:value-type="float" office:value="0.643">
            <text:p>0.643</text:p>
          </table:table-cell>
          <table:table-cell table:style-name="ce4" office:value-type="string">
            <text:p>1928-10-08 12:00</text:p>
          </table:table-cell>
          <table:table-cell office:value-type="float" office:value="-7">
            <text:p>-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2-03 12:00</text:p>
          </table:table-cell>
          <table:table-cell office:value-type="float" office:value="-27.345">
            <text:p>-27.345</text:p>
          </table:table-cell>
          <table:table-cell table:style-name="ce4" office:value-type="string">
            <text:p>1913-01-21 12:00</text:p>
          </table:table-cell>
          <table:table-cell office:value-type="float" office:value="4.935">
            <text:p>4.935</text:p>
          </table:table-cell>
          <table:table-cell table:style-name="ce4" office:value-type="string">
            <text:p>1928-10-27 12:00</text:p>
          </table:table-cell>
          <table:table-cell office:value-type="float" office:value="0.367">
            <text:p>0.3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2-10 12:00</text:p>
          </table:table-cell>
          <table:table-cell office:value-type="float" office:value="4.453">
            <text:p>4.453</text:p>
          </table:table-cell>
          <table:table-cell table:style-name="ce4" office:value-type="string">
            <text:p>1913-01-27 12:00</text:p>
          </table:table-cell>
          <table:table-cell office:value-type="float" office:value="-1.069">
            <text:p>-1.069</text:p>
          </table:table-cell>
          <table:table-cell table:style-name="ce4" office:value-type="string">
            <text:p>1928-11-11 12:00</text:p>
          </table:table-cell>
          <table:table-cell office:value-type="float" office:value="6.993">
            <text:p>6.9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2-17 12:00</text:p>
          </table:table-cell>
          <table:table-cell office:value-type="float" office:value="28.124">
            <text:p>28.124</text:p>
          </table:table-cell>
          <table:table-cell table:style-name="ce4" office:value-type="string">
            <text:p>1913-02-03 12:00</text:p>
          </table:table-cell>
          <table:table-cell office:value-type="float" office:value="-4.984">
            <text:p>-4.984</text:p>
          </table:table-cell>
          <table:table-cell table:style-name="ce4" office:value-type="string">
            <text:p>1928-12-04 12:00</text:p>
          </table:table-cell>
          <table:table-cell office:value-type="float" office:value="-0.053">
            <text:p>-0.0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2-23 12:00</text:p>
          </table:table-cell>
          <table:table-cell office:value-type="float" office:value="-5.157">
            <text:p>-5.157</text:p>
          </table:table-cell>
          <table:table-cell table:style-name="ce4" office:value-type="string">
            <text:p>1913-02-10 12:00</text:p>
          </table:table-cell>
          <table:table-cell office:value-type="float" office:value="0.563">
            <text:p>0.563</text:p>
          </table:table-cell>
          <table:table-cell table:style-name="ce4" office:value-type="string">
            <text:p>1929-01-04 12:00</text:p>
          </table:table-cell>
          <table:table-cell office:value-type="float" office:value="-7">
            <text:p>-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3-02 12:00</text:p>
          </table:table-cell>
          <table:table-cell office:value-type="float" office:value="-27.865">
            <text:p>-27.865</text:p>
          </table:table-cell>
          <table:table-cell table:style-name="ce4" office:value-type="string">
            <text:p>1913-02-17 12:00</text:p>
          </table:table-cell>
          <table:table-cell office:value-type="float" office:value="5.151">
            <text:p>5.151</text:p>
          </table:table-cell>
          <table:table-cell table:style-name="ce4" office:value-type="string">
            <text:p>1929-01-23 12:00</text:p>
          </table:table-cell>
          <table:table-cell office:value-type="float" office:value="0.39">
            <text:p>0.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3-09 12:00</text:p>
          </table:table-cell>
          <table:table-cell office:value-type="float" office:value="3.113">
            <text:p>3.113</text:p>
          </table:table-cell>
          <table:table-cell table:style-name="ce4" office:value-type="string">
            <text:p>1913-02-23 12:00</text:p>
          </table:table-cell>
          <table:table-cell office:value-type="float" office:value="-0.731">
            <text:p>-0.731</text:p>
          </table:table-cell>
          <table:table-cell table:style-name="ce4" office:value-type="string">
            <text:p>1929-02-07 12:00</text:p>
          </table:table-cell>
          <table:table-cell office:value-type="float" office:value="6.992">
            <text:p>6.9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3-17 12:00</text:p>
          </table:table-cell>
          <table:table-cell office:value-type="float" office:value="26.942">
            <text:p>26.942</text:p>
          </table:table-cell>
          <table:table-cell table:style-name="ce4" office:value-type="string">
            <text:p>1913-03-02 12:00</text:p>
          </table:table-cell>
          <table:table-cell office:value-type="float" office:value="-5.157">
            <text:p>-5.157</text:p>
          </table:table-cell>
          <table:table-cell table:style-name="ce4" office:value-type="string">
            <text:p>1929-03-02 12:00</text:p>
          </table:table-cell>
          <table:table-cell office:value-type="float" office:value="-0.065">
            <text:p>-0.0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3-22 12:00</text:p>
          </table:table-cell>
          <table:table-cell office:value-type="float" office:value="-1.875">
            <text:p>-1.875</text:p>
          </table:table-cell>
          <table:table-cell table:style-name="ce4" office:value-type="string">
            <text:p>1913-03-09 12:00</text:p>
          </table:table-cell>
          <table:table-cell office:value-type="float" office:value="0.363">
            <text:p>0.363</text:p>
          </table:table-cell>
          <table:table-cell table:style-name="ce4" office:value-type="string">
            <text:p>1929-04-02 12:00</text:p>
          </table:table-cell>
          <table:table-cell office:value-type="float" office:value="-6.999">
            <text:p>-6.9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3-29 12:00</text:p>
          </table:table-cell>
          <table:table-cell office:value-type="float" office:value="-28.287">
            <text:p>-28.287</text:p>
          </table:table-cell>
          <table:table-cell table:style-name="ce4" office:value-type="string">
            <text:p>1913-03-17 12:00</text:p>
          </table:table-cell>
          <table:table-cell office:value-type="float" office:value="5.06">
            <text:p>5.06</text:p>
          </table:table-cell>
          <table:table-cell table:style-name="ce4" office:value-type="string">
            <text:p>1929-04-21 12:00</text:p>
          </table:table-cell>
          <table:table-cell office:value-type="float" office:value="0.413">
            <text:p>0.4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4-05 12:00</text:p>
          </table:table-cell>
          <table:table-cell office:value-type="float" office:value="1.575">
            <text:p>1.575</text:p>
          </table:table-cell>
          <table:table-cell table:style-name="ce4" office:value-type="string">
            <text:p>1913-03-22 12:00</text:p>
          </table:table-cell>
          <table:table-cell office:value-type="float" office:value="-0.123">
            <text:p>-0.123</text:p>
          </table:table-cell>
          <table:table-cell table:style-name="ce4" office:value-type="string">
            <text:p>1929-05-06 12:00</text:p>
          </table:table-cell>
          <table:table-cell office:value-type="float" office:value="6.991">
            <text:p>6.9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4-13 12:00</text:p>
          </table:table-cell>
          <table:table-cell office:value-type="float" office:value="27.525">
            <text:p>27.525</text:p>
          </table:table-cell>
          <table:table-cell table:style-name="ce4" office:value-type="string">
            <text:p>1913-03-29 12:00</text:p>
          </table:table-cell>
          <table:table-cell office:value-type="float" office:value="-5.251">
            <text:p>-5.251</text:p>
          </table:table-cell>
          <table:table-cell table:style-name="ce4" office:value-type="string">
            <text:p>1929-05-29 12:00</text:p>
          </table:table-cell>
          <table:table-cell office:value-type="float" office:value="-0.076">
            <text:p>-0.0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4-19 12:00</text:p>
          </table:table-cell>
          <table:table-cell office:value-type="float" office:value="-5.898">
            <text:p>-5.898</text:p>
          </table:table-cell>
          <table:table-cell table:style-name="ce4" office:value-type="string">
            <text:p>1913-04-05 12:00</text:p>
          </table:table-cell>
          <table:table-cell office:value-type="float" office:value="0.06">
            <text:p>0.06</text:p>
          </table:table-cell>
          <table:table-cell table:style-name="ce4" office:value-type="string">
            <text:p>1929-06-29 12:00</text:p>
          </table:table-cell>
          <table:table-cell office:value-type="float" office:value="-6.999">
            <text:p>-6.9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4-26 12:00</text:p>
          </table:table-cell>
          <table:table-cell office:value-type="float" office:value="-27.144">
            <text:p>-27.144</text:p>
          </table:table-cell>
          <table:table-cell table:style-name="ce4" office:value-type="string">
            <text:p>1913-04-13 12:00</text:p>
          </table:table-cell>
          <table:table-cell office:value-type="float" office:value="5.115">
            <text:p>5.115</text:p>
          </table:table-cell>
          <table:table-cell table:style-name="ce4" office:value-type="string">
            <text:p>1929-07-18 12:00</text:p>
          </table:table-cell>
          <table:table-cell office:value-type="float" office:value="0.436">
            <text:p>0.4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5-03 12:00</text:p>
          </table:table-cell>
          <table:table-cell office:value-type="float" office:value="5.638">
            <text:p>5.638</text:p>
          </table:table-cell>
          <table:table-cell table:style-name="ce4" office:value-type="string">
            <text:p>1913-04-19 12:00</text:p>
          </table:table-cell>
          <table:table-cell office:value-type="float" office:value="-0.896">
            <text:p>-0.896</text:p>
          </table:table-cell>
          <table:table-cell table:style-name="ce4" office:value-type="string">
            <text:p>1929-08-02 12:00</text:p>
          </table:table-cell>
          <table:table-cell office:value-type="float" office:value="6.99">
            <text:p>6.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5-10 12:00</text:p>
          </table:table-cell>
          <table:table-cell office:value-type="float" office:value="27.799">
            <text:p>27.799</text:p>
          </table:table-cell>
          <table:table-cell table:style-name="ce4" office:value-type="string">
            <text:p>1913-04-26 12:00</text:p>
          </table:table-cell>
          <table:table-cell office:value-type="float" office:value="-5.015">
            <text:p>-5.015</text:p>
          </table:table-cell>
          <table:table-cell table:style-name="ce4" office:value-type="string">
            <text:p>1929-08-25 12:00</text:p>
          </table:table-cell>
          <table:table-cell office:value-type="float" office:value="-0.087">
            <text:p>-0.0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5-16 12:00</text:p>
          </table:table-cell>
          <table:table-cell office:value-type="float" office:value="-3.625">
            <text:p>-3.625</text:p>
          </table:table-cell>
          <table:table-cell table:style-name="ce4" office:value-type="string">
            <text:p>1913-05-03 12:00</text:p>
          </table:table-cell>
          <table:table-cell office:value-type="float" office:value="0.865">
            <text:p>0.865</text:p>
          </table:table-cell>
          <table:table-cell table:style-name="ce4" office:value-type="string">
            <text:p>1929-09-25 12:00</text:p>
          </table:table-cell>
          <table:table-cell office:value-type="float" office:value="-6.998">
            <text:p>-6.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5-23 12:00</text:p>
          </table:table-cell>
          <table:table-cell office:value-type="float" office:value="-27.657">
            <text:p>-27.657</text:p>
          </table:table-cell>
          <table:table-cell table:style-name="ce4" office:value-type="string">
            <text:p>1913-05-10 12:00</text:p>
          </table:table-cell>
          <table:table-cell office:value-type="float" office:value="5.035">
            <text:p>5.035</text:p>
          </table:table-cell>
          <table:table-cell table:style-name="ce4" office:value-type="string">
            <text:p>1929-10-14 12:00</text:p>
          </table:table-cell>
          <table:table-cell office:value-type="float" office:value="0.459">
            <text:p>0.4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5-30 12:00</text:p>
          </table:table-cell>
          <table:table-cell office:value-type="float" office:value="3.848">
            <text:p>3.848</text:p>
          </table:table-cell>
          <table:table-cell table:style-name="ce4" office:value-type="string">
            <text:p>1913-05-16 12:00</text:p>
          </table:table-cell>
          <table:table-cell office:value-type="float" office:value="-0.536">
            <text:p>-0.536</text:p>
          </table:table-cell>
          <table:table-cell table:style-name="ce4" office:value-type="string">
            <text:p>1929-10-29 12:00</text:p>
          </table:table-cell>
          <table:table-cell office:value-type="float" office:value="6.988">
            <text:p>6.9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6-06 12:00</text:p>
          </table:table-cell>
          <table:table-cell office:value-type="float" office:value="28.054">
            <text:p>28.054</text:p>
          </table:table-cell>
          <table:table-cell table:style-name="ce4" office:value-type="string">
            <text:p>1913-05-23 12:00</text:p>
          </table:table-cell>
          <table:table-cell office:value-type="float" office:value="-4.952">
            <text:p>-4.952</text:p>
          </table:table-cell>
          <table:table-cell table:style-name="ce4" office:value-type="string">
            <text:p>1929-11-21 12:00</text:p>
          </table:table-cell>
          <table:table-cell office:value-type="float" office:value="-0.098">
            <text:p>-0.0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6-12 12:00</text:p>
          </table:table-cell>
          <table:table-cell office:value-type="float" office:value="-2.154">
            <text:p>-2.154</text:p>
          </table:table-cell>
          <table:table-cell table:style-name="ce4" office:value-type="string">
            <text:p>1913-05-30 12:00</text:p>
          </table:table-cell>
          <table:table-cell office:value-type="float" office:value="0.653">
            <text:p>0.653</text:p>
          </table:table-cell>
          <table:table-cell table:style-name="ce4" office:value-type="string">
            <text:p>1929-12-22 12:00</text:p>
          </table:table-cell>
          <table:table-cell office:value-type="float" office:value="-6.998">
            <text:p>-6.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6-19 12:00</text:p>
          </table:table-cell>
          <table:table-cell office:value-type="float" office:value="-28.03">
            <text:p>-28.03</text:p>
          </table:table-cell>
          <table:table-cell table:style-name="ce4" office:value-type="string">
            <text:p>1913-06-06 12:00</text:p>
          </table:table-cell>
          <table:table-cell office:value-type="float" office:value="4.954">
            <text:p>4.954</text:p>
          </table:table-cell>
          <table:table-cell table:style-name="ce4" office:value-type="string">
            <text:p>1930-01-10 12:00</text:p>
          </table:table-cell>
          <table:table-cell office:value-type="float" office:value="0.482">
            <text:p>0.4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6-26 12:00</text:p>
          </table:table-cell>
          <table:table-cell office:value-type="float" office:value="2.143">
            <text:p>2.143</text:p>
          </table:table-cell>
          <table:table-cell table:style-name="ce4" office:value-type="string">
            <text:p>1913-06-12 12:00</text:p>
          </table:table-cell>
          <table:table-cell office:value-type="float" office:value="-0.432">
            <text:p>-0.432</text:p>
          </table:table-cell>
          <table:table-cell table:style-name="ce4" office:value-type="string">
            <text:p>1930-01-25 12:00</text:p>
          </table:table-cell>
          <table:table-cell office:value-type="float" office:value="6.987">
            <text:p>6.9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7-04 12:00</text:p>
          </table:table-cell>
          <table:table-cell office:value-type="float" office:value="26.772">
            <text:p>26.772</text:p>
          </table:table-cell>
          <table:table-cell table:style-name="ce4" office:value-type="string">
            <text:p>1913-06-19 12:00</text:p>
          </table:table-cell>
          <table:table-cell office:value-type="float" office:value="-4.918">
            <text:p>-4.918</text:p>
          </table:table-cell>
          <table:table-cell table:style-name="ce4" office:value-type="string">
            <text:p>1930-02-17 12:00</text:p>
          </table:table-cell>
          <table:table-cell office:value-type="float" office:value="-0.109">
            <text:p>-0.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7-09 12:00</text:p>
          </table:table-cell>
          <table:table-cell office:value-type="float" office:value="-0.836">
            <text:p>-0.836</text:p>
          </table:table-cell>
          <table:table-cell table:style-name="ce4" office:value-type="string">
            <text:p>1913-06-26 12:00</text:p>
          </table:table-cell>
          <table:table-cell office:value-type="float" office:value="0.542">
            <text:p>0.542</text:p>
          </table:table-cell>
          <table:table-cell table:style-name="ce4" office:value-type="string">
            <text:p>1930-03-20 12:00</text:p>
          </table:table-cell>
          <table:table-cell office:value-type="float" office:value="-6.997">
            <text:p>-6.9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7-17 12:00</text:p>
          </table:table-cell>
          <table:table-cell office:value-type="float" office:value="-26.863">
            <text:p>-26.863</text:p>
          </table:table-cell>
          <table:table-cell table:style-name="ce4" office:value-type="string">
            <text:p>1913-07-03 12:00</text:p>
          </table:table-cell>
          <table:table-cell office:value-type="float" office:value="4.985">
            <text:p>4.985</text:p>
          </table:table-cell>
          <table:table-cell table:style-name="ce4" office:value-type="string">
            <text:p>1930-04-08 12:00</text:p>
          </table:table-cell>
          <table:table-cell office:value-type="float" office:value="0.505">
            <text:p>0.5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7-23 12:00</text:p>
          </table:table-cell>
          <table:table-cell office:value-type="float" office:value="0.582">
            <text:p>0.582</text:p>
          </table:table-cell>
          <table:table-cell table:style-name="ce4" office:value-type="string">
            <text:p>1913-07-09 12:00</text:p>
          </table:table-cell>
          <table:table-cell office:value-type="float" office:value="-0.395">
            <text:p>-0.395</text:p>
          </table:table-cell>
          <table:table-cell table:style-name="ce4" office:value-type="string">
            <text:p>1930-04-23 12:00</text:p>
          </table:table-cell>
          <table:table-cell office:value-type="float" office:value="6.986">
            <text:p>6.9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7-31 12:00</text:p>
          </table:table-cell>
          <table:table-cell office:value-type="float" office:value="27.711">
            <text:p>27.711</text:p>
          </table:table-cell>
          <table:table-cell table:style-name="ce4" office:value-type="string">
            <text:p>1913-07-16 12:00</text:p>
          </table:table-cell>
          <table:table-cell office:value-type="float" office:value="-4.99">
            <text:p>-4.99</text:p>
          </table:table-cell>
          <table:table-cell table:style-name="ce4" office:value-type="string">
            <text:p>1930-05-16 12:00</text:p>
          </table:table-cell>
          <table:table-cell office:value-type="float" office:value="-0.12">
            <text:p>-0.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8-06 12:00</text:p>
          </table:table-cell>
          <table:table-cell office:value-type="float" office:value="-5.875">
            <text:p>-5.875</text:p>
          </table:table-cell>
          <table:table-cell table:style-name="ce4" office:value-type="string">
            <text:p>1913-07-23 12:00</text:p>
          </table:table-cell>
          <table:table-cell office:value-type="float" office:value="0.445">
            <text:p>0.445</text:p>
          </table:table-cell>
          <table:table-cell table:style-name="ce4" office:value-type="string">
            <text:p>1930-06-16 12:00</text:p>
          </table:table-cell>
          <table:table-cell office:value-type="float" office:value="-6.996">
            <text:p>-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8-13 12:00</text:p>
          </table:table-cell>
          <table:table-cell office:value-type="float" office:value="-27.443">
            <text:p>-27.443</text:p>
          </table:table-cell>
          <table:table-cell table:style-name="ce4" office:value-type="string">
            <text:p>1913-07-31 12:00</text:p>
          </table:table-cell>
          <table:table-cell office:value-type="float" office:value="4.895">
            <text:p>4.895</text:p>
          </table:table-cell>
          <table:table-cell table:style-name="ce4" office:value-type="string">
            <text:p>1930-07-05 12:00</text:p>
          </table:table-cell>
          <table:table-cell office:value-type="float" office:value="0.529">
            <text:p>0.5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8-20 12:00</text:p>
          </table:table-cell>
          <table:table-cell office:value-type="float" office:value="4.776">
            <text:p>4.776</text:p>
          </table:table-cell>
          <table:table-cell table:style-name="ce4" office:value-type="string">
            <text:p>1913-08-05 12:00</text:p>
          </table:table-cell>
          <table:table-cell office:value-type="float" office:value="-0.184">
            <text:p>-0.184</text:p>
          </table:table-cell>
          <table:table-cell table:style-name="ce4" office:value-type="string">
            <text:p>1930-07-20 12:00</text:p>
          </table:table-cell>
          <table:table-cell office:value-type="float" office:value="6.984">
            <text:p>6.9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8-27 12:00</text:p>
          </table:table-cell>
          <table:table-cell office:value-type="float" office:value="28.397">
            <text:p>28.397</text:p>
          </table:table-cell>
          <table:table-cell table:style-name="ce4" office:value-type="string">
            <text:p>1913-08-12 12:00</text:p>
          </table:table-cell>
          <table:table-cell office:value-type="float" office:value="-5.14">
            <text:p>-5.14</text:p>
          </table:table-cell>
          <table:table-cell table:style-name="ce4" office:value-type="string">
            <text:p>1930-08-12 12:00</text:p>
          </table:table-cell>
          <table:table-cell office:value-type="float" office:value="-0.131">
            <text:p>-0.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9-02 12:00</text:p>
          </table:table-cell>
          <table:table-cell office:value-type="float" office:value="-3.28">
            <text:p>-3.28</text:p>
          </table:table-cell>
          <table:table-cell table:style-name="ce4" office:value-type="string">
            <text:p>1913-08-19 12:00</text:p>
          </table:table-cell>
          <table:table-cell office:value-type="float" office:value="0.269">
            <text:p>0.269</text:p>
          </table:table-cell>
          <table:table-cell table:style-name="ce4" office:value-type="string">
            <text:p>1930-09-12 12:00</text:p>
          </table:table-cell>
          <table:table-cell office:value-type="float" office:value="-6.996">
            <text:p>-6.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9-09 12:00</text:p>
          </table:table-cell>
          <table:table-cell office:value-type="float" office:value="-27.919">
            <text:p>-27.919</text:p>
          </table:table-cell>
          <table:table-cell table:style-name="ce4" office:value-type="string">
            <text:p>1913-08-27 12:00</text:p>
          </table:table-cell>
          <table:table-cell office:value-type="float" office:value="5.132">
            <text:p>5.132</text:p>
          </table:table-cell>
          <table:table-cell table:style-name="ce4" office:value-type="string">
            <text:p>1930-10-01 12:00</text:p>
          </table:table-cell>
          <table:table-cell office:value-type="float" office:value="0.551">
            <text:p>0.5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9-16 12:00</text:p>
          </table:table-cell>
          <table:table-cell office:value-type="float" office:value="3.361">
            <text:p>3.361</text:p>
          </table:table-cell>
          <table:table-cell table:style-name="ce4" office:value-type="string">
            <text:p>1913-09-02 12:00</text:p>
          </table:table-cell>
          <table:table-cell office:value-type="float" office:value="-1.07">
            <text:p>-1.07</text:p>
          </table:table-cell>
          <table:table-cell table:style-name="ce4" office:value-type="string">
            <text:p>1930-10-16 12:00</text:p>
          </table:table-cell>
          <table:table-cell office:value-type="float" office:value="6.983">
            <text:p>6.9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9-24 12:00</text:p>
          </table:table-cell>
          <table:table-cell office:value-type="float" office:value="27.396">
            <text:p>27.396</text:p>
          </table:table-cell>
          <table:table-cell table:style-name="ce4" office:value-type="string">
            <text:p>1913-09-09 12:00</text:p>
          </table:table-cell>
          <table:table-cell office:value-type="float" office:value="-5.034">
            <text:p>-5.034</text:p>
          </table:table-cell>
          <table:table-cell table:style-name="ce4" office:value-type="string">
            <text:p>1930-11-08 12:00</text:p>
          </table:table-cell>
          <table:table-cell office:value-type="float" office:value="-0.142">
            <text:p>-0.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09-30 12:00</text:p>
          </table:table-cell>
          <table:table-cell office:value-type="float" office:value="-7.2">
            <text:p>-7.2</text:p>
          </table:table-cell>
          <table:table-cell table:style-name="ce4" office:value-type="string">
            <text:p>1913-09-15 12:00</text:p>
          </table:table-cell>
          <table:table-cell office:value-type="float" office:value="0.002">
            <text:p>0.002</text:p>
          </table:table-cell>
          <table:table-cell table:style-name="ce4" office:value-type="string">
            <text:p>1930-12-09 12:00</text:p>
          </table:table-cell>
          <table:table-cell office:value-type="float" office:value="-6.995">
            <text:p>-6.9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0-06 12:00</text:p>
          </table:table-cell>
          <table:table-cell office:value-type="float" office:value="-28.27">
            <text:p>-28.27</text:p>
          </table:table-cell>
          <table:table-cell table:style-name="ce4" office:value-type="string">
            <text:p>1913-09-23 12:00</text:p>
          </table:table-cell>
          <table:table-cell office:value-type="float" office:value="5.239">
            <text:p>5.239</text:p>
          </table:table-cell>
          <table:table-cell table:style-name="ce4" office:value-type="string">
            <text:p>1930-12-28 12:00</text:p>
          </table:table-cell>
          <table:table-cell office:value-type="float" office:value="0.574">
            <text:p>0.5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0-13 12:00</text:p>
          </table:table-cell>
          <table:table-cell office:value-type="float" office:value="1.887">
            <text:p>1.887</text:p>
          </table:table-cell>
          <table:table-cell table:style-name="ce4" office:value-type="string">
            <text:p>1913-09-29 12:00</text:p>
          </table:table-cell>
          <table:table-cell office:value-type="float" office:value="-0.437">
            <text:p>-0.437</text:p>
          </table:table-cell>
          <table:table-cell table:style-name="ce4" office:value-type="string">
            <text:p>1931-01-12 12:00</text:p>
          </table:table-cell>
          <table:table-cell office:value-type="float" office:value="6.981">
            <text:p>6.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0-21 12:00</text:p>
          </table:table-cell>
          <table:table-cell office:value-type="float" office:value="27.806">
            <text:p>27.806</text:p>
          </table:table-cell>
          <table:table-cell table:style-name="ce4" office:value-type="string">
            <text:p>1913-10-06 12:00</text:p>
          </table:table-cell>
          <table:table-cell office:value-type="float" office:value="-5.103">
            <text:p>-5.103</text:p>
          </table:table-cell>
          <table:table-cell table:style-name="ce4" office:value-type="string">
            <text:p>1931-02-04 12:00</text:p>
          </table:table-cell>
          <table:table-cell office:value-type="float" office:value="-0.153">
            <text:p>-0.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0-27 12:00</text:p>
          </table:table-cell>
          <table:table-cell office:value-type="float" office:value="-4.014">
            <text:p>-4.014</text:p>
          </table:table-cell>
          <table:table-cell table:style-name="ce4" office:value-type="string">
            <text:p>1913-10-13 12:00</text:p>
          </table:table-cell>
          <table:table-cell office:value-type="float" office:value="0.804">
            <text:p>0.804</text:p>
          </table:table-cell>
          <table:table-cell table:style-name="ce4" office:value-type="string">
            <text:p>1931-03-07 12:00</text:p>
          </table:table-cell>
          <table:table-cell office:value-type="float" office:value="-6.994">
            <text:p>-6.9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1-03 12:00</text:p>
          </table:table-cell>
          <table:table-cell office:value-type="float" office:value="-27.046">
            <text:p>-27.046</text:p>
          </table:table-cell>
          <table:table-cell table:style-name="ce4" office:value-type="string">
            <text:p>1913-10-21 12:00</text:p>
          </table:table-cell>
          <table:table-cell office:value-type="float" office:value="4.932">
            <text:p>4.932</text:p>
          </table:table-cell>
          <table:table-cell table:style-name="ce4" office:value-type="string">
            <text:p>1931-03-26 12:00</text:p>
          </table:table-cell>
          <table:table-cell office:value-type="float" office:value="0.597">
            <text:p>0.5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1-09 12:00</text:p>
          </table:table-cell>
          <table:table-cell office:value-type="float" office:value="0.338">
            <text:p>0.338</text:p>
          </table:table-cell>
          <table:table-cell table:style-name="ce4" office:value-type="string">
            <text:p>1913-10-27 12:00</text:p>
          </table:table-cell>
          <table:table-cell office:value-type="float" office:value="-1.227">
            <text:p>-1.227</text:p>
          </table:table-cell>
          <table:table-cell table:style-name="ce4" office:value-type="string">
            <text:p>1931-04-10 12:00</text:p>
          </table:table-cell>
          <table:table-cell office:value-type="float" office:value="6.979">
            <text:p>6.9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1-17 12:00</text:p>
          </table:table-cell>
          <table:table-cell office:value-type="float" office:value="27.956">
            <text:p>27.956</text:p>
          </table:table-cell>
          <table:table-cell table:style-name="ce4" office:value-type="string">
            <text:p>1913-11-02 12:00</text:p>
          </table:table-cell>
          <table:table-cell office:value-type="float" office:value="-5.054">
            <text:p>-5.054</text:p>
          </table:table-cell>
          <table:table-cell table:style-name="ce4" office:value-type="string">
            <text:p>1931-05-03 12:00</text:p>
          </table:table-cell>
          <table:table-cell office:value-type="float" office:value="-0.164">
            <text:p>-0.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1-23 12:00</text:p>
          </table:table-cell>
          <table:table-cell office:value-type="float" office:value="-1.681">
            <text:p>-1.681</text:p>
          </table:table-cell>
          <table:table-cell table:style-name="ce4" office:value-type="string">
            <text:p>1913-11-09 12:00</text:p>
          </table:table-cell>
          <table:table-cell office:value-type="float" office:value="0.588">
            <text:p>0.588</text:p>
          </table:table-cell>
          <table:table-cell table:style-name="ce4" office:value-type="string">
            <text:p>1931-06-03 12:00</text:p>
          </table:table-cell>
          <table:table-cell office:value-type="float" office:value="-6.994">
            <text:p>-6.9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1-30 12:00</text:p>
          </table:table-cell>
          <table:table-cell office:value-type="float" office:value="-27.608">
            <text:p>-27.608</text:p>
          </table:table-cell>
          <table:table-cell table:style-name="ce4" office:value-type="string">
            <text:p>1913-11-17 12:00</text:p>
          </table:table-cell>
          <table:table-cell office:value-type="float" office:value="4.833">
            <text:p>4.833</text:p>
          </table:table-cell>
          <table:table-cell table:style-name="ce4" office:value-type="string">
            <text:p>1931-06-22 12:00</text:p>
          </table:table-cell>
          <table:table-cell office:value-type="float" office:value="0.621">
            <text:p>0.6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2-07 12:00</text:p>
          </table:table-cell>
          <table:table-cell office:value-type="float" office:value="4.356">
            <text:p>4.356</text:p>
          </table:table-cell>
          <table:table-cell table:style-name="ce4" office:value-type="string">
            <text:p>1913-11-23 12:00</text:p>
          </table:table-cell>
          <table:table-cell office:value-type="float" office:value="-0.923">
            <text:p>-0.923</text:p>
          </table:table-cell>
          <table:table-cell table:style-name="ce4" office:value-type="string">
            <text:p>1931-07-07 12:00</text:p>
          </table:table-cell>
          <table:table-cell office:value-type="float" office:value="6.978">
            <text:p>6.9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2-14 12:00</text:p>
          </table:table-cell>
          <table:table-cell office:value-type="float" office:value="28.133">
            <text:p>28.133</text:p>
          </table:table-cell>
          <table:table-cell table:style-name="ce4" office:value-type="string">
            <text:p>1913-11-29 12:00</text:p>
          </table:table-cell>
          <table:table-cell office:value-type="float" office:value="-4.979">
            <text:p>-4.979</text:p>
          </table:table-cell>
          <table:table-cell table:style-name="ce4" office:value-type="string">
            <text:p>1931-07-30 12:00</text:p>
          </table:table-cell>
          <table:table-cell office:value-type="float" office:value="-0.175">
            <text:p>-0.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2-20 12:00</text:p>
          </table:table-cell>
          <table:table-cell office:value-type="float" office:value="-0.268">
            <text:p>-0.268</text:p>
          </table:table-cell>
          <table:table-cell table:style-name="ce4" office:value-type="string">
            <text:p>1913-12-06 12:00</text:p>
          </table:table-cell>
          <table:table-cell office:value-type="float" office:value="0.482">
            <text:p>0.482</text:p>
          </table:table-cell>
          <table:table-cell table:style-name="ce4" office:value-type="string">
            <text:p>1931-08-30 12:00</text:p>
          </table:table-cell>
          <table:table-cell office:value-type="float" office:value="-6.993">
            <text:p>-6.9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3-12-27 12:00</text:p>
          </table:table-cell>
          <table:table-cell office:value-type="float" office:value="-28.051">
            <text:p>-28.051</text:p>
          </table:table-cell>
          <table:table-cell table:style-name="ce4" office:value-type="string">
            <text:p>1913-12-14 12:00</text:p>
          </table:table-cell>
          <table:table-cell office:value-type="float" office:value="4.798">
            <text:p>4.798</text:p>
          </table:table-cell>
          <table:table-cell table:style-name="ce4" office:value-type="string">
            <text:p>1931-09-18 12:00</text:p>
          </table:table-cell>
          <table:table-cell office:value-type="float" office:value="0.644">
            <text:p>0.6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1-03 12:00</text:p>
          </table:table-cell>
          <table:table-cell office:value-type="float" office:value="2.691">
            <text:p>2.691</text:p>
          </table:table-cell>
          <table:table-cell table:style-name="ce4" office:value-type="string">
            <text:p>1913-12-20 12:00</text:p>
          </table:table-cell>
          <table:table-cell office:value-type="float" office:value="-0.882">
            <text:p>-0.882</text:p>
          </table:table-cell>
          <table:table-cell table:style-name="ce4" office:value-type="string">
            <text:p>1931-10-03 12:00</text:p>
          </table:table-cell>
          <table:table-cell office:value-type="float" office:value="6.976">
            <text:p>6.9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1-11 12:00</text:p>
          </table:table-cell>
          <table:table-cell office:value-type="float" office:value="27.181">
            <text:p>27.181</text:p>
          </table:table-cell>
          <table:table-cell table:style-name="ce4" office:value-type="string">
            <text:p>1913-12-27 12:00</text:p>
          </table:table-cell>
          <table:table-cell office:value-type="float" office:value="-4.759">
            <text:p>-4.759</text:p>
          </table:table-cell>
          <table:table-cell table:style-name="ce4" office:value-type="string">
            <text:p>1931-10-26 12:00</text:p>
          </table:table-cell>
          <table:table-cell office:value-type="float" office:value="-0.186">
            <text:p>-0.1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1-17 12:00</text:p>
          </table:table-cell>
          <table:table-cell office:value-type="float" office:value="-5.684">
            <text:p>-5.684</text:p>
          </table:table-cell>
          <table:table-cell table:style-name="ce4" office:value-type="string">
            <text:p>1914-01-02 12:00</text:p>
          </table:table-cell>
          <table:table-cell office:value-type="float" office:value="0.4">
            <text:p>0.4</text:p>
          </table:table-cell>
          <table:table-cell table:style-name="ce4" office:value-type="string">
            <text:p>1931-11-26 12:00</text:p>
          </table:table-cell>
          <table:table-cell office:value-type="float" office:value="-6.992">
            <text:p>-6.9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1-24 12:00</text:p>
          </table:table-cell>
          <table:table-cell office:value-type="float" office:value="-27.009">
            <text:p>-27.009</text:p>
          </table:table-cell>
          <table:table-cell table:style-name="ce4" office:value-type="string">
            <text:p>1914-01-10 12:00</text:p>
          </table:table-cell>
          <table:table-cell office:value-type="float" office:value="4.933">
            <text:p>4.933</text:p>
          </table:table-cell>
          <table:table-cell table:style-name="ce4" office:value-type="string">
            <text:p>1931-12-15 12:00</text:p>
          </table:table-cell>
          <table:table-cell office:value-type="float" office:value="0.666">
            <text:p>0.6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1-30 12:00</text:p>
          </table:table-cell>
          <table:table-cell office:value-type="float" office:value="0.996">
            <text:p>0.996</text:p>
          </table:table-cell>
          <table:table-cell table:style-name="ce4" office:value-type="string">
            <text:p>1914-01-16 12:00</text:p>
          </table:table-cell>
          <table:table-cell office:value-type="float" office:value="-0.831">
            <text:p>-0.831</text:p>
          </table:table-cell>
          <table:table-cell table:style-name="ce4" office:value-type="string">
            <text:p>1931-12-30 12:00</text:p>
          </table:table-cell>
          <table:table-cell office:value-type="float" office:value="6.974">
            <text:p>6.9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2-07 12:00</text:p>
          </table:table-cell>
          <table:table-cell office:value-type="float" office:value="27.996">
            <text:p>27.996</text:p>
          </table:table-cell>
          <table:table-cell table:style-name="ce4" office:value-type="string">
            <text:p>1914-01-23 12:00</text:p>
          </table:table-cell>
          <table:table-cell office:value-type="float" office:value="-4.934">
            <text:p>-4.934</text:p>
          </table:table-cell>
          <table:table-cell table:style-name="ce4" office:value-type="string">
            <text:p>1932-01-22 12:00</text:p>
          </table:table-cell>
          <table:table-cell office:value-type="float" office:value="-0.197">
            <text:p>-0.1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2-13 12:00</text:p>
          </table:table-cell>
          <table:table-cell office:value-type="float" office:value="-3.719">
            <text:p>-3.719</text:p>
          </table:table-cell>
          <table:table-cell table:style-name="ce4" office:value-type="string">
            <text:p>1914-01-29 12:00</text:p>
          </table:table-cell>
          <table:table-cell office:value-type="float" office:value="0.218">
            <text:p>0.218</text:p>
          </table:table-cell>
          <table:table-cell table:style-name="ce4" office:value-type="string">
            <text:p>1932-02-22 12:00</text:p>
          </table:table-cell>
          <table:table-cell office:value-type="float" office:value="-6.991">
            <text:p>-6.9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2-20 12:00</text:p>
          </table:table-cell>
          <table:table-cell office:value-type="float" office:value="-27.572">
            <text:p>-27.572</text:p>
          </table:table-cell>
          <table:table-cell table:style-name="ce4" office:value-type="string">
            <text:p>1914-02-06 12:00</text:p>
          </table:table-cell>
          <table:table-cell office:value-type="float" office:value="5.153">
            <text:p>5.153</text:p>
          </table:table-cell>
          <table:table-cell table:style-name="ce4" office:value-type="string">
            <text:p>1932-03-12 12:00</text:p>
          </table:table-cell>
          <table:table-cell office:value-type="float" office:value="0.689">
            <text:p>0.6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2-27 12:00</text:p>
          </table:table-cell>
          <table:table-cell office:value-type="float" office:value="5">
            <text:p>5</text:p>
          </table:table-cell>
          <table:table-cell table:style-name="ce4" office:value-type="string">
            <text:p>1914-02-12 12:00</text:p>
          </table:table-cell>
          <table:table-cell office:value-type="float" office:value="-0.496">
            <text:p>-0.496</text:p>
          </table:table-cell>
          <table:table-cell table:style-name="ce4" office:value-type="string">
            <text:p>1932-03-27 12:00</text:p>
          </table:table-cell>
          <table:table-cell office:value-type="float" office:value="6.973">
            <text:p>6.9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3-07 12:00</text:p>
          </table:table-cell>
          <table:table-cell office:value-type="float" office:value="26.96">
            <text:p>26.96</text:p>
          </table:table-cell>
          <table:table-cell table:style-name="ce4" office:value-type="string">
            <text:p>1914-02-19 12:00</text:p>
          </table:table-cell>
          <table:table-cell office:value-type="float" office:value="-5.113">
            <text:p>-5.113</text:p>
          </table:table-cell>
          <table:table-cell table:style-name="ce4" office:value-type="string">
            <text:p>1932-04-19 12:00</text:p>
          </table:table-cell>
          <table:table-cell office:value-type="float" office:value="-0.208">
            <text:p>-0.2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3-12 12:00</text:p>
          </table:table-cell>
          <table:table-cell office:value-type="float" office:value="-0.674">
            <text:p>-0.674</text:p>
          </table:table-cell>
          <table:table-cell table:style-name="ce4" office:value-type="string">
            <text:p>1914-02-26 12:00</text:p>
          </table:table-cell>
          <table:table-cell office:value-type="float" office:value="1.021">
            <text:p>1.021</text:p>
          </table:table-cell>
          <table:table-cell table:style-name="ce4" office:value-type="string">
            <text:p>1932-05-20 12:00</text:p>
          </table:table-cell>
          <table:table-cell office:value-type="float" office:value="-6.991">
            <text:p>-6.9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3-19 12:00</text:p>
          </table:table-cell>
          <table:table-cell office:value-type="float" office:value="-27.949">
            <text:p>-27.949</text:p>
          </table:table-cell>
          <table:table-cell table:style-name="ce4" office:value-type="string">
            <text:p>1914-03-06 12:00</text:p>
          </table:table-cell>
          <table:table-cell office:value-type="float" office:value="5.038">
            <text:p>5.038</text:p>
          </table:table-cell>
          <table:table-cell table:style-name="ce4" office:value-type="string">
            <text:p>1932-06-08 12:00</text:p>
          </table:table-cell>
          <table:table-cell office:value-type="float" office:value="0.712">
            <text:p>0.7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3-26 12:00</text:p>
          </table:table-cell>
          <table:table-cell office:value-type="float" office:value="3.495">
            <text:p>3.495</text:p>
          </table:table-cell>
          <table:table-cell table:style-name="ce4" office:value-type="string">
            <text:p>1914-03-12 12:00</text:p>
          </table:table-cell>
          <table:table-cell office:value-type="float" office:value="-1.269">
            <text:p>-1.269</text:p>
          </table:table-cell>
          <table:table-cell table:style-name="ce4" office:value-type="string">
            <text:p>1932-06-23 12:00</text:p>
          </table:table-cell>
          <table:table-cell office:value-type="float" office:value="6.971">
            <text:p>6.9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4-03 12:00</text:p>
          </table:table-cell>
          <table:table-cell office:value-type="float" office:value="27.569">
            <text:p>27.569</text:p>
          </table:table-cell>
          <table:table-cell table:style-name="ce4" office:value-type="string">
            <text:p>1914-03-18 12:00</text:p>
          </table:table-cell>
          <table:table-cell office:value-type="float" office:value="-5.188">
            <text:p>-5.188</text:p>
          </table:table-cell>
          <table:table-cell table:style-name="ce4" office:value-type="string">
            <text:p>1932-07-16 12:00</text:p>
          </table:table-cell>
          <table:table-cell office:value-type="float" office:value="-0.219">
            <text:p>-0.2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4-09 12:00</text:p>
          </table:table-cell>
          <table:table-cell office:value-type="float" office:value="-4.524">
            <text:p>-4.524</text:p>
          </table:table-cell>
          <table:table-cell table:style-name="ce4" office:value-type="string">
            <text:p>1914-03-25 12:00</text:p>
          </table:table-cell>
          <table:table-cell office:value-type="float" office:value="0.726">
            <text:p>0.726</text:p>
          </table:table-cell>
          <table:table-cell table:style-name="ce4" office:value-type="string">
            <text:p>1932-08-16 12:00</text:p>
          </table:table-cell>
          <table:table-cell office:value-type="float" office:value="-6.99">
            <text:p>-6.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4-15 12:00</text:p>
          </table:table-cell>
          <table:table-cell office:value-type="float" office:value="-28.188">
            <text:p>-28.188</text:p>
          </table:table-cell>
          <table:table-cell table:style-name="ce4" office:value-type="string">
            <text:p>1914-04-02 12:00</text:p>
          </table:table-cell>
          <table:table-cell office:value-type="float" office:value="5.067">
            <text:p>5.067</text:p>
          </table:table-cell>
          <table:table-cell table:style-name="ce4" office:value-type="string">
            <text:p>1932-09-04 12:00</text:p>
          </table:table-cell>
          <table:table-cell office:value-type="float" office:value="0.736">
            <text:p>0.7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4-22 12:00</text:p>
          </table:table-cell>
          <table:table-cell office:value-type="float" office:value="2.115">
            <text:p>2.115</text:p>
          </table:table-cell>
          <table:table-cell table:style-name="ce4" office:value-type="string">
            <text:p>1914-04-08 12:00</text:p>
          </table:table-cell>
          <table:table-cell office:value-type="float" office:value="-0.646">
            <text:p>-0.646</text:p>
          </table:table-cell>
          <table:table-cell table:style-name="ce4" office:value-type="string">
            <text:p>1932-09-19 12:00</text:p>
          </table:table-cell>
          <table:table-cell office:value-type="float" office:value="6.969">
            <text:p>6.9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4-30 12:00</text:p>
          </table:table-cell>
          <table:table-cell office:value-type="float" office:value="27.774">
            <text:p>27.774</text:p>
          </table:table-cell>
          <table:table-cell table:style-name="ce4" office:value-type="string">
            <text:p>1914-04-14 12:00</text:p>
          </table:table-cell>
          <table:table-cell office:value-type="float" office:value="-5.139">
            <text:p>-5.139</text:p>
          </table:table-cell>
          <table:table-cell table:style-name="ce4" office:value-type="string">
            <text:p>1932-10-12 12:00</text:p>
          </table:table-cell>
          <table:table-cell office:value-type="float" office:value="-0.23">
            <text:p>-0.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5-06 12:00</text:p>
          </table:table-cell>
          <table:table-cell office:value-type="float" office:value="-1.595">
            <text:p>-1.595</text:p>
          </table:table-cell>
          <table:table-cell table:style-name="ce4" office:value-type="string">
            <text:p>1914-04-21 12:00</text:p>
          </table:table-cell>
          <table:table-cell office:value-type="float" office:value="0.519">
            <text:p>0.519</text:p>
          </table:table-cell>
          <table:table-cell table:style-name="ce4" office:value-type="string">
            <text:p>1932-11-12 12:00</text:p>
          </table:table-cell>
          <table:table-cell office:value-type="float" office:value="-6.989">
            <text:p>-6.9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5-13 12:00</text:p>
          </table:table-cell>
          <table:table-cell office:value-type="float" office:value="-27.048">
            <text:p>-27.048</text:p>
          </table:table-cell>
          <table:table-cell table:style-name="ce4" office:value-type="string">
            <text:p>1914-04-29 12:00</text:p>
          </table:table-cell>
          <table:table-cell office:value-type="float" office:value="4.968">
            <text:p>4.968</text:p>
          </table:table-cell>
          <table:table-cell table:style-name="ce4" office:value-type="string">
            <text:p>1932-11-30 12:00</text:p>
          </table:table-cell>
          <table:table-cell office:value-type="float" office:value="0.012">
            <text:p>0.0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5-19 12:00</text:p>
          </table:table-cell>
          <table:table-cell office:value-type="float" office:value="0.762">
            <text:p>0.762</text:p>
          </table:table-cell>
          <table:table-cell table:style-name="ce4" office:value-type="string">
            <text:p>1914-05-05 12:00</text:p>
          </table:table-cell>
          <table:table-cell office:value-type="float" office:value="-0.259">
            <text:p>-0.259</text:p>
          </table:table-cell>
          <table:table-cell table:style-name="ce4" office:value-type="string">
            <text:p>1932-12-16 12:00</text:p>
          </table:table-cell>
          <table:table-cell office:value-type="float" office:value="6.967">
            <text:p>6.9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5-27 12:00</text:p>
          </table:table-cell>
          <table:table-cell office:value-type="float" office:value="27.873">
            <text:p>27.873</text:p>
          </table:table-cell>
          <table:table-cell table:style-name="ce4" office:value-type="string">
            <text:p>1914-05-12 12:00</text:p>
          </table:table-cell>
          <table:table-cell office:value-type="float" office:value="-4.818">
            <text:p>-4.818</text:p>
          </table:table-cell>
          <table:table-cell table:style-name="ce4" office:value-type="string">
            <text:p>1933-01-08 12:00</text:p>
          </table:table-cell>
          <table:table-cell office:value-type="float" office:value="-0.241">
            <text:p>-0.2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6-03 12:00</text:p>
          </table:table-cell>
          <table:table-cell office:value-type="float" office:value="-6.379">
            <text:p>-6.379</text:p>
          </table:table-cell>
          <table:table-cell table:style-name="ce4" office:value-type="string">
            <text:p>1914-05-18 12:00</text:p>
          </table:table-cell>
          <table:table-cell office:value-type="float" office:value="0.421">
            <text:p>0.421</text:p>
          </table:table-cell>
          <table:table-cell table:style-name="ce4" office:value-type="string">
            <text:p>1933-02-08 12:00</text:p>
          </table:table-cell>
          <table:table-cell office:value-type="float" office:value="-6.988">
            <text:p>-6.9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6-09 12:00</text:p>
          </table:table-cell>
          <table:table-cell office:value-type="float" office:value="-27.622">
            <text:p>-27.622</text:p>
          </table:table-cell>
          <table:table-cell table:style-name="ce4" office:value-type="string">
            <text:p>1914-05-26 12:00</text:p>
          </table:table-cell>
          <table:table-cell office:value-type="float" office:value="4.891">
            <text:p>4.891</text:p>
          </table:table-cell>
          <table:table-cell table:style-name="ce4" office:value-type="string">
            <text:p>1933-02-26 12:00</text:p>
          </table:table-cell>
          <table:table-cell office:value-type="float" office:value="0.035">
            <text:p>0.0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6-16 12:00</text:p>
          </table:table-cell>
          <table:table-cell office:value-type="float" office:value="4.879">
            <text:p>4.879</text:p>
          </table:table-cell>
          <table:table-cell table:style-name="ce4" office:value-type="string">
            <text:p>1914-06-01 12:00</text:p>
          </table:table-cell>
          <table:table-cell office:value-type="float" office:value="-0.144">
            <text:p>-0.144</text:p>
          </table:table-cell>
          <table:table-cell table:style-name="ce4" office:value-type="string">
            <text:p>1933-03-14 12:00</text:p>
          </table:table-cell>
          <table:table-cell office:value-type="float" office:value="6.965">
            <text:p>6.9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6-24 12:00</text:p>
          </table:table-cell>
          <table:table-cell office:value-type="float" office:value="26.606">
            <text:p>26.606</text:p>
          </table:table-cell>
          <table:table-cell table:style-name="ce4" office:value-type="string">
            <text:p>1914-06-08 12:00</text:p>
          </table:table-cell>
          <table:table-cell office:value-type="float" office:value="-4.86">
            <text:p>-4.86</text:p>
          </table:table-cell>
          <table:table-cell table:style-name="ce4" office:value-type="string">
            <text:p>1933-04-06 12:00</text:p>
          </table:table-cell>
          <table:table-cell office:value-type="float" office:value="-0.252">
            <text:p>-0.2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6-30 12:00</text:p>
          </table:table-cell>
          <table:table-cell office:value-type="float" office:value="-4.946">
            <text:p>-4.946</text:p>
          </table:table-cell>
          <table:table-cell table:style-name="ce4" office:value-type="string">
            <text:p>1914-06-14 12:00</text:p>
          </table:table-cell>
          <table:table-cell office:value-type="float" office:value="0.342">
            <text:p>0.342</text:p>
          </table:table-cell>
          <table:table-cell table:style-name="ce4" office:value-type="string">
            <text:p>1933-05-07 12:00</text:p>
          </table:table-cell>
          <table:table-cell office:value-type="float" office:value="-6.987">
            <text:p>-6.9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7-07 12:00</text:p>
          </table:table-cell>
          <table:table-cell office:value-type="float" office:value="-26.377">
            <text:p>-26.377</text:p>
          </table:table-cell>
          <table:table-cell table:style-name="ce4" office:value-type="string">
            <text:p>1914-06-22 12:00</text:p>
          </table:table-cell>
          <table:table-cell office:value-type="float" office:value="4.941">
            <text:p>4.941</text:p>
          </table:table-cell>
          <table:table-cell table:style-name="ce4" office:value-type="string">
            <text:p>1933-05-25 12:00</text:p>
          </table:table-cell>
          <table:table-cell office:value-type="float" office:value="0.058">
            <text:p>0.0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7-13 12:00</text:p>
          </table:table-cell>
          <table:table-cell office:value-type="float" office:value="3.229">
            <text:p>3.229</text:p>
          </table:table-cell>
          <table:table-cell table:style-name="ce4" office:value-type="string">
            <text:p>1914-06-28 12:00</text:p>
          </table:table-cell>
          <table:table-cell office:value-type="float" office:value="-0.106">
            <text:p>-0.106</text:p>
          </table:table-cell>
          <table:table-cell table:style-name="ce4" office:value-type="string">
            <text:p>1933-06-10 12:00</text:p>
          </table:table-cell>
          <table:table-cell office:value-type="float" office:value="6.963">
            <text:p>6.9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7-21 12:00</text:p>
          </table:table-cell>
          <table:table-cell office:value-type="float" office:value="27.272">
            <text:p>27.272</text:p>
          </table:table-cell>
          <table:table-cell table:style-name="ce4" office:value-type="string">
            <text:p>1914-07-05 12:00</text:p>
          </table:table-cell>
          <table:table-cell office:value-type="float" office:value="-4.997">
            <text:p>-4.997</text:p>
          </table:table-cell>
          <table:table-cell table:style-name="ce4" office:value-type="string">
            <text:p>1933-07-03 12:00</text:p>
          </table:table-cell>
          <table:table-cell office:value-type="float" office:value="-0.263">
            <text:p>-0.2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7-27 12:00</text:p>
          </table:table-cell>
          <table:table-cell office:value-type="float" office:value="-3.593">
            <text:p>-3.593</text:p>
          </table:table-cell>
          <table:table-cell table:style-name="ce4" office:value-type="string">
            <text:p>1914-07-11 12:00</text:p>
          </table:table-cell>
          <table:table-cell office:value-type="float" office:value="0.162">
            <text:p>0.162</text:p>
          </table:table-cell>
          <table:table-cell table:style-name="ce4" office:value-type="string">
            <text:p>1933-08-03 12:00</text:p>
          </table:table-cell>
          <table:table-cell office:value-type="float" office:value="-6.986">
            <text:p>-6.9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8-03 12:00</text:p>
          </table:table-cell>
          <table:table-cell office:value-type="float" office:value="-27.144">
            <text:p>-27.144</text:p>
          </table:table-cell>
          <table:table-cell table:style-name="ce4" office:value-type="string">
            <text:p>1914-07-19 12:00</text:p>
          </table:table-cell>
          <table:table-cell office:value-type="float" office:value="5.101">
            <text:p>5.101</text:p>
          </table:table-cell>
          <table:table-cell table:style-name="ce4" office:value-type="string">
            <text:p>1933-08-21 12:00</text:p>
          </table:table-cell>
          <table:table-cell office:value-type="float" office:value="0.081">
            <text:p>0.0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8-09 12:00</text:p>
          </table:table-cell>
          <table:table-cell office:value-type="float" office:value="1.398">
            <text:p>1.398</text:p>
          </table:table-cell>
          <table:table-cell table:style-name="ce4" office:value-type="string">
            <text:p>1914-07-26 12:00</text:p>
          </table:table-cell>
          <table:table-cell office:value-type="float" office:value="-1.191">
            <text:p>-1.191</text:p>
          </table:table-cell>
          <table:table-cell table:style-name="ce4" office:value-type="string">
            <text:p>1933-09-06 12:00</text:p>
          </table:table-cell>
          <table:table-cell office:value-type="float" office:value="6.961">
            <text:p>6.9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8-17 12:00</text:p>
          </table:table-cell>
          <table:table-cell office:value-type="float" office:value="27.893">
            <text:p>27.893</text:p>
          </table:table-cell>
          <table:table-cell table:style-name="ce4" office:value-type="string">
            <text:p>1914-08-01 12:00</text:p>
          </table:table-cell>
          <table:table-cell office:value-type="float" office:value="-5.165">
            <text:p>-5.165</text:p>
          </table:table-cell>
          <table:table-cell table:style-name="ce4" office:value-type="string">
            <text:p>1933-09-29 12:00</text:p>
          </table:table-cell>
          <table:table-cell office:value-type="float" office:value="-0.274">
            <text:p>-0.2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8-23 12:00</text:p>
          </table:table-cell>
          <table:table-cell office:value-type="float" office:value="-1.611">
            <text:p>-1.611</text:p>
          </table:table-cell>
          <table:table-cell table:style-name="ce4" office:value-type="string">
            <text:p>1914-08-08 12:00</text:p>
          </table:table-cell>
          <table:table-cell office:value-type="float" office:value="0.981">
            <text:p>0.981</text:p>
          </table:table-cell>
          <table:table-cell table:style-name="ce4" office:value-type="string">
            <text:p>1933-10-30 12:00</text:p>
          </table:table-cell>
          <table:table-cell office:value-type="float" office:value="-6.985">
            <text:p>-6.9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8-30 12:00</text:p>
          </table:table-cell>
          <table:table-cell office:value-type="float" office:value="-27.628">
            <text:p>-27.628</text:p>
          </table:table-cell>
          <table:table-cell table:style-name="ce4" office:value-type="string">
            <text:p>1914-08-16 12:00</text:p>
          </table:table-cell>
          <table:table-cell office:value-type="float" office:value="5.036">
            <text:p>5.036</text:p>
          </table:table-cell>
          <table:table-cell table:style-name="ce4" office:value-type="string">
            <text:p>1933-11-17 12:00</text:p>
          </table:table-cell>
          <table:table-cell office:value-type="float" office:value="0.104">
            <text:p>0.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9-06 12:00</text:p>
          </table:table-cell>
          <table:table-cell office:value-type="float" office:value="5.306">
            <text:p>5.306</text:p>
          </table:table-cell>
          <table:table-cell table:style-name="ce4" office:value-type="string">
            <text:p>1914-08-22 12:00</text:p>
          </table:table-cell>
          <table:table-cell office:value-type="float" office:value="-0.814">
            <text:p>-0.814</text:p>
          </table:table-cell>
          <table:table-cell table:style-name="ce4" office:value-type="string">
            <text:p>1933-12-03 12:00</text:p>
          </table:table-cell>
          <table:table-cell office:value-type="float" office:value="6.959">
            <text:p>6.9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9-14 12:00</text:p>
          </table:table-cell>
          <table:table-cell office:value-type="float" office:value="26.874">
            <text:p>26.874</text:p>
          </table:table-cell>
          <table:table-cell table:style-name="ce4" office:value-type="string">
            <text:p>1914-08-29 12:00</text:p>
          </table:table-cell>
          <table:table-cell office:value-type="float" office:value="-4.997">
            <text:p>-4.997</text:p>
          </table:table-cell>
          <table:table-cell table:style-name="ce4" office:value-type="string">
            <text:p>1933-12-26 12:00</text:p>
          </table:table-cell>
          <table:table-cell office:value-type="float" office:value="-0.285">
            <text:p>-0.2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9-20 12:00</text:p>
          </table:table-cell>
          <table:table-cell office:value-type="float" office:value="-5.834">
            <text:p>-5.834</text:p>
          </table:table-cell>
          <table:table-cell table:style-name="ce4" office:value-type="string">
            <text:p>1914-09-04 12:00</text:p>
          </table:table-cell>
          <table:table-cell office:value-type="float" office:value="0.631">
            <text:p>0.631</text:p>
          </table:table-cell>
          <table:table-cell table:style-name="ce4" office:value-type="string">
            <text:p>1934-01-26 12:00</text:p>
          </table:table-cell>
          <table:table-cell office:value-type="float" office:value="-6.984">
            <text:p>-6.9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09-26 12:00</text:p>
          </table:table-cell>
          <table:table-cell office:value-type="float" office:value="-27.885">
            <text:p>-27.885</text:p>
          </table:table-cell>
          <table:table-cell table:style-name="ce4" office:value-type="string">
            <text:p>1914-09-12 12:00</text:p>
          </table:table-cell>
          <table:table-cell office:value-type="float" office:value="5.137">
            <text:p>5.137</text:p>
          </table:table-cell>
          <table:table-cell table:style-name="ce4" office:value-type="string">
            <text:p>1934-02-13 12:00</text:p>
          </table:table-cell>
          <table:table-cell office:value-type="float" office:value="0.127">
            <text:p>0.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0-03 12:00</text:p>
          </table:table-cell>
          <table:table-cell office:value-type="float" office:value="3.715">
            <text:p>3.715</text:p>
          </table:table-cell>
          <table:table-cell table:style-name="ce4" office:value-type="string">
            <text:p>1914-09-18 12:00</text:p>
          </table:table-cell>
          <table:table-cell office:value-type="float" office:value="-0.254">
            <text:p>-0.254</text:p>
          </table:table-cell>
          <table:table-cell table:style-name="ce4" office:value-type="string">
            <text:p>1934-03-01 12:00</text:p>
          </table:table-cell>
          <table:table-cell office:value-type="float" office:value="6.957">
            <text:p>6.9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0-11 12:00</text:p>
          </table:table-cell>
          <table:table-cell office:value-type="float" office:value="27.345">
            <text:p>27.345</text:p>
          </table:table-cell>
          <table:table-cell table:style-name="ce4" office:value-type="string">
            <text:p>1914-09-25 12:00</text:p>
          </table:table-cell>
          <table:table-cell office:value-type="float" office:value="-5.031">
            <text:p>-5.031</text:p>
          </table:table-cell>
          <table:table-cell table:style-name="ce4" office:value-type="string">
            <text:p>1934-03-24 12:00</text:p>
          </table:table-cell>
          <table:table-cell office:value-type="float" office:value="-0.296">
            <text:p>-0.2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0-17 12:00</text:p>
          </table:table-cell>
          <table:table-cell office:value-type="float" office:value="-2.64">
            <text:p>-2.64</text:p>
          </table:table-cell>
          <table:table-cell table:style-name="ce4" office:value-type="string">
            <text:p>1914-10-01 12:00</text:p>
          </table:table-cell>
          <table:table-cell office:value-type="float" office:value="0.347">
            <text:p>0.347</text:p>
          </table:table-cell>
          <table:table-cell table:style-name="ce4" office:value-type="string">
            <text:p>1934-04-24 12:00</text:p>
          </table:table-cell>
          <table:table-cell office:value-type="float" office:value="-6.983">
            <text:p>-6.9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0-24 12:00</text:p>
          </table:table-cell>
          <table:table-cell office:value-type="float" office:value="-26.43">
            <text:p>-26.43</text:p>
          </table:table-cell>
          <table:table-cell table:style-name="ce4" office:value-type="string">
            <text:p>1914-10-09 12:00</text:p>
          </table:table-cell>
          <table:table-cell office:value-type="float" office:value="5.077">
            <text:p>5.077</text:p>
          </table:table-cell>
          <table:table-cell table:style-name="ce4" office:value-type="string">
            <text:p>1934-05-12 12:00</text:p>
          </table:table-cell>
          <table:table-cell office:value-type="float" office:value="0.149">
            <text:p>0.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0-30 12:00</text:p>
          </table:table-cell>
          <table:table-cell office:value-type="float" office:value="2.372">
            <text:p>2.372</text:p>
          </table:table-cell>
          <table:table-cell table:style-name="ce4" office:value-type="string">
            <text:p>1914-10-16 12:00</text:p>
          </table:table-cell>
          <table:table-cell office:value-type="float" office:value="-1.045">
            <text:p>-1.045</text:p>
          </table:table-cell>
          <table:table-cell table:style-name="ce4" office:value-type="string">
            <text:p>1934-05-28 12:00</text:p>
          </table:table-cell>
          <table:table-cell office:value-type="float" office:value="6.954">
            <text:p>6.9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1-07 12:00</text:p>
          </table:table-cell>
          <table:table-cell office:value-type="float" office:value="27.488">
            <text:p>27.488</text:p>
          </table:table-cell>
          <table:table-cell table:style-name="ce4" office:value-type="string">
            <text:p>1914-10-22 12:00</text:p>
          </table:table-cell>
          <table:table-cell office:value-type="float" office:value="-4.978">
            <text:p>-4.978</text:p>
          </table:table-cell>
          <table:table-cell table:style-name="ce4" office:value-type="string">
            <text:p>1934-06-20 12:00</text:p>
          </table:table-cell>
          <table:table-cell office:value-type="float" office:value="-0.307">
            <text:p>-0.3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1-14 12:00</text:p>
          </table:table-cell>
          <table:table-cell office:value-type="float" office:value="-6.62">
            <text:p>-6.62</text:p>
          </table:table-cell>
          <table:table-cell table:style-name="ce4" office:value-type="string">
            <text:p>1914-10-28 12:00</text:p>
          </table:table-cell>
          <table:table-cell office:value-type="float" office:value="0.214">
            <text:p>0.214</text:p>
          </table:table-cell>
          <table:table-cell table:style-name="ce4" office:value-type="string">
            <text:p>1934-07-21 12:00</text:p>
          </table:table-cell>
          <table:table-cell office:value-type="float" office:value="-6.982">
            <text:p>-6.9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1-20 12:00</text:p>
          </table:table-cell>
          <table:table-cell office:value-type="float" office:value="-27.011">
            <text:p>-27.011</text:p>
          </table:table-cell>
          <table:table-cell table:style-name="ce4" office:value-type="string">
            <text:p>1914-11-05 12:00</text:p>
          </table:table-cell>
          <table:table-cell office:value-type="float" office:value="4.959">
            <text:p>4.959</text:p>
          </table:table-cell>
          <table:table-cell table:style-name="ce4" office:value-type="string">
            <text:p>1934-08-08 12:00</text:p>
          </table:table-cell>
          <table:table-cell office:value-type="float" office:value="0.173">
            <text:p>0.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1-26 12:00</text:p>
          </table:table-cell>
          <table:table-cell office:value-type="float" office:value="1.117">
            <text:p>1.117</text:p>
          </table:table-cell>
          <table:table-cell table:style-name="ce4" office:value-type="string">
            <text:p>1914-11-12 12:00</text:p>
          </table:table-cell>
          <table:table-cell office:value-type="float" office:value="-0.748">
            <text:p>-0.748</text:p>
          </table:table-cell>
          <table:table-cell table:style-name="ce4" office:value-type="string">
            <text:p>1934-08-24 12:00</text:p>
          </table:table-cell>
          <table:table-cell office:value-type="float" office:value="6.952">
            <text:p>6.9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2-04 12:00</text:p>
          </table:table-cell>
          <table:table-cell office:value-type="float" office:value="27.575">
            <text:p>27.575</text:p>
          </table:table-cell>
          <table:table-cell table:style-name="ce4" office:value-type="string">
            <text:p>1914-11-18 12:00</text:p>
          </table:table-cell>
          <table:table-cell office:value-type="float" office:value="-4.947">
            <text:p>-4.947</text:p>
          </table:table-cell>
          <table:table-cell table:style-name="ce4" office:value-type="string">
            <text:p>1934-09-16 12:00</text:p>
          </table:table-cell>
          <table:table-cell office:value-type="float" office:value="-0.318">
            <text:p>-0.3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2-11 12:00</text:p>
          </table:table-cell>
          <table:table-cell office:value-type="float" office:value="-4.503">
            <text:p>-4.503</text:p>
          </table:table-cell>
          <table:table-cell table:style-name="ce4" office:value-type="string">
            <text:p>1914-11-24 12:00</text:p>
          </table:table-cell>
          <table:table-cell office:value-type="float" office:value="0.171">
            <text:p>0.171</text:p>
          </table:table-cell>
          <table:table-cell table:style-name="ce4" office:value-type="string">
            <text:p>1934-10-17 12:00</text:p>
          </table:table-cell>
          <table:table-cell office:value-type="float" office:value="-6.981">
            <text:p>-6.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2-17 12:00</text:p>
          </table:table-cell>
          <table:table-cell office:value-type="float" office:value="-27.57">
            <text:p>-27.57</text:p>
          </table:table-cell>
          <table:table-cell table:style-name="ce4" office:value-type="string">
            <text:p>1914-12-02 12:00</text:p>
          </table:table-cell>
          <table:table-cell office:value-type="float" office:value="4.931">
            <text:p>4.931</text:p>
          </table:table-cell>
          <table:table-cell table:style-name="ce4" office:value-type="string">
            <text:p>1934-11-04 12:00</text:p>
          </table:table-cell>
          <table:table-cell office:value-type="float" office:value="0.196">
            <text:p>0.1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4-12-24 12:00</text:p>
          </table:table-cell>
          <table:table-cell office:value-type="float" office:value="5.266">
            <text:p>5.266</text:p>
          </table:table-cell>
          <table:table-cell table:style-name="ce4" office:value-type="string">
            <text:p>1914-12-09 12:00</text:p>
          </table:table-cell>
          <table:table-cell office:value-type="float" office:value="-0.686">
            <text:p>-0.686</text:p>
          </table:table-cell>
          <table:table-cell table:style-name="ce4" office:value-type="string">
            <text:p>1934-11-20 12:00</text:p>
          </table:table-cell>
          <table:table-cell office:value-type="float" office:value="6.95">
            <text:p>6.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1-01 12:00</text:p>
          </table:table-cell>
          <table:table-cell office:value-type="float" office:value="26.47">
            <text:p>26.47</text:p>
          </table:table-cell>
          <table:table-cell table:style-name="ce4" office:value-type="string">
            <text:p>1914-12-16 12:00</text:p>
          </table:table-cell>
          <table:table-cell office:value-type="float" office:value="-4.751">
            <text:p>-4.751</text:p>
          </table:table-cell>
          <table:table-cell table:style-name="ce4" office:value-type="string">
            <text:p>1934-12-13 12:00</text:p>
          </table:table-cell>
          <table:table-cell office:value-type="float" office:value="-0.329">
            <text:p>-0.3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1-07 12:00</text:p>
          </table:table-cell>
          <table:table-cell office:value-type="float" office:value="-3.144">
            <text:p>-3.144</text:p>
          </table:table-cell>
          <table:table-cell table:style-name="ce4" office:value-type="string">
            <text:p>1914-12-21 12:00</text:p>
          </table:table-cell>
          <table:table-cell office:value-type="float" office:value="0.037">
            <text:p>0.037</text:p>
          </table:table-cell>
          <table:table-cell table:style-name="ce4" office:value-type="string">
            <text:p>1935-01-13 12:00</text:p>
          </table:table-cell>
          <table:table-cell office:value-type="float" office:value="-6.98">
            <text:p>-6.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1-14 12:00</text:p>
          </table:table-cell>
          <table:table-cell office:value-type="float" office:value="-26.632">
            <text:p>-26.632</text:p>
          </table:table-cell>
          <table:table-cell table:style-name="ce4" office:value-type="string">
            <text:p>1914-12-29 12:00</text:p>
          </table:table-cell>
          <table:table-cell office:value-type="float" office:value="5.05">
            <text:p>5.05</text:p>
          </table:table-cell>
          <table:table-cell table:style-name="ce4" office:value-type="string">
            <text:p>1935-01-31 12:00</text:p>
          </table:table-cell>
          <table:table-cell office:value-type="float" office:value="0.219">
            <text:p>0.2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1-20 12:00</text:p>
          </table:table-cell>
          <table:table-cell office:value-type="float" office:value="3.431">
            <text:p>3.431</text:p>
          </table:table-cell>
          <table:table-cell table:style-name="ce4" office:value-type="string">
            <text:p>1915-01-05 12:00</text:p>
          </table:table-cell>
          <table:table-cell office:value-type="float" office:value="-0.632">
            <text:p>-0.632</text:p>
          </table:table-cell>
          <table:table-cell table:style-name="ce4" office:value-type="string">
            <text:p>1935-02-16 12:00</text:p>
          </table:table-cell>
          <table:table-cell office:value-type="float" office:value="6.947">
            <text:p>6.9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1-28 12:00</text:p>
          </table:table-cell>
          <table:table-cell office:value-type="float" office:value="27.112">
            <text:p>27.112</text:p>
          </table:table-cell>
          <table:table-cell table:style-name="ce4" office:value-type="string">
            <text:p>1915-01-12 12:00</text:p>
          </table:table-cell>
          <table:table-cell office:value-type="float" office:value="-4.989">
            <text:p>-4.989</text:p>
          </table:table-cell>
          <table:table-cell table:style-name="ce4" office:value-type="string">
            <text:p>1935-03-11 12:00</text:p>
          </table:table-cell>
          <table:table-cell office:value-type="float" office:value="-0.34">
            <text:p>-0.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2-03 12:00</text:p>
          </table:table-cell>
          <table:table-cell office:value-type="float" office:value="-1.711">
            <text:p>-1.711</text:p>
          </table:table-cell>
          <table:table-cell table:style-name="ce4" office:value-type="string">
            <text:p>1915-01-18 12:00</text:p>
          </table:table-cell>
          <table:table-cell office:value-type="float" office:value="0.883">
            <text:p>0.883</text:p>
          </table:table-cell>
          <table:table-cell table:style-name="ce4" office:value-type="string">
            <text:p>1935-04-11 12:00</text:p>
          </table:table-cell>
          <table:table-cell office:value-type="float" office:value="-6.979">
            <text:p>-6.9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2-10 12:00</text:p>
          </table:table-cell>
          <table:table-cell office:value-type="float" office:value="-27.306">
            <text:p>-27.306</text:p>
          </table:table-cell>
          <table:table-cell table:style-name="ce4" office:value-type="string">
            <text:p>1915-01-26 12:00</text:p>
          </table:table-cell>
          <table:table-cell office:value-type="float" office:value="5.013">
            <text:p>5.013</text:p>
          </table:table-cell>
          <table:table-cell table:style-name="ce4" office:value-type="string">
            <text:p>1935-04-29 12:00</text:p>
          </table:table-cell>
          <table:table-cell office:value-type="float" office:value="0.242">
            <text:p>0.2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2-16 12:00</text:p>
          </table:table-cell>
          <table:table-cell office:value-type="float" office:value="1.265">
            <text:p>1.265</text:p>
          </table:table-cell>
          <table:table-cell table:style-name="ce4" office:value-type="string">
            <text:p>1915-02-01 12:00</text:p>
          </table:table-cell>
          <table:table-cell office:value-type="float" office:value="-0.367">
            <text:p>-0.367</text:p>
          </table:table-cell>
          <table:table-cell table:style-name="ce4" office:value-type="string">
            <text:p>1935-05-15 12:00</text:p>
          </table:table-cell>
          <table:table-cell office:value-type="float" office:value="6.945">
            <text:p>6.9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2-24 12:00</text:p>
          </table:table-cell>
          <table:table-cell office:value-type="float" office:value="27.617">
            <text:p>27.617</text:p>
          </table:table-cell>
          <table:table-cell table:style-name="ce4" office:value-type="string">
            <text:p>1915-02-08 12:00</text:p>
          </table:table-cell>
          <table:table-cell office:value-type="float" office:value="-5.162">
            <text:p>-5.162</text:p>
          </table:table-cell>
          <table:table-cell table:style-name="ce4" office:value-type="string">
            <text:p>1935-06-07 12:00</text:p>
          </table:table-cell>
          <table:table-cell office:value-type="float" office:value="-0.351">
            <text:p>-0.3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3-03 12:00</text:p>
          </table:table-cell>
          <table:table-cell office:value-type="float" office:value="-6.212">
            <text:p>-6.212</text:p>
          </table:table-cell>
          <table:table-cell table:style-name="ce4" office:value-type="string">
            <text:p>1915-02-14 12:00</text:p>
          </table:table-cell>
          <table:table-cell office:value-type="float" office:value="0.441">
            <text:p>0.441</text:p>
          </table:table-cell>
          <table:table-cell table:style-name="ce4" office:value-type="string">
            <text:p>1935-07-08 12:00</text:p>
          </table:table-cell>
          <table:table-cell office:value-type="float" office:value="-6.978">
            <text:p>-6.9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3-09 12:00</text:p>
          </table:table-cell>
          <table:table-cell office:value-type="float" office:value="-27.598">
            <text:p>-27.598</text:p>
          </table:table-cell>
          <table:table-cell table:style-name="ce4" office:value-type="string">
            <text:p>1915-02-22 12:00</text:p>
          </table:table-cell>
          <table:table-cell office:value-type="float" office:value="5.148">
            <text:p>5.148</text:p>
          </table:table-cell>
          <table:table-cell table:style-name="ce4" office:value-type="string">
            <text:p>1935-07-26 12:00</text:p>
          </table:table-cell>
          <table:table-cell office:value-type="float" office:value="0.264">
            <text:p>0.2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3-16 12:00</text:p>
          </table:table-cell>
          <table:table-cell office:value-type="float" office:value="5.083">
            <text:p>5.083</text:p>
          </table:table-cell>
          <table:table-cell table:style-name="ce4" office:value-type="string">
            <text:p>1915-03-01 12:00</text:p>
          </table:table-cell>
          <table:table-cell office:value-type="float" office:value="-1.157">
            <text:p>-1.157</text:p>
          </table:table-cell>
          <table:table-cell table:style-name="ce4" office:value-type="string">
            <text:p>1935-08-11 12:00</text:p>
          </table:table-cell>
          <table:table-cell office:value-type="float" office:value="6.942">
            <text:p>6.9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3-24 12:00</text:p>
          </table:table-cell>
          <table:table-cell office:value-type="float" office:value="26.581">
            <text:p>26.581</text:p>
          </table:table-cell>
          <table:table-cell table:style-name="ce4" office:value-type="string">
            <text:p>1915-03-07 12:00</text:p>
          </table:table-cell>
          <table:table-cell office:value-type="float" office:value="-5.187">
            <text:p>-5.187</text:p>
          </table:table-cell>
          <table:table-cell table:style-name="ce4" office:value-type="string">
            <text:p>1935-09-02 12:00</text:p>
          </table:table-cell>
          <table:table-cell office:value-type="float" office:value="-0.006">
            <text:p>-0.0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3-30 12:00</text:p>
          </table:table-cell>
          <table:table-cell office:value-type="float" office:value="-3.457">
            <text:p>-3.457</text:p>
          </table:table-cell>
          <table:table-cell table:style-name="ce4" office:value-type="string">
            <text:p>1915-03-13 12:00</text:p>
          </table:table-cell>
          <table:table-cell office:value-type="float" office:value="0.063">
            <text:p>0.063</text:p>
          </table:table-cell>
          <table:table-cell table:style-name="ce4" office:value-type="string">
            <text:p>1935-10-04 12:00</text:p>
          </table:table-cell>
          <table:table-cell office:value-type="float" office:value="-6.976">
            <text:p>-6.9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4-06 12:00</text:p>
          </table:table-cell>
          <table:table-cell office:value-type="float" office:value="-26.069">
            <text:p>-26.069</text:p>
          </table:table-cell>
          <table:table-cell table:style-name="ce4" office:value-type="string">
            <text:p>1915-03-21 12:00</text:p>
          </table:table-cell>
          <table:table-cell office:value-type="float" office:value="5.118">
            <text:p>5.118</text:p>
          </table:table-cell>
          <table:table-cell table:style-name="ce4" office:value-type="string">
            <text:p>1935-10-22 12:00</text:p>
          </table:table-cell>
          <table:table-cell office:value-type="float" office:value="0.288">
            <text:p>0.2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4-12 12:00</text:p>
          </table:table-cell>
          <table:table-cell office:value-type="float" office:value="3.498">
            <text:p>3.498</text:p>
          </table:table-cell>
          <table:table-cell table:style-name="ce4" office:value-type="string">
            <text:p>1915-03-28 12:00</text:p>
          </table:table-cell>
          <table:table-cell office:value-type="float" office:value="-0.665">
            <text:p>-0.665</text:p>
          </table:table-cell>
          <table:table-cell table:style-name="ce4" office:value-type="string">
            <text:p>1935-11-07 12:00</text:p>
          </table:table-cell>
          <table:table-cell office:value-type="float" office:value="6.94">
            <text:p>6.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4-20 12:00</text:p>
          </table:table-cell>
          <table:table-cell office:value-type="float" office:value="26.886">
            <text:p>26.886</text:p>
          </table:table-cell>
          <table:table-cell table:style-name="ce4" office:value-type="string">
            <text:p>1915-04-04 12:00</text:p>
          </table:table-cell>
          <table:table-cell office:value-type="float" office:value="-4.806">
            <text:p>-4.806</text:p>
          </table:table-cell>
          <table:table-cell table:style-name="ce4" office:value-type="string">
            <text:p>1935-11-29 12:00</text:p>
          </table:table-cell>
          <table:table-cell office:value-type="float" office:value="-0.017">
            <text:p>-0.0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>
            <text:p>1915-04-26 12:00</text:p>
          </table:table-cell>
          <table:table-cell office:value-type="float" office:value="-0.58">
            <text:p>-0.58</text:p>
          </table:table-cell>
          <table:table-cell table:style-name="ce4" office:value-type="string">
            <text:p>1915-04-10 12:00</text:p>
          </table:table-cell>
          <table:table-cell office:value-type="float" office:value="1.024">
            <text:p>1.0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5-03 12:00</text:p>
          </table:table-cell>
          <table:table-cell office:value-type="float" office:value="-26.507">
            <text:p>-26.507</text:p>
          </table:table-cell>
          <table:table-cell table:style-name="ce4" office:value-type="string">
            <text:p>1915-04-17 12:00</text:p>
          </table:table-cell>
          <table:table-cell office:value-type="float" office:value="5.005">
            <text:p>5.0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5-09 12:00</text:p>
          </table:table-cell>
          <table:table-cell office:value-type="float" office:value="2.286">
            <text:p>2.286</text:p>
          </table:table-cell>
          <table:table-cell table:style-name="ce4" office:value-type="string">
            <text:p>1915-04-24 12:00</text:p>
          </table:table-cell>
          <table:table-cell office:value-type="float" office:value="-0.35">
            <text:p>-0.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5-17 12:00</text:p>
          </table:table-cell>
          <table:table-cell office:value-type="float" office:value="27.014">
            <text:p>27.014</text:p>
          </table:table-cell>
          <table:table-cell table:style-name="ce4" office:value-type="string">
            <text:p>1915-05-01 12:00</text:p>
          </table:table-cell>
          <table:table-cell office:value-type="float" office:value="-4.793">
            <text:p>-4.7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5-24 12:00</text:p>
          </table:table-cell>
          <table:table-cell office:value-type="float" office:value="-4.724">
            <text:p>-4.724</text:p>
          </table:table-cell>
          <table:table-cell table:style-name="ce4" office:value-type="string">
            <text:p>1915-05-07 12:00</text:p>
          </table:table-cell>
          <table:table-cell office:value-type="float" office:value="0.975">
            <text:p>0.9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5-30 12:00</text:p>
          </table:table-cell>
          <table:table-cell office:value-type="float" office:value="-27.021">
            <text:p>-27.021</text:p>
          </table:table-cell>
          <table:table-cell table:style-name="ce4" office:value-type="string">
            <text:p>1915-05-14 12:00</text:p>
          </table:table-cell>
          <table:table-cell office:value-type="float" office:value="4.948">
            <text:p>4.9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6-05 12:00</text:p>
          </table:table-cell>
          <table:table-cell office:value-type="float" office:value="1.069">
            <text:p>1.069</text:p>
          </table:table-cell>
          <table:table-cell table:style-name="ce4" office:value-type="string">
            <text:p>1915-05-21 12:00</text:p>
          </table:table-cell>
          <table:table-cell office:value-type="float" office:value="-0.241">
            <text:p>-0.2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6-13 12:00</text:p>
          </table:table-cell>
          <table:table-cell office:value-type="float" office:value="27.161">
            <text:p>27.161</text:p>
          </table:table-cell>
          <table:table-cell table:style-name="ce4" office:value-type="string">
            <text:p>1915-05-28 12:00</text:p>
          </table:table-cell>
          <table:table-cell office:value-type="float" office:value="-4.888">
            <text:p>-4.8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6-20 12:00</text:p>
          </table:table-cell>
          <table:table-cell office:value-type="float" office:value="-2.954">
            <text:p>-2.954</text:p>
          </table:table-cell>
          <table:table-cell table:style-name="ce4" office:value-type="string">
            <text:p>1915-06-03 12:00</text:p>
          </table:table-cell>
          <table:table-cell office:value-type="float" office:value="0.916">
            <text:p>0.9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6-27 12:00</text:p>
          </table:table-cell>
          <table:table-cell office:value-type="float" office:value="-25.882">
            <text:p>-25.882</text:p>
          </table:table-cell>
          <table:table-cell table:style-name="ce4" office:value-type="string">
            <text:p>1915-06-10 12:00</text:p>
          </table:table-cell>
          <table:table-cell office:value-type="float" office:value="5.018">
            <text:p>5.0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7-03 12:00</text:p>
          </table:table-cell>
          <table:table-cell office:value-type="float" office:value="5.25">
            <text:p>5.25</text:p>
          </table:table-cell>
          <table:table-cell table:style-name="ce4" office:value-type="string">
            <text:p>1915-06-17 12:00</text:p>
          </table:table-cell>
          <table:table-cell office:value-type="float" office:value="-0.184">
            <text:p>-0.1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7-11 12:00</text:p>
          </table:table-cell>
          <table:table-cell office:value-type="float" office:value="26.15">
            <text:p>26.15</text:p>
          </table:table-cell>
          <table:table-cell table:style-name="ce4" office:value-type="string">
            <text:p>1915-06-24 12:00</text:p>
          </table:table-cell>
          <table:table-cell office:value-type="float" office:value="-5.071">
            <text:p>-5.0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7-17 12:00</text:p>
          </table:table-cell>
          <table:table-cell office:value-type="float" office:value="-1.63">
            <text:p>-1.63</text:p>
          </table:table-cell>
          <table:table-cell table:style-name="ce4" office:value-type="string">
            <text:p>1915-06-30 12:00</text:p>
          </table:table-cell>
          <table:table-cell office:value-type="float" office:value="0.669">
            <text:p>0.6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7-24 12:00</text:p>
          </table:table-cell>
          <table:table-cell office:value-type="float" office:value="-26.776">
            <text:p>-26.776</text:p>
          </table:table-cell>
          <table:table-cell table:style-name="ce4" office:value-type="string">
            <text:p>1915-07-08 12:00</text:p>
          </table:table-cell>
          <table:table-cell office:value-type="float" office:value="4.963">
            <text:p>4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7-30 12:00</text:p>
          </table:table-cell>
          <table:table-cell office:value-type="float" office:value="3.26">
            <text:p>3.26</text:p>
          </table:table-cell>
          <table:table-cell table:style-name="ce4" office:value-type="string">
            <text:p>1915-07-14 12:00</text:p>
          </table:table-cell>
          <table:table-cell office:value-type="float" office:value="-0.021">
            <text:p>-0.0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8-07 12:00</text:p>
          </table:table-cell>
          <table:table-cell office:value-type="float" office:value="26.692">
            <text:p>26.692</text:p>
          </table:table-cell>
          <table:table-cell table:style-name="ce4" office:value-type="string">
            <text:p>1915-07-22 12:00</text:p>
          </table:table-cell>
          <table:table-cell office:value-type="float" office:value="-4.958">
            <text:p>-4.9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8-13 12:00</text:p>
          </table:table-cell>
          <table:table-cell office:value-type="float" office:value="-0.194">
            <text:p>-0.194</text:p>
          </table:table-cell>
          <table:table-cell table:style-name="ce4" office:value-type="string">
            <text:p>1915-07-27 12:00</text:p>
          </table:table-cell>
          <table:table-cell office:value-type="float" office:value="0.205">
            <text:p>0.2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8-20 12:00</text:p>
          </table:table-cell>
          <table:table-cell office:value-type="float" office:value="-27.239">
            <text:p>-27.239</text:p>
          </table:table-cell>
          <table:table-cell table:style-name="ce4" office:value-type="string">
            <text:p>1915-08-04 12:00</text:p>
          </table:table-cell>
          <table:table-cell office:value-type="float" office:value="5.126">
            <text:p>5.1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8-26 12:00</text:p>
          </table:table-cell>
          <table:table-cell office:value-type="float" office:value="0.919">
            <text:p>0.919</text:p>
          </table:table-cell>
          <table:table-cell table:style-name="ce4" office:value-type="string">
            <text:p>1915-08-11 12:00</text:p>
          </table:table-cell>
          <table:table-cell office:value-type="float" office:value="-0.882">
            <text:p>-0.8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9-03 12:00</text:p>
          </table:table-cell>
          <table:table-cell office:value-type="float" office:value="27.088">
            <text:p>27.088</text:p>
          </table:table-cell>
          <table:table-cell table:style-name="ce4" office:value-type="string">
            <text:p>1915-08-18 12:00</text:p>
          </table:table-cell>
          <table:table-cell office:value-type="float" office:value="-5.087">
            <text:p>-5.0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9-10 12:00</text:p>
          </table:table-cell>
          <table:table-cell office:value-type="float" office:value="-4.574">
            <text:p>-4.574</text:p>
          </table:table-cell>
          <table:table-cell table:style-name="ce4" office:value-type="string">
            <text:p>1915-08-24 12:00</text:p>
          </table:table-cell>
          <table:table-cell office:value-type="float" office:value="0.971">
            <text:p>0.9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9-17 12:00</text:p>
          </table:table-cell>
          <table:table-cell office:value-type="float" office:value="-25.849">
            <text:p>-25.849</text:p>
          </table:table-cell>
          <table:table-cell table:style-name="ce4" office:value-type="string">
            <text:p>1915-08-31 12:00</text:p>
          </table:table-cell>
          <table:table-cell office:value-type="float" office:value="5.17">
            <text:p>5.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09-23 12:00</text:p>
          </table:table-cell>
          <table:table-cell office:value-type="float" office:value="4.736">
            <text:p>4.736</text:p>
          </table:table-cell>
          <table:table-cell table:style-name="ce4" office:value-type="string">
            <text:p>1915-09-07 12:00</text:p>
          </table:table-cell>
          <table:table-cell office:value-type="float" office:value="-0.484">
            <text:p>-0.4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0-01 12:00</text:p>
          </table:table-cell>
          <table:table-cell office:value-type="float" office:value="25.972">
            <text:p>25.972</text:p>
          </table:table-cell>
          <table:table-cell table:style-name="ce4" office:value-type="string">
            <text:p>1915-09-14 12:00</text:p>
          </table:table-cell>
          <table:table-cell office:value-type="float" office:value="-5.065">
            <text:p>-5.0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0-07 12:00</text:p>
          </table:table-cell>
          <table:table-cell office:value-type="float" office:value="-2.148">
            <text:p>-2.148</text:p>
          </table:table-cell>
          <table:table-cell table:style-name="ce4" office:value-type="string">
            <text:p>1915-09-20 12:00</text:p>
          </table:table-cell>
          <table:table-cell office:value-type="float" office:value="0.6">
            <text:p>0.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0-14 12:00</text:p>
          </table:table-cell>
          <table:table-cell office:value-type="float" office:value="-26.135">
            <text:p>-26.135</text:p>
          </table:table-cell>
          <table:table-cell table:style-name="ce4" office:value-type="string">
            <text:p>1915-09-27 12:00</text:p>
          </table:table-cell>
          <table:table-cell office:value-type="float" office:value="5.086">
            <text:p>5.0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0-20 12:00</text:p>
          </table:table-cell>
          <table:table-cell office:value-type="float" office:value="3.048">
            <text:p>3.048</text:p>
          </table:table-cell>
          <table:table-cell table:style-name="ce4" office:value-type="string">
            <text:p>1915-10-04 12:00</text:p>
          </table:table-cell>
          <table:table-cell office:value-type="float" office:value="-0.142">
            <text:p>-0.1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0-28 12:00</text:p>
          </table:table-cell>
          <table:table-cell office:value-type="float" office:value="26.258">
            <text:p>26.258</text:p>
          </table:table-cell>
          <table:table-cell table:style-name="ce4" office:value-type="string">
            <text:p>1915-10-11 12:00</text:p>
          </table:table-cell>
          <table:table-cell office:value-type="float" office:value="-4.98">
            <text:p>-4.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1-04 12:00</text:p>
          </table:table-cell>
          <table:table-cell office:value-type="float" office:value="-5.856">
            <text:p>-5.856</text:p>
          </table:table-cell>
          <table:table-cell table:style-name="ce4" office:value-type="string">
            <text:p>1915-10-17 12:00</text:p>
          </table:table-cell>
          <table:table-cell office:value-type="float" office:value="0.463">
            <text:p>0.4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1-10 12:00</text:p>
          </table:table-cell>
          <table:table-cell office:value-type="float" office:value="-26.433">
            <text:p>-26.433</text:p>
          </table:table-cell>
          <table:table-cell table:style-name="ce4" office:value-type="string">
            <text:p>1915-10-25 12:00</text:p>
          </table:table-cell>
          <table:table-cell office:value-type="float" office:value="4.776">
            <text:p>4.7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1-16 12:00</text:p>
          </table:table-cell>
          <table:table-cell office:value-type="float" office:value="1.84">
            <text:p>1.84</text:p>
          </table:table-cell>
          <table:table-cell table:style-name="ce4" office:value-type="string">
            <text:p>1915-11-01 12:00</text:p>
          </table:table-cell>
          <table:table-cell office:value-type="float" office:value="-1.067">
            <text:p>-1.0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1-24 12:00</text:p>
          </table:table-cell>
          <table:table-cell office:value-type="float" office:value="26.424">
            <text:p>26.424</text:p>
          </table:table-cell>
          <table:table-cell table:style-name="ce4" office:value-type="string">
            <text:p>1915-11-08 12:00</text:p>
          </table:table-cell>
          <table:table-cell office:value-type="float" office:value="-4.632">
            <text:p>-4.6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2-01 12:00</text:p>
          </table:table-cell>
          <table:table-cell office:value-type="float" office:value="-3.53">
            <text:p>-3.53</text:p>
          </table:table-cell>
          <table:table-cell table:style-name="ce4" office:value-type="string">
            <text:p>1915-11-13 12:00</text:p>
          </table:table-cell>
          <table:table-cell office:value-type="float" office:value="0.447">
            <text:p>0.4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2-08 12:00</text:p>
          </table:table-cell>
          <table:table-cell office:value-type="float" office:value="-25.022">
            <text:p>-25.022</text:p>
          </table:table-cell>
          <table:table-cell table:style-name="ce4" office:value-type="string">
            <text:p>1915-11-21 12:00</text:p>
          </table:table-cell>
          <table:table-cell office:value-type="float" office:value="4.792">
            <text:p>4.7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2-13 12:00</text:p>
          </table:table-cell>
          <table:table-cell office:value-type="float" office:value="0.619">
            <text:p>0.619</text:p>
          </table:table-cell>
          <table:table-cell table:style-name="ce4" office:value-type="string">
            <text:p>1915-11-28 12:00</text:p>
          </table:table-cell>
          <table:table-cell office:value-type="float" office:value="-0.991">
            <text:p>-0.9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2-21 12:00</text:p>
          </table:table-cell>
          <table:table-cell office:value-type="float" office:value="26.628">
            <text:p>26.628</text:p>
          </table:table-cell>
          <table:table-cell table:style-name="ce4" office:value-type="string">
            <text:p>1915-12-05 12:00</text:p>
          </table:table-cell>
          <table:table-cell office:value-type="float" office:value="-4.838">
            <text:p>-4.8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5-12-28 12:00</text:p>
          </table:table-cell>
          <table:table-cell office:value-type="float" office:value="-1.875">
            <text:p>-1.875</text:p>
          </table:table-cell>
          <table:table-cell table:style-name="ce4" office:value-type="string">
            <text:p>1915-12-10 12:00</text:p>
          </table:table-cell>
          <table:table-cell office:value-type="float" office:value="0.294">
            <text:p>0.2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1-04 12:00</text:p>
          </table:table-cell>
          <table:table-cell office:value-type="float" office:value="-26.098">
            <text:p>-26.098</text:p>
          </table:table-cell>
          <table:table-cell table:style-name="ce4" office:value-type="string">
            <text:p>1915-12-18 12:00</text:p>
          </table:table-cell>
          <table:table-cell office:value-type="float" office:value="4.937">
            <text:p>4.9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1-10 12:00</text:p>
          </table:table-cell>
          <table:table-cell office:value-type="float" office:value="4.755">
            <text:p>4.755</text:p>
          </table:table-cell>
          <table:table-cell table:style-name="ce4" office:value-type="string">
            <text:p>1915-12-25 12:00</text:p>
          </table:table-cell>
          <table:table-cell office:value-type="float" office:value="-0.903">
            <text:p>-0.9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1-18 12:00</text:p>
          </table:table-cell>
          <table:table-cell office:value-type="float" office:value="25.659">
            <text:p>25.659</text:p>
          </table:table-cell>
          <table:table-cell table:style-name="ce4" office:value-type="string">
            <text:p>1916-01-01 12:00</text:p>
          </table:table-cell>
          <table:table-cell office:value-type="float" office:value="-5.099">
            <text:p>-5.0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1-24 12:00</text:p>
          </table:table-cell>
          <table:table-cell office:value-type="float" office:value="-0.571">
            <text:p>-0.571</text:p>
          </table:table-cell>
          <table:table-cell table:style-name="ce4" office:value-type="string">
            <text:p>1916-01-07 12:00</text:p>
          </table:table-cell>
          <table:table-cell office:value-type="float" office:value="1.16">
            <text:p>1.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1-31 12:00</text:p>
          </table:table-cell>
          <table:table-cell office:value-type="float" office:value="-26.753">
            <text:p>-26.753</text:p>
          </table:table-cell>
          <table:table-cell table:style-name="ce4" office:value-type="string">
            <text:p>1916-01-14 12:00</text:p>
          </table:table-cell>
          <table:table-cell office:value-type="float" office:value="5.119">
            <text:p>5.1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2-06 12:00</text:p>
          </table:table-cell>
          <table:table-cell office:value-type="float" office:value="2.352">
            <text:p>2.352</text:p>
          </table:table-cell>
          <table:table-cell table:style-name="ce4" office:value-type="string">
            <text:p>1916-01-21 12:00</text:p>
          </table:table-cell>
          <table:table-cell office:value-type="float" office:value="-0.678">
            <text:p>-0.6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2-14 12:00</text:p>
          </table:table-cell>
          <table:table-cell office:value-type="float" office:value="26.142">
            <text:p>26.142</text:p>
          </table:table-cell>
          <table:table-cell table:style-name="ce4" office:value-type="string">
            <text:p>1916-01-28 12:00</text:p>
          </table:table-cell>
          <table:table-cell office:value-type="float" office:value="-5.241">
            <text:p>-5.2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2-21 12:00</text:p>
          </table:table-cell>
          <table:table-cell office:value-type="float" office:value="-4.961">
            <text:p>-4.961</text:p>
          </table:table-cell>
          <table:table-cell table:style-name="ce4" office:value-type="string">
            <text:p>1916-02-03 12:00</text:p>
          </table:table-cell>
          <table:table-cell office:value-type="float" office:value="0.554">
            <text:p>0.5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2-28 12:00</text:p>
          </table:table-cell>
          <table:table-cell office:value-type="float" office:value="-25.597">
            <text:p>-25.597</text:p>
          </table:table-cell>
          <table:table-cell table:style-name="ce4" office:value-type="string">
            <text:p>1916-02-10 12:00</text:p>
          </table:table-cell>
          <table:table-cell office:value-type="float" office:value="5.2">
            <text:p>5.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3-05 12:00</text:p>
          </table:table-cell>
          <table:table-cell office:value-type="float" office:value="5.808">
            <text:p>5.808</text:p>
          </table:table-cell>
          <table:table-cell table:style-name="ce4" office:value-type="string">
            <text:p>1916-02-17 12:00</text:p>
          </table:table-cell>
          <table:table-cell office:value-type="float" office:value="-0.345">
            <text:p>-0.3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3-12 12:00</text:p>
          </table:table-cell>
          <table:table-cell office:value-type="float" office:value="26.424">
            <text:p>26.424</text:p>
          </table:table-cell>
          <table:table-cell table:style-name="ce4" office:value-type="string">
            <text:p>1916-02-25 12:00</text:p>
          </table:table-cell>
          <table:table-cell office:value-type="float" office:value="-4.942">
            <text:p>-4.9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3-19 12:00</text:p>
          </table:table-cell>
          <table:table-cell office:value-type="float" office:value="-3.095">
            <text:p>-3.095</text:p>
          </table:table-cell>
          <table:table-cell table:style-name="ce4" office:value-type="string">
            <text:p>1916-03-01 12:00</text:p>
          </table:table-cell>
          <table:table-cell office:value-type="float" office:value="0.039">
            <text:p>0.0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3-26 12:00</text:p>
          </table:table-cell>
          <table:table-cell office:value-type="float" office:value="-25.878">
            <text:p>-25.878</text:p>
          </table:table-cell>
          <table:table-cell table:style-name="ce4" office:value-type="string">
            <text:p>1916-03-08 12:00</text:p>
          </table:table-cell>
          <table:table-cell office:value-type="float" office:value="5.138">
            <text:p>5.1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4-01 12:00</text:p>
          </table:table-cell>
          <table:table-cell office:value-type="float" office:value="3.552">
            <text:p>3.552</text:p>
          </table:table-cell>
          <table:table-cell table:style-name="ce4" office:value-type="string">
            <text:p>1916-03-15 12:00</text:p>
          </table:table-cell>
          <table:table-cell office:value-type="float" office:value="-0.047">
            <text:p>-0.0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4-08 12:00</text:p>
          </table:table-cell>
          <table:table-cell office:value-type="float" office:value="26.479">
            <text:p>26.479</text:p>
          </table:table-cell>
          <table:table-cell table:style-name="ce4" office:value-type="string">
            <text:p>1916-03-23 12:00</text:p>
          </table:table-cell>
          <table:table-cell office:value-type="float" office:value="-4.864">
            <text:p>-4.8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4-15 12:00</text:p>
          </table:table-cell>
          <table:table-cell office:value-type="float" office:value="-0.91">
            <text:p>-0.91</text:p>
          </table:table-cell>
          <table:table-cell table:style-name="ce4" office:value-type="string">
            <text:p>1916-03-29 12:00</text:p>
          </table:table-cell>
          <table:table-cell office:value-type="float" office:value="1.061">
            <text:p>1.0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4-22 12:00</text:p>
          </table:table-cell>
          <table:table-cell office:value-type="float" office:value="-26.009">
            <text:p>-26.009</text:p>
          </table:table-cell>
          <table:table-cell table:style-name="ce4" office:value-type="string">
            <text:p>1916-04-05 12:00</text:p>
          </table:table-cell>
          <table:table-cell office:value-type="float" office:value="4.835">
            <text:p>4.8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4-28 12:00</text:p>
          </table:table-cell>
          <table:table-cell office:value-type="float" office:value="1.989">
            <text:p>1.989</text:p>
          </table:table-cell>
          <table:table-cell table:style-name="ce4" office:value-type="string">
            <text:p>1916-04-12 12:00</text:p>
          </table:table-cell>
          <table:table-cell office:value-type="float" office:value="-0.943">
            <text:p>-0.9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5-06 12:00</text:p>
          </table:table-cell>
          <table:table-cell office:value-type="float" office:value="25.527">
            <text:p>25.527</text:p>
          </table:table-cell>
          <table:table-cell table:style-name="ce4" office:value-type="string">
            <text:p>1916-04-19 12:00</text:p>
          </table:table-cell>
          <table:table-cell office:value-type="float" office:value="-4.832">
            <text:p>-4.8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5-13 12:00</text:p>
          </table:table-cell>
          <table:table-cell office:value-type="float" office:value="-4.619">
            <text:p>-4.619</text:p>
          </table:table-cell>
          <table:table-cell table:style-name="ce4" office:value-type="string">
            <text:p>1916-04-25 12:00</text:p>
          </table:table-cell>
          <table:table-cell office:value-type="float" office:value="1.014">
            <text:p>1.0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5-20 12:00</text:p>
          </table:table-cell>
          <table:table-cell office:value-type="float" office:value="-24.432">
            <text:p>-24.432</text:p>
          </table:table-cell>
          <table:table-cell table:style-name="ce4" office:value-type="string">
            <text:p>1916-05-02 12:00</text:p>
          </table:table-cell>
          <table:table-cell office:value-type="float" office:value="4.838">
            <text:p>4.8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5-25 12:00</text:p>
          </table:table-cell>
          <table:table-cell office:value-type="float" office:value="0.843">
            <text:p>0.843</text:p>
          </table:table-cell>
          <table:table-cell table:style-name="ce4" office:value-type="string">
            <text:p>1916-05-09 12:00</text:p>
          </table:table-cell>
          <table:table-cell office:value-type="float" office:value="-0.848">
            <text:p>-0.8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6-02 12:00</text:p>
          </table:table-cell>
          <table:table-cell office:value-type="float" office:value="25.778">
            <text:p>25.778</text:p>
          </table:table-cell>
          <table:table-cell table:style-name="ce4" office:value-type="string">
            <text:p>1916-05-16 12:00</text:p>
          </table:table-cell>
          <table:table-cell office:value-type="float" office:value="-4.942">
            <text:p>-4.9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6-09 12:00</text:p>
          </table:table-cell>
          <table:table-cell office:value-type="float" office:value="-2.721">
            <text:p>-2.721</text:p>
          </table:table-cell>
          <table:table-cell table:style-name="ce4" office:value-type="string">
            <text:p>1916-05-22 12:00</text:p>
          </table:table-cell>
          <table:table-cell office:value-type="float" office:value="0.96">
            <text:p>0.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6-16 12:00</text:p>
          </table:table-cell>
          <table:table-cell office:value-type="float" office:value="-25.296">
            <text:p>-25.296</text:p>
          </table:table-cell>
          <table:table-cell table:style-name="ce4" office:value-type="string">
            <text:p>1916-05-29 12:00</text:p>
          </table:table-cell>
          <table:table-cell office:value-type="float" office:value="4.952">
            <text:p>4.9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6-22 12:00</text:p>
          </table:table-cell>
          <table:table-cell office:value-type="float" office:value="5.419">
            <text:p>5.419</text:p>
          </table:table-cell>
          <table:table-cell table:style-name="ce4" office:value-type="string">
            <text:p>1916-06-05 12:00</text:p>
          </table:table-cell>
          <table:table-cell office:value-type="float" office:value="-0.745">
            <text:p>-0.7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6-29 12:00</text:p>
          </table:table-cell>
          <table:table-cell office:value-type="float" office:value="26.037">
            <text:p>26.037</text:p>
          </table:table-cell>
          <table:table-cell table:style-name="ce4" office:value-type="string">
            <text:p>1916-06-12 12:00</text:p>
          </table:table-cell>
          <table:table-cell office:value-type="float" office:value="-5.137">
            <text:p>-5.1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7-06 12:00</text:p>
          </table:table-cell>
          <table:table-cell office:value-type="float" office:value="-1.219">
            <text:p>-1.219</text:p>
          </table:table-cell>
          <table:table-cell table:style-name="ce4" office:value-type="string">
            <text:p>1916-06-18 12:00</text:p>
          </table:table-cell>
          <table:table-cell office:value-type="float" office:value="0.671">
            <text:p>0.6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7-13 12:00</text:p>
          </table:table-cell>
          <table:table-cell office:value-type="float" office:value="-26.036">
            <text:p>-26.036</text:p>
          </table:table-cell>
          <table:table-cell table:style-name="ce4" office:value-type="string">
            <text:p>1916-06-25 12:00</text:p>
          </table:table-cell>
          <table:table-cell office:value-type="float" office:value="5.118">
            <text:p>5.1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7-19 12:00</text:p>
          </table:table-cell>
          <table:table-cell office:value-type="float" office:value="3.612">
            <text:p>3.612</text:p>
          </table:table-cell>
          <table:table-cell table:style-name="ce4" office:value-type="string">
            <text:p>1916-07-02 12:00</text:p>
          </table:table-cell>
          <table:table-cell office:value-type="float" office:value="-0.551">
            <text:p>-0.5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7-26 12:00</text:p>
          </table:table-cell>
          <table:table-cell office:value-type="float" office:value="26.249">
            <text:p>26.249</text:p>
          </table:table-cell>
          <table:table-cell table:style-name="ce4" office:value-type="string">
            <text:p>1916-07-10 12:00</text:p>
          </table:table-cell>
          <table:table-cell office:value-type="float" office:value="-5.058">
            <text:p>-5.0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8-03 12:00</text:p>
          </table:table-cell>
          <table:table-cell office:value-type="float" office:value="-5.406">
            <text:p>-5.406</text:p>
          </table:table-cell>
          <table:table-cell table:style-name="ce4" office:value-type="string">
            <text:p>1916-07-15 12:00</text:p>
          </table:table-cell>
          <table:table-cell office:value-type="float" office:value="0.11">
            <text:p>0.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8-10 12:00</text:p>
          </table:table-cell>
          <table:table-cell office:value-type="float" office:value="-25.015">
            <text:p>-25.015</text:p>
          </table:table-cell>
          <table:table-cell table:style-name="ce4" office:value-type="string">
            <text:p>1916-07-22 12:00</text:p>
          </table:table-cell>
          <table:table-cell office:value-type="float" office:value="5.231">
            <text:p>5.2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8-15 12:00</text:p>
          </table:table-cell>
          <table:table-cell office:value-type="float" office:value="1.066">
            <text:p>1.066</text:p>
          </table:table-cell>
          <table:table-cell table:style-name="ce4" office:value-type="string">
            <text:p>1916-07-29 12:00</text:p>
          </table:table-cell>
          <table:table-cell office:value-type="float" office:value="-0.276">
            <text:p>-0.2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8-23 12:00</text:p>
          </table:table-cell>
          <table:table-cell office:value-type="float" office:value="25.435">
            <text:p>25.435</text:p>
          </table:table-cell>
          <table:table-cell table:style-name="ce4" office:value-type="string">
            <text:p>1916-08-06 12:00</text:p>
          </table:table-cell>
          <table:table-cell office:value-type="float" office:value="-5.145">
            <text:p>-5.1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8-30 12:00</text:p>
          </table:table-cell>
          <table:table-cell office:value-type="float" office:value="-4.041">
            <text:p>-4.041</text:p>
          </table:table-cell>
          <table:table-cell table:style-name="ce4" office:value-type="string">
            <text:p>1916-08-12 12:00</text:p>
          </table:table-cell>
          <table:table-cell office:value-type="float" office:value="0.874">
            <text:p>0.8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9-06 12:00</text:p>
          </table:table-cell>
          <table:table-cell office:value-type="float" office:value="-25.531">
            <text:p>-25.531</text:p>
          </table:table-cell>
          <table:table-cell table:style-name="ce4" office:value-type="string">
            <text:p>1916-08-19 12:00</text:p>
          </table:table-cell>
          <table:table-cell office:value-type="float" office:value="4.982">
            <text:p>4.9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9-12 12:00</text:p>
          </table:table-cell>
          <table:table-cell office:value-type="float" office:value="4.593">
            <text:p>4.593</text:p>
          </table:table-cell>
          <table:table-cell table:style-name="ce4" office:value-type="string">
            <text:p>1916-08-25 12:00</text:p>
          </table:table-cell>
          <table:table-cell office:value-type="float" office:value="-0.006">
            <text:p>-0.0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9-19 12:00</text:p>
          </table:table-cell>
          <table:table-cell office:value-type="float" office:value="25.654">
            <text:p>25.654</text:p>
          </table:table-cell>
          <table:table-cell table:style-name="ce4" office:value-type="string">
            <text:p>1916-09-02 12:00</text:p>
          </table:table-cell>
          <table:table-cell office:value-type="float" office:value="-5.077">
            <text:p>-5.0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09-26 12:00</text:p>
          </table:table-cell>
          <table:table-cell office:value-type="float" office:value="-2.427">
            <text:p>-2.427</text:p>
          </table:table-cell>
          <table:table-cell table:style-name="ce4" office:value-type="string">
            <text:p>1916-09-08 12:00</text:p>
          </table:table-cell>
          <table:table-cell office:value-type="float" office:value="0.411">
            <text:p>0.4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0-03 12:00</text:p>
          </table:table-cell>
          <table:table-cell office:value-type="float" office:value="-25.629">
            <text:p>-25.629</text:p>
          </table:table-cell>
          <table:table-cell table:style-name="ce4" office:value-type="string">
            <text:p>1916-09-15 12:00</text:p>
          </table:table-cell>
          <table:table-cell office:value-type="float" office:value="4.94">
            <text:p>4.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0-09 12:00</text:p>
          </table:table-cell>
          <table:table-cell office:value-type="float" office:value="2.197">
            <text:p>2.197</text:p>
          </table:table-cell>
          <table:table-cell table:style-name="ce4" office:value-type="string">
            <text:p>1916-09-22 12:00</text:p>
          </table:table-cell>
          <table:table-cell office:value-type="float" office:value="-0.876">
            <text:p>-0.8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0-16 12:00</text:p>
          </table:table-cell>
          <table:table-cell office:value-type="float" office:value="25.713">
            <text:p>25.713</text:p>
          </table:table-cell>
          <table:table-cell table:style-name="ce4" office:value-type="string">
            <text:p>1916-09-29 12:00</text:p>
          </table:table-cell>
          <table:table-cell office:value-type="float" office:value="-4.972">
            <text:p>-4.9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0-23 12:00</text:p>
          </table:table-cell>
          <table:table-cell office:value-type="float" office:value="-0.576">
            <text:p>-0.576</text:p>
          </table:table-cell>
          <table:table-cell table:style-name="ce4" office:value-type="string">
            <text:p>1916-10-05 12:00</text:p>
          </table:table-cell>
          <table:table-cell office:value-type="float" office:value="0.24">
            <text:p>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0-31 12:00</text:p>
          </table:table-cell>
          <table:table-cell office:value-type="float" office:value="-23.994">
            <text:p>-23.994</text:p>
          </table:table-cell>
          <table:table-cell table:style-name="ce4" office:value-type="string">
            <text:p>1916-10-12 12:00</text:p>
          </table:table-cell>
          <table:table-cell office:value-type="float" office:value="4.902">
            <text:p>4.9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1-05 12:00</text:p>
          </table:table-cell>
          <table:table-cell office:value-type="float" office:value="0.553">
            <text:p>0.553</text:p>
          </table:table-cell>
          <table:table-cell table:style-name="ce4" office:value-type="string">
            <text:p>1916-10-19 12:00</text:p>
          </table:table-cell>
          <table:table-cell office:value-type="float" office:value="-0.771">
            <text:p>-0.7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1-13 12:00</text:p>
          </table:table-cell>
          <table:table-cell office:value-type="float" office:value="24.763">
            <text:p>24.763</text:p>
          </table:table-cell>
          <table:table-cell table:style-name="ce4" office:value-type="string">
            <text:p>1916-10-26 12:00</text:p>
          </table:table-cell>
          <table:table-cell office:value-type="float" office:value="-4.967">
            <text:p>-4.9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1-20 12:00</text:p>
          </table:table-cell>
          <table:table-cell office:value-type="float" office:value="-4.135">
            <text:p>-4.135</text:p>
          </table:table-cell>
          <table:table-cell table:style-name="ce4" office:value-type="string">
            <text:p>1916-11-01 12:00</text:p>
          </table:table-cell>
          <table:table-cell office:value-type="float" office:value="0.225">
            <text:p>0.2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1-27 12:00</text:p>
          </table:table-cell>
          <table:table-cell office:value-type="float" office:value="-24.501">
            <text:p>-24.501</text:p>
          </table:table-cell>
          <table:table-cell table:style-name="ce4" office:value-type="string">
            <text:p>1916-11-08 12:00</text:p>
          </table:table-cell>
          <table:table-cell office:value-type="float" office:value="4.968">
            <text:p>4.9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2-03 12:00</text:p>
          </table:table-cell>
          <table:table-cell office:value-type="float" office:value="5.273">
            <text:p>5.273</text:p>
          </table:table-cell>
          <table:table-cell table:style-name="ce4" office:value-type="string">
            <text:p>1916-11-15 12:00</text:p>
          </table:table-cell>
          <table:table-cell office:value-type="float" office:value="-0.682">
            <text:p>-0.6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2-10 12:00</text:p>
          </table:table-cell>
          <table:table-cell office:value-type="float" office:value="25.102">
            <text:p>25.102</text:p>
          </table:table-cell>
          <table:table-cell table:style-name="ce4" office:value-type="string">
            <text:p>1916-11-23 12:00</text:p>
          </table:table-cell>
          <table:table-cell office:value-type="float" office:value="-4.863">
            <text:p>-4.8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2-17 12:00</text:p>
          </table:table-cell>
          <table:table-cell office:value-type="float" office:value="-2.361">
            <text:p>-2.361</text:p>
          </table:table-cell>
          <table:table-cell table:style-name="ce4" office:value-type="string">
            <text:p>1916-11-28 12:00</text:p>
          </table:table-cell>
          <table:table-cell office:value-type="float" office:value="0.077">
            <text:p>0.0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2-24 12:00</text:p>
          </table:table-cell>
          <table:table-cell office:value-type="float" office:value="-25.198">
            <text:p>-25.198</text:p>
          </table:table-cell>
          <table:table-cell table:style-name="ce4" office:value-type="string">
            <text:p>1916-12-05 12:00</text:p>
          </table:table-cell>
          <table:table-cell office:value-type="float" office:value="5.128">
            <text:p>5.1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6-12-30 12:00</text:p>
          </table:table-cell>
          <table:table-cell office:value-type="float" office:value="3.968">
            <text:p>3.968</text:p>
          </table:table-cell>
          <table:table-cell table:style-name="ce4" office:value-type="string">
            <text:p>1916-12-12 12:00</text:p>
          </table:table-cell>
          <table:table-cell office:value-type="float" office:value="-0.496">
            <text:p>-0.4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1-06 12:00</text:p>
          </table:table-cell>
          <table:table-cell office:value-type="float" office:value="25.397">
            <text:p>25.397</text:p>
          </table:table-cell>
          <table:table-cell table:style-name="ce4" office:value-type="string">
            <text:p>1916-12-20 12:00</text:p>
          </table:table-cell>
          <table:table-cell office:value-type="float" office:value="-5.116">
            <text:p>-5.1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1-13 12:00</text:p>
          </table:table-cell>
          <table:table-cell office:value-type="float" office:value="-0.862">
            <text:p>-0.862</text:p>
          </table:table-cell>
          <table:table-cell table:style-name="ce4" office:value-type="string">
            <text:p>1916-12-26 12:00</text:p>
          </table:table-cell>
          <table:table-cell office:value-type="float" office:value="0.985">
            <text:p>0.9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1-21 12:00</text:p>
          </table:table-cell>
          <table:table-cell office:value-type="float" office:value="-24.241">
            <text:p>-24.241</text:p>
          </table:table-cell>
          <table:table-cell table:style-name="ce4" office:value-type="string">
            <text:p>1917-01-02 12:00</text:p>
          </table:table-cell>
          <table:table-cell office:value-type="float" office:value="5.013">
            <text:p>5.0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1-26 12:00</text:p>
          </table:table-cell>
          <table:table-cell office:value-type="float" office:value="1.83">
            <text:p>1.83</text:p>
          </table:table-cell>
          <table:table-cell table:style-name="ce4" office:value-type="string">
            <text:p>1917-01-08 12:00</text:p>
          </table:table-cell>
          <table:table-cell office:value-type="float" office:value="-0.208">
            <text:p>-0.2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2-03 12:00</text:p>
          </table:table-cell>
          <table:table-cell office:value-type="float" office:value="24.405">
            <text:p>24.405</text:p>
          </table:table-cell>
          <table:table-cell table:style-name="ce4" office:value-type="string">
            <text:p>1917-01-16 12:00</text:p>
          </table:table-cell>
          <table:table-cell office:value-type="float" office:value="-5.235">
            <text:p>-5.2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2-10 12:00</text:p>
          </table:table-cell>
          <table:table-cell office:value-type="float" office:value="-4.702">
            <text:p>-4.702</text:p>
          </table:table-cell>
          <table:table-cell table:style-name="ce4" office:value-type="string">
            <text:p>1917-01-22 12:00</text:p>
          </table:table-cell>
          <table:table-cell office:value-type="float" office:value="0.331">
            <text:p>0.3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2-17 12:00</text:p>
          </table:table-cell>
          <table:table-cell office:value-type="float" office:value="-24.965">
            <text:p>-24.965</text:p>
          </table:table-cell>
          <table:table-cell table:style-name="ce4" office:value-type="string">
            <text:p>1917-01-29 12:00</text:p>
          </table:table-cell>
          <table:table-cell office:value-type="float" office:value="5.082">
            <text:p>5.0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2-23 12:00</text:p>
          </table:table-cell>
          <table:table-cell office:value-type="float" office:value="5.244">
            <text:p>5.244</text:p>
          </table:table-cell>
          <table:table-cell table:style-name="ce4" office:value-type="string">
            <text:p>1917-02-05 12:00</text:p>
          </table:table-cell>
          <table:table-cell office:value-type="float" office:value="-1.006">
            <text:p>-1.0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3-02 12:00</text:p>
          </table:table-cell>
          <table:table-cell office:value-type="float" office:value="24.68">
            <text:p>24.68</text:p>
          </table:table-cell>
          <table:table-cell table:style-name="ce4" office:value-type="string">
            <text:p>1917-02-13 12:00</text:p>
          </table:table-cell>
          <table:table-cell office:value-type="float" office:value="-4.928">
            <text:p>-4.9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3-09 12:00</text:p>
          </table:table-cell>
          <table:table-cell office:value-type="float" office:value="-3.33">
            <text:p>-3.33</text:p>
          </table:table-cell>
          <table:table-cell table:style-name="ce4" office:value-type="string">
            <text:p>1917-02-19 12:00</text:p>
          </table:table-cell>
          <table:table-cell office:value-type="float" office:value="1.104">
            <text:p>1.1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3-16 12:00</text:p>
          </table:table-cell>
          <table:table-cell office:value-type="float" office:value="-25.114">
            <text:p>-25.114</text:p>
          </table:table-cell>
          <table:table-cell table:style-name="ce4" office:value-type="string">
            <text:p>1917-02-25 12:00</text:p>
          </table:table-cell>
          <table:table-cell office:value-type="float" office:value="5.036">
            <text:p>5.0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3-22 12:00</text:p>
          </table:table-cell>
          <table:table-cell office:value-type="float" office:value="2.353">
            <text:p>2.353</text:p>
          </table:table-cell>
          <table:table-cell table:style-name="ce4" office:value-type="string">
            <text:p>1917-03-04 12:00</text:p>
          </table:table-cell>
          <table:table-cell office:value-type="float" office:value="-0.817">
            <text:p>-0.8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3-29 12:00</text:p>
          </table:table-cell>
          <table:table-cell office:value-type="float" office:value="24.819">
            <text:p>24.819</text:p>
          </table:table-cell>
          <table:table-cell table:style-name="ce4" office:value-type="string">
            <text:p>1917-03-12 12:00</text:p>
          </table:table-cell>
          <table:table-cell office:value-type="float" office:value="-4.826">
            <text:p>-4.8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4-05 12:00</text:p>
          </table:table-cell>
          <table:table-cell office:value-type="float" office:value="-1.85">
            <text:p>-1.85</text:p>
          </table:table-cell>
          <table:table-cell table:style-name="ce4" office:value-type="string">
            <text:p>1917-03-18 12:00</text:p>
          </table:table-cell>
          <table:table-cell office:value-type="float" office:value="0.783">
            <text:p>0.7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4-13 12:00</text:p>
          </table:table-cell>
          <table:table-cell office:value-type="float" office:value="-23.681">
            <text:p>-23.681</text:p>
          </table:table-cell>
          <table:table-cell table:style-name="ce4" office:value-type="string">
            <text:p>1917-03-24 12:00</text:p>
          </table:table-cell>
          <table:table-cell office:value-type="float" office:value="4.975">
            <text:p>4.9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4-18 12:00</text:p>
          </table:table-cell>
          <table:table-cell office:value-type="float" office:value="0.111">
            <text:p>0.111</text:p>
          </table:table-cell>
          <table:table-cell table:style-name="ce4" office:value-type="string">
            <text:p>1917-03-31 12:00</text:p>
          </table:table-cell>
          <table:table-cell office:value-type="float" office:value="-0.733">
            <text:p>-0.7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4-25 12:00</text:p>
          </table:table-cell>
          <table:table-cell office:value-type="float" office:value="24.89">
            <text:p>24.89</text:p>
          </table:table-cell>
          <table:table-cell table:style-name="ce4" office:value-type="string">
            <text:p>1917-04-08 12:00</text:p>
          </table:table-cell>
          <table:table-cell office:value-type="float" office:value="-4.787">
            <text:p>-4.7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5-02 12:00</text:p>
          </table:table-cell>
          <table:table-cell office:value-type="float" office:value="-0.283">
            <text:p>-0.283</text:p>
          </table:table-cell>
          <table:table-cell table:style-name="ce4" office:value-type="string">
            <text:p>1917-04-14 12:00</text:p>
          </table:table-cell>
          <table:table-cell office:value-type="float" office:value="0.719">
            <text:p>0.7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5-10 12:00</text:p>
          </table:table-cell>
          <table:table-cell office:value-type="float" office:value="-23.939">
            <text:p>-23.939</text:p>
          </table:table-cell>
          <table:table-cell table:style-name="ce4" office:value-type="string">
            <text:p>1917-04-21 12:00</text:p>
          </table:table-cell>
          <table:table-cell office:value-type="float" office:value="4.751">
            <text:p>4.7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5-16 12:00</text:p>
          </table:table-cell>
          <table:table-cell office:value-type="float" office:value="4.595">
            <text:p>4.595</text:p>
          </table:table-cell>
          <table:table-cell table:style-name="ce4" office:value-type="string">
            <text:p>1917-04-27 12:00</text:p>
          </table:table-cell>
          <table:table-cell office:value-type="float" office:value="-0.645">
            <text:p>-0.6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5-23 12:00</text:p>
          </table:table-cell>
          <table:table-cell office:value-type="float" office:value="24.069">
            <text:p>24.069</text:p>
          </table:table-cell>
          <table:table-cell table:style-name="ce4" office:value-type="string">
            <text:p>1917-05-05 12:00</text:p>
          </table:table-cell>
          <table:table-cell office:value-type="float" office:value="-4.901">
            <text:p>-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5-30 12:00</text:p>
          </table:table-cell>
          <table:table-cell office:value-type="float" office:value="-3.771">
            <text:p>-3.771</text:p>
          </table:table-cell>
          <table:table-cell table:style-name="ce4" office:value-type="string">
            <text:p>1917-05-11 12:00</text:p>
          </table:table-cell>
          <table:table-cell office:value-type="float" office:value="0.662">
            <text:p>0.6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6-06 12:00</text:p>
          </table:table-cell>
          <table:table-cell office:value-type="float" office:value="-24.367">
            <text:p>-24.367</text:p>
          </table:table-cell>
          <table:table-cell table:style-name="ce4" office:value-type="string">
            <text:p>1917-05-18 12:00</text:p>
          </table:table-cell>
          <table:table-cell office:value-type="float" office:value="4.931">
            <text:p>4.9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6-12 12:00</text:p>
          </table:table-cell>
          <table:table-cell office:value-type="float" office:value="3.398">
            <text:p>3.398</text:p>
          </table:table-cell>
          <table:table-cell table:style-name="ce4" office:value-type="string">
            <text:p>1917-05-24 12:00</text:p>
          </table:table-cell>
          <table:table-cell office:value-type="float" office:value="-0.443">
            <text:p>-0.4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6-19 12:00</text:p>
          </table:table-cell>
          <table:table-cell office:value-type="float" office:value="24.457">
            <text:p>24.457</text:p>
          </table:table-cell>
          <table:table-cell table:style-name="ce4" office:value-type="string">
            <text:p>1917-06-01 12:00</text:p>
          </table:table-cell>
          <table:table-cell office:value-type="float" office:value="-5.103">
            <text:p>-5.1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6-26 12:00</text:p>
          </table:table-cell>
          <table:table-cell office:value-type="float" office:value="-2.17">
            <text:p>-2.17</text:p>
          </table:table-cell>
          <table:table-cell table:style-name="ce4" office:value-type="string">
            <text:p>1917-06-07 12:00</text:p>
          </table:table-cell>
          <table:table-cell office:value-type="float" office:value="0.393">
            <text:p>0.3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7-04 12:00</text:p>
          </table:table-cell>
          <table:table-cell office:value-type="float" office:value="-23.234">
            <text:p>-23.234</text:p>
          </table:table-cell>
          <table:table-cell table:style-name="ce4" office:value-type="string">
            <text:p>1917-06-14 12:00</text:p>
          </table:table-cell>
          <table:table-cell office:value-type="float" office:value="5.109">
            <text:p>5.1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7-09 12:00</text:p>
          </table:table-cell>
          <table:table-cell office:value-type="float" office:value="1.924">
            <text:p>1.924</text:p>
          </table:table-cell>
          <table:table-cell table:style-name="ce4" office:value-type="string">
            <text:p>1917-06-20 12:00</text:p>
          </table:table-cell>
          <table:table-cell office:value-type="float" office:value="-0.128">
            <text:p>-0.1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7-16 12:00</text:p>
          </table:table-cell>
          <table:table-cell office:value-type="float" office:value="24.714">
            <text:p>24.714</text:p>
          </table:table-cell>
          <table:table-cell table:style-name="ce4" office:value-type="string">
            <text:p>1917-06-28 12:00</text:p>
          </table:table-cell>
          <table:table-cell office:value-type="float" office:value="-5.244">
            <text:p>-5.2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7-23 12:00</text:p>
          </table:table-cell>
          <table:table-cell office:value-type="float" office:value="-0.683">
            <text:p>-0.683</text:p>
          </table:table-cell>
          <table:table-cell table:style-name="ce4" office:value-type="string">
            <text:p>1917-07-05 12:00</text:p>
          </table:table-cell>
          <table:table-cell office:value-type="float" office:value="1.232">
            <text:p>1.2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7-31 12:00</text:p>
          </table:table-cell>
          <table:table-cell office:value-type="float" office:value="-24.095">
            <text:p>-24.095</text:p>
          </table:table-cell>
          <table:table-cell table:style-name="ce4" office:value-type="string">
            <text:p>1917-07-11 12:00</text:p>
          </table:table-cell>
          <table:table-cell office:value-type="float" office:value="5.194">
            <text:p>5.1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8-06 12:00</text:p>
          </table:table-cell>
          <table:table-cell office:value-type="float" office:value="5.874">
            <text:p>5.874</text:p>
          </table:table-cell>
          <table:table-cell table:style-name="ce4" office:value-type="string">
            <text:p>1917-07-18 12:00</text:p>
          </table:table-cell>
          <table:table-cell office:value-type="float" office:value="-0.923">
            <text:p>-0.9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8-13 12:00</text:p>
          </table:table-cell>
          <table:table-cell office:value-type="float" office:value="23.73">
            <text:p>23.73</text:p>
          </table:table-cell>
          <table:table-cell table:style-name="ce4" office:value-type="string">
            <text:p>1917-07-26 12:00</text:p>
          </table:table-cell>
          <table:table-cell office:value-type="float" office:value="-5.043">
            <text:p>-5.0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8-20 12:00</text:p>
          </table:table-cell>
          <table:table-cell office:value-type="float" office:value="-4.281">
            <text:p>-4.281</text:p>
          </table:table-cell>
          <table:table-cell table:style-name="ce4" office:value-type="string">
            <text:p>1917-08-01 12:00</text:p>
          </table:table-cell>
          <table:table-cell office:value-type="float" office:value="0.649">
            <text:p>0.6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8-27 12:00</text:p>
          </table:table-cell>
          <table:table-cell office:value-type="float" office:value="-24.468">
            <text:p>-24.468</text:p>
          </table:table-cell>
          <table:table-cell table:style-name="ce4" office:value-type="string">
            <text:p>1917-08-08 12:00</text:p>
          </table:table-cell>
          <table:table-cell office:value-type="float" office:value="4.851">
            <text:p>4.8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9-02 12:00</text:p>
          </table:table-cell>
          <table:table-cell office:value-type="float" office:value="3.206">
            <text:p>3.206</text:p>
          </table:table-cell>
          <table:table-cell table:style-name="ce4" office:value-type="string">
            <text:p>1917-08-14 12:00</text:p>
          </table:table-cell>
          <table:table-cell office:value-type="float" office:value="-0.688">
            <text:p>-0.6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9-09 12:00</text:p>
          </table:table-cell>
          <table:table-cell office:value-type="float" office:value="23.92">
            <text:p>23.92</text:p>
          </table:table-cell>
          <table:table-cell table:style-name="ce4" office:value-type="string">
            <text:p>1917-08-22 12:00</text:p>
          </table:table-cell>
          <table:table-cell office:value-type="float" office:value="-4.969">
            <text:p>-4.9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9-16 12:00</text:p>
          </table:table-cell>
          <table:table-cell office:value-type="float" office:value="-3.007">
            <text:p>-3.007</text:p>
          </table:table-cell>
          <table:table-cell table:style-name="ce4" office:value-type="string">
            <text:p>1917-08-28 12:00</text:p>
          </table:table-cell>
          <table:table-cell office:value-type="float" office:value="0.206">
            <text:p>0.2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9-24 12:00</text:p>
          </table:table-cell>
          <table:table-cell office:value-type="float" office:value="-23.234">
            <text:p>-23.234</text:p>
          </table:table-cell>
          <table:table-cell table:style-name="ce4" office:value-type="string">
            <text:p>1917-09-04 12:00</text:p>
          </table:table-cell>
          <table:table-cell office:value-type="float" office:value="4.827">
            <text:p>4.8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09-29 12:00</text:p>
          </table:table-cell>
          <table:table-cell office:value-type="float" office:value="0.345">
            <text:p>0.345</text:p>
          </table:table-cell>
          <table:table-cell table:style-name="ce4" office:value-type="string">
            <text:p>1917-09-10 12:00</text:p>
          </table:table-cell>
          <table:table-cell office:value-type="float" office:value="-0.582">
            <text:p>-0.5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0-06 12:00</text:p>
          </table:table-cell>
          <table:table-cell office:value-type="float" office:value="24.018">
            <text:p>24.018</text:p>
          </table:table-cell>
          <table:table-cell table:style-name="ce4" office:value-type="string">
            <text:p>1917-09-18 12:00</text:p>
          </table:table-cell>
          <table:table-cell office:value-type="float" office:value="-4.874">
            <text:p>-4.8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0-13 12:00</text:p>
          </table:table-cell>
          <table:table-cell office:value-type="float" office:value="-1.732">
            <text:p>-1.732</text:p>
          </table:table-cell>
          <table:table-cell table:style-name="ce4" office:value-type="string">
            <text:p>1917-09-24 12:00</text:p>
          </table:table-cell>
          <table:table-cell office:value-type="float" office:value="0.032">
            <text:p>0.0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0-21 12:00</text:p>
          </table:table-cell>
          <table:table-cell office:value-type="float" office:value="-23.392">
            <text:p>-23.392</text:p>
          </table:table-cell>
          <table:table-cell table:style-name="ce4" office:value-type="string">
            <text:p>1917-10-01 12:00</text:p>
          </table:table-cell>
          <table:table-cell office:value-type="float" office:value="4.856">
            <text:p>4.8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0-27 12:00</text:p>
          </table:table-cell>
          <table:table-cell office:value-type="float" office:value="4.111">
            <text:p>4.111</text:p>
          </table:table-cell>
          <table:table-cell table:style-name="ce4" office:value-type="string">
            <text:p>1917-10-07 12:00</text:p>
          </table:table-cell>
          <table:table-cell office:value-type="float" office:value="-0.528">
            <text:p>-0.5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1-03 12:00</text:p>
          </table:table-cell>
          <table:table-cell office:value-type="float" office:value="22.903">
            <text:p>22.903</text:p>
          </table:table-cell>
          <table:table-cell table:style-name="ce4" office:value-type="string">
            <text:p>1917-10-15 12:00</text:p>
          </table:table-cell>
          <table:table-cell office:value-type="float" office:value="-4.889">
            <text:p>-4.8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1-09 12:00</text:p>
          </table:table-cell>
          <table:table-cell office:value-type="float" office:value="-0.366">
            <text:p>-0.366</text:p>
          </table:table-cell>
          <table:table-cell table:style-name="ce4" office:value-type="string">
            <text:p>1917-10-21 12:00</text:p>
          </table:table-cell>
          <table:table-cell office:value-type="float" office:value="0.005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1-17 12:00</text:p>
          </table:table-cell>
          <table:table-cell office:value-type="float" office:value="-23.565">
            <text:p>-23.565</text:p>
          </table:table-cell>
          <table:table-cell table:style-name="ce4" office:value-type="string">
            <text:p>1917-10-28 12:00</text:p>
          </table:table-cell>
          <table:table-cell office:value-type="float" office:value="4.991">
            <text:p>4.9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1-23 12:00</text:p>
          </table:table-cell>
          <table:table-cell office:value-type="float" office:value="2.467">
            <text:p>2.467</text:p>
          </table:table-cell>
          <table:table-cell table:style-name="ce4" office:value-type="string">
            <text:p>1917-11-03 12:00</text:p>
          </table:table-cell>
          <table:table-cell office:value-type="float" office:value="-0.37">
            <text:p>-0.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1-30 12:00</text:p>
          </table:table-cell>
          <table:table-cell office:value-type="float" office:value="23.422">
            <text:p>23.422</text:p>
          </table:table-cell>
          <table:table-cell table:style-name="ce4" office:value-type="string">
            <text:p>1917-11-11 12:00</text:p>
          </table:table-cell>
          <table:table-cell office:value-type="float" office:value="-5.043">
            <text:p>-5.0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2-07 12:00</text:p>
          </table:table-cell>
          <table:table-cell office:value-type="float" office:value="-3.688">
            <text:p>-3.688</text:p>
          </table:table-cell>
          <table:table-cell table:style-name="ce4" office:value-type="string">
            <text:p>1917-11-18 12:00</text:p>
          </table:table-cell>
          <table:table-cell office:value-type="float" office:value="1.109">
            <text:p>1.1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2-14 12:00</text:p>
          </table:table-cell>
          <table:table-cell office:value-type="float" office:value="-23.881">
            <text:p>-23.881</text:p>
          </table:table-cell>
          <table:table-cell table:style-name="ce4" office:value-type="string">
            <text:p>1917-11-25 12:00</text:p>
          </table:table-cell>
          <table:table-cell office:value-type="float" office:value="4.862">
            <text:p>4.8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2-20 12:00</text:p>
          </table:table-cell>
          <table:table-cell office:value-type="float" office:value="1.24">
            <text:p>1.24</text:p>
          </table:table-cell>
          <table:table-cell table:style-name="ce4" office:value-type="string">
            <text:p>1917-11-30 12:00</text:p>
          </table:table-cell>
          <table:table-cell office:value-type="float" office:value="-0.016">
            <text:p>-0.0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7-12-27 12:00</text:p>
          </table:table-cell>
          <table:table-cell office:value-type="float" office:value="23.833">
            <text:p>23.833</text:p>
          </table:table-cell>
          <table:table-cell table:style-name="ce4" office:value-type="string">
            <text:p>1917-12-08 12:00</text:p>
          </table:table-cell>
          <table:table-cell office:value-type="float" office:value="-5.218">
            <text:p>-5.2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1-03 12:00</text:p>
          </table:table-cell>
          <table:table-cell office:value-type="float" office:value="-2.057">
            <text:p>-2.057</text:p>
          </table:table-cell>
          <table:table-cell table:style-name="ce4" office:value-type="string">
            <text:p>1917-12-15 12:00</text:p>
          </table:table-cell>
          <table:table-cell office:value-type="float" office:value="0.79">
            <text:p>0.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1-11 12:00</text:p>
          </table:table-cell>
          <table:table-cell office:value-type="float" office:value="-23.112">
            <text:p>-23.112</text:p>
          </table:table-cell>
          <table:table-cell table:style-name="ce4" office:value-type="string">
            <text:p>1917-12-22 12:00</text:p>
          </table:table-cell>
          <table:table-cell office:value-type="float" office:value="5.036">
            <text:p>5.0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1-17 12:00</text:p>
          </table:table-cell>
          <table:table-cell office:value-type="float" office:value="5.504">
            <text:p>5.504</text:p>
          </table:table-cell>
          <table:table-cell table:style-name="ce4" office:value-type="string">
            <text:p>1917-12-28 12:00</text:p>
          </table:table-cell>
          <table:table-cell office:value-type="float" office:value="-0.774">
            <text:p>-0.7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1-24 12:00</text:p>
          </table:table-cell>
          <table:table-cell office:value-type="float" office:value="22.861">
            <text:p>22.861</text:p>
          </table:table-cell>
          <table:table-cell table:style-name="ce4" office:value-type="string">
            <text:p>1918-01-05 12:00</text:p>
          </table:table-cell>
          <table:table-cell office:value-type="float" office:value="-5.082">
            <text:p>-5.0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1-30 12:00</text:p>
          </table:table-cell>
          <table:table-cell office:value-type="float" office:value="-0.455">
            <text:p>-0.455</text:p>
          </table:table-cell>
          <table:table-cell table:style-name="ce4" office:value-type="string">
            <text:p>1918-01-11 12:00</text:p>
          </table:table-cell>
          <table:table-cell office:value-type="float" office:value="0.265">
            <text:p>0.2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2-07 12:00</text:p>
          </table:table-cell>
          <table:table-cell office:value-type="float" office:value="-23.639">
            <text:p>-23.639</text:p>
          </table:table-cell>
          <table:table-cell table:style-name="ce4" office:value-type="string">
            <text:p>1918-01-18 12:00</text:p>
          </table:table-cell>
          <table:table-cell office:value-type="float" office:value="5.058">
            <text:p>5.0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2-13 12:00</text:p>
          </table:table-cell>
          <table:table-cell office:value-type="float" office:value="3.293">
            <text:p>3.293</text:p>
          </table:table-cell>
          <table:table-cell table:style-name="ce4" office:value-type="string">
            <text:p>1918-01-24 12:00</text:p>
          </table:table-cell>
          <table:table-cell office:value-type="float" office:value="-0.444">
            <text:p>-0.4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2-20 12:00</text:p>
          </table:table-cell>
          <table:table-cell office:value-type="float" office:value="23.097">
            <text:p>23.097</text:p>
          </table:table-cell>
          <table:table-cell table:style-name="ce4" office:value-type="string">
            <text:p>1918-02-01 12:00</text:p>
          </table:table-cell>
          <table:table-cell office:value-type="float" office:value="-5.034">
            <text:p>-5.0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2-27 12:00</text:p>
          </table:table-cell>
          <table:table-cell office:value-type="float" office:value="-3.814">
            <text:p>-3.814</text:p>
          </table:table-cell>
          <table:table-cell table:style-name="ce4" office:value-type="string">
            <text:p>1918-02-08 12:00</text:p>
          </table:table-cell>
          <table:table-cell office:value-type="float" office:value="1.039">
            <text:p>1.0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3-07 12:00</text:p>
          </table:table-cell>
          <table:table-cell office:value-type="float" office:value="-22.528">
            <text:p>-22.528</text:p>
          </table:table-cell>
          <table:table-cell table:style-name="ce4" office:value-type="string">
            <text:p>1918-02-14 12:00</text:p>
          </table:table-cell>
          <table:table-cell office:value-type="float" office:value="4.99">
            <text:p>4.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3-12 12:00</text:p>
          </table:table-cell>
          <table:table-cell office:value-type="float" office:value="0.44">
            <text:p>0.44</text:p>
          </table:table-cell>
          <table:table-cell table:style-name="ce4" office:value-type="string">
            <text:p>1918-02-20 12:00</text:p>
          </table:table-cell>
          <table:table-cell office:value-type="float" office:value="-0.314">
            <text:p>-0.3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3-19 12:00</text:p>
          </table:table-cell>
          <table:table-cell office:value-type="float" office:value="23.167">
            <text:p>23.167</text:p>
          </table:table-cell>
          <table:table-cell table:style-name="ce4" office:value-type="string">
            <text:p>1918-02-28 12:00</text:p>
          </table:table-cell>
          <table:table-cell office:value-type="float" office:value="-4.923">
            <text:p>-4.9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3-26 12:00</text:p>
          </table:table-cell>
          <table:table-cell office:value-type="float" office:value="-2.593">
            <text:p>-2.593</text:p>
          </table:table-cell>
          <table:table-cell table:style-name="ce4" office:value-type="string">
            <text:p>1918-03-07 12:00</text:p>
          </table:table-cell>
          <table:table-cell office:value-type="float" office:value="0.757">
            <text:p>0.7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4-03 12:00</text:p>
          </table:table-cell>
          <table:table-cell office:value-type="float" office:value="-22.74">
            <text:p>-22.74</text:p>
          </table:table-cell>
          <table:table-cell table:style-name="ce4" office:value-type="string">
            <text:p>1918-03-14 12:00</text:p>
          </table:table-cell>
          <table:table-cell office:value-type="float" office:value="4.61">
            <text:p>4.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4-09 12:00</text:p>
          </table:table-cell>
          <table:table-cell office:value-type="float" office:value="3.786">
            <text:p>3.786</text:p>
          </table:table-cell>
          <table:table-cell table:style-name="ce4" office:value-type="string">
            <text:p>1918-03-19 12:00</text:p>
          </table:table-cell>
          <table:table-cell office:value-type="float" office:value="-0.282">
            <text:p>-0.2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4-15 12:00</text:p>
          </table:table-cell>
          <table:table-cell office:value-type="float" office:value="23.233">
            <text:p>23.233</text:p>
          </table:table-cell>
          <table:table-cell table:style-name="ce4" office:value-type="string">
            <text:p>1918-03-27 12:00</text:p>
          </table:table-cell>
          <table:table-cell office:value-type="float" office:value="-4.901">
            <text:p>-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4-22 12:00</text:p>
          </table:table-cell>
          <table:table-cell office:value-type="float" office:value="-1.461">
            <text:p>-1.461</text:p>
          </table:table-cell>
          <table:table-cell table:style-name="ce4" office:value-type="string">
            <text:p>1918-04-03 12:00</text:p>
          </table:table-cell>
          <table:table-cell office:value-type="float" office:value="0.682">
            <text:p>0.6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4-30 12:00</text:p>
          </table:table-cell>
          <table:table-cell office:value-type="float" office:value="-22.834">
            <text:p>-22.834</text:p>
          </table:table-cell>
          <table:table-cell table:style-name="ce4" office:value-type="string">
            <text:p>1918-04-10 12:00</text:p>
          </table:table-cell>
          <table:table-cell office:value-type="float" office:value="4.782">
            <text:p>4.7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5-06 12:00</text:p>
          </table:table-cell>
          <table:table-cell office:value-type="float" office:value="1.668">
            <text:p>1.668</text:p>
          </table:table-cell>
          <table:table-cell table:style-name="ce4" office:value-type="string">
            <text:p>1918-04-15 12:00</text:p>
          </table:table-cell>
          <table:table-cell office:value-type="float" office:value="-0.143">
            <text:p>-0.1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5-13 12:00</text:p>
          </table:table-cell>
          <table:table-cell office:value-type="float" office:value="22.385">
            <text:p>22.385</text:p>
          </table:table-cell>
          <table:table-cell table:style-name="ce4" office:value-type="string">
            <text:p>1918-04-23 12:00</text:p>
          </table:table-cell>
          <table:table-cell office:value-type="float" office:value="-5.016">
            <text:p>-5.0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5-19 12:00</text:p>
          </table:table-cell>
          <table:table-cell office:value-type="float" office:value="-0.218">
            <text:p>-0.218</text:p>
          </table:table-cell>
          <table:table-cell table:style-name="ce4" office:value-type="string">
            <text:p>1918-04-30 12:00</text:p>
          </table:table-cell>
          <table:table-cell office:value-type="float" office:value="0.615">
            <text:p>0.6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5-27 12:00</text:p>
          </table:table-cell>
          <table:table-cell office:value-type="float" office:value="-23.009">
            <text:p>-23.009</text:p>
          </table:table-cell>
          <table:table-cell table:style-name="ce4" office:value-type="string">
            <text:p>1918-05-07 12:00</text:p>
          </table:table-cell>
          <table:table-cell office:value-type="float" office:value="5.017">
            <text:p>5.0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6-02 12:00</text:p>
          </table:table-cell>
          <table:table-cell office:value-type="float" office:value="0.219">
            <text:p>0.219</text:p>
          </table:table-cell>
          <table:table-cell table:style-name="ce4" office:value-type="string">
            <text:p>1918-05-13 12:00</text:p>
          </table:table-cell>
          <table:table-cell office:value-type="float" office:value="-1.014">
            <text:p>-1.0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6-09 12:00</text:p>
          </table:table-cell>
          <table:table-cell office:value-type="float" office:value="22.888">
            <text:p>22.888</text:p>
          </table:table-cell>
          <table:table-cell table:style-name="ce4" office:value-type="string">
            <text:p>1918-05-20 12:00</text:p>
          </table:table-cell>
          <table:table-cell office:value-type="float" office:value="-5.181">
            <text:p>-5.1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6-16 12:00</text:p>
          </table:table-cell>
          <table:table-cell office:value-type="float" office:value="-3.423">
            <text:p>-3.423</text:p>
          </table:table-cell>
          <table:table-cell table:style-name="ce4" office:value-type="string">
            <text:p>1918-05-27 12:00</text:p>
          </table:table-cell>
          <table:table-cell office:value-type="float" office:value="0.395">
            <text:p>0.3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6-24 12:00</text:p>
          </table:table-cell>
          <table:table-cell office:value-type="float" office:value="-22.11">
            <text:p>-22.11</text:p>
          </table:table-cell>
          <table:table-cell table:style-name="ce4" office:value-type="string">
            <text:p>1918-06-03 12:00</text:p>
          </table:table-cell>
          <table:table-cell office:value-type="float" office:value="5.187">
            <text:p>5.1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6-30 12:00</text:p>
          </table:table-cell>
          <table:table-cell office:value-type="float" office:value="4.534">
            <text:p>4.534</text:p>
          </table:table-cell>
          <table:table-cell table:style-name="ce4" office:value-type="string">
            <text:p>1918-06-09 12:00</text:p>
          </table:table-cell>
          <table:table-cell office:value-type="float" office:value="-0.549">
            <text:p>-0.5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7-07 12:00</text:p>
          </table:table-cell>
          <table:table-cell office:value-type="float" office:value="21.944">
            <text:p>21.944</text:p>
          </table:table-cell>
          <table:table-cell table:style-name="ce4" office:value-type="string">
            <text:p>1918-06-17 12:00</text:p>
          </table:table-cell>
          <table:table-cell office:value-type="float" office:value="-5.076">
            <text:p>-5.0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7-13 12:00</text:p>
          </table:table-cell>
          <table:table-cell office:value-type="float" office:value="-1.797">
            <text:p>-1.797</text:p>
          </table:table-cell>
          <table:table-cell table:style-name="ce4" office:value-type="string">
            <text:p>1918-06-23 12:00</text:p>
          </table:table-cell>
          <table:table-cell office:value-type="float" office:value="0.012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7-21 12:00</text:p>
          </table:table-cell>
          <table:table-cell office:value-type="float" office:value="-22.652">
            <text:p>-22.652</text:p>
          </table:table-cell>
          <table:table-cell table:style-name="ce4" office:value-type="string">
            <text:p>1918-06-30 12:00</text:p>
          </table:table-cell>
          <table:table-cell office:value-type="float" office:value="5.219">
            <text:p>5.2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7-27 12:00</text:p>
          </table:table-cell>
          <table:table-cell office:value-type="float" office:value="3.033">
            <text:p>3.033</text:p>
          </table:table-cell>
          <table:table-cell table:style-name="ce4" office:value-type="string">
            <text:p>1918-07-06 12:00</text:p>
          </table:table-cell>
          <table:table-cell office:value-type="float" office:value="-0.11">
            <text:p>-0.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8-03 12:00</text:p>
          </table:table-cell>
          <table:table-cell office:value-type="float" office:value="22.365">
            <text:p>22.365</text:p>
          </table:table-cell>
          <table:table-cell table:style-name="ce4" office:value-type="string">
            <text:p>1918-07-14 12:00</text:p>
          </table:table-cell>
          <table:table-cell office:value-type="float" office:value="-5.09">
            <text:p>-5.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8-09 12:00</text:p>
          </table:table-cell>
          <table:table-cell office:value-type="float" office:value="-0.174">
            <text:p>-0.174</text:p>
          </table:table-cell>
          <table:table-cell table:style-name="ce4" office:value-type="string">
            <text:p>1918-07-21 12:00</text:p>
          </table:table-cell>
          <table:table-cell office:value-type="float" office:value="0.796">
            <text:p>0.7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8-17 12:00</text:p>
          </table:table-cell>
          <table:table-cell office:value-type="float" office:value="-22.902">
            <text:p>-22.902</text:p>
          </table:table-cell>
          <table:table-cell table:style-name="ce4" office:value-type="string">
            <text:p>1918-07-28 12:00</text:p>
          </table:table-cell>
          <table:table-cell office:value-type="float" office:value="4.876">
            <text:p>4.8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8-23 12:00</text:p>
          </table:table-cell>
          <table:table-cell office:value-type="float" office:value="0.929">
            <text:p>0.929</text:p>
          </table:table-cell>
          <table:table-cell table:style-name="ce4" office:value-type="string">
            <text:p>1918-08-03 12:00</text:p>
          </table:table-cell>
          <table:table-cell office:value-type="float" office:value="-1.048">
            <text:p>-1.0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8-30 12:00</text:p>
          </table:table-cell>
          <table:table-cell office:value-type="float" office:value="22.486">
            <text:p>22.486</text:p>
          </table:table-cell>
          <table:table-cell table:style-name="ce4" office:value-type="string">
            <text:p>1918-08-10 12:00</text:p>
          </table:table-cell>
          <table:table-cell office:value-type="float" office:value="-5.002">
            <text:p>-5.0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9-06 12:00</text:p>
          </table:table-cell>
          <table:table-cell office:value-type="float" office:value="-3.42">
            <text:p>-3.42</text:p>
          </table:table-cell>
          <table:table-cell table:style-name="ce4" office:value-type="string">
            <text:p>1918-08-17 12:00</text:p>
          </table:table-cell>
          <table:table-cell office:value-type="float" office:value="0.472">
            <text:p>0.4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9-14 12:00</text:p>
          </table:table-cell>
          <table:table-cell office:value-type="float" office:value="-21.972">
            <text:p>-21.972</text:p>
          </table:table-cell>
          <table:table-cell table:style-name="ce4" office:value-type="string">
            <text:p>1918-08-24 12:00</text:p>
          </table:table-cell>
          <table:table-cell office:value-type="float" office:value="4.834">
            <text:p>4.8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9-20 12:00</text:p>
          </table:table-cell>
          <table:table-cell office:value-type="float" office:value="4.204">
            <text:p>4.204</text:p>
          </table:table-cell>
          <table:table-cell table:style-name="ce4" office:value-type="string">
            <text:p>1918-08-30 12:00</text:p>
          </table:table-cell>
          <table:table-cell office:value-type="float" office:value="-0.963">
            <text:p>-0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09-26 12:00</text:p>
          </table:table-cell>
          <table:table-cell office:value-type="float" office:value="22.476">
            <text:p>22.476</text:p>
          </table:table-cell>
          <table:table-cell table:style-name="ce4" office:value-type="string">
            <text:p>1918-09-06 12:00</text:p>
          </table:table-cell>
          <table:table-cell office:value-type="float" office:value="-4.931">
            <text:p>-4.9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0-03 12:00</text:p>
          </table:table-cell>
          <table:table-cell office:value-type="float" office:value="-2.257">
            <text:p>-2.257</text:p>
          </table:table-cell>
          <table:table-cell table:style-name="ce4" office:value-type="string">
            <text:p>1918-09-13 12:00</text:p>
          </table:table-cell>
          <table:table-cell office:value-type="float" office:value="0.325">
            <text:p>0.3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0-11 12:00</text:p>
          </table:table-cell>
          <table:table-cell office:value-type="float" office:value="-22.092">
            <text:p>-22.092</text:p>
          </table:table-cell>
          <table:table-cell table:style-name="ce4" office:value-type="string">
            <text:p>1918-09-20 12:00</text:p>
          </table:table-cell>
          <table:table-cell office:value-type="float" office:value="4.892">
            <text:p>4.8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0-17 12:00</text:p>
          </table:table-cell>
          <table:table-cell office:value-type="float" office:value="1.6">
            <text:p>1.6</text:p>
          </table:table-cell>
          <table:table-cell table:style-name="ce4" office:value-type="string">
            <text:p>1918-09-26 12:00</text:p>
          </table:table-cell>
          <table:table-cell office:value-type="float" office:value="-0.935">
            <text:p>-0.9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0-24 12:00</text:p>
          </table:table-cell>
          <table:table-cell office:value-type="float" office:value="21.379">
            <text:p>21.379</text:p>
          </table:table-cell>
          <table:table-cell table:style-name="ce4" office:value-type="string">
            <text:p>1918-10-03 12:00</text:p>
          </table:table-cell>
          <table:table-cell office:value-type="float" office:value="-4.978">
            <text:p>-4.9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0-30 12:00</text:p>
          </table:table-cell>
          <table:table-cell office:value-type="float" office:value="-1.226">
            <text:p>-1.226</text:p>
          </table:table-cell>
          <table:table-cell table:style-name="ce4" office:value-type="string">
            <text:p>1918-10-10 12:00</text:p>
          </table:table-cell>
          <table:table-cell office:value-type="float" office:value="0.268">
            <text:p>0.2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1-07 12:00</text:p>
          </table:table-cell>
          <table:table-cell office:value-type="float" office:value="-22.163">
            <text:p>-22.163</text:p>
          </table:table-cell>
          <table:table-cell table:style-name="ce4" office:value-type="string">
            <text:p>1918-10-17 12:00</text:p>
          </table:table-cell>
          <table:table-cell office:value-type="float" office:value="5.066">
            <text:p>5.0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1-14 12:00</text:p>
          </table:table-cell>
          <table:table-cell office:value-type="float" office:value="5.025">
            <text:p>5.025</text:p>
          </table:table-cell>
          <table:table-cell table:style-name="ce4" office:value-type="string">
            <text:p>1918-10-23 12:00</text:p>
          </table:table-cell>
          <table:table-cell office:value-type="float" office:value="-0.739">
            <text:p>-0.7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1-20 12:00</text:p>
          </table:table-cell>
          <table:table-cell office:value-type="float" office:value="21.895">
            <text:p>21.895</text:p>
          </table:table-cell>
          <table:table-cell table:style-name="ce4" office:value-type="string">
            <text:p>1918-10-30 12:00</text:p>
          </table:table-cell>
          <table:table-cell office:value-type="float" office:value="-5.129">
            <text:p>-5.1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1-26 12:00</text:p>
          </table:table-cell>
          <table:table-cell office:value-type="float" office:value="-0.043">
            <text:p>-0.043</text:p>
          </table:table-cell>
          <table:table-cell table:style-name="ce4" office:value-type="string">
            <text:p>1918-11-06 12:00</text:p>
          </table:table-cell>
          <table:table-cell office:value-type="float" office:value="0.14">
            <text:p>0.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2-04 12:00</text:p>
          </table:table-cell>
          <table:table-cell office:value-type="float" office:value="-22.309">
            <text:p>-22.309</text:p>
          </table:table-cell>
          <table:table-cell table:style-name="ce4" office:value-type="string">
            <text:p>1918-11-14 12:00</text:p>
          </table:table-cell>
          <table:table-cell office:value-type="float" office:value="4.997">
            <text:p>4.9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2-11 12:00</text:p>
          </table:table-cell>
          <table:table-cell office:value-type="float" office:value="3.416">
            <text:p>3.416</text:p>
          </table:table-cell>
          <table:table-cell table:style-name="ce4" office:value-type="string">
            <text:p>1918-11-19 12:00</text:p>
          </table:table-cell>
          <table:table-cell office:value-type="float" office:value="-0.251">
            <text:p>-0.2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2-18 12:00</text:p>
          </table:table-cell>
          <table:table-cell office:value-type="float" office:value="20.992">
            <text:p>20.992</text:p>
          </table:table-cell>
          <table:table-cell table:style-name="ce4" office:value-type="string">
            <text:p>1918-11-27 12:00</text:p>
          </table:table-cell>
          <table:table-cell office:value-type="float" office:value="-5.063">
            <text:p>-5.0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8-12-24 12:00</text:p>
          </table:table-cell>
          <table:table-cell office:value-type="float" office:value="-3.082">
            <text:p>-3.082</text:p>
          </table:table-cell>
          <table:table-cell table:style-name="ce4" office:value-type="string">
            <text:p>1918-12-04 12:00</text:p>
          </table:table-cell>
          <table:table-cell office:value-type="float" office:value="1.001">
            <text:p>1.0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1-01 12:00</text:p>
          </table:table-cell>
          <table:table-cell office:value-type="float" office:value="-21.658">
            <text:p>-21.658</text:p>
          </table:table-cell>
          <table:table-cell table:style-name="ce4" office:value-type="string">
            <text:p>1918-12-11 12:00</text:p>
          </table:table-cell>
          <table:table-cell office:value-type="float" office:value="5.142">
            <text:p>5.1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1-07 12:00</text:p>
          </table:table-cell>
          <table:table-cell office:value-type="float" office:value="2.134">
            <text:p>2.134</text:p>
          </table:table-cell>
          <table:table-cell table:style-name="ce4" office:value-type="string">
            <text:p>1918-12-17 12:00</text:p>
          </table:table-cell>
          <table:table-cell office:value-type="float" office:value="-0.977">
            <text:p>-0.9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1-14 12:00</text:p>
          </table:table-cell>
          <table:table-cell office:value-type="float" office:value="21.67">
            <text:p>21.67</text:p>
          </table:table-cell>
          <table:table-cell table:style-name="ce4" office:value-type="string">
            <text:p>1918-12-24 12:00</text:p>
          </table:table-cell>
          <table:table-cell office:value-type="float" office:value="-5.131">
            <text:p>-5.1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1-20 12:00</text:p>
          </table:table-cell>
          <table:table-cell office:value-type="float" office:value="-1.274">
            <text:p>-1.274</text:p>
          </table:table-cell>
          <table:table-cell table:style-name="ce4" office:value-type="string">
            <text:p>1918-12-31 12:00</text:p>
          </table:table-cell>
          <table:table-cell office:value-type="float" office:value="0.641">
            <text:p>0.6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1-28 12:00</text:p>
          </table:table-cell>
          <table:table-cell office:value-type="float" office:value="-21.998">
            <text:p>-21.998</text:p>
          </table:table-cell>
          <table:table-cell table:style-name="ce4" office:value-type="string">
            <text:p>1919-01-07 12:00</text:p>
          </table:table-cell>
          <table:table-cell office:value-type="float" office:value="5.105">
            <text:p>5.1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2-03 12:00</text:p>
          </table:table-cell>
          <table:table-cell office:value-type="float" office:value="0.565">
            <text:p>0.565</text:p>
          </table:table-cell>
          <table:table-cell table:style-name="ce4" office:value-type="string">
            <text:p>1919-01-13 12:00</text:p>
          </table:table-cell>
          <table:table-cell office:value-type="float" office:value="-0.525">
            <text:p>-0.5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2-10 12:00</text:p>
          </table:table-cell>
          <table:table-cell office:value-type="float" office:value="21.882">
            <text:p>21.882</text:p>
          </table:table-cell>
          <table:table-cell table:style-name="ce4" office:value-type="string">
            <text:p>1919-01-20 12:00</text:p>
          </table:table-cell>
          <table:table-cell office:value-type="float" office:value="-5.061">
            <text:p>-5.0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2-17 12:00</text:p>
          </table:table-cell>
          <table:table-cell office:value-type="float" office:value="-4.098">
            <text:p>-4.098</text:p>
          </table:table-cell>
          <table:table-cell table:style-name="ce4" office:value-type="string">
            <text:p>1919-01-27 12:00</text:p>
          </table:table-cell>
          <table:table-cell office:value-type="float" office:value="0.336">
            <text:p>0.3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2-25 12:00</text:p>
          </table:table-cell>
          <table:table-cell office:value-type="float" office:value="-21.049">
            <text:p>-21.049</text:p>
          </table:table-cell>
          <table:table-cell table:style-name="ce4" office:value-type="string">
            <text:p>1919-02-03 12:00</text:p>
          </table:table-cell>
          <table:table-cell office:value-type="float" office:value="4.999">
            <text:p>4.9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3-03 12:00</text:p>
          </table:table-cell>
          <table:table-cell office:value-type="float" office:value="3.926">
            <text:p>3.926</text:p>
          </table:table-cell>
          <table:table-cell table:style-name="ce4" office:value-type="string">
            <text:p>1919-02-09 12:00</text:p>
          </table:table-cell>
          <table:table-cell office:value-type="float" office:value="-0.368">
            <text:p>-0.3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3-09 12:00</text:p>
          </table:table-cell>
          <table:table-cell office:value-type="float" office:value="21.82">
            <text:p>21.82</text:p>
          </table:table-cell>
          <table:table-cell table:style-name="ce4" office:value-type="string">
            <text:p>1919-02-16 12:00</text:p>
          </table:table-cell>
          <table:table-cell office:value-type="float" office:value="-4.969">
            <text:p>-4.9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3-16 12:00</text:p>
          </table:table-cell>
          <table:table-cell office:value-type="float" office:value="-2.64">
            <text:p>-2.64</text:p>
          </table:table-cell>
          <table:table-cell table:style-name="ce4" office:value-type="string">
            <text:p>1919-02-23 12:00</text:p>
          </table:table-cell>
          <table:table-cell office:value-type="float" office:value="0.184">
            <text:p>0.1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3-24 12:00</text:p>
          </table:table-cell>
          <table:table-cell office:value-type="float" office:value="-21.252">
            <text:p>-21.252</text:p>
          </table:table-cell>
          <table:table-cell table:style-name="ce4" office:value-type="string">
            <text:p>1919-03-03 12:00</text:p>
          </table:table-cell>
          <table:table-cell office:value-type="float" office:value="4.673">
            <text:p>4.6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3-30 12:00</text:p>
          </table:table-cell>
          <table:table-cell office:value-type="float" office:value="1.522">
            <text:p>1.522</text:p>
          </table:table-cell>
          <table:table-cell table:style-name="ce4" office:value-type="string">
            <text:p>1919-03-08 12:00</text:p>
          </table:table-cell>
          <table:table-cell office:value-type="float" office:value="-0.357">
            <text:p>-0.3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4-06 12:00</text:p>
          </table:table-cell>
          <table:table-cell office:value-type="float" office:value="20.719">
            <text:p>20.719</text:p>
          </table:table-cell>
          <table:table-cell table:style-name="ce4" office:value-type="string">
            <text:p>1919-03-15 12:00</text:p>
          </table:table-cell>
          <table:table-cell office:value-type="float" office:value="-4.987">
            <text:p>-4.9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4-12 12:00</text:p>
          </table:table-cell>
          <table:table-cell office:value-type="float" office:value="-1.545">
            <text:p>-1.545</text:p>
          </table:table-cell>
          <table:table-cell table:style-name="ce4" office:value-type="string">
            <text:p>1919-03-22 12:00</text:p>
          </table:table-cell>
          <table:table-cell office:value-type="float" office:value="0.114">
            <text:p>0.1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4-20 12:00</text:p>
          </table:table-cell>
          <table:table-cell office:value-type="float" office:value="-21.332">
            <text:p>-21.332</text:p>
          </table:table-cell>
          <table:table-cell table:style-name="ce4" office:value-type="string">
            <text:p>1919-03-30 12:00</text:p>
          </table:table-cell>
          <table:table-cell office:value-type="float" office:value="4.865">
            <text:p>4.8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4-27 12:00</text:p>
          </table:table-cell>
          <table:table-cell office:value-type="float" office:value="4.613">
            <text:p>4.613</text:p>
          </table:table-cell>
          <table:table-cell table:style-name="ce4" office:value-type="string">
            <text:p>1919-04-04 12:00</text:p>
          </table:table-cell>
          <table:table-cell office:value-type="float" office:value="-0.207">
            <text:p>-0.2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5-03 12:00</text:p>
          </table:table-cell>
          <table:table-cell office:value-type="float" office:value="21.073">
            <text:p>21.073</text:p>
          </table:table-cell>
          <table:table-cell table:style-name="ce4" office:value-type="string">
            <text:p>1919-04-12 12:00</text:p>
          </table:table-cell>
          <table:table-cell office:value-type="float" office:value="-4.897">
            <text:p>-4.8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5-09 12:00</text:p>
          </table:table-cell>
          <table:table-cell office:value-type="float" office:value="-0.558">
            <text:p>-0.558</text:p>
          </table:table-cell>
          <table:table-cell table:style-name="ce4" office:value-type="string">
            <text:p>1919-04-19 12:00</text:p>
          </table:table-cell>
          <table:table-cell office:value-type="float" office:value="1.06">
            <text:p>1.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5-17 12:00</text:p>
          </table:table-cell>
          <table:table-cell office:value-type="float" office:value="-21.442">
            <text:p>-21.442</text:p>
          </table:table-cell>
          <table:table-cell table:style-name="ce4" office:value-type="string">
            <text:p>1919-04-26 12:00</text:p>
          </table:table-cell>
          <table:table-cell office:value-type="float" office:value="5.111">
            <text:p>5.1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5-24 12:00</text:p>
          </table:table-cell>
          <table:table-cell office:value-type="float" office:value="2.695">
            <text:p>2.695</text:p>
          </table:table-cell>
          <table:table-cell table:style-name="ce4" office:value-type="string">
            <text:p>1919-05-02 12:00</text:p>
          </table:table-cell>
          <table:table-cell office:value-type="float" office:value="-1.116">
            <text:p>-1.1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5-31 12:00</text:p>
          </table:table-cell>
          <table:table-cell office:value-type="float" office:value="20.086">
            <text:p>20.086</text:p>
          </table:table-cell>
          <table:table-cell table:style-name="ce4" office:value-type="string">
            <text:p>1919-05-09 12:00</text:p>
          </table:table-cell>
          <table:table-cell office:value-type="float" office:value="-5.074">
            <text:p>-5.0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6-06 12:00</text:p>
          </table:table-cell>
          <table:table-cell office:value-type="float" office:value="-3.814">
            <text:p>-3.814</text:p>
          </table:table-cell>
          <table:table-cell table:style-name="ce4" office:value-type="string">
            <text:p>1919-05-16 12:00</text:p>
          </table:table-cell>
          <table:table-cell office:value-type="float" office:value="0.841">
            <text:p>0.8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6-14 12:00</text:p>
          </table:table-cell>
          <table:table-cell office:value-type="float" office:value="-20.737">
            <text:p>-20.737</text:p>
          </table:table-cell>
          <table:table-cell table:style-name="ce4" office:value-type="string">
            <text:p>1919-05-23 12:00</text:p>
          </table:table-cell>
          <table:table-cell office:value-type="float" office:value="5.251">
            <text:p>5.2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6-20 12:00</text:p>
          </table:table-cell>
          <table:table-cell office:value-type="float" office:value="1.254">
            <text:p>1.254</text:p>
          </table:table-cell>
          <table:table-cell table:style-name="ce4" office:value-type="string">
            <text:p>1919-05-29 12:00</text:p>
          </table:table-cell>
          <table:table-cell office:value-type="float" office:value="-0.522">
            <text:p>-0.5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6-27 12:00</text:p>
          </table:table-cell>
          <table:table-cell office:value-type="float" office:value="20.874">
            <text:p>20.874</text:p>
          </table:table-cell>
          <table:table-cell table:style-name="ce4" office:value-type="string">
            <text:p>1919-06-05 12:00</text:p>
          </table:table-cell>
          <table:table-cell office:value-type="float" office:value="-5.168">
            <text:p>-5.1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7-03 12:00</text:p>
          </table:table-cell>
          <table:table-cell office:value-type="float" office:value="-2.275">
            <text:p>-2.275</text:p>
          </table:table-cell>
          <table:table-cell table:style-name="ce4" office:value-type="string">
            <text:p>1919-06-12 12:00</text:p>
          </table:table-cell>
          <table:table-cell office:value-type="float" office:value="0.548">
            <text:p>0.5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7-11 12:00</text:p>
          </table:table-cell>
          <table:table-cell office:value-type="float" office:value="-21.074">
            <text:p>-21.074</text:p>
          </table:table-cell>
          <table:table-cell table:style-name="ce4" office:value-type="string">
            <text:p>1919-06-20 12:00</text:p>
          </table:table-cell>
          <table:table-cell office:value-type="float" office:value="4.991">
            <text:p>4.9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7-18 12:00</text:p>
          </table:table-cell>
          <table:table-cell office:value-type="float" office:value="4.97">
            <text:p>4.97</text:p>
          </table:table-cell>
          <table:table-cell table:style-name="ce4" office:value-type="string">
            <text:p>1919-06-26 12:00</text:p>
          </table:table-cell>
          <table:table-cell office:value-type="float" office:value="-1.302">
            <text:p>-1.3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7-24 12:00</text:p>
          </table:table-cell>
          <table:table-cell office:value-type="float" office:value="21.261">
            <text:p>21.261</text:p>
          </table:table-cell>
          <table:table-cell table:style-name="ce4" office:value-type="string">
            <text:p>1919-07-02 12:00</text:p>
          </table:table-cell>
          <table:table-cell office:value-type="float" office:value="-5.139">
            <text:p>-5.1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7-30 12:00</text:p>
          </table:table-cell>
          <table:table-cell office:value-type="float" office:value="-0.43">
            <text:p>-0.43</text:p>
          </table:table-cell>
          <table:table-cell table:style-name="ce4" office:value-type="string">
            <text:p>1919-07-09 12:00</text:p>
          </table:table-cell>
          <table:table-cell office:value-type="float" office:value="0.28">
            <text:p>0.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8-07 12:00</text:p>
          </table:table-cell>
          <table:table-cell office:value-type="float" office:value="-21.235">
            <text:p>-21.235</text:p>
          </table:table-cell>
          <table:table-cell table:style-name="ce4" office:value-type="string">
            <text:p>1919-07-17 12:00</text:p>
          </table:table-cell>
          <table:table-cell office:value-type="float" office:value="4.921">
            <text:p>4.9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8-14 12:00</text:p>
          </table:table-cell>
          <table:table-cell office:value-type="float" office:value="3.584">
            <text:p>3.584</text:p>
          </table:table-cell>
          <table:table-cell table:style-name="ce4" office:value-type="string">
            <text:p>1919-07-23 12:00</text:p>
          </table:table-cell>
          <table:table-cell office:value-type="float" office:value="-0.943">
            <text:p>-0.9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8-21 12:00</text:p>
          </table:table-cell>
          <table:table-cell office:value-type="float" office:value="20.165">
            <text:p>20.165</text:p>
          </table:table-cell>
          <table:table-cell table:style-name="ce4" office:value-type="string">
            <text:p>1919-07-30 12:00</text:p>
          </table:table-cell>
          <table:table-cell office:value-type="float" office:value="-4.81">
            <text:p>-4.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8-27 12:00</text:p>
          </table:table-cell>
          <table:table-cell office:value-type="float" office:value="-3.243">
            <text:p>-3.243</text:p>
          </table:table-cell>
          <table:table-cell table:style-name="ce4" office:value-type="string">
            <text:p>1919-08-05 12:00</text:p>
          </table:table-cell>
          <table:table-cell office:value-type="float" office:value="0.111">
            <text:p>0.1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9-04 12:00</text:p>
          </table:table-cell>
          <table:table-cell office:value-type="float" office:value="-20.393">
            <text:p>-20.393</text:p>
          </table:table-cell>
          <table:table-cell table:style-name="ce4" office:value-type="string">
            <text:p>1919-08-13 12:00</text:p>
          </table:table-cell>
          <table:table-cell office:value-type="float" office:value="4.858">
            <text:p>4.8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9-10 12:00</text:p>
          </table:table-cell>
          <table:table-cell office:value-type="float" office:value="1.815">
            <text:p>1.815</text:p>
          </table:table-cell>
          <table:table-cell table:style-name="ce4" office:value-type="string">
            <text:p>1919-08-19 12:00</text:p>
          </table:table-cell>
          <table:table-cell office:value-type="float" office:value="-0.836">
            <text:p>-0.8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9-17 12:00</text:p>
          </table:table-cell>
          <table:table-cell office:value-type="float" office:value="20.301">
            <text:p>20.301</text:p>
          </table:table-cell>
          <table:table-cell table:style-name="ce4" office:value-type="string">
            <text:p>1919-08-26 12:00</text:p>
          </table:table-cell>
          <table:table-cell office:value-type="float" office:value="-4.81">
            <text:p>-4.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09-23 12:00</text:p>
          </table:table-cell>
          <table:table-cell office:value-type="float" office:value="-1.758">
            <text:p>-1.758</text:p>
          </table:table-cell>
          <table:table-cell table:style-name="ce4" office:value-type="string">
            <text:p>1919-09-01 12:00</text:p>
          </table:table-cell>
          <table:table-cell office:value-type="float" office:value="0.017">
            <text:p>0.0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0-01 12:00</text:p>
          </table:table-cell>
          <table:table-cell office:value-type="float" office:value="-20.531">
            <text:p>-20.531</text:p>
          </table:table-cell>
          <table:table-cell table:style-name="ce4" office:value-type="string">
            <text:p>1919-09-09 12:00</text:p>
          </table:table-cell>
          <table:table-cell office:value-type="float" office:value="4.92">
            <text:p>4.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0-08 12:00</text:p>
          </table:table-cell>
          <table:table-cell office:value-type="float" office:value="4.812">
            <text:p>4.812</text:p>
          </table:table-cell>
          <table:table-cell table:style-name="ce4" office:value-type="string">
            <text:p>1919-09-15 12:00</text:p>
          </table:table-cell>
          <table:table-cell office:value-type="float" office:value="-0.807">
            <text:p>-0.8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0-14 12:00</text:p>
          </table:table-cell>
          <table:table-cell office:value-type="float" office:value="20.413">
            <text:p>20.413</text:p>
          </table:table-cell>
          <table:table-cell table:style-name="ce4" office:value-type="string">
            <text:p>1919-09-22 12:00</text:p>
          </table:table-cell>
          <table:table-cell office:value-type="float" office:value="-4.914">
            <text:p>-4.9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0-20 12:00</text:p>
          </table:table-cell>
          <table:table-cell office:value-type="float" office:value="-0.65">
            <text:p>-0.65</text:p>
          </table:table-cell>
          <table:table-cell table:style-name="ce4" office:value-type="string">
            <text:p>1919-09-29 12:00</text:p>
          </table:table-cell>
          <table:table-cell office:value-type="float" office:value="0.956">
            <text:p>0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0-28 12:00</text:p>
          </table:table-cell>
          <table:table-cell office:value-type="float" office:value="-20.618">
            <text:p>-20.618</text:p>
          </table:table-cell>
          <table:table-cell table:style-name="ce4" office:value-type="string">
            <text:p>1919-10-06 12:00</text:p>
          </table:table-cell>
          <table:table-cell office:value-type="float" office:value="5.105">
            <text:p>5.1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1-04 12:00</text:p>
          </table:table-cell>
          <table:table-cell office:value-type="float" office:value="2.615">
            <text:p>2.615</text:p>
          </table:table-cell>
          <table:table-cell table:style-name="ce4" office:value-type="string">
            <text:p>1919-10-12 12:00</text:p>
          </table:table-cell>
          <table:table-cell office:value-type="float" office:value="-0.598">
            <text:p>-0.5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1-11 12:00</text:p>
          </table:table-cell>
          <table:table-cell office:value-type="float" office:value="19.271">
            <text:p>19.271</text:p>
          </table:table-cell>
          <table:table-cell table:style-name="ce4" office:value-type="string">
            <text:p>1919-10-19 12:00</text:p>
          </table:table-cell>
          <table:table-cell office:value-type="float" office:value="-5.087">
            <text:p>-5.0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1-17 12:00</text:p>
          </table:table-cell>
          <table:table-cell office:value-type="float" office:value="-4.065">
            <text:p>-4.065</text:p>
          </table:table-cell>
          <table:table-cell table:style-name="ce4" office:value-type="string">
            <text:p>1919-10-26 12:00</text:p>
          </table:table-cell>
          <table:table-cell office:value-type="float" office:value="0.766">
            <text:p>0.7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1-25 12:00</text:p>
          </table:table-cell>
          <table:table-cell office:value-type="float" office:value="-19.873">
            <text:p>-19.873</text:p>
          </table:table-cell>
          <table:table-cell table:style-name="ce4" office:value-type="string">
            <text:p>1919-11-03 12:00</text:p>
          </table:table-cell>
          <table:table-cell office:value-type="float" office:value="5.046">
            <text:p>5.0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2-01 12:00</text:p>
          </table:table-cell>
          <table:table-cell office:value-type="float" office:value="0.75">
            <text:p>0.75</text:p>
          </table:table-cell>
          <table:table-cell table:style-name="ce4" office:value-type="string">
            <text:p>1919-11-08 12:00</text:p>
          </table:table-cell>
          <table:table-cell office:value-type="float" office:value="-0.067">
            <text:p>-0.0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2-08 12:00</text:p>
          </table:table-cell>
          <table:table-cell office:value-type="float" office:value="20.071">
            <text:p>20.071</text:p>
          </table:table-cell>
          <table:table-cell table:style-name="ce4" office:value-type="string">
            <text:p>1919-11-15 12:00</text:p>
          </table:table-cell>
          <table:table-cell office:value-type="float" office:value="-5.219">
            <text:p>-5.2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2-14 12:00</text:p>
          </table:table-cell>
          <table:table-cell office:value-type="float" office:value="-2.871">
            <text:p>-2.871</text:p>
          </table:table-cell>
          <table:table-cell table:style-name="ce4" office:value-type="string">
            <text:p>1919-11-22 12:00</text:p>
          </table:table-cell>
          <table:table-cell office:value-type="float" office:value="0.486">
            <text:p>0.4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2-22 12:00</text:p>
          </table:table-cell>
          <table:table-cell office:value-type="float" office:value="-20.217">
            <text:p>-20.217</text:p>
          </table:table-cell>
          <table:table-cell table:style-name="ce4" office:value-type="string">
            <text:p>1919-11-30 12:00</text:p>
          </table:table-cell>
          <table:table-cell office:value-type="float" office:value="5.158">
            <text:p>5.1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19-12-29 12:00</text:p>
          </table:table-cell>
          <table:table-cell office:value-type="float" office:value="4.012">
            <text:p>4.012</text:p>
          </table:table-cell>
          <table:table-cell table:style-name="ce4" office:value-type="string">
            <text:p>1919-12-06 12:00</text:p>
          </table:table-cell>
          <table:table-cell office:value-type="float" office:value="-0.791">
            <text:p>-0.7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1-04 12:00</text:p>
          </table:table-cell>
          <table:table-cell office:value-type="float" office:value="20.618">
            <text:p>20.618</text:p>
          </table:table-cell>
          <table:table-cell table:style-name="ce4" office:value-type="string">
            <text:p>1919-12-13 12:00</text:p>
          </table:table-cell>
          <table:table-cell office:value-type="float" office:value="-4.949">
            <text:p>-4.9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1-10 12:00</text:p>
          </table:table-cell>
          <table:table-cell office:value-type="float" office:value="-1.143">
            <text:p>-1.143</text:p>
          </table:table-cell>
          <table:table-cell table:style-name="ce4" office:value-type="string">
            <text:p>1919-12-19 12:00</text:p>
          </table:table-cell>
          <table:table-cell office:value-type="float" office:value="0.221">
            <text:p>0.2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1-18 12:00</text:p>
          </table:table-cell>
          <table:table-cell office:value-type="float" office:value="-20.437">
            <text:p>-20.437</text:p>
          </table:table-cell>
          <table:table-cell table:style-name="ce4" office:value-type="string">
            <text:p>1919-12-27 12:00</text:p>
          </table:table-cell>
          <table:table-cell office:value-type="float" office:value="5.085">
            <text:p>5.0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1-25 12:00</text:p>
          </table:table-cell>
          <table:table-cell office:value-type="float" office:value="2.753">
            <text:p>2.753</text:p>
          </table:table-cell>
          <table:table-cell table:style-name="ce4" office:value-type="string">
            <text:p>1920-01-02 12:00</text:p>
          </table:table-cell>
          <table:table-cell office:value-type="float" office:value="-0.26">
            <text:p>-0.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2-01 12:00</text:p>
          </table:table-cell>
          <table:table-cell office:value-type="float" office:value="19.823">
            <text:p>19.823</text:p>
          </table:table-cell>
          <table:table-cell table:style-name="ce4" office:value-type="string">
            <text:p>1920-01-09 12:00</text:p>
          </table:table-cell>
          <table:table-cell office:value-type="float" office:value="-4.912">
            <text:p>-4.9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2-07 12:00</text:p>
          </table:table-cell>
          <table:table-cell office:value-type="float" office:value="-3.677">
            <text:p>-3.677</text:p>
          </table:table-cell>
          <table:table-cell table:style-name="ce4" office:value-type="string">
            <text:p>1920-01-15 12:00</text:p>
          </table:table-cell>
          <table:table-cell office:value-type="float" office:value="0.065">
            <text:p>0.0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2-15 12:00</text:p>
          </table:table-cell>
          <table:table-cell office:value-type="float" office:value="-19.537">
            <text:p>-19.537</text:p>
          </table:table-cell>
          <table:table-cell table:style-name="ce4" office:value-type="string">
            <text:p>1920-01-23 12:00</text:p>
          </table:table-cell>
          <table:table-cell office:value-type="float" office:value="4.965">
            <text:p>4.9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2-21 12:00</text:p>
          </table:table-cell>
          <table:table-cell office:value-type="float" office:value="1.392">
            <text:p>1.392</text:p>
          </table:table-cell>
          <table:table-cell table:style-name="ce4" office:value-type="string">
            <text:p>1920-01-29 12:00</text:p>
          </table:table-cell>
          <table:table-cell office:value-type="float" office:value="-0.069">
            <text:p>-0.0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2-28 12:00</text:p>
          </table:table-cell>
          <table:table-cell office:value-type="float" office:value="19.986">
            <text:p>19.986</text:p>
          </table:table-cell>
          <table:table-cell table:style-name="ce4" office:value-type="string">
            <text:p>1920-02-05 12:00</text:p>
          </table:table-cell>
          <table:table-cell office:value-type="float" office:value="-4.888">
            <text:p>-4.8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3-05 12:00</text:p>
          </table:table-cell>
          <table:table-cell office:value-type="float" office:value="-1.738">
            <text:p>-1.738</text:p>
          </table:table-cell>
          <table:table-cell table:style-name="ce4" office:value-type="string">
            <text:p>1920-02-12 12:00</text:p>
          </table:table-cell>
          <table:table-cell office:value-type="float" office:value="1.03">
            <text:p>1.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3-13 12:00</text:p>
          </table:table-cell>
          <table:table-cell office:value-type="float" office:value="-19.715">
            <text:p>-19.715</text:p>
          </table:table-cell>
          <table:table-cell table:style-name="ce4" office:value-type="string">
            <text:p>1920-02-19 12:00</text:p>
          </table:table-cell>
          <table:table-cell office:value-type="float" office:value="4.956">
            <text:p>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3-20 12:00</text:p>
          </table:table-cell>
          <table:table-cell office:value-type="float" office:value="4.454">
            <text:p>4.454</text:p>
          </table:table-cell>
          <table:table-cell table:style-name="ce4" office:value-type="string">
            <text:p>1920-02-25 12:00</text:p>
          </table:table-cell>
          <table:table-cell office:value-type="float" office:value="-0.059">
            <text:p>-0.0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3-26 12:00</text:p>
          </table:table-cell>
          <table:table-cell office:value-type="float" office:value="19.971">
            <text:p>19.971</text:p>
          </table:table-cell>
          <table:table-cell table:style-name="ce4" office:value-type="string">
            <text:p>1920-03-03 12:00</text:p>
          </table:table-cell>
          <table:table-cell office:value-type="float" office:value="-4.972">
            <text:p>-4.9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4-01 12:00</text:p>
          </table:table-cell>
          <table:table-cell office:value-type="float" office:value="-0.246">
            <text:p>-0.246</text:p>
          </table:table-cell>
          <table:table-cell table:style-name="ce4" office:value-type="string">
            <text:p>1920-03-10 12:00</text:p>
          </table:table-cell>
          <table:table-cell office:value-type="float" office:value="0.937">
            <text:p>0.9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4-09 12:00</text:p>
          </table:table-cell>
          <table:table-cell office:value-type="float" office:value="-19.83">
            <text:p>-19.83</text:p>
          </table:table-cell>
          <table:table-cell table:style-name="ce4" office:value-type="string">
            <text:p>1920-03-18 12:00</text:p>
          </table:table-cell>
          <table:table-cell office:value-type="float" office:value="4.839">
            <text:p>4.8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4-16 12:00</text:p>
          </table:table-cell>
          <table:table-cell office:value-type="float" office:value="2.577">
            <text:p>2.577</text:p>
          </table:table-cell>
          <table:table-cell table:style-name="ce4" office:value-type="string">
            <text:p>1920-03-24 12:00</text:p>
          </table:table-cell>
          <table:table-cell office:value-type="float" office:value="-1.207">
            <text:p>-1.2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4-23 12:00</text:p>
          </table:table-cell>
          <table:table-cell office:value-type="float" office:value="18.932">
            <text:p>18.932</text:p>
          </table:table-cell>
          <table:table-cell table:style-name="ce4" office:value-type="string">
            <text:p>1920-03-30 12:00</text:p>
          </table:table-cell>
          <table:table-cell office:value-type="float" office:value="-5.135">
            <text:p>-5.1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4-29 12:00</text:p>
          </table:table-cell>
          <table:table-cell office:value-type="float" office:value="-3.597">
            <text:p>-3.597</text:p>
          </table:table-cell>
          <table:table-cell table:style-name="ce4" office:value-type="string">
            <text:p>1920-04-06 12:00</text:p>
          </table:table-cell>
          <table:table-cell office:value-type="float" office:value="0.72">
            <text:p>0.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5-06 12:00</text:p>
          </table:table-cell>
          <table:table-cell office:value-type="float" office:value="-19.964">
            <text:p>-19.964</text:p>
          </table:table-cell>
          <table:table-cell table:style-name="ce4" office:value-type="string">
            <text:p>1920-04-14 12:00</text:p>
          </table:table-cell>
          <table:table-cell office:value-type="float" office:value="5.078">
            <text:p>5.0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5-13 12:00</text:p>
          </table:table-cell>
          <table:table-cell office:value-type="float" office:value="0.718">
            <text:p>0.718</text:p>
          </table:table-cell>
          <table:table-cell table:style-name="ce4" office:value-type="string">
            <text:p>1920-04-20 12:00</text:p>
          </table:table-cell>
          <table:table-cell office:value-type="float" office:value="-0.857">
            <text:p>-0.8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5-20 12:00</text:p>
          </table:table-cell>
          <table:table-cell office:value-type="float" office:value="19.463">
            <text:p>19.463</text:p>
          </table:table-cell>
          <table:table-cell table:style-name="ce4" office:value-type="string">
            <text:p>1920-04-27 12:00</text:p>
          </table:table-cell>
          <table:table-cell office:value-type="float" office:value="-5.01">
            <text:p>-5.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5-26 12:00</text:p>
          </table:table-cell>
          <table:table-cell office:value-type="float" office:value="-2.579">
            <text:p>-2.579</text:p>
          </table:table-cell>
          <table:table-cell table:style-name="ce4" office:value-type="string">
            <text:p>1920-05-03 12:00</text:p>
          </table:table-cell>
          <table:table-cell office:value-type="float" office:value="0.407">
            <text:p>0.4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6-03 12:00</text:p>
          </table:table-cell>
          <table:table-cell office:value-type="float" office:value="-19.435">
            <text:p>-19.435</text:p>
          </table:table-cell>
          <table:table-cell table:style-name="ce4" office:value-type="string">
            <text:p>1920-05-11 12:00</text:p>
          </table:table-cell>
          <table:table-cell office:value-type="float" office:value="5.205">
            <text:p>5.2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6-10 12:00</text:p>
          </table:table-cell>
          <table:table-cell office:value-type="float" office:value="3.587">
            <text:p>3.587</text:p>
          </table:table-cell>
          <table:table-cell table:style-name="ce4" office:value-type="string">
            <text:p>1920-05-17 12:00</text:p>
          </table:table-cell>
          <table:table-cell office:value-type="float" office:value="-0.277">
            <text:p>-0.2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6-17 12:00</text:p>
          </table:table-cell>
          <table:table-cell office:value-type="float" office:value="18.53">
            <text:p>18.53</text:p>
          </table:table-cell>
          <table:table-cell table:style-name="ce4" office:value-type="string">
            <text:p>1920-05-24 12:00</text:p>
          </table:table-cell>
          <table:table-cell office:value-type="float" office:value="-5.081">
            <text:p>-5.0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6-22 12:00</text:p>
          </table:table-cell>
          <table:table-cell office:value-type="float" office:value="-1.265">
            <text:p>-1.265</text:p>
          </table:table-cell>
          <table:table-cell table:style-name="ce4" office:value-type="string">
            <text:p>1920-05-30 12:00</text:p>
          </table:table-cell>
          <table:table-cell office:value-type="float" office:value="0.117">
            <text:p>0.1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6-30 12:00</text:p>
          </table:table-cell>
          <table:table-cell office:value-type="float" office:value="-19.705">
            <text:p>-19.705</text:p>
          </table:table-cell>
          <table:table-cell table:style-name="ce4" office:value-type="string">
            <text:p>1920-06-07 12:00</text:p>
          </table:table-cell>
          <table:table-cell office:value-type="float" office:value="5.169">
            <text:p>5.1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7-07 12:00</text:p>
          </table:table-cell>
          <table:table-cell office:value-type="float" office:value="2.182">
            <text:p>2.182</text:p>
          </table:table-cell>
          <table:table-cell table:style-name="ce4" office:value-type="string">
            <text:p>1920-06-14 12:00</text:p>
          </table:table-cell>
          <table:table-cell office:value-type="float" office:value="-1.061">
            <text:p>-1.0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7-14 12:00</text:p>
          </table:table-cell>
          <table:table-cell office:value-type="float" office:value="19.323">
            <text:p>19.323</text:p>
          </table:table-cell>
          <table:table-cell table:style-name="ce4" office:value-type="string">
            <text:p>1920-06-20 12:00</text:p>
          </table:table-cell>
          <table:table-cell office:value-type="float" office:value="-5.047">
            <text:p>-5.0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7-20 12:00</text:p>
          </table:table-cell>
          <table:table-cell office:value-type="float" office:value="-4.056">
            <text:p>-4.056</text:p>
          </table:table-cell>
          <table:table-cell table:style-name="ce4" office:value-type="string">
            <text:p>1920-06-27 12:00</text:p>
          </table:table-cell>
          <table:table-cell office:value-type="float" office:value="1.008">
            <text:p>1.0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7-27 12:00</text:p>
          </table:table-cell>
          <table:table-cell office:value-type="float" office:value="-19.806">
            <text:p>-19.806</text:p>
          </table:table-cell>
          <table:table-cell table:style-name="ce4" office:value-type="string">
            <text:p>1920-07-05 12:00</text:p>
          </table:table-cell>
          <table:table-cell office:value-type="float" office:value="4.826">
            <text:p>4.8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8-03 12:00</text:p>
          </table:table-cell>
          <table:table-cell office:value-type="float" office:value="0.989">
            <text:p>0.989</text:p>
          </table:table-cell>
          <table:table-cell table:style-name="ce4" office:value-type="string">
            <text:p>1920-07-11 12:00</text:p>
          </table:table-cell>
          <table:table-cell office:value-type="float" office:value="-0.689">
            <text:p>-0.6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8-10 12:00</text:p>
          </table:table-cell>
          <table:table-cell office:value-type="float" office:value="19.628">
            <text:p>19.628</text:p>
          </table:table-cell>
          <table:table-cell table:style-name="ce4" office:value-type="string">
            <text:p>1920-07-17 12:00</text:p>
          </table:table-cell>
          <table:table-cell office:value-type="float" office:value="-4.989">
            <text:p>-4.9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8-16 12:00</text:p>
          </table:table-cell>
          <table:table-cell office:value-type="float" office:value="-2.09">
            <text:p>-2.09</text:p>
          </table:table-cell>
          <table:table-cell table:style-name="ce4" office:value-type="string">
            <text:p>1920-07-24 12:00</text:p>
          </table:table-cell>
          <table:table-cell office:value-type="float" office:value="0.92">
            <text:p>0.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8-24 12:00</text:p>
          </table:table-cell>
          <table:table-cell office:value-type="float" office:value="-19.015">
            <text:p>-19.015</text:p>
          </table:table-cell>
          <table:table-cell table:style-name="ce4" office:value-type="string">
            <text:p>1920-08-01 12:00</text:p>
          </table:table-cell>
          <table:table-cell office:value-type="float" office:value="4.767">
            <text:p>4.7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8-31 12:00</text:p>
          </table:table-cell>
          <table:table-cell office:value-type="float" office:value="4.142">
            <text:p>4.142</text:p>
          </table:table-cell>
          <table:table-cell table:style-name="ce4" office:value-type="string">
            <text:p>1920-08-07 12:00</text:p>
          </table:table-cell>
          <table:table-cell office:value-type="float" office:value="-0.567">
            <text:p>-0.5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9-07 12:00</text:p>
          </table:table-cell>
          <table:table-cell office:value-type="float" office:value="18.553">
            <text:p>18.553</text:p>
          </table:table-cell>
          <table:table-cell table:style-name="ce4" office:value-type="string">
            <text:p>1920-08-14 12:00</text:p>
          </table:table-cell>
          <table:table-cell office:value-type="float" office:value="-4.739">
            <text:p>-4.7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9-12 12:00</text:p>
          </table:table-cell>
          <table:table-cell office:value-type="float" office:value="-0.133">
            <text:p>-0.133</text:p>
          </table:table-cell>
          <table:table-cell table:style-name="ce4" office:value-type="string">
            <text:p>1920-08-20 12:00</text:p>
          </table:table-cell>
          <table:table-cell office:value-type="float" office:value="0.849">
            <text:p>0.8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9-20 12:00</text:p>
          </table:table-cell>
          <table:table-cell office:value-type="float" office:value="-19.138">
            <text:p>-19.138</text:p>
          </table:table-cell>
          <table:table-cell table:style-name="ce4" office:value-type="string">
            <text:p>1920-08-28 12:00</text:p>
          </table:table-cell>
          <table:table-cell office:value-type="float" office:value="4.837">
            <text:p>4.8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09-27 12:00</text:p>
          </table:table-cell>
          <table:table-cell office:value-type="float" office:value="2.756">
            <text:p>2.756</text:p>
          </table:table-cell>
          <table:table-cell table:style-name="ce4" office:value-type="string">
            <text:p>1920-09-03 12:00</text:p>
          </table:table-cell>
          <table:table-cell office:value-type="float" office:value="-0.527">
            <text:p>-0.5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0-04 12:00</text:p>
          </table:table-cell>
          <table:table-cell office:value-type="float" office:value="18.735">
            <text:p>18.735</text:p>
          </table:table-cell>
          <table:table-cell table:style-name="ce4" office:value-type="string">
            <text:p>1920-09-10 12:00</text:p>
          </table:table-cell>
          <table:table-cell office:value-type="float" office:value="-4.92">
            <text:p>-4.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0-10 12:00</text:p>
          </table:table-cell>
          <table:table-cell office:value-type="float" office:value="-3.109">
            <text:p>-3.109</text:p>
          </table:table-cell>
          <table:table-cell table:style-name="ce4" office:value-type="string">
            <text:p>1920-09-16 12:00</text:p>
          </table:table-cell>
          <table:table-cell office:value-type="float" office:value="0.664">
            <text:p>0.6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0-17 12:00</text:p>
          </table:table-cell>
          <table:table-cell office:value-type="float" office:value="-19.26">
            <text:p>-19.26</text:p>
          </table:table-cell>
          <table:table-cell table:style-name="ce4" office:value-type="string">
            <text:p>1920-09-24 12:00</text:p>
          </table:table-cell>
          <table:table-cell office:value-type="float" office:value="5.027">
            <text:p>5.0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0-24 12:00</text:p>
          </table:table-cell>
          <table:table-cell office:value-type="float" office:value="1.092">
            <text:p>1.092</text:p>
          </table:table-cell>
          <table:table-cell table:style-name="ce4" office:value-type="string">
            <text:p>1920-09-30 12:00</text:p>
          </table:table-cell>
          <table:table-cell office:value-type="float" office:value="-0.345">
            <text:p>-0.3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0-31 12:00</text:p>
          </table:table-cell>
          <table:table-cell office:value-type="float" office:value="18.982">
            <text:p>18.982</text:p>
          </table:table-cell>
          <table:table-cell table:style-name="ce4" office:value-type="string">
            <text:p>1920-10-07 12:00</text:p>
          </table:table-cell>
          <table:table-cell office:value-type="float" office:value="-5.115">
            <text:p>-5.1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1-06 12:00</text:p>
          </table:table-cell>
          <table:table-cell office:value-type="float" office:value="-1.91">
            <text:p>-1.91</text:p>
          </table:table-cell>
          <table:table-cell table:style-name="ce4" office:value-type="string">
            <text:p>1920-10-13 12:00</text:p>
          </table:table-cell>
          <table:table-cell office:value-type="float" office:value="0.322">
            <text:p>0.3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1-14 12:00</text:p>
          </table:table-cell>
          <table:table-cell office:value-type="float" office:value="-18.693">
            <text:p>-18.693</text:p>
          </table:table-cell>
          <table:table-cell table:style-name="ce4" office:value-type="string">
            <text:p>1920-10-21 12:00</text:p>
          </table:table-cell>
          <table:table-cell office:value-type="float" office:value="5.202">
            <text:p>5.2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1-21 12:00</text:p>
          </table:table-cell>
          <table:table-cell office:value-type="float" office:value="3.626">
            <text:p>3.626</text:p>
          </table:table-cell>
          <table:table-cell table:style-name="ce4" office:value-type="string">
            <text:p>1920-10-28 12:00</text:p>
          </table:table-cell>
          <table:table-cell office:value-type="float" office:value="-1.216">
            <text:p>-1.2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1-28 12:00</text:p>
          </table:table-cell>
          <table:table-cell office:value-type="float" office:value="18.045">
            <text:p>18.045</text:p>
          </table:table-cell>
          <table:table-cell table:style-name="ce4" office:value-type="string">
            <text:p>1920-11-03 12:00</text:p>
          </table:table-cell>
          <table:table-cell office:value-type="float" office:value="-5.216">
            <text:p>-5.2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2-03 12:00</text:p>
          </table:table-cell>
          <table:table-cell office:value-type="float" office:value="-0.832">
            <text:p>-0.832</text:p>
          </table:table-cell>
          <table:table-cell table:style-name="ce4" office:value-type="string">
            <text:p>1920-11-10 12:00</text:p>
          </table:table-cell>
          <table:table-cell office:value-type="float" office:value="1.088">
            <text:p>1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2-11 12:00</text:p>
          </table:table-cell>
          <table:table-cell office:value-type="float" office:value="-19.061">
            <text:p>-19.061</text:p>
          </table:table-cell>
          <table:table-cell table:style-name="ce4" office:value-type="string">
            <text:p>1920-11-17 12:00</text:p>
          </table:table-cell>
          <table:table-cell office:value-type="float" office:value="5.227">
            <text:p>5.2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2-18 12:00</text:p>
          </table:table-cell>
          <table:table-cell office:value-type="float" office:value="1.926">
            <text:p>1.926</text:p>
          </table:table-cell>
          <table:table-cell table:style-name="ce4" office:value-type="string">
            <text:p>1920-11-24 12:00</text:p>
          </table:table-cell>
          <table:table-cell office:value-type="float" office:value="-0.653">
            <text:p>-0.6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2-25 12:00</text:p>
          </table:table-cell>
          <table:table-cell office:value-type="float" office:value="18.847">
            <text:p>18.847</text:p>
          </table:table-cell>
          <table:table-cell table:style-name="ce4" office:value-type="string">
            <text:p>1920-12-01 12:00</text:p>
          </table:table-cell>
          <table:table-cell office:value-type="float" office:value="-4.878">
            <text:p>-4.8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0-12-31 12:00</text:p>
          </table:table-cell>
          <table:table-cell office:value-type="float" office:value="-3.889">
            <text:p>-3.889</text:p>
          </table:table-cell>
          <table:table-cell table:style-name="ce4" office:value-type="string">
            <text:p>1920-12-07 12:00</text:p>
          </table:table-cell>
          <table:table-cell office:value-type="float" office:value="0.811">
            <text:p>0.8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1-07 12:00</text:p>
          </table:table-cell>
          <table:table-cell office:value-type="float" office:value="-19.252">
            <text:p>-19.252</text:p>
          </table:table-cell>
          <table:table-cell table:style-name="ce4" office:value-type="string">
            <text:p>1920-12-15 12:00</text:p>
          </table:table-cell>
          <table:table-cell office:value-type="float" office:value="4.932">
            <text:p>4.9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1-14 12:00</text:p>
          </table:table-cell>
          <table:table-cell office:value-type="float" office:value="0.554">
            <text:p>0.554</text:p>
          </table:table-cell>
          <table:table-cell table:style-name="ce4" office:value-type="string">
            <text:p>1920-12-21 12:00</text:p>
          </table:table-cell>
          <table:table-cell office:value-type="float" office:value="-0.191">
            <text:p>-0.1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1-22 12:00</text:p>
          </table:table-cell>
          <table:table-cell office:value-type="float" office:value="17.952">
            <text:p>17.952</text:p>
          </table:table-cell>
          <table:table-cell table:style-name="ce4" office:value-type="string">
            <text:p>1920-12-28 12:00</text:p>
          </table:table-cell>
          <table:table-cell office:value-type="float" office:value="-4.838">
            <text:p>-4.8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1-27 12:00</text:p>
          </table:table-cell>
          <table:table-cell office:value-type="float" office:value="-2.046">
            <text:p>-2.046</text:p>
          </table:table-cell>
          <table:table-cell table:style-name="ce4" office:value-type="string">
            <text:p>1921-01-03 12:00</text:p>
          </table:table-cell>
          <table:table-cell office:value-type="float" office:value="0.714">
            <text:p>0.7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2-04 12:00</text:p>
          </table:table-cell>
          <table:table-cell office:value-type="float" office:value="-18.463">
            <text:p>-18.463</text:p>
          </table:table-cell>
          <table:table-cell table:style-name="ce4" office:value-type="string">
            <text:p>1921-01-11 12:00</text:p>
          </table:table-cell>
          <table:table-cell office:value-type="float" office:value="4.83">
            <text:p>4.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2-11 12:00</text:p>
          </table:table-cell>
          <table:table-cell office:value-type="float" office:value="3.483">
            <text:p>3.483</text:p>
          </table:table-cell>
          <table:table-cell table:style-name="ce4" office:value-type="string">
            <text:p>1921-01-17 12:00</text:p>
          </table:table-cell>
          <table:table-cell office:value-type="float" office:value="-0.009">
            <text:p>-0.0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2-18 12:00</text:p>
          </table:table-cell>
          <table:table-cell office:value-type="float" office:value="18.481">
            <text:p>18.481</text:p>
          </table:table-cell>
          <table:table-cell table:style-name="ce4" office:value-type="string">
            <text:p>1921-01-24 12:00</text:p>
          </table:table-cell>
          <table:table-cell office:value-type="float" office:value="-4.867">
            <text:p>-4.8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2-24 12:00</text:p>
          </table:table-cell>
          <table:table-cell office:value-type="float" office:value="-4.462">
            <text:p>-4.462</text:p>
          </table:table-cell>
          <table:table-cell table:style-name="ce4" office:value-type="string">
            <text:p>1921-01-30 12:00</text:p>
          </table:table-cell>
          <table:table-cell office:value-type="float" office:value="0.687">
            <text:p>0.6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3-03 12:00</text:p>
          </table:table-cell>
          <table:table-cell office:value-type="float" office:value="-18.565">
            <text:p>-18.565</text:p>
          </table:table-cell>
          <table:table-cell table:style-name="ce4" office:value-type="string">
            <text:p>1921-02-07 12:00</text:p>
          </table:table-cell>
          <table:table-cell office:value-type="float" office:value="4.843">
            <text:p>4.8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3-10 12:00</text:p>
          </table:table-cell>
          <table:table-cell office:value-type="float" office:value="2.374">
            <text:p>2.374</text:p>
          </table:table-cell>
          <table:table-cell table:style-name="ce4" office:value-type="string">
            <text:p>1921-02-14 12:00</text:p>
          </table:table-cell>
          <table:table-cell office:value-type="float" office:value="-1.136">
            <text:p>-1.1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3-17 12:00</text:p>
          </table:table-cell>
          <table:table-cell office:value-type="float" office:value="18.622">
            <text:p>18.622</text:p>
          </table:table-cell>
          <table:table-cell table:style-name="ce4" office:value-type="string">
            <text:p>1921-02-20 12:00</text:p>
          </table:table-cell>
          <table:table-cell office:value-type="float" office:value="-5.015">
            <text:p>-5.0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3-23 12:00</text:p>
          </table:table-cell>
          <table:table-cell office:value-type="float" office:value="-2.428">
            <text:p>-2.428</text:p>
          </table:table-cell>
          <table:table-cell table:style-name="ce4" office:value-type="string">
            <text:p>1921-02-26 12:00</text:p>
          </table:table-cell>
          <table:table-cell office:value-type="float" office:value="0.521">
            <text:p>0.5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3-30 12:00</text:p>
          </table:table-cell>
          <table:table-cell office:value-type="float" office:value="-18.672">
            <text:p>-18.672</text:p>
          </table:table-cell>
          <table:table-cell table:style-name="ce4" office:value-type="string">
            <text:p>1921-03-06 12:00</text:p>
          </table:table-cell>
          <table:table-cell office:value-type="float" office:value="4.997">
            <text:p>4.9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4-06 12:00</text:p>
          </table:table-cell>
          <table:table-cell office:value-type="float" office:value="1.1">
            <text:p>1.1</text:p>
          </table:table-cell>
          <table:table-cell table:style-name="ce4" office:value-type="string">
            <text:p>1921-03-13 12:00</text:p>
          </table:table-cell>
          <table:table-cell office:value-type="float" office:value="-1.055">
            <text:p>-1.0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4-13 12:00</text:p>
          </table:table-cell>
          <table:table-cell office:value-type="float" office:value="18.717">
            <text:p>18.717</text:p>
          </table:table-cell>
          <table:table-cell table:style-name="ce4" office:value-type="string">
            <text:p>1921-03-20 12:00</text:p>
          </table:table-cell>
          <table:table-cell office:value-type="float" office:value="-4.912">
            <text:p>-4.9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4-19 12:00</text:p>
          </table:table-cell>
          <table:table-cell office:value-type="float" office:value="-0.824">
            <text:p>-0.824</text:p>
          </table:table-cell>
          <table:table-cell table:style-name="ce4" office:value-type="string">
            <text:p>1921-03-25 12:00</text:p>
          </table:table-cell>
          <table:table-cell office:value-type="float" office:value="0.124">
            <text:p>0.1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4-27 12:00</text:p>
          </table:table-cell>
          <table:table-cell office:value-type="float" office:value="-18.055">
            <text:p>-18.055</text:p>
          </table:table-cell>
          <table:table-cell table:style-name="ce4" office:value-type="string">
            <text:p>1921-04-02 12:00</text:p>
          </table:table-cell>
          <table:table-cell office:value-type="float" office:value="5.175">
            <text:p>5.1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5-04 12:00</text:p>
          </table:table-cell>
          <table:table-cell office:value-type="float" office:value="3.7">
            <text:p>3.7</text:p>
          </table:table-cell>
          <table:table-cell table:style-name="ce4" office:value-type="string">
            <text:p>1921-04-09 12:00</text:p>
          </table:table-cell>
          <table:table-cell office:value-type="float" office:value="-0.775">
            <text:p>-0.7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5-11 12:00</text:p>
          </table:table-cell>
          <table:table-cell office:value-type="float" office:value="17.952">
            <text:p>17.952</text:p>
          </table:table-cell>
          <table:table-cell table:style-name="ce4" office:value-type="string">
            <text:p>1921-04-16 12:00</text:p>
          </table:table-cell>
          <table:table-cell office:value-type="float" office:value="-5.08">
            <text:p>-5.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5-17 12:00</text:p>
          </table:table-cell>
          <table:table-cell office:value-type="float" office:value="-4.043">
            <text:p>-4.043</text:p>
          </table:table-cell>
          <table:table-cell table:style-name="ce4" office:value-type="string">
            <text:p>1921-04-22 12:00</text:p>
          </table:table-cell>
          <table:table-cell office:value-type="float" office:value="0.881">
            <text:p>0.8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5-24 12:00</text:p>
          </table:table-cell>
          <table:table-cell office:value-type="float" office:value="-18.488">
            <text:p>-18.488</text:p>
          </table:table-cell>
          <table:table-cell table:style-name="ce4" office:value-type="string">
            <text:p>1921-04-29 12:00</text:p>
          </table:table-cell>
          <table:table-cell office:value-type="float" office:value="5.238">
            <text:p>5.2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5-31 12:00</text:p>
          </table:table-cell>
          <table:table-cell office:value-type="float" office:value="2.095">
            <text:p>2.095</text:p>
          </table:table-cell>
          <table:table-cell table:style-name="ce4" office:value-type="string">
            <text:p>1921-05-06 12:00</text:p>
          </table:table-cell>
          <table:table-cell office:value-type="float" office:value="-0.336">
            <text:p>-0.3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6-07 12:00</text:p>
          </table:table-cell>
          <table:table-cell office:value-type="float" office:value="18.489">
            <text:p>18.489</text:p>
          </table:table-cell>
          <table:table-cell table:style-name="ce4" office:value-type="string">
            <text:p>1921-05-13 12:00</text:p>
          </table:table-cell>
          <table:table-cell office:value-type="float" office:value="-5.099">
            <text:p>-5.0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6-13 12:00</text:p>
          </table:table-cell>
          <table:table-cell office:value-type="float" office:value="-2.92">
            <text:p>-2.92</text:p>
          </table:table-cell>
          <table:table-cell table:style-name="ce4" office:value-type="string">
            <text:p>1921-05-19 12:00</text:p>
          </table:table-cell>
          <table:table-cell office:value-type="float" office:value="0.507">
            <text:p>0.5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6-20 12:00</text:p>
          </table:table-cell>
          <table:table-cell office:value-type="float" office:value="-18.779">
            <text:p>-18.779</text:p>
          </table:table-cell>
          <table:table-cell table:style-name="ce4" office:value-type="string">
            <text:p>1921-05-27 12:00</text:p>
          </table:table-cell>
          <table:table-cell office:value-type="float" office:value="4.986">
            <text:p>4.9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6-27 12:00</text:p>
          </table:table-cell>
          <table:table-cell office:value-type="float" office:value="0.584">
            <text:p>0.584</text:p>
          </table:table-cell>
          <table:table-cell table:style-name="ce4" office:value-type="string">
            <text:p>1921-06-03 12:00</text:p>
          </table:table-cell>
          <table:table-cell office:value-type="float" office:value="-1.124">
            <text:p>-1.1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7-05 12:00</text:p>
          </table:table-cell>
          <table:table-cell office:value-type="float" office:value="17.663">
            <text:p>17.663</text:p>
          </table:table-cell>
          <table:table-cell table:style-name="ce4" office:value-type="string">
            <text:p>1921-06-09 12:00</text:p>
          </table:table-cell>
          <table:table-cell office:value-type="float" office:value="-5.027">
            <text:p>-5.0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7-10 12:00</text:p>
          </table:table-cell>
          <table:table-cell office:value-type="float" office:value="-1.54">
            <text:p>-1.54</text:p>
          </table:table-cell>
          <table:table-cell table:style-name="ce4" office:value-type="string">
            <text:p>1921-06-15 12:00</text:p>
          </table:table-cell>
          <table:table-cell office:value-type="float" office:value="0.332">
            <text:p>0.3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7-18 12:00</text:p>
          </table:table-cell>
          <table:table-cell office:value-type="float" office:value="-18.09">
            <text:p>-18.09</text:p>
          </table:table-cell>
          <table:table-cell table:style-name="ce4" office:value-type="string">
            <text:p>1921-06-23 12:00</text:p>
          </table:table-cell>
          <table:table-cell office:value-type="float" office:value="4.9">
            <text:p>4.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7-25 12:00</text:p>
          </table:table-cell>
          <table:table-cell office:value-type="float" office:value="3.196">
            <text:p>3.196</text:p>
          </table:table-cell>
          <table:table-cell table:style-name="ce4" office:value-type="string">
            <text:p>1921-06-30 12:00</text:p>
          </table:table-cell>
          <table:table-cell office:value-type="float" office:value="-0.836">
            <text:p>-0.8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8-01 12:00</text:p>
          </table:table-cell>
          <table:table-cell office:value-type="float" office:value="18.27">
            <text:p>18.27</text:p>
          </table:table-cell>
          <table:table-cell table:style-name="ce4" office:value-type="string">
            <text:p>1921-07-07 12:00</text:p>
          </table:table-cell>
          <table:table-cell office:value-type="float" office:value="-4.651">
            <text:p>-4.6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8-07 12:00</text:p>
          </table:table-cell>
          <table:table-cell office:value-type="float" office:value="-4.301">
            <text:p>-4.301</text:p>
          </table:table-cell>
          <table:table-cell table:style-name="ce4" office:value-type="string">
            <text:p>1921-07-12 12:00</text:p>
          </table:table-cell>
          <table:table-cell office:value-type="float" office:value="0.287">
            <text:p>0.2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8-14 12:00</text:p>
          </table:table-cell>
          <table:table-cell office:value-type="float" office:value="-18.228">
            <text:p>-18.228</text:p>
          </table:table-cell>
          <table:table-cell table:style-name="ce4" office:value-type="string">
            <text:p>1921-07-20 12:00</text:p>
          </table:table-cell>
          <table:table-cell office:value-type="float" office:value="4.868">
            <text:p>4.8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8-21 12:00</text:p>
          </table:table-cell>
          <table:table-cell office:value-type="float" office:value="2.102">
            <text:p>2.102</text:p>
          </table:table-cell>
          <table:table-cell table:style-name="ce4" office:value-type="string">
            <text:p>1921-07-27 12:00</text:p>
          </table:table-cell>
          <table:table-cell office:value-type="float" office:value="-0.721">
            <text:p>-0.7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8-28 12:00</text:p>
          </table:table-cell>
          <table:table-cell office:value-type="float" office:value="18.465">
            <text:p>18.465</text:p>
          </table:table-cell>
          <table:table-cell table:style-name="ce4" office:value-type="string">
            <text:p>1921-08-03 12:00</text:p>
          </table:table-cell>
          <table:table-cell office:value-type="float" office:value="-4.789">
            <text:p>-4.7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9-03 12:00</text:p>
          </table:table-cell>
          <table:table-cell office:value-type="float" office:value="-2.277">
            <text:p>-2.277</text:p>
          </table:table-cell>
          <table:table-cell table:style-name="ce4" office:value-type="string">
            <text:p>1921-08-08 12:00</text:p>
          </table:table-cell>
          <table:table-cell office:value-type="float" office:value="0.185">
            <text:p>0.1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9-10 12:00</text:p>
          </table:table-cell>
          <table:table-cell office:value-type="float" office:value="-18.284">
            <text:p>-18.284</text:p>
          </table:table-cell>
          <table:table-cell table:style-name="ce4" office:value-type="string">
            <text:p>1921-08-16 12:00</text:p>
          </table:table-cell>
          <table:table-cell office:value-type="float" office:value="4.957">
            <text:p>4.9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9-17 12:00</text:p>
          </table:table-cell>
          <table:table-cell office:value-type="float" office:value="1.095">
            <text:p>1.095</text:p>
          </table:table-cell>
          <table:table-cell table:style-name="ce4" office:value-type="string">
            <text:p>1921-08-23 12:00</text:p>
          </table:table-cell>
          <table:table-cell office:value-type="float" office:value="-0.655">
            <text:p>-0.6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9-25 12:00</text:p>
          </table:table-cell>
          <table:table-cell office:value-type="float" office:value="17.612">
            <text:p>17.612</text:p>
          </table:table-cell>
          <table:table-cell table:style-name="ce4" office:value-type="string">
            <text:p>1921-08-30 12:00</text:p>
          </table:table-cell>
          <table:table-cell office:value-type="float" office:value="-5.017">
            <text:p>-5.0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09-30 12:00</text:p>
          </table:table-cell>
          <table:table-cell office:value-type="float" office:value="-0.2">
            <text:p>-0.2</text:p>
          </table:table-cell>
          <table:table-cell table:style-name="ce4" office:value-type="string">
            <text:p>1921-09-05 12:00</text:p>
          </table:table-cell>
          <table:table-cell office:value-type="float" office:value="1.123">
            <text:p>1.1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0-08 12:00</text:p>
          </table:table-cell>
          <table:table-cell office:value-type="float" office:value="-17.526">
            <text:p>-17.526</text:p>
          </table:table-cell>
          <table:table-cell table:style-name="ce4" office:value-type="string">
            <text:p>1921-09-12 12:00</text:p>
          </table:table-cell>
          <table:table-cell office:value-type="float" office:value="5.123">
            <text:p>5.1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0-15 12:00</text:p>
          </table:table-cell>
          <table:table-cell office:value-type="float" office:value="3.842">
            <text:p>3.842</text:p>
          </table:table-cell>
          <table:table-cell table:style-name="ce4" office:value-type="string">
            <text:p>1921-09-19 12:00</text:p>
          </table:table-cell>
          <table:table-cell office:value-type="float" office:value="-0.489">
            <text:p>-0.4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0-22 12:00</text:p>
          </table:table-cell>
          <table:table-cell office:value-type="float" office:value="17.9">
            <text:p>17.9</text:p>
          </table:table-cell>
          <table:table-cell table:style-name="ce4" office:value-type="string">
            <text:p>1921-09-26 12:00</text:p>
          </table:table-cell>
          <table:table-cell office:value-type="float" office:value="-5.207">
            <text:p>-5.2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0-28 12:00</text:p>
          </table:table-cell>
          <table:table-cell office:value-type="float" office:value="-3.046">
            <text:p>-3.046</text:p>
          </table:table-cell>
          <table:table-cell table:style-name="ce4" office:value-type="string">
            <text:p>1921-10-02 12:00</text:p>
          </table:table-cell>
          <table:table-cell office:value-type="float" office:value="0.637">
            <text:p>0.6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1-04 12:00</text:p>
          </table:table-cell>
          <table:table-cell office:value-type="float" office:value="-17.973">
            <text:p>-17.973</text:p>
          </table:table-cell>
          <table:table-cell table:style-name="ce4" office:value-type="string">
            <text:p>1921-10-09 12:00</text:p>
          </table:table-cell>
          <table:table-cell office:value-type="float" office:value="5.247">
            <text:p>5.2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1-11 12:00</text:p>
          </table:table-cell>
          <table:table-cell office:value-type="float" office:value="2.463">
            <text:p>2.463</text:p>
          </table:table-cell>
          <table:table-cell table:style-name="ce4" office:value-type="string">
            <text:p>1921-10-16 12:00</text:p>
          </table:table-cell>
          <table:table-cell office:value-type="float" office:value="-0.168">
            <text:p>-0.1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1-18 12:00</text:p>
          </table:table-cell>
          <table:table-cell office:value-type="float" office:value="18.246">
            <text:p>18.246</text:p>
          </table:table-cell>
          <table:table-cell table:style-name="ce4" office:value-type="string">
            <text:p>1921-10-24 12:00</text:p>
          </table:table-cell>
          <table:table-cell office:value-type="float" office:value="-4.973">
            <text:p>-4.9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1-24 12:00</text:p>
          </table:table-cell>
          <table:table-cell office:value-type="float" office:value="-1.683">
            <text:p>-1.683</text:p>
          </table:table-cell>
          <table:table-cell table:style-name="ce4" office:value-type="string">
            <text:p>1921-10-29 12:00</text:p>
          </table:table-cell>
          <table:table-cell office:value-type="float" office:value="0.098">
            <text:p>0.0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2-01 12:00</text:p>
          </table:table-cell>
          <table:table-cell office:value-type="float" office:value="-18.392">
            <text:p>-18.392</text:p>
          </table:table-cell>
          <table:table-cell table:style-name="ce4" office:value-type="string">
            <text:p>1921-11-06 12:00</text:p>
          </table:table-cell>
          <table:table-cell office:value-type="float" office:value="5.046">
            <text:p>5.0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2-08 12:00</text:p>
          </table:table-cell>
          <table:table-cell office:value-type="float" office:value="0.887">
            <text:p>0.887</text:p>
          </table:table-cell>
          <table:table-cell table:style-name="ce4" office:value-type="string">
            <text:p>1921-11-13 12:00</text:p>
          </table:table-cell>
          <table:table-cell office:value-type="float" office:value="-0.942">
            <text:p>-0.9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2-16 12:00</text:p>
          </table:table-cell>
          <table:table-cell office:value-type="float" office:value="17.529">
            <text:p>17.529</text:p>
          </table:table-cell>
          <table:table-cell table:style-name="ce4" office:value-type="string">
            <text:p>1921-11-20 12:00</text:p>
          </table:table-cell>
          <table:table-cell office:value-type="float" office:value="-4.94">
            <text:p>-4.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2-21 12:00</text:p>
          </table:table-cell>
          <table:table-cell office:value-type="float" office:value="-0.483">
            <text:p>-0.483</text:p>
          </table:table-cell>
          <table:table-cell table:style-name="ce4" office:value-type="string">
            <text:p>1921-11-26 12:00</text:p>
          </table:table-cell>
          <table:table-cell office:value-type="float" office:value="1.006">
            <text:p>1.0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1-12-29 12:00</text:p>
          </table:table-cell>
          <table:table-cell office:value-type="float" office:value="-17.852">
            <text:p>-17.852</text:p>
          </table:table-cell>
          <table:table-cell table:style-name="ce4" office:value-type="string">
            <text:p>1921-12-03 12:00</text:p>
          </table:table-cell>
          <table:table-cell office:value-type="float" office:value="4.972">
            <text:p>4.9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1-05 12:00</text:p>
          </table:table-cell>
          <table:table-cell office:value-type="float" office:value="3.154">
            <text:p>3.154</text:p>
          </table:table-cell>
          <table:table-cell table:style-name="ce4" office:value-type="string">
            <text:p>1921-12-10 12:00</text:p>
          </table:table-cell>
          <table:table-cell office:value-type="float" office:value="-0.631">
            <text:p>-0.6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1-12 12:00</text:p>
          </table:table-cell>
          <table:table-cell office:value-type="float" office:value="18.13">
            <text:p>18.13</text:p>
          </table:table-cell>
          <table:table-cell table:style-name="ce4" office:value-type="string">
            <text:p>1921-12-17 12:00</text:p>
          </table:table-cell>
          <table:table-cell office:value-type="float" office:value="-4.867">
            <text:p>-4.8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1-18 12:00</text:p>
          </table:table-cell>
          <table:table-cell office:value-type="float" office:value="-3.514">
            <text:p>-3.514</text:p>
          </table:table-cell>
          <table:table-cell table:style-name="ce4" office:value-type="string">
            <text:p>1921-12-23 12:00</text:p>
          </table:table-cell>
          <table:table-cell office:value-type="float" office:value="0.901">
            <text:p>0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1-25 12:00</text:p>
          </table:table-cell>
          <table:table-cell office:value-type="float" office:value="-18.079">
            <text:p>-18.079</text:p>
          </table:table-cell>
          <table:table-cell table:style-name="ce4" office:value-type="string">
            <text:p>1921-12-30 12:00</text:p>
          </table:table-cell>
          <table:table-cell office:value-type="float" office:value="4.901">
            <text:p>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2-01 12:00</text:p>
          </table:table-cell>
          <table:table-cell office:value-type="float" office:value="1.838">
            <text:p>1.838</text:p>
          </table:table-cell>
          <table:table-cell table:style-name="ce4" office:value-type="string">
            <text:p>1922-01-06 12:00</text:p>
          </table:table-cell>
          <table:table-cell office:value-type="float" office:value="-0.491">
            <text:p>-0.4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2-09 12:00</text:p>
          </table:table-cell>
          <table:table-cell office:value-type="float" office:value="17.298">
            <text:p>17.298</text:p>
          </table:table-cell>
          <table:table-cell table:style-name="ce4" office:value-type="string">
            <text:p>1922-01-13 12:00</text:p>
          </table:table-cell>
          <table:table-cell office:value-type="float" office:value="-4.908">
            <text:p>-4.9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2-14 12:00</text:p>
          </table:table-cell>
          <table:table-cell office:value-type="float" office:value="-1.65">
            <text:p>-1.65</text:p>
          </table:table-cell>
          <table:table-cell table:style-name="ce4" office:value-type="string">
            <text:p>1922-01-19 12:00</text:p>
          </table:table-cell>
          <table:table-cell office:value-type="float" office:value="0.897">
            <text:p>0.8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2-21 12:00</text:p>
          </table:table-cell>
          <table:table-cell office:value-type="float" office:value="-18.111">
            <text:p>-18.111</text:p>
          </table:table-cell>
          <table:table-cell table:style-name="ce4" office:value-type="string">
            <text:p>1922-01-26 12:00</text:p>
          </table:table-cell>
          <table:table-cell office:value-type="float" office:value="4.953">
            <text:p>4.9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2-28 12:00</text:p>
          </table:table-cell>
          <table:table-cell office:value-type="float" office:value="0.79">
            <text:p>0.79</text:p>
          </table:table-cell>
          <table:table-cell table:style-name="ce4" office:value-type="string">
            <text:p>1922-02-02 12:00</text:p>
          </table:table-cell>
          <table:table-cell office:value-type="float" office:value="-0.43">
            <text:p>-0.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3-08 12:00</text:p>
          </table:table-cell>
          <table:table-cell office:value-type="float" office:value="17.723">
            <text:p>17.723</text:p>
          </table:table-cell>
          <table:table-cell table:style-name="ce4" office:value-type="string">
            <text:p>1922-02-10 12:00</text:p>
          </table:table-cell>
          <table:table-cell office:value-type="float" office:value="-4.747">
            <text:p>-4.7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3-14 12:00</text:p>
          </table:table-cell>
          <table:table-cell office:value-type="float" office:value="-4.11">
            <text:p>-4.11</text:p>
          </table:table-cell>
          <table:table-cell table:style-name="ce4" office:value-type="string">
            <text:p>1922-02-15 12:00</text:p>
          </table:table-cell>
          <table:table-cell office:value-type="float" office:value="0.706">
            <text:p>0.7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3-21 12:00</text:p>
          </table:table-cell>
          <table:table-cell office:value-type="float" office:value="-17.305">
            <text:p>-17.305</text:p>
          </table:table-cell>
          <table:table-cell table:style-name="ce4" office:value-type="string">
            <text:p>1922-02-22 12:00</text:p>
          </table:table-cell>
          <table:table-cell office:value-type="float" office:value="5.112">
            <text:p>5.1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3-28 12:00</text:p>
          </table:table-cell>
          <table:table-cell office:value-type="float" office:value="3.559">
            <text:p>3.559</text:p>
          </table:table-cell>
          <table:table-cell table:style-name="ce4" office:value-type="string">
            <text:p>1922-03-01 12:00</text:p>
          </table:table-cell>
          <table:table-cell office:value-type="float" office:value="-0.292">
            <text:p>-0.2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4-04 12:00</text:p>
          </table:table-cell>
          <table:table-cell office:value-type="float" office:value="17.953">
            <text:p>17.953</text:p>
          </table:table-cell>
          <table:table-cell table:style-name="ce4" office:value-type="string">
            <text:p>1922-03-09 12:00</text:p>
          </table:table-cell>
          <table:table-cell office:value-type="float" office:value="-5.038">
            <text:p>-5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4-10 12:00</text:p>
          </table:table-cell>
          <table:table-cell office:value-type="float" office:value="-1.99">
            <text:p>-1.99</text:p>
          </table:table-cell>
          <table:table-cell table:style-name="ce4" office:value-type="string">
            <text:p>1922-03-14 12:00</text:p>
          </table:table-cell>
          <table:table-cell office:value-type="float" office:value="0.192">
            <text:p>0.1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4-17 12:00</text:p>
          </table:table-cell>
          <table:table-cell office:value-type="float" office:value="-17.686">
            <text:p>-17.686</text:p>
          </table:table-cell>
          <table:table-cell table:style-name="ce4" office:value-type="string">
            <text:p>1922-03-21 12:00</text:p>
          </table:table-cell>
          <table:table-cell office:value-type="float" office:value="5.252">
            <text:p>5.2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4-24 12:00</text:p>
          </table:table-cell>
          <table:table-cell office:value-type="float" office:value="2.506">
            <text:p>2.506</text:p>
          </table:table-cell>
          <table:table-cell table:style-name="ce4" office:value-type="string">
            <text:p>1922-03-28 12:00</text:p>
          </table:table-cell>
          <table:table-cell office:value-type="float" office:value="-0.027">
            <text:p>-0.0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5-02 12:00</text:p>
          </table:table-cell>
          <table:table-cell office:value-type="float" office:value="17.156">
            <text:p>17.156</text:p>
          </table:table-cell>
          <table:table-cell table:style-name="ce4" office:value-type="string">
            <text:p>1922-04-05 12:00</text:p>
          </table:table-cell>
          <table:table-cell office:value-type="float" office:value="-5.173">
            <text:p>-5.1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5-07 12:00</text:p>
          </table:table-cell>
          <table:table-cell office:value-type="float" office:value="-0.24">
            <text:p>-0.24</text:p>
          </table:table-cell>
          <table:table-cell table:style-name="ce4" office:value-type="string">
            <text:p>1922-04-11 12:00</text:p>
          </table:table-cell>
          <table:table-cell office:value-type="float" office:value="0.93">
            <text:p>0.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5-14 12:00</text:p>
          </table:table-cell>
          <table:table-cell office:value-type="float" office:value="-18.126">
            <text:p>-18.126</text:p>
          </table:table-cell>
          <table:table-cell table:style-name="ce4" office:value-type="string">
            <text:p>1922-04-18 12:00</text:p>
          </table:table-cell>
          <table:table-cell office:value-type="float" office:value="5.08">
            <text:p>5.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5-21 12:00</text:p>
          </table:table-cell>
          <table:table-cell office:value-type="float" office:value="1.218">
            <text:p>1.218</text:p>
          </table:table-cell>
          <table:table-cell table:style-name="ce4" office:value-type="string">
            <text:p>1922-04-25 12:00</text:p>
          </table:table-cell>
          <table:table-cell office:value-type="float" office:value="-0.823">
            <text:p>-0.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5-29 12:00</text:p>
          </table:table-cell>
          <table:table-cell office:value-type="float" office:value="17.645">
            <text:p>17.645</text:p>
          </table:table-cell>
          <table:table-cell table:style-name="ce4" office:value-type="string">
            <text:p>1922-05-02 12:00</text:p>
          </table:table-cell>
          <table:table-cell office:value-type="float" office:value="-5.134">
            <text:p>-5.1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6-04 12:00</text:p>
          </table:table-cell>
          <table:table-cell office:value-type="float" office:value="-3.367">
            <text:p>-3.367</text:p>
          </table:table-cell>
          <table:table-cell table:style-name="ce4" office:value-type="string">
            <text:p>1922-05-08 12:00</text:p>
          </table:table-cell>
          <table:table-cell office:value-type="float" office:value="0.436">
            <text:p>0.4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6-11 12:00</text:p>
          </table:table-cell>
          <table:table-cell office:value-type="float" office:value="-17.67">
            <text:p>-17.67</text:p>
          </table:table-cell>
          <table:table-cell table:style-name="ce4" office:value-type="string">
            <text:p>1922-05-15 12:00</text:p>
          </table:table-cell>
          <table:table-cell office:value-type="float" office:value="5.038">
            <text:p>5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6-18 12:00</text:p>
          </table:table-cell>
          <table:table-cell office:value-type="float" office:value="3.503">
            <text:p>3.503</text:p>
          </table:table-cell>
          <table:table-cell table:style-name="ce4" office:value-type="string">
            <text:p>1922-05-22 12:00</text:p>
          </table:table-cell>
          <table:table-cell office:value-type="float" office:value="-0.562">
            <text:p>-0.5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6-25 12:00</text:p>
          </table:table-cell>
          <table:table-cell office:value-type="float" office:value="18.083">
            <text:p>18.083</text:p>
          </table:table-cell>
          <table:table-cell table:style-name="ce4" office:value-type="string">
            <text:p>1922-05-29 12:00</text:p>
          </table:table-cell>
          <table:table-cell office:value-type="float" office:value="-5.028">
            <text:p>-5.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7-01 12:00</text:p>
          </table:table-cell>
          <table:table-cell office:value-type="float" office:value="-2.153">
            <text:p>-2.153</text:p>
          </table:table-cell>
          <table:table-cell table:style-name="ce4" office:value-type="string">
            <text:p>1922-06-04 12:00</text:p>
          </table:table-cell>
          <table:table-cell office:value-type="float" office:value="0.222">
            <text:p>0.2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7-08 12:00</text:p>
          </table:table-cell>
          <table:table-cell office:value-type="float" office:value="-18.055">
            <text:p>-18.055</text:p>
          </table:table-cell>
          <table:table-cell table:style-name="ce4" office:value-type="string">
            <text:p>1922-06-11 12:00</text:p>
          </table:table-cell>
          <table:table-cell office:value-type="float" office:value="4.966">
            <text:p>4.9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7-15 12:00</text:p>
          </table:table-cell>
          <table:table-cell office:value-type="float" office:value="2.052">
            <text:p>2.052</text:p>
          </table:table-cell>
          <table:table-cell table:style-name="ce4" office:value-type="string">
            <text:p>1922-06-18 12:00</text:p>
          </table:table-cell>
          <table:table-cell office:value-type="float" office:value="-0.411">
            <text:p>-0.4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7-23 12:00</text:p>
          </table:table-cell>
          <table:table-cell office:value-type="float" office:value="17.314">
            <text:p>17.314</text:p>
          </table:table-cell>
          <table:table-cell table:style-name="ce4" office:value-type="string">
            <text:p>1922-06-26 12:00</text:p>
          </table:table-cell>
          <table:table-cell office:value-type="float" office:value="-4.707">
            <text:p>-4.7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7-28 12:00</text:p>
          </table:table-cell>
          <table:table-cell office:value-type="float" office:value="-0.783">
            <text:p>-0.783</text:p>
          </table:table-cell>
          <table:table-cell table:style-name="ce4" office:value-type="string">
            <text:p>1922-07-01 12:00</text:p>
          </table:table-cell>
          <table:table-cell office:value-type="float" office:value="0.182">
            <text:p>0.1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8-04 12:00</text:p>
          </table:table-cell>
          <table:table-cell office:value-type="float" office:value="-18.163">
            <text:p>-18.163</text:p>
          </table:table-cell>
          <table:table-cell table:style-name="ce4" office:value-type="string">
            <text:p>1922-07-08 12:00</text:p>
          </table:table-cell>
          <table:table-cell office:value-type="float" office:value="4.975">
            <text:p>4.9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8-11 12:00</text:p>
          </table:table-cell>
          <table:table-cell office:value-type="float" office:value="0.786">
            <text:p>0.786</text:p>
          </table:table-cell>
          <table:table-cell table:style-name="ce4" office:value-type="string">
            <text:p>1922-07-15 12:00</text:p>
          </table:table-cell>
          <table:table-cell office:value-type="float" office:value="-0.321">
            <text:p>-0.3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8-19 12:00</text:p>
          </table:table-cell>
          <table:table-cell office:value-type="float" office:value="17.767">
            <text:p>17.767</text:p>
          </table:table-cell>
          <table:table-cell table:style-name="ce4" office:value-type="string">
            <text:p>1922-07-23 12:00</text:p>
          </table:table-cell>
          <table:table-cell office:value-type="float" office:value="-4.848">
            <text:p>-4.8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8-25 12:00</text:p>
          </table:table-cell>
          <table:table-cell office:value-type="float" office:value="-3.654">
            <text:p>-3.654</text:p>
          </table:table-cell>
          <table:table-cell table:style-name="ce4" office:value-type="string">
            <text:p>1922-07-28 12:00</text:p>
          </table:table-cell>
          <table:table-cell office:value-type="float" office:value="0.079">
            <text:p>0.0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9-01 12:00</text:p>
          </table:table-cell>
          <table:table-cell office:value-type="float" office:value="-17.383">
            <text:p>-17.383</text:p>
          </table:table-cell>
          <table:table-cell table:style-name="ce4" office:value-type="string">
            <text:p>1922-08-05 12:00</text:p>
          </table:table-cell>
          <table:table-cell office:value-type="float" office:value="4.843">
            <text:p>4.8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9-08 12:00</text:p>
          </table:table-cell>
          <table:table-cell office:value-type="float" office:value="3.419">
            <text:p>3.419</text:p>
          </table:table-cell>
          <table:table-cell table:style-name="ce4" office:value-type="string">
            <text:p>1922-08-11 12:00</text:p>
          </table:table-cell>
          <table:table-cell office:value-type="float" office:value="-0.188">
            <text:p>-0.1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9-15 12:00</text:p>
          </table:table-cell>
          <table:table-cell office:value-type="float" office:value="17.986">
            <text:p>17.986</text:p>
          </table:table-cell>
          <table:table-cell table:style-name="ce4" office:value-type="string">
            <text:p>1922-08-19 12:00</text:p>
          </table:table-cell>
          <table:table-cell office:value-type="float" office:value="-5.08">
            <text:p>-5.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9-21 12:00</text:p>
          </table:table-cell>
          <table:table-cell office:value-type="float" office:value="-1.618">
            <text:p>-1.618</text:p>
          </table:table-cell>
          <table:table-cell table:style-name="ce4" office:value-type="string">
            <text:p>1922-08-25 12:00</text:p>
          </table:table-cell>
          <table:table-cell office:value-type="float" office:value="1.072">
            <text:p>1.0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09-28 12:00</text:p>
          </table:table-cell>
          <table:table-cell office:value-type="float" office:value="-17.612">
            <text:p>-17.612</text:p>
          </table:table-cell>
          <table:table-cell table:style-name="ce4" office:value-type="string">
            <text:p>1922-09-01 12:00</text:p>
          </table:table-cell>
          <table:table-cell office:value-type="float" office:value="5.024">
            <text:p>5.0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0-05 12:00</text:p>
          </table:table-cell>
          <table:table-cell office:value-type="float" office:value="2.502">
            <text:p>2.502</text:p>
          </table:table-cell>
          <table:table-cell table:style-name="ce4" office:value-type="string">
            <text:p>1922-09-08 12:00</text:p>
          </table:table-cell>
          <table:table-cell office:value-type="float" office:value="-1.041">
            <text:p>-1.0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0-13 12:00</text:p>
          </table:table-cell>
          <table:table-cell office:value-type="float" office:value="17.374">
            <text:p>17.374</text:p>
          </table:table-cell>
          <table:table-cell table:style-name="ce4" office:value-type="string">
            <text:p>1922-09-15 12:00</text:p>
          </table:table-cell>
          <table:table-cell office:value-type="float" office:value="-5.248">
            <text:p>-5.2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0-19 12:00</text:p>
          </table:table-cell>
          <table:table-cell office:value-type="float" office:value="-4.132">
            <text:p>-4.132</text:p>
          </table:table-cell>
          <table:table-cell table:style-name="ce4" office:value-type="string">
            <text:p>1922-09-21 12:00</text:p>
          </table:table-cell>
          <table:table-cell office:value-type="float" office:value="0.508">
            <text:p>0.5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0-25 12:00</text:p>
          </table:table-cell>
          <table:table-cell office:value-type="float" office:value="-17.969">
            <text:p>-17.969</text:p>
          </table:table-cell>
          <table:table-cell table:style-name="ce4" office:value-type="string">
            <text:p>1922-09-28 12:00</text:p>
          </table:table-cell>
          <table:table-cell office:value-type="float" office:value="5.143">
            <text:p>5.1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1-01 12:00</text:p>
          </table:table-cell>
          <table:table-cell office:value-type="float" office:value="1.48">
            <text:p>1.48</text:p>
          </table:table-cell>
          <table:table-cell table:style-name="ce4" office:value-type="string">
            <text:p>1922-10-05 12:00</text:p>
          </table:table-cell>
          <table:table-cell office:value-type="float" office:value="-0.761">
            <text:p>-0.7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1-09 12:00</text:p>
          </table:table-cell>
          <table:table-cell office:value-type="float" office:value="17.793">
            <text:p>17.793</text:p>
          </table:table-cell>
          <table:table-cell table:style-name="ce4" office:value-type="string">
            <text:p>1922-10-13 12:00</text:p>
          </table:table-cell>
          <table:table-cell office:value-type="float" office:value="-5.027">
            <text:p>-5.0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1-15 12:00</text:p>
          </table:table-cell>
          <table:table-cell office:value-type="float" office:value="-2.169">
            <text:p>-2.169</text:p>
          </table:table-cell>
          <table:table-cell table:style-name="ce4" office:value-type="string">
            <text:p>1922-10-19 12:00</text:p>
          </table:table-cell>
          <table:table-cell office:value-type="float" office:value="1.247">
            <text:p>1.2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1-22 12:00</text:p>
          </table:table-cell>
          <table:table-cell office:value-type="float" office:value="-17.539">
            <text:p>-17.539</text:p>
          </table:table-cell>
          <table:table-cell table:style-name="ce4" office:value-type="string">
            <text:p>1922-10-25 12:00</text:p>
          </table:table-cell>
          <table:table-cell office:value-type="float" office:value="5.138">
            <text:p>5.1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1-28 12:00</text:p>
          </table:table-cell>
          <table:table-cell office:value-type="float" office:value="0.201">
            <text:p>0.201</text:p>
          </table:table-cell>
          <table:table-cell table:style-name="ce4" office:value-type="string">
            <text:p>1922-11-01 12:00</text:p>
          </table:table-cell>
          <table:table-cell office:value-type="float" office:value="-0.501">
            <text:p>-0.5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2-06 12:00</text:p>
          </table:table-cell>
          <table:table-cell office:value-type="float" office:value="18.171">
            <text:p>18.171</text:p>
          </table:table-cell>
          <table:table-cell table:style-name="ce4" office:value-type="string">
            <text:p>1922-11-09 12:00</text:p>
          </table:table-cell>
          <table:table-cell office:value-type="float" office:value="-4.953">
            <text:p>-4.9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2-12 12:00</text:p>
          </table:table-cell>
          <table:table-cell office:value-type="float" office:value="-0.659">
            <text:p>-0.659</text:p>
          </table:table-cell>
          <table:table-cell table:style-name="ce4" office:value-type="string">
            <text:p>1922-11-15 12:00</text:p>
          </table:table-cell>
          <table:table-cell office:value-type="float" office:value="0.788">
            <text:p>0.7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2-19 12:00</text:p>
          </table:table-cell>
          <table:table-cell office:value-type="float" office:value="-18.124">
            <text:p>-18.124</text:p>
          </table:table-cell>
          <table:table-cell table:style-name="ce4" office:value-type="string">
            <text:p>1922-11-22 12:00</text:p>
          </table:table-cell>
          <table:table-cell office:value-type="float" office:value="4.772">
            <text:p>4.7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2-12-26 12:00</text:p>
          </table:table-cell>
          <table:table-cell office:value-type="float" office:value="2.433">
            <text:p>2.433</text:p>
          </table:table-cell>
          <table:table-cell table:style-name="ce4" office:value-type="string">
            <text:p>1922-11-28 12:00</text:p>
          </table:table-cell>
          <table:table-cell office:value-type="float" office:value="-0.348">
            <text:p>-0.3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1-03 12:00</text:p>
          </table:table-cell>
          <table:table-cell office:value-type="float" office:value="17.517">
            <text:p>17.517</text:p>
          </table:table-cell>
          <table:table-cell table:style-name="ce4" office:value-type="string">
            <text:p>1922-12-06 12:00</text:p>
          </table:table-cell>
          <table:table-cell office:value-type="float" office:value="-4.859">
            <text:p>-4.8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1-09 12:00</text:p>
          </table:table-cell>
          <table:table-cell office:value-type="float" office:value="-3.863">
            <text:p>-3.863</text:p>
          </table:table-cell>
          <table:table-cell table:style-name="ce4" office:value-type="string">
            <text:p>1922-12-12 12:00</text:p>
          </table:table-cell>
          <table:table-cell office:value-type="float" office:value="0.646">
            <text:p>0.6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1-16 12:00</text:p>
          </table:table-cell>
          <table:table-cell office:value-type="float" office:value="-17.44">
            <text:p>-17.44</text:p>
          </table:table-cell>
          <table:table-cell table:style-name="ce4" office:value-type="string">
            <text:p>1922-12-19 12:00</text:p>
          </table:table-cell>
          <table:table-cell office:value-type="float" office:value="4.78">
            <text:p>4.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1-22 12:00</text:p>
          </table:table-cell>
          <table:table-cell office:value-type="float" office:value="0.931">
            <text:p>0.931</text:p>
          </table:table-cell>
          <table:table-cell table:style-name="ce4" office:value-type="string">
            <text:p>1922-12-25 12:00</text:p>
          </table:table-cell>
          <table:table-cell office:value-type="float" office:value="-0.272">
            <text:p>-0.2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1-30 12:00</text:p>
          </table:table-cell>
          <table:table-cell office:value-type="float" office:value="17.945">
            <text:p>17.945</text:p>
          </table:table-cell>
          <table:table-cell table:style-name="ce4" office:value-type="string">
            <text:p>1923-01-02 12:00</text:p>
          </table:table-cell>
          <table:table-cell office:value-type="float" office:value="-4.901">
            <text:p>-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2-05 12:00</text:p>
          </table:table-cell>
          <table:table-cell office:value-type="float" office:value="-2.548">
            <text:p>-2.548</text:p>
          </table:table-cell>
          <table:table-cell table:style-name="ce4" office:value-type="string">
            <text:p>1923-01-08 12:00</text:p>
          </table:table-cell>
          <table:table-cell office:value-type="float" office:value="0.64">
            <text:p>0.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2-12 12:00</text:p>
          </table:table-cell>
          <table:table-cell office:value-type="float" office:value="-17.719">
            <text:p>-17.719</text:p>
          </table:table-cell>
          <table:table-cell table:style-name="ce4" office:value-type="string">
            <text:p>1923-01-15 12:00</text:p>
          </table:table-cell>
          <table:table-cell office:value-type="float" office:value="4.903">
            <text:p>4.9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2-19 12:00</text:p>
          </table:table-cell>
          <table:table-cell office:value-type="float" office:value="3.331">
            <text:p>3.331</text:p>
          </table:table-cell>
          <table:table-cell table:style-name="ce4" office:value-type="string">
            <text:p>1923-01-21 12:00</text:p>
          </table:table-cell>
          <table:table-cell office:value-type="float" office:value="-0.145">
            <text:p>-0.1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2-27 12:00</text:p>
          </table:table-cell>
          <table:table-cell office:value-type="float" office:value="17.168">
            <text:p>17.168</text:p>
          </table:table-cell>
          <table:table-cell table:style-name="ce4" office:value-type="string">
            <text:p>1923-01-29 12:00</text:p>
          </table:table-cell>
          <table:table-cell office:value-type="float" office:value="-5.088">
            <text:p>-5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3-04 12:00</text:p>
          </table:table-cell>
          <table:table-cell office:value-type="float" office:value="-0.77">
            <text:p>-0.77</text:p>
          </table:table-cell>
          <table:table-cell table:style-name="ce4" office:value-type="string">
            <text:p>1923-02-04 12:00</text:p>
          </table:table-cell>
          <table:table-cell office:value-type="float" office:value="0.457">
            <text:p>0.4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3-11 12:00</text:p>
          </table:table-cell>
          <table:table-cell office:value-type="float" office:value="-17.874">
            <text:p>-17.874</text:p>
          </table:table-cell>
          <table:table-cell table:style-name="ce4" office:value-type="string">
            <text:p>1923-02-11 12:00</text:p>
          </table:table-cell>
          <table:table-cell office:value-type="float" office:value="5.088">
            <text:p>5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3-18 12:00</text:p>
          </table:table-cell>
          <table:table-cell office:value-type="float" office:value="2.287">
            <text:p>2.287</text:p>
          </table:table-cell>
          <table:table-cell table:style-name="ce4" office:value-type="string">
            <text:p>1923-02-18 12:00</text:p>
          </table:table-cell>
          <table:table-cell office:value-type="float" office:value="-0.985">
            <text:p>-0.9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3-26 12:00</text:p>
          </table:table-cell>
          <table:table-cell office:value-type="float" office:value="17.663">
            <text:p>17.663</text:p>
          </table:table-cell>
          <table:table-cell table:style-name="ce4" office:value-type="string">
            <text:p>1923-02-26 12:00</text:p>
          </table:table-cell>
          <table:table-cell office:value-type="float" office:value="-5.021">
            <text:p>-5.0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4-01 12:00</text:p>
          </table:table-cell>
          <table:table-cell office:value-type="float" office:value="-3.348">
            <text:p>-3.348</text:p>
          </table:table-cell>
          <table:table-cell table:style-name="ce4" office:value-type="string">
            <text:p>1923-03-04 12:00</text:p>
          </table:table-cell>
          <table:table-cell office:value-type="float" office:value="1.325">
            <text:p>1.3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4-07 12:00</text:p>
          </table:table-cell>
          <table:table-cell office:value-type="float" office:value="-18.118">
            <text:p>-18.118</text:p>
          </table:table-cell>
          <table:table-cell table:style-name="ce4" office:value-type="string">
            <text:p>1923-03-10 12:00</text:p>
          </table:table-cell>
          <table:table-cell office:value-type="float" office:value="5.216">
            <text:p>5.2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4-14 12:00</text:p>
          </table:table-cell>
          <table:table-cell office:value-type="float" office:value="1.35">
            <text:p>1.35</text:p>
          </table:table-cell>
          <table:table-cell table:style-name="ce4" office:value-type="string">
            <text:p>1923-03-17 12:00</text:p>
          </table:table-cell>
          <table:table-cell office:value-type="float" office:value="-0.682">
            <text:p>-0.6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4-22 12:00</text:p>
          </table:table-cell>
          <table:table-cell office:value-type="float" office:value="18.061">
            <text:p>18.061</text:p>
          </table:table-cell>
          <table:table-cell table:style-name="ce4" office:value-type="string">
            <text:p>1923-03-25 12:00</text:p>
          </table:table-cell>
          <table:table-cell office:value-type="float" office:value="-5.134">
            <text:p>-5.1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4-28 12:00</text:p>
          </table:table-cell>
          <table:table-cell office:value-type="float" office:value="-1.153">
            <text:p>-1.153</text:p>
          </table:table-cell>
          <table:table-cell table:style-name="ce4" office:value-type="string">
            <text:p>1923-03-31 12:00</text:p>
          </table:table-cell>
          <table:table-cell office:value-type="float" office:value="0.69">
            <text:p>0.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5-05 12:00</text:p>
          </table:table-cell>
          <table:table-cell office:value-type="float" office:value="-17.668">
            <text:p>-17.668</text:p>
          </table:table-cell>
          <table:table-cell table:style-name="ce4" office:value-type="string">
            <text:p>1923-04-07 12:00</text:p>
          </table:table-cell>
          <table:table-cell office:value-type="float" office:value="4.926">
            <text:p>4.9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5-11 12:00</text:p>
          </table:table-cell>
          <table:table-cell office:value-type="float" office:value="0.314">
            <text:p>0.314</text:p>
          </table:table-cell>
          <table:table-cell table:style-name="ce4" office:value-type="string">
            <text:p>1923-04-13 12:00</text:p>
          </table:table-cell>
          <table:table-cell office:value-type="float" office:value="-0.422">
            <text:p>-0.4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5-19 12:00</text:p>
          </table:table-cell>
          <table:table-cell office:value-type="float" office:value="18.398">
            <text:p>18.398</text:p>
          </table:table-cell>
          <table:table-cell table:style-name="ce4" office:value-type="string">
            <text:p>1923-04-21 12:00</text:p>
          </table:table-cell>
          <table:table-cell office:value-type="float" office:value="-5.073">
            <text:p>-5.0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5-26 12:00</text:p>
          </table:table-cell>
          <table:table-cell office:value-type="float" office:value="-3.894">
            <text:p>-3.894</text:p>
          </table:table-cell>
          <table:table-cell table:style-name="ce4" office:value-type="string">
            <text:p>1923-04-27 12:00</text:p>
          </table:table-cell>
          <table:table-cell office:value-type="float" office:value="0.169">
            <text:p>0.1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6-01 12:00</text:p>
          </table:table-cell>
          <table:table-cell office:value-type="float" office:value="-18.28">
            <text:p>-18.28</text:p>
          </table:table-cell>
          <table:table-cell table:style-name="ce4" office:value-type="string">
            <text:p>1923-05-04 12:00</text:p>
          </table:table-cell>
          <table:table-cell office:value-type="float" office:value="4.901">
            <text:p>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6-08 12:00</text:p>
          </table:table-cell>
          <table:table-cell office:value-type="float" office:value="2.819">
            <text:p>2.819</text:p>
          </table:table-cell>
          <table:table-cell table:style-name="ce4" office:value-type="string">
            <text:p>1923-05-10 12:00</text:p>
          </table:table-cell>
          <table:table-cell office:value-type="float" office:value="-0.277">
            <text:p>-0.2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6-16 12:00</text:p>
          </table:table-cell>
          <table:table-cell office:value-type="float" office:value="17.88">
            <text:p>17.88</text:p>
          </table:table-cell>
          <table:table-cell table:style-name="ce4" office:value-type="string">
            <text:p>1923-05-18 12:00</text:p>
          </table:table-cell>
          <table:table-cell office:value-type="float" office:value="-4.962">
            <text:p>-4.9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6-22 12:00</text:p>
          </table:table-cell>
          <table:table-cell office:value-type="float" office:value="-2.376">
            <text:p>-2.376</text:p>
          </table:table-cell>
          <table:table-cell table:style-name="ce4" office:value-type="string">
            <text:p>1923-05-25 12:00</text:p>
          </table:table-cell>
          <table:table-cell office:value-type="float" office:value="1.186">
            <text:p>1.1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6-29 12:00</text:p>
          </table:table-cell>
          <table:table-cell office:value-type="float" office:value="-17.715">
            <text:p>-17.715</text:p>
          </table:table-cell>
          <table:table-cell table:style-name="ce4" office:value-type="string">
            <text:p>1923-05-31 12:00</text:p>
          </table:table-cell>
          <table:table-cell office:value-type="float" office:value="4.888">
            <text:p>4.8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7-05 12:00</text:p>
          </table:table-cell>
          <table:table-cell office:value-type="float" office:value="1.399">
            <text:p>1.399</text:p>
          </table:table-cell>
          <table:table-cell table:style-name="ce4" office:value-type="string">
            <text:p>1923-06-06 12:00</text:p>
          </table:table-cell>
          <table:table-cell office:value-type="float" office:value="-0.204">
            <text:p>-0.2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7-13 12:00</text:p>
          </table:table-cell>
          <table:table-cell office:value-type="float" office:value="18.227">
            <text:p>18.227</text:p>
          </table:table-cell>
          <table:table-cell table:style-name="ce4" office:value-type="string">
            <text:p>1923-06-14 12:00</text:p>
          </table:table-cell>
          <table:table-cell office:value-type="float" office:value="-4.937">
            <text:p>-4.9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7-19 12:00</text:p>
          </table:table-cell>
          <table:table-cell office:value-type="float" office:value="-1.166">
            <text:p>-1.166</text:p>
          </table:table-cell>
          <table:table-cell table:style-name="ce4" office:value-type="string">
            <text:p>1923-06-21 12:00</text:p>
          </table:table-cell>
          <table:table-cell office:value-type="float" office:value="1.113">
            <text:p>1.1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7-26 12:00</text:p>
          </table:table-cell>
          <table:table-cell office:value-type="float" office:value="-18.157">
            <text:p>-18.157</text:p>
          </table:table-cell>
          <table:table-cell table:style-name="ce4" office:value-type="string">
            <text:p>1923-06-27 12:00</text:p>
          </table:table-cell>
          <table:table-cell office:value-type="float" office:value="4.966">
            <text:p>4.9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8-02 12:00</text:p>
          </table:table-cell>
          <table:table-cell office:value-type="float" office:value="3.727">
            <text:p>3.727</text:p>
          </table:table-cell>
          <table:table-cell table:style-name="ce4" office:value-type="string">
            <text:p>1923-07-03 12:00</text:p>
          </table:table-cell>
          <table:table-cell office:value-type="float" office:value="-0.081">
            <text:p>-0.0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8-09 12:00</text:p>
          </table:table-cell>
          <table:table-cell office:value-type="float" office:value="18.419">
            <text:p>18.419</text:p>
          </table:table-cell>
          <table:table-cell table:style-name="ce4" office:value-type="string">
            <text:p>1923-07-11 12:00</text:p>
          </table:table-cell>
          <table:table-cell office:value-type="float" office:value="-5.045">
            <text:p>-5.0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8-16 12:00</text:p>
          </table:table-cell>
          <table:table-cell office:value-type="float" office:value="-4.433">
            <text:p>-4.433</text:p>
          </table:table-cell>
          <table:table-cell table:style-name="ce4" office:value-type="string">
            <text:p>1923-07-18 12:00</text:p>
          </table:table-cell>
          <table:table-cell office:value-type="float" office:value="1.05">
            <text:p>1.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8-22 12:00</text:p>
          </table:table-cell>
          <table:table-cell office:value-type="float" office:value="-18.325">
            <text:p>-18.325</text:p>
          </table:table-cell>
          <table:table-cell table:style-name="ce4" office:value-type="string">
            <text:p>1923-07-25 12:00</text:p>
          </table:table-cell>
          <table:table-cell office:value-type="float" office:value="4.816">
            <text:p>4.8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8-29 12:00</text:p>
          </table:table-cell>
          <table:table-cell office:value-type="float" office:value="2.422">
            <text:p>2.422</text:p>
          </table:table-cell>
          <table:table-cell table:style-name="ce4" office:value-type="string">
            <text:p>1923-07-31 12:00</text:p>
          </table:table-cell>
          <table:table-cell office:value-type="float" office:value="-0.947">
            <text:p>-0.9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9-06 12:00</text:p>
          </table:table-cell>
          <table:table-cell office:value-type="float" office:value="17.886">
            <text:p>17.886</text:p>
          </table:table-cell>
          <table:table-cell table:style-name="ce4" office:value-type="string">
            <text:p>1923-08-08 12:00</text:p>
          </table:table-cell>
          <table:table-cell office:value-type="float" office:value="-4.994">
            <text:p>-4.9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9-12 12:00</text:p>
          </table:table-cell>
          <table:table-cell office:value-type="float" office:value="-2.938">
            <text:p>-2.938</text:p>
          </table:table-cell>
          <table:table-cell table:style-name="ce4" office:value-type="string">
            <text:p>1923-08-14 12:00</text:p>
          </table:table-cell>
          <table:table-cell office:value-type="float" office:value="0.795">
            <text:p>0.7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9-19 12:00</text:p>
          </table:table-cell>
          <table:table-cell office:value-type="float" office:value="-17.534">
            <text:p>-17.534</text:p>
          </table:table-cell>
          <table:table-cell table:style-name="ce4" office:value-type="string">
            <text:p>1923-08-21 12:00</text:p>
          </table:table-cell>
          <table:table-cell office:value-type="float" office:value="5.012">
            <text:p>5.0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09-25 12:00</text:p>
          </table:table-cell>
          <table:table-cell office:value-type="float" office:value="1.296">
            <text:p>1.296</text:p>
          </table:table-cell>
          <table:table-cell table:style-name="ce4" office:value-type="string">
            <text:p>1923-08-27 12:00</text:p>
          </table:table-cell>
          <table:table-cell office:value-type="float" office:value="-0.612">
            <text:p>-0.6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0-03 12:00</text:p>
          </table:table-cell>
          <table:table-cell office:value-type="float" office:value="18.284">
            <text:p>18.284</text:p>
          </table:table-cell>
          <table:table-cell table:style-name="ce4" office:value-type="string">
            <text:p>1923-09-04 12:00</text:p>
          </table:table-cell>
          <table:table-cell office:value-type="float" office:value="-5.158">
            <text:p>-5.1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0-09 12:00</text:p>
          </table:table-cell>
          <table:table-cell office:value-type="float" office:value="-0.922">
            <text:p>-0.922</text:p>
          </table:table-cell>
          <table:table-cell table:style-name="ce4" office:value-type="string">
            <text:p>1923-09-10 12:00</text:p>
          </table:table-cell>
          <table:table-cell office:value-type="float" office:value="0.3">
            <text:p>0.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0-16 12:00</text:p>
          </table:table-cell>
          <table:table-cell office:value-type="float" office:value="-17.962">
            <text:p>-17.962</text:p>
          </table:table-cell>
          <table:table-cell table:style-name="ce4" office:value-type="string">
            <text:p>1923-09-17 12:00</text:p>
          </table:table-cell>
          <table:table-cell office:value-type="float" office:value="5.1">
            <text:p>5.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0-22 12:00</text:p>
          </table:table-cell>
          <table:table-cell office:value-type="float" office:value="0.282">
            <text:p>0.282</text:p>
          </table:table-cell>
          <table:table-cell table:style-name="ce4" office:value-type="string">
            <text:p>1923-09-23 12:00</text:p>
          </table:table-cell>
          <table:table-cell office:value-type="float" office:value="-0.273">
            <text:p>-0.2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0-30 12:00</text:p>
          </table:table-cell>
          <table:table-cell office:value-type="float" office:value="18.641">
            <text:p>18.641</text:p>
          </table:table-cell>
          <table:table-cell table:style-name="ce4" office:value-type="string">
            <text:p>1923-10-01 12:00</text:p>
          </table:table-cell>
          <table:table-cell office:value-type="float" office:value="-5.162">
            <text:p>-5.1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1-06 12:00</text:p>
          </table:table-cell>
          <table:table-cell office:value-type="float" office:value="-3.428">
            <text:p>-3.428</text:p>
          </table:table-cell>
          <table:table-cell table:style-name="ce4" office:value-type="string">
            <text:p>1923-10-08 12:00</text:p>
          </table:table-cell>
          <table:table-cell office:value-type="float" office:value="1.055">
            <text:p>1.0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1-12 12:00</text:p>
          </table:table-cell>
          <table:table-cell office:value-type="float" office:value="-18.513">
            <text:p>-18.513</text:p>
          </table:table-cell>
          <table:table-cell table:style-name="ce4" office:value-type="string">
            <text:p>1923-10-14 12:00</text:p>
          </table:table-cell>
          <table:table-cell office:value-type="float" office:value="5.069">
            <text:p>5.0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1-19 12:00</text:p>
          </table:table-cell>
          <table:table-cell office:value-type="float" office:value="3.052">
            <text:p>3.052</text:p>
          </table:table-cell>
          <table:table-cell table:style-name="ce4" office:value-type="string">
            <text:p>1923-10-20 12:00</text:p>
          </table:table-cell>
          <table:table-cell office:value-type="float" office:value="-0.064">
            <text:p>-0.0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1-27 12:00</text:p>
          </table:table-cell>
          <table:table-cell office:value-type="float" office:value="18.282">
            <text:p>18.282</text:p>
          </table:table-cell>
          <table:table-cell table:style-name="ce4" office:value-type="string">
            <text:p>1923-10-28 12:00</text:p>
          </table:table-cell>
          <table:table-cell office:value-type="float" office:value="-5.047">
            <text:p>-5.0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2-03 12:00</text:p>
          </table:table-cell>
          <table:table-cell office:value-type="float" office:value="-1.341">
            <text:p>-1.341</text:p>
          </table:table-cell>
          <table:table-cell table:style-name="ce4" office:value-type="string">
            <text:p>1923-11-04 12:00</text:p>
          </table:table-cell>
          <table:table-cell office:value-type="float" office:value="0.628">
            <text:p>0.6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2-10 12:00</text:p>
          </table:table-cell>
          <table:table-cell office:value-type="float" office:value="-18.029">
            <text:p>-18.029</text:p>
          </table:table-cell>
          <table:table-cell table:style-name="ce4" office:value-type="string">
            <text:p>1923-11-10 12:00</text:p>
          </table:table-cell>
          <table:table-cell office:value-type="float" office:value="4.995">
            <text:p>4.9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2-16 12:00</text:p>
          </table:table-cell>
          <table:table-cell office:value-type="float" office:value="1.794">
            <text:p>1.794</text:p>
          </table:table-cell>
          <table:table-cell table:style-name="ce4" office:value-type="string">
            <text:p>1923-11-17 12:00</text:p>
          </table:table-cell>
          <table:table-cell office:value-type="float" office:value="-1.074">
            <text:p>-1.0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2-24 12:00</text:p>
          </table:table-cell>
          <table:table-cell office:value-type="float" office:value="18.65">
            <text:p>18.65</text:p>
          </table:table-cell>
          <table:table-cell table:style-name="ce4" office:value-type="string">
            <text:p>1923-11-24 12:00</text:p>
          </table:table-cell>
          <table:table-cell office:value-type="float" office:value="-4.955">
            <text:p>-4.9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3-12-31 12:00</text:p>
          </table:table-cell>
          <table:table-cell office:value-type="float" office:value="-4.306">
            <text:p>-4.306</text:p>
          </table:table-cell>
          <table:table-cell table:style-name="ce4" office:value-type="string">
            <text:p>1923-12-01 12:00</text:p>
          </table:table-cell>
          <table:table-cell office:value-type="float" office:value="0.478">
            <text:p>0.4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1-06 12:00</text:p>
          </table:table-cell>
          <table:table-cell office:value-type="float" office:value="-18.668">
            <text:p>-18.668</text:p>
          </table:table-cell>
          <table:table-cell table:style-name="ce4" office:value-type="string">
            <text:p>1923-12-08 12:00</text:p>
          </table:table-cell>
          <table:table-cell office:value-type="float" office:value="4.74">
            <text:p>4.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1-12 12:00</text:p>
          </table:table-cell>
          <table:table-cell office:value-type="float" office:value="0.28">
            <text:p>0.28</text:p>
          </table:table-cell>
          <table:table-cell table:style-name="ce4" office:value-type="string">
            <text:p>1923-12-14 12:00</text:p>
          </table:table-cell>
          <table:table-cell office:value-type="float" office:value="-1.038">
            <text:p>-1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1-20 12:00</text:p>
          </table:table-cell>
          <table:table-cell office:value-type="float" office:value="18.847">
            <text:p>18.847</text:p>
          </table:table-cell>
          <table:table-cell table:style-name="ce4" office:value-type="string">
            <text:p>1923-12-21 12:00</text:p>
          </table:table-cell>
          <table:table-cell office:value-type="float" office:value="-5.001">
            <text:p>-5.0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1-27 12:00</text:p>
          </table:table-cell>
          <table:table-cell office:value-type="float" office:value="-3.122">
            <text:p>-3.122</text:p>
          </table:table-cell>
          <table:table-cell table:style-name="ce4" office:value-type="string">
            <text:p>1923-12-28 12:00</text:p>
          </table:table-cell>
          <table:table-cell office:value-type="float" office:value="0.456">
            <text:p>0.4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2-03 12:00</text:p>
          </table:table-cell>
          <table:table-cell office:value-type="float" office:value="-17.895">
            <text:p>-17.895</text:p>
          </table:table-cell>
          <table:table-cell table:style-name="ce4" office:value-type="string">
            <text:p>1924-01-04 12:00</text:p>
          </table:table-cell>
          <table:table-cell office:value-type="float" office:value="4.942">
            <text:p>4.9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2-09 12:00</text:p>
          </table:table-cell>
          <table:table-cell office:value-type="float" office:value="2.674">
            <text:p>2.674</text:p>
          </table:table-cell>
          <table:table-cell table:style-name="ce4" office:value-type="string">
            <text:p>1924-01-10 12:00</text:p>
          </table:table-cell>
          <table:table-cell office:value-type="float" office:value="-0.854">
            <text:p>-0.8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2-17 12:00</text:p>
          </table:table-cell>
          <table:table-cell office:value-type="float" office:value="18.282">
            <text:p>18.282</text:p>
          </table:table-cell>
          <table:table-cell table:style-name="ce4" office:value-type="string">
            <text:p>1924-01-18 12:00</text:p>
          </table:table-cell>
          <table:table-cell office:value-type="float" office:value="-4.963">
            <text:p>-4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2-23 12:00</text:p>
          </table:table-cell>
          <table:table-cell office:value-type="float" office:value="-1.931">
            <text:p>-1.931</text:p>
          </table:table-cell>
          <table:table-cell table:style-name="ce4" office:value-type="string">
            <text:p>1924-01-24 12:00</text:p>
          </table:table-cell>
          <table:table-cell office:value-type="float" office:value="0.306">
            <text:p>0.3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3-01 12:00</text:p>
          </table:table-cell>
          <table:table-cell office:value-type="float" office:value="-18.288">
            <text:p>-18.288</text:p>
          </table:table-cell>
          <table:table-cell table:style-name="ce4" office:value-type="string">
            <text:p>1924-01-31 12:00</text:p>
          </table:table-cell>
          <table:table-cell office:value-type="float" office:value="5.148">
            <text:p>5.1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3-07 12:00</text:p>
          </table:table-cell>
          <table:table-cell office:value-type="float" office:value="1.233">
            <text:p>1.233</text:p>
          </table:table-cell>
          <table:table-cell table:style-name="ce4" office:value-type="string">
            <text:p>1924-02-06 12:00</text:p>
          </table:table-cell>
          <table:table-cell office:value-type="float" office:value="-0.455">
            <text:p>-0.4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3-15 12:00</text:p>
          </table:table-cell>
          <table:table-cell office:value-type="float" office:value="18.664">
            <text:p>18.664</text:p>
          </table:table-cell>
          <table:table-cell table:style-name="ce4" office:value-type="string">
            <text:p>1924-02-14 12:00</text:p>
          </table:table-cell>
          <table:table-cell office:value-type="float" office:value="-5.148">
            <text:p>-5.1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3-21 12:00</text:p>
          </table:table-cell>
          <table:table-cell office:value-type="float" office:value="-0.289">
            <text:p>-0.289</text:p>
          </table:table-cell>
          <table:table-cell table:style-name="ce4" office:value-type="string">
            <text:p>1924-02-21 12:00</text:p>
          </table:table-cell>
          <table:table-cell office:value-type="float" office:value="1.172">
            <text:p>1.1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3-28 12:00</text:p>
          </table:table-cell>
          <table:table-cell office:value-type="float" office:value="-18.619">
            <text:p>-18.619</text:p>
          </table:table-cell>
          <table:table-cell table:style-name="ce4" office:value-type="string">
            <text:p>1924-02-27 12:00</text:p>
          </table:table-cell>
          <table:table-cell office:value-type="float" office:value="5.237">
            <text:p>5.2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4-04 12:00</text:p>
          </table:table-cell>
          <table:table-cell office:value-type="float" office:value="4.004">
            <text:p>4.004</text:p>
          </table:table-cell>
          <table:table-cell table:style-name="ce4" office:value-type="string">
            <text:p>1924-03-04 12:00</text:p>
          </table:table-cell>
          <table:table-cell office:value-type="float" office:value="-0.012">
            <text:p>-0.0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4-12 12:00</text:p>
          </table:table-cell>
          <table:table-cell office:value-type="float" office:value="18.16">
            <text:p>18.16</text:p>
          </table:table-cell>
          <table:table-cell table:style-name="ce4" office:value-type="string">
            <text:p>1924-03-12 12:00</text:p>
          </table:table-cell>
          <table:table-cell office:value-type="float" office:value="-5.188">
            <text:p>-5.1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4-18 12:00</text:p>
          </table:table-cell>
          <table:table-cell office:value-type="float" office:value="-2.983">
            <text:p>-2.983</text:p>
          </table:table-cell>
          <table:table-cell table:style-name="ce4" office:value-type="string">
            <text:p>1924-03-19 12:00</text:p>
          </table:table-cell>
          <table:table-cell office:value-type="float" office:value="0.674">
            <text:p>0.6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4-24 12:00</text:p>
          </table:table-cell>
          <table:table-cell office:value-type="float" office:value="-19.029">
            <text:p>-19.029</text:p>
          </table:table-cell>
          <table:table-cell table:style-name="ce4" office:value-type="string">
            <text:p>1924-03-26 12:00</text:p>
          </table:table-cell>
          <table:table-cell office:value-type="float" office:value="4.916">
            <text:p>4.9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5-01 12:00</text:p>
          </table:table-cell>
          <table:table-cell office:value-type="float" office:value="2.944">
            <text:p>2.944</text:p>
          </table:table-cell>
          <table:table-cell table:style-name="ce4" office:value-type="string">
            <text:p>1924-04-01 12:00</text:p>
          </table:table-cell>
          <table:table-cell office:value-type="float" office:value="-0.898">
            <text:p>-0.8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5-09 12:00</text:p>
          </table:table-cell>
          <table:table-cell office:value-type="float" office:value="18.738">
            <text:p>18.738</text:p>
          </table:table-cell>
          <table:table-cell table:style-name="ce4" office:value-type="string">
            <text:p>1924-04-08 12:00</text:p>
          </table:table-cell>
          <table:table-cell office:value-type="float" office:value="-5.091">
            <text:p>-5.0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5-15 12:00</text:p>
          </table:table-cell>
          <table:table-cell office:value-type="float" office:value="-0.787">
            <text:p>-0.787</text:p>
          </table:table-cell>
          <table:table-cell table:style-name="ce4" office:value-type="string">
            <text:p>1924-04-15 12:00</text:p>
          </table:table-cell>
          <table:table-cell office:value-type="float" office:value="0.263">
            <text:p>0.2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5-22 12:00</text:p>
          </table:table-cell>
          <table:table-cell office:value-type="float" office:value="-18.549">
            <text:p>-18.549</text:p>
          </table:table-cell>
          <table:table-cell table:style-name="ce4" office:value-type="string">
            <text:p>1924-04-22 12:00</text:p>
          </table:table-cell>
          <table:table-cell office:value-type="float" office:value="4.869">
            <text:p>4.8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5-28 12:00</text:p>
          </table:table-cell>
          <table:table-cell office:value-type="float" office:value="1.853">
            <text:p>1.853</text:p>
          </table:table-cell>
          <table:table-cell table:style-name="ce4" office:value-type="string">
            <text:p>1924-04-28 12:00</text:p>
          </table:table-cell>
          <table:table-cell office:value-type="float" office:value="-0.785">
            <text:p>-0.7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6-05 12:00</text:p>
          </table:table-cell>
          <table:table-cell office:value-type="float" office:value="19.15">
            <text:p>19.15</text:p>
          </table:table-cell>
          <table:table-cell table:style-name="ce4" office:value-type="string">
            <text:p>1924-05-06 12:00</text:p>
          </table:table-cell>
          <table:table-cell office:value-type="float" office:value="-4.785">
            <text:p>-4.7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6-12 12:00</text:p>
          </table:table-cell>
          <table:table-cell office:value-type="float" office:value="-3.542">
            <text:p>-3.542</text:p>
          </table:table-cell>
          <table:table-cell table:style-name="ce4" office:value-type="string">
            <text:p>1924-05-12 12:00</text:p>
          </table:table-cell>
          <table:table-cell office:value-type="float" office:value="0.071">
            <text:p>0.0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6-18 12:00</text:p>
          </table:table-cell>
          <table:table-cell office:value-type="float" office:value="-19.197">
            <text:p>-19.197</text:p>
          </table:table-cell>
          <table:table-cell table:style-name="ce4" office:value-type="string">
            <text:p>1924-05-19 12:00</text:p>
          </table:table-cell>
          <table:table-cell office:value-type="float" office:value="4.889">
            <text:p>4.8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6-24 12:00</text:p>
          </table:table-cell>
          <table:table-cell office:value-type="float" office:value="0.571">
            <text:p>0.571</text:p>
          </table:table-cell>
          <table:table-cell table:style-name="ce4" office:value-type="string">
            <text:p>1924-05-25 12:00</text:p>
          </table:table-cell>
          <table:table-cell office:value-type="float" office:value="-0.753">
            <text:p>-0.7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7-02 12:00</text:p>
          </table:table-cell>
          <table:table-cell office:value-type="float" office:value="19.376">
            <text:p>19.376</text:p>
          </table:table-cell>
          <table:table-cell table:style-name="ce4" office:value-type="string">
            <text:p>1924-06-02 12:00</text:p>
          </table:table-cell>
          <table:table-cell office:value-type="float" office:value="-4.793">
            <text:p>-4.7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7-09 12:00</text:p>
          </table:table-cell>
          <table:table-cell office:value-type="float" office:value="-2.034">
            <text:p>-2.034</text:p>
          </table:table-cell>
          <table:table-cell table:style-name="ce4" office:value-type="string">
            <text:p>1924-06-08 12:00</text:p>
          </table:table-cell>
          <table:table-cell office:value-type="float" office:value="0.013">
            <text:p>0.0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7-16 12:00</text:p>
          </table:table-cell>
          <table:table-cell office:value-type="float" office:value="-18.522">
            <text:p>-18.522</text:p>
          </table:table-cell>
          <table:table-cell table:style-name="ce4" office:value-type="string">
            <text:p>1924-06-15 12:00</text:p>
          </table:table-cell>
          <table:table-cell office:value-type="float" office:value="5.018">
            <text:p>5.0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7-22 12:00</text:p>
          </table:table-cell>
          <table:table-cell office:value-type="float" office:value="3.226">
            <text:p>3.226</text:p>
          </table:table-cell>
          <table:table-cell table:style-name="ce4" office:value-type="string">
            <text:p>1924-06-21 12:00</text:p>
          </table:table-cell>
          <table:table-cell office:value-type="float" office:value="-0.607">
            <text:p>-0.6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7-30 12:00</text:p>
          </table:table-cell>
          <table:table-cell office:value-type="float" office:value="18.747">
            <text:p>18.747</text:p>
          </table:table-cell>
          <table:table-cell table:style-name="ce4" office:value-type="string">
            <text:p>1924-06-29 12:00</text:p>
          </table:table-cell>
          <table:table-cell office:value-type="float" office:value="-4.924">
            <text:p>-4.9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8-05 12:00</text:p>
          </table:table-cell>
          <table:table-cell office:value-type="float" office:value="-0.919">
            <text:p>-0.919</text:p>
          </table:table-cell>
          <table:table-cell table:style-name="ce4" office:value-type="string">
            <text:p>1924-07-06 12:00</text:p>
          </table:table-cell>
          <table:table-cell office:value-type="float" office:value="1.053">
            <text:p>1.0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8-12 12:00</text:p>
          </table:table-cell>
          <table:table-cell office:value-type="float" office:value="-19.033">
            <text:p>-19.033</text:p>
          </table:table-cell>
          <table:table-cell table:style-name="ce4" office:value-type="string">
            <text:p>1924-07-13 12:00</text:p>
          </table:table-cell>
          <table:table-cell office:value-type="float" office:value="4.926">
            <text:p>4.9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8-18 12:00</text:p>
          </table:table-cell>
          <table:table-cell office:value-type="float" office:value="1.659">
            <text:p>1.659</text:p>
          </table:table-cell>
          <table:table-cell table:style-name="ce4" office:value-type="string">
            <text:p>1924-07-18 12:00</text:p>
          </table:table-cell>
          <table:table-cell office:value-type="float" office:value="-0.229">
            <text:p>-0.2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8-26 12:00</text:p>
          </table:table-cell>
          <table:table-cell office:value-type="float" office:value="19.061">
            <text:p>19.061</text:p>
          </table:table-cell>
          <table:table-cell table:style-name="ce4" office:value-type="string">
            <text:p>1924-07-26 12:00</text:p>
          </table:table-cell>
          <table:table-cell office:value-type="float" office:value="-5.102">
            <text:p>-5.1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9-02 12:00</text:p>
          </table:table-cell>
          <table:table-cell office:value-type="float" office:value="-4.363">
            <text:p>-4.363</text:p>
          </table:table-cell>
          <table:table-cell table:style-name="ce4" office:value-type="string">
            <text:p>1924-08-02 12:00</text:p>
          </table:table-cell>
          <table:table-cell office:value-type="float" office:value="0.839">
            <text:p>0.8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9-08 12:00</text:p>
          </table:table-cell>
          <table:table-cell office:value-type="float" office:value="-19.321">
            <text:p>-19.321</text:p>
          </table:table-cell>
          <table:table-cell table:style-name="ce4" office:value-type="string">
            <text:p>1924-08-09 12:00</text:p>
          </table:table-cell>
          <table:table-cell office:value-type="float" office:value="5.115">
            <text:p>5.1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9-14 12:00</text:p>
          </table:table-cell>
          <table:table-cell office:value-type="float" office:value="0.073">
            <text:p>0.073</text:p>
          </table:table-cell>
          <table:table-cell table:style-name="ce4" office:value-type="string">
            <text:p>1924-08-15 12:00</text:p>
          </table:table-cell>
          <table:table-cell office:value-type="float" office:value="-0.993">
            <text:p>-0.9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9-22 12:00</text:p>
          </table:table-cell>
          <table:table-cell office:value-type="float" office:value="19.397">
            <text:p>19.397</text:p>
          </table:table-cell>
          <table:table-cell table:style-name="ce4" office:value-type="string">
            <text:p>1924-08-22 12:00</text:p>
          </table:table-cell>
          <table:table-cell office:value-type="float" office:value="-5.205">
            <text:p>-5.2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09-29 12:00</text:p>
          </table:table-cell>
          <table:table-cell office:value-type="float" office:value="-2.978">
            <text:p>-2.978</text:p>
          </table:table-cell>
          <table:table-cell table:style-name="ce4" office:value-type="string">
            <text:p>1924-08-29 12:00</text:p>
          </table:table-cell>
          <table:table-cell office:value-type="float" office:value="0.478">
            <text:p>0.4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0-06 12:00</text:p>
          </table:table-cell>
          <table:table-cell office:value-type="float" office:value="-18.593">
            <text:p>-18.593</text:p>
          </table:table-cell>
          <table:table-cell table:style-name="ce4" office:value-type="string">
            <text:p>1924-09-05 12:00</text:p>
          </table:table-cell>
          <table:table-cell office:value-type="float" office:value="5.151">
            <text:p>5.1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0-12 12:00</text:p>
          </table:table-cell>
          <table:table-cell office:value-type="float" office:value="2.961">
            <text:p>2.961</text:p>
          </table:table-cell>
          <table:table-cell table:style-name="ce4" office:value-type="string">
            <text:p>1924-09-11 12:00</text:p>
          </table:table-cell>
          <table:table-cell office:value-type="float" office:value="-0.529">
            <text:p>-0.5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0-20 12:00</text:p>
          </table:table-cell>
          <table:table-cell office:value-type="float" office:value="19.051">
            <text:p>19.051</text:p>
          </table:table-cell>
          <table:table-cell table:style-name="ce4" office:value-type="string">
            <text:p>1924-09-18 12:00</text:p>
          </table:table-cell>
          <table:table-cell office:value-type="float" office:value="-5.167">
            <text:p>-5.1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0-26 12:00</text:p>
          </table:table-cell>
          <table:table-cell office:value-type="float" office:value="-1.016">
            <text:p>-1.016</text:p>
          </table:table-cell>
          <table:table-cell table:style-name="ce4" office:value-type="string">
            <text:p>1924-09-25 12:00</text:p>
          </table:table-cell>
          <table:table-cell office:value-type="float" office:value="0.092">
            <text:p>0.0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1-02 12:00</text:p>
          </table:table-cell>
          <table:table-cell office:value-type="float" office:value="-19.174">
            <text:p>-19.174</text:p>
          </table:table-cell>
          <table:table-cell table:style-name="ce4" office:value-type="string">
            <text:p>1924-10-02 12:00</text:p>
          </table:table-cell>
          <table:table-cell office:value-type="float" office:value="5.07">
            <text:p>5.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1-08 12:00</text:p>
          </table:table-cell>
          <table:table-cell office:value-type="float" office:value="1.726">
            <text:p>1.726</text:p>
          </table:table-cell>
          <table:table-cell table:style-name="ce4" office:value-type="string">
            <text:p>1924-10-08 12:00</text:p>
          </table:table-cell>
          <table:table-cell office:value-type="float" office:value="-0.277">
            <text:p>-0.2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1-16 12:00</text:p>
          </table:table-cell>
          <table:table-cell office:value-type="float" office:value="19.608">
            <text:p>19.608</text:p>
          </table:table-cell>
          <table:table-cell table:style-name="ce4" office:value-type="string">
            <text:p>1924-10-16 12:00</text:p>
          </table:table-cell>
          <table:table-cell office:value-type="float" office:value="-4.865">
            <text:p>-4.8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1-23 12:00</text:p>
          </table:table-cell>
          <table:table-cell office:value-type="float" office:value="-3.556">
            <text:p>-3.556</text:p>
          </table:table-cell>
          <table:table-cell table:style-name="ce4" office:value-type="string">
            <text:p>1924-10-23 12:00</text:p>
          </table:table-cell>
          <table:table-cell office:value-type="float" office:value="0.955">
            <text:p>0.9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1-29 12:00</text:p>
          </table:table-cell>
          <table:table-cell office:value-type="float" office:value="-19.78">
            <text:p>-19.78</text:p>
          </table:table-cell>
          <table:table-cell table:style-name="ce4" office:value-type="string">
            <text:p>1924-10-30 12:00</text:p>
          </table:table-cell>
          <table:table-cell office:value-type="float" office:value="4.688">
            <text:p>4.6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2-05 12:00</text:p>
          </table:table-cell>
          <table:table-cell office:value-type="float" office:value="0.544">
            <text:p>0.544</text:p>
          </table:table-cell>
          <table:table-cell table:style-name="ce4" office:value-type="string">
            <text:p>1924-11-04 12:00</text:p>
          </table:table-cell>
          <table:table-cell office:value-type="float" office:value="-0.23">
            <text:p>-0.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2-13 12:00</text:p>
          </table:table-cell>
          <table:table-cell office:value-type="float" office:value="19.964">
            <text:p>19.964</text:p>
          </table:table-cell>
          <table:table-cell table:style-name="ce4" office:value-type="string">
            <text:p>1924-11-12 12:00</text:p>
          </table:table-cell>
          <table:table-cell office:value-type="float" office:value="-4.821">
            <text:p>-4.8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2-20 12:00</text:p>
          </table:table-cell>
          <table:table-cell office:value-type="float" office:value="-1.517">
            <text:p>-1.517</text:p>
          </table:table-cell>
          <table:table-cell table:style-name="ce4" office:value-type="string">
            <text:p>1924-11-19 12:00</text:p>
          </table:table-cell>
          <table:table-cell office:value-type="float" office:value="0.829">
            <text:p>0.8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4-12-27 12:00</text:p>
          </table:table-cell>
          <table:table-cell office:value-type="float" office:value="-19.18">
            <text:p>-19.18</text:p>
          </table:table-cell>
          <table:table-cell table:style-name="ce4" office:value-type="string">
            <text:p>1924-11-26 12:00</text:p>
          </table:table-cell>
          <table:table-cell office:value-type="float" office:value="4.8">
            <text:p>4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1-02 12:00</text:p>
          </table:table-cell>
          <table:table-cell office:value-type="float" office:value="3.542">
            <text:p>3.542</text:p>
          </table:table-cell>
          <table:table-cell table:style-name="ce4" office:value-type="string">
            <text:p>1924-12-01 12:00</text:p>
          </table:table-cell>
          <table:table-cell office:value-type="float" office:value="-0.173">
            <text:p>-0.1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1-10 12:00</text:p>
          </table:table-cell>
          <table:table-cell office:value-type="float" office:value="19.339">
            <text:p>19.339</text:p>
          </table:table-cell>
          <table:table-cell table:style-name="ce4" office:value-type="string">
            <text:p>1924-12-09 12:00</text:p>
          </table:table-cell>
          <table:table-cell office:value-type="float" office:value="-4.904">
            <text:p>-4.9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1-16 12:00</text:p>
          </table:table-cell>
          <table:table-cell office:value-type="float" office:value="-0.089">
            <text:p>-0.089</text:p>
          </table:table-cell>
          <table:table-cell table:style-name="ce4" office:value-type="string">
            <text:p>1924-12-16 12:00</text:p>
          </table:table-cell>
          <table:table-cell office:value-type="float" office:value="0.769">
            <text:p>0.7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1-23 12:00</text:p>
          </table:table-cell>
          <table:table-cell office:value-type="float" office:value="-19.819">
            <text:p>-19.819</text:p>
          </table:table-cell>
          <table:table-cell table:style-name="ce4" office:value-type="string">
            <text:p>1924-12-23 12:00</text:p>
          </table:table-cell>
          <table:table-cell office:value-type="float" office:value="5.036">
            <text:p>5.0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1-29 12:00</text:p>
          </table:table-cell>
          <table:table-cell office:value-type="float" office:value="1.999">
            <text:p>1.999</text:p>
          </table:table-cell>
          <table:table-cell table:style-name="ce4" office:value-type="string">
            <text:p>1924-12-29 12:00</text:p>
          </table:table-cell>
          <table:table-cell office:value-type="float" office:value="-1.155">
            <text:p>-1.1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2-06 12:00</text:p>
          </table:table-cell>
          <table:table-cell office:value-type="float" office:value="19.622">
            <text:p>19.622</text:p>
          </table:table-cell>
          <table:table-cell table:style-name="ce4" office:value-type="string">
            <text:p>1925-01-05 12:00</text:p>
          </table:table-cell>
          <table:table-cell office:value-type="float" office:value="-5.081">
            <text:p>-5.0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2-13 12:00</text:p>
          </table:table-cell>
          <table:table-cell office:value-type="float" office:value="-3.544">
            <text:p>-3.544</text:p>
          </table:table-cell>
          <table:table-cell table:style-name="ce4" office:value-type="string">
            <text:p>1925-01-12 12:00</text:p>
          </table:table-cell>
          <table:table-cell office:value-type="float" office:value="0.614">
            <text:p>0.6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2-20 12:00</text:p>
          </table:table-cell>
          <table:table-cell office:value-type="float" office:value="-19.031">
            <text:p>-19.031</text:p>
          </table:table-cell>
          <table:table-cell table:style-name="ce4" office:value-type="string">
            <text:p>1925-01-19 12:00</text:p>
          </table:table-cell>
          <table:table-cell office:value-type="float" office:value="5.233">
            <text:p>5.2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2-25 12:00</text:p>
          </table:table-cell>
          <table:table-cell office:value-type="float" office:value="0.159">
            <text:p>0.159</text:p>
          </table:table-cell>
          <table:table-cell table:style-name="ce4" office:value-type="string">
            <text:p>1925-01-25 12:00</text:p>
          </table:table-cell>
          <table:table-cell office:value-type="float" office:value="-0.619">
            <text:p>-0.6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3-05 12:00</text:p>
          </table:table-cell>
          <table:table-cell office:value-type="float" office:value="19.927">
            <text:p>19.927</text:p>
          </table:table-cell>
          <table:table-cell table:style-name="ce4" office:value-type="string">
            <text:p>1925-02-01 12:00</text:p>
          </table:table-cell>
          <table:table-cell office:value-type="float" office:value="-5.218">
            <text:p>-5.2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3-12 12:00</text:p>
          </table:table-cell>
          <table:table-cell office:value-type="float" office:value="-2.482">
            <text:p>-2.482</text:p>
          </table:table-cell>
          <table:table-cell table:style-name="ce4" office:value-type="string">
            <text:p>1925-02-08 12:00</text:p>
          </table:table-cell>
          <table:table-cell office:value-type="float" office:value="0.319">
            <text:p>0.3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3-19 12:00</text:p>
          </table:table-cell>
          <table:table-cell office:value-type="float" office:value="-19.6">
            <text:p>-19.6</text:p>
          </table:table-cell>
          <table:table-cell table:style-name="ce4" office:value-type="string">
            <text:p>1925-02-16 12:00</text:p>
          </table:table-cell>
          <table:table-cell office:value-type="float" office:value="5.028">
            <text:p>5.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3-25 12:00</text:p>
          </table:table-cell>
          <table:table-cell office:value-type="float" office:value="2.983">
            <text:p>2.983</text:p>
          </table:table-cell>
          <table:table-cell table:style-name="ce4" office:value-type="string">
            <text:p>1925-02-21 12:00</text:p>
          </table:table-cell>
          <table:table-cell office:value-type="float" office:value="-0.012">
            <text:p>-0.0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4-02 12:00</text:p>
          </table:table-cell>
          <table:table-cell office:value-type="float" office:value="19.449">
            <text:p>19.449</text:p>
          </table:table-cell>
          <table:table-cell table:style-name="ce4" office:value-type="string">
            <text:p>1925-03-01 12:00</text:p>
          </table:table-cell>
          <table:table-cell office:value-type="float" office:value="-4.974">
            <text:p>-4.9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4-08 12:00</text:p>
          </table:table-cell>
          <table:table-cell office:value-type="float" office:value="-0.971">
            <text:p>-0.971</text:p>
          </table:table-cell>
          <table:table-cell table:style-name="ce4" office:value-type="string">
            <text:p>1925-03-08 12:00</text:p>
          </table:table-cell>
          <table:table-cell office:value-type="float" office:value="1.1">
            <text:p>1.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4-15 12:00</text:p>
          </table:table-cell>
          <table:table-cell office:value-type="float" office:value="-20.084">
            <text:p>-20.084</text:p>
          </table:table-cell>
          <table:table-cell table:style-name="ce4" office:value-type="string">
            <text:p>1925-03-15 12:00</text:p>
          </table:table-cell>
          <table:table-cell office:value-type="float" office:value="4.98">
            <text:p>4.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4-21 12:00</text:p>
          </table:table-cell>
          <table:table-cell office:value-type="float" office:value="1.409">
            <text:p>1.409</text:p>
          </table:table-cell>
          <table:table-cell table:style-name="ce4" office:value-type="string">
            <text:p>1925-03-21 12:00</text:p>
          </table:table-cell>
          <table:table-cell office:value-type="float" office:value="-0.924">
            <text:p>-0.9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4-29 12:00</text:p>
          </table:table-cell>
          <table:table-cell office:value-type="float" office:value="20.082">
            <text:p>20.082</text:p>
          </table:table-cell>
          <table:table-cell table:style-name="ce4" office:value-type="string">
            <text:p>1925-03-28 12:00</text:p>
          </table:table-cell>
          <table:table-cell office:value-type="float" office:value="-4.922">
            <text:p>-4.9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5-06 12:00</text:p>
          </table:table-cell>
          <table:table-cell office:value-type="float" office:value="-3.79">
            <text:p>-3.79</text:p>
          </table:table-cell>
          <table:table-cell table:style-name="ce4" office:value-type="string">
            <text:p>1925-04-04 12:00</text:p>
          </table:table-cell>
          <table:table-cell office:value-type="float" office:value="0.84">
            <text:p>0.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5-12 12:00</text:p>
          </table:table-cell>
          <table:table-cell office:value-type="float" office:value="-20.545">
            <text:p>-20.545</text:p>
          </table:table-cell>
          <table:table-cell table:style-name="ce4" office:value-type="string">
            <text:p>1925-04-11 12:00</text:p>
          </table:table-cell>
          <table:table-cell office:value-type="float" office:value="4.898">
            <text:p>4.8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5-18 12:00</text:p>
          </table:table-cell>
          <table:table-cell office:value-type="float" office:value="0.09">
            <text:p>0.09</text:p>
          </table:table-cell>
          <table:table-cell table:style-name="ce4" office:value-type="string">
            <text:p>1925-04-17 12:00</text:p>
          </table:table-cell>
          <table:table-cell office:value-type="float" office:value="-0.789">
            <text:p>-0.7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5-26 12:00</text:p>
          </table:table-cell>
          <table:table-cell office:value-type="float" office:value="20.552">
            <text:p>20.552</text:p>
          </table:table-cell>
          <table:table-cell table:style-name="ce4" office:value-type="string">
            <text:p>1925-04-24 12:00</text:p>
          </table:table-cell>
          <table:table-cell office:value-type="float" office:value="-4.874">
            <text:p>-4.8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6-02 12:00</text:p>
          </table:table-cell>
          <table:table-cell office:value-type="float" office:value="-1.715">
            <text:p>-1.715</text:p>
          </table:table-cell>
          <table:table-cell table:style-name="ce4" office:value-type="string">
            <text:p>1925-05-01 12:00</text:p>
          </table:table-cell>
          <table:table-cell office:value-type="float" office:value="0.707">
            <text:p>0.7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6-09 12:00</text:p>
          </table:table-cell>
          <table:table-cell office:value-type="float" office:value="-19.948">
            <text:p>-19.948</text:p>
          </table:table-cell>
          <table:table-cell table:style-name="ce4" office:value-type="string">
            <text:p>1925-05-08 12:00</text:p>
          </table:table-cell>
          <table:table-cell office:value-type="float" office:value="4.922">
            <text:p>4.9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6-15 12:00</text:p>
          </table:table-cell>
          <table:table-cell office:value-type="float" office:value="3.48">
            <text:p>3.48</text:p>
          </table:table-cell>
          <table:table-cell table:style-name="ce4" office:value-type="string">
            <text:p>1925-05-14 12:00</text:p>
          </table:table-cell>
          <table:table-cell office:value-type="float" office:value="-0.768">
            <text:p>-0.7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6-23 12:00</text:p>
          </table:table-cell>
          <table:table-cell office:value-type="float" office:value="19.925">
            <text:p>19.925</text:p>
          </table:table-cell>
          <table:table-cell table:style-name="ce4" office:value-type="string">
            <text:p>1925-05-21 12:00</text:p>
          </table:table-cell>
          <table:table-cell office:value-type="float" office:value="-4.929">
            <text:p>-4.9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6-30 12:00</text:p>
          </table:table-cell>
          <table:table-cell office:value-type="float" office:value="-4.559">
            <text:p>-4.559</text:p>
          </table:table-cell>
          <table:table-cell table:style-name="ce4" office:value-type="string">
            <text:p>1925-05-28 12:00</text:p>
          </table:table-cell>
          <table:table-cell office:value-type="float" office:value="0.621">
            <text:p>0.6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7-06 12:00</text:p>
          </table:table-cell>
          <table:table-cell office:value-type="float" office:value="-20.555">
            <text:p>-20.555</text:p>
          </table:table-cell>
          <table:table-cell table:style-name="ce4" office:value-type="string">
            <text:p>1925-06-04 12:00</text:p>
          </table:table-cell>
          <table:table-cell office:value-type="float" office:value="5.073">
            <text:p>5.0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7-12 12:00</text:p>
          </table:table-cell>
          <table:table-cell office:value-type="float" office:value="2.197">
            <text:p>2.197</text:p>
          </table:table-cell>
          <table:table-cell table:style-name="ce4" office:value-type="string">
            <text:p>1925-06-10 12:00</text:p>
          </table:table-cell>
          <table:table-cell office:value-type="float" office:value="-0.607">
            <text:p>-0.6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7-20 12:00</text:p>
          </table:table-cell>
          <table:table-cell office:value-type="float" office:value="20.237">
            <text:p>20.237</text:p>
          </table:table-cell>
          <table:table-cell table:style-name="ce4" office:value-type="string">
            <text:p>1925-06-17 12:00</text:p>
          </table:table-cell>
          <table:table-cell office:value-type="float" office:value="-5.077">
            <text:p>-5.0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7-27 12:00</text:p>
          </table:table-cell>
          <table:table-cell office:value-type="float" office:value="-3.166">
            <text:p>-3.166</text:p>
          </table:table-cell>
          <table:table-cell table:style-name="ce4" office:value-type="string">
            <text:p>1925-06-24 12:00</text:p>
          </table:table-cell>
          <table:table-cell office:value-type="float" office:value="0.474">
            <text:p>0.4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8-03 12:00</text:p>
          </table:table-cell>
          <table:table-cell office:value-type="float" office:value="-19.785">
            <text:p>-19.785</text:p>
          </table:table-cell>
          <table:table-cell table:style-name="ce4" office:value-type="string">
            <text:p>1925-07-02 12:00</text:p>
          </table:table-cell>
          <table:table-cell office:value-type="float" office:value="5.022">
            <text:p>5.0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8-08 12:00</text:p>
          </table:table-cell>
          <table:table-cell office:value-type="float" office:value="0.582">
            <text:p>0.582</text:p>
          </table:table-cell>
          <table:table-cell table:style-name="ce4" office:value-type="string">
            <text:p>1925-07-07 12:00</text:p>
          </table:table-cell>
          <table:table-cell office:value-type="float" office:value="-0.159">
            <text:p>-0.1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8-16 12:00</text:p>
          </table:table-cell>
          <table:table-cell office:value-type="float" office:value="20.483">
            <text:p>20.483</text:p>
          </table:table-cell>
          <table:table-cell table:style-name="ce4" office:value-type="string">
            <text:p>1925-07-14 12:00</text:p>
          </table:table-cell>
          <table:table-cell office:value-type="float" office:value="-5.222">
            <text:p>-5.2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8-23 12:00</text:p>
          </table:table-cell>
          <table:table-cell office:value-type="float" office:value="-2.161">
            <text:p>-2.161</text:p>
          </table:table-cell>
          <table:table-cell table:style-name="ce4" office:value-type="string">
            <text:p>1925-07-21 12:00</text:p>
          </table:table-cell>
          <table:table-cell office:value-type="float" office:value="0.23">
            <text:p>0.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8-30 12:00</text:p>
          </table:table-cell>
          <table:table-cell office:value-type="float" office:value="-20.435">
            <text:p>-20.435</text:p>
          </table:table-cell>
          <table:table-cell table:style-name="ce4" office:value-type="string">
            <text:p>1925-07-29 12:00</text:p>
          </table:table-cell>
          <table:table-cell office:value-type="float" office:value="5.181">
            <text:p>5.1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9-05 12:00</text:p>
          </table:table-cell>
          <table:table-cell office:value-type="float" office:value="3.582">
            <text:p>3.582</text:p>
          </table:table-cell>
          <table:table-cell table:style-name="ce4" office:value-type="string">
            <text:p>1925-08-04 12:00</text:p>
          </table:table-cell>
          <table:table-cell office:value-type="float" office:value="-0.927">
            <text:p>-0.9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9-12 12:00</text:p>
          </table:table-cell>
          <table:table-cell office:value-type="float" office:value="20.786">
            <text:p>20.786</text:p>
          </table:table-cell>
          <table:table-cell table:style-name="ce4" office:value-type="string">
            <text:p>1925-08-11 12:00</text:p>
          </table:table-cell>
          <table:table-cell office:value-type="float" office:value="-5.038">
            <text:p>-5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9-19 12:00</text:p>
          </table:table-cell>
          <table:table-cell office:value-type="float" office:value="-1.142">
            <text:p>-1.142</text:p>
          </table:table-cell>
          <table:table-cell table:style-name="ce4" office:value-type="string">
            <text:p>1925-08-18 12:00</text:p>
          </table:table-cell>
          <table:table-cell office:value-type="float" office:value="1.03">
            <text:p>1.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09-26 12:00</text:p>
          </table:table-cell>
          <table:table-cell office:value-type="float" office:value="-20.891">
            <text:p>-20.891</text:p>
          </table:table-cell>
          <table:table-cell table:style-name="ce4" office:value-type="string">
            <text:p>1925-08-25 12:00</text:p>
          </table:table-cell>
          <table:table-cell office:value-type="float" office:value="5.168">
            <text:p>5.1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0-02 12:00</text:p>
          </table:table-cell>
          <table:table-cell office:value-type="float" office:value="1.584">
            <text:p>1.584</text:p>
          </table:table-cell>
          <table:table-cell table:style-name="ce4" office:value-type="string">
            <text:p>1925-08-31 12:00</text:p>
          </table:table-cell>
          <table:table-cell office:value-type="float" office:value="-0.353">
            <text:p>-0.3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0-10 12:00</text:p>
          </table:table-cell>
          <table:table-cell office:value-type="float" office:value="20.369">
            <text:p>20.369</text:p>
          </table:table-cell>
          <table:table-cell table:style-name="ce4" office:value-type="string">
            <text:p>1925-09-07 12:00</text:p>
          </table:table-cell>
          <table:table-cell office:value-type="float" office:value="-5.025">
            <text:p>-5.0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0-17 12:00</text:p>
          </table:table-cell>
          <table:table-cell office:value-type="float" office:value="-4.421">
            <text:p>-4.421</text:p>
          </table:table-cell>
          <table:table-cell table:style-name="ce4" office:value-type="string">
            <text:p>1925-09-14 12:00</text:p>
          </table:table-cell>
          <table:table-cell office:value-type="float" office:value="0.782">
            <text:p>0.7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0-24 12:00</text:p>
          </table:table-cell>
          <table:table-cell office:value-type="float" office:value="-20.17">
            <text:p>-20.17</text:p>
          </table:table-cell>
          <table:table-cell table:style-name="ce4" office:value-type="string">
            <text:p>1925-09-21 12:00</text:p>
          </table:table-cell>
          <table:table-cell office:value-type="float" office:value="5.055">
            <text:p>5.0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0-30 12:00</text:p>
          </table:table-cell>
          <table:table-cell office:value-type="float" office:value="4.688">
            <text:p>4.688</text:p>
          </table:table-cell>
          <table:table-cell table:style-name="ce4" office:value-type="string">
            <text:p>1925-09-27 12:00</text:p>
          </table:table-cell>
          <table:table-cell office:value-type="float" office:value="-0.043">
            <text:p>-0.0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1-06 12:00</text:p>
          </table:table-cell>
          <table:table-cell office:value-type="float" office:value="21.007">
            <text:p>21.007</text:p>
          </table:table-cell>
          <table:table-cell table:style-name="ce4" office:value-type="string">
            <text:p>1925-10-04 12:00</text:p>
          </table:table-cell>
          <table:table-cell office:value-type="float" office:value="-4.959">
            <text:p>-4.9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1-13 12:00</text:p>
          </table:table-cell>
          <table:table-cell office:value-type="float" office:value="-2.575">
            <text:p>-2.575</text:p>
          </table:table-cell>
          <table:table-cell table:style-name="ce4" office:value-type="string">
            <text:p>1925-10-11 12:00</text:p>
          </table:table-cell>
          <table:table-cell office:value-type="float" office:value="0.636">
            <text:p>0.6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1-20 12:00</text:p>
          </table:table-cell>
          <table:table-cell office:value-type="float" office:value="-20.792">
            <text:p>-20.792</text:p>
          </table:table-cell>
          <table:table-cell table:style-name="ce4" office:value-type="string">
            <text:p>1925-10-19 12:00</text:p>
          </table:table-cell>
          <table:table-cell office:value-type="float" office:value="4.717">
            <text:p>4.7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1-26 12:00</text:p>
          </table:table-cell>
          <table:table-cell office:value-type="float" office:value="3.157">
            <text:p>3.157</text:p>
          </table:table-cell>
          <table:table-cell table:style-name="ce4" office:value-type="string">
            <text:p>1925-10-25 12:00</text:p>
          </table:table-cell>
          <table:table-cell office:value-type="float" office:value="-1.219">
            <text:p>-1.2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2-03 12:00</text:p>
          </table:table-cell>
          <table:table-cell office:value-type="float" office:value="21.456">
            <text:p>21.456</text:p>
          </table:table-cell>
          <table:table-cell table:style-name="ce4" office:value-type="string">
            <text:p>1925-10-31 12:00</text:p>
          </table:table-cell>
          <table:table-cell office:value-type="float" office:value="-4.956">
            <text:p>-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2-10 12:00</text:p>
          </table:table-cell>
          <table:table-cell office:value-type="float" office:value="-0.532">
            <text:p>-0.532</text:p>
          </table:table-cell>
          <table:table-cell table:style-name="ce4" office:value-type="string">
            <text:p>1925-11-07 12:00</text:p>
          </table:table-cell>
          <table:table-cell office:value-type="float" office:value="0.555">
            <text:p>0.5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2-17 12:00</text:p>
          </table:table-cell>
          <table:table-cell office:value-type="float" office:value="-21.339">
            <text:p>-21.339</text:p>
          </table:table-cell>
          <table:table-cell table:style-name="ce4" office:value-type="string">
            <text:p>1925-11-15 12:00</text:p>
          </table:table-cell>
          <table:table-cell office:value-type="float" office:value="4.819">
            <text:p>4.8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2-23 12:00</text:p>
          </table:table-cell>
          <table:table-cell office:value-type="float" office:value="1.899">
            <text:p>1.899</text:p>
          </table:table-cell>
          <table:table-cell table:style-name="ce4" office:value-type="string">
            <text:p>1925-11-21 12:00</text:p>
          </table:table-cell>
          <table:table-cell office:value-type="float" office:value="-1.202">
            <text:p>-1.2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5-12-31 12:00</text:p>
          </table:table-cell>
          <table:table-cell office:value-type="float" office:value="20.871">
            <text:p>20.871</text:p>
          </table:table-cell>
          <table:table-cell table:style-name="ce4" office:value-type="string">
            <text:p>1925-11-28 12:00</text:p>
          </table:table-cell>
          <table:table-cell office:value-type="float" office:value="-4.806">
            <text:p>-4.8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1-07 12:00</text:p>
          </table:table-cell>
          <table:table-cell office:value-type="float" office:value="-3.411">
            <text:p>-3.411</text:p>
          </table:table-cell>
          <table:table-cell table:style-name="ce4" office:value-type="string">
            <text:p>1925-12-04 12:00</text:p>
          </table:table-cell>
          <table:table-cell office:value-type="float" office:value="0.422">
            <text:p>0.4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1-14 12:00</text:p>
          </table:table-cell>
          <table:table-cell office:value-type="float" office:value="-20.571">
            <text:p>-20.571</text:p>
          </table:table-cell>
          <table:table-cell table:style-name="ce4" office:value-type="string">
            <text:p>1925-12-12 12:00</text:p>
          </table:table-cell>
          <table:table-cell office:value-type="float" office:value="5.052">
            <text:p>5.0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1-19 12:00</text:p>
          </table:table-cell>
          <table:table-cell office:value-type="float" office:value="0.523">
            <text:p>0.523</text:p>
          </table:table-cell>
          <table:table-cell table:style-name="ce4" office:value-type="string">
            <text:p>1925-12-18 12:00</text:p>
          </table:table-cell>
          <table:table-cell office:value-type="float" office:value="-0.972">
            <text:p>-0.9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1-27 12:00</text:p>
          </table:table-cell>
          <table:table-cell office:value-type="float" office:value="21.16">
            <text:p>21.16</text:p>
          </table:table-cell>
          <table:table-cell table:style-name="ce4" office:value-type="string">
            <text:p>1925-12-25 12:00</text:p>
          </table:table-cell>
          <table:table-cell office:value-type="float" office:value="-5.003">
            <text:p>-5.0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2-03 12:00</text:p>
          </table:table-cell>
          <table:table-cell office:value-type="float" office:value="-2.126">
            <text:p>-2.126</text:p>
          </table:table-cell>
          <table:table-cell table:style-name="ce4" office:value-type="string">
            <text:p>1925-12-31 12:00</text:p>
          </table:table-cell>
          <table:table-cell office:value-type="float" office:value="0.169">
            <text:p>0.1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2-10 12:00</text:p>
          </table:table-cell>
          <table:table-cell office:value-type="float" office:value="-21.289">
            <text:p>-21.289</text:p>
          </table:table-cell>
          <table:table-cell table:style-name="ce4" office:value-type="string">
            <text:p>1926-01-08 12:00</text:p>
          </table:table-cell>
          <table:table-cell office:value-type="float" office:value="5.238">
            <text:p>5.2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2-16 12:00</text:p>
          </table:table-cell>
          <table:table-cell office:value-type="float" office:value="3.87">
            <text:p>3.87</text:p>
          </table:table-cell>
          <table:table-cell table:style-name="ce4" office:value-type="string">
            <text:p>1926-01-14 12:00</text:p>
          </table:table-cell>
          <table:table-cell office:value-type="float" office:value="-0.408">
            <text:p>-0.4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2-23 12:00</text:p>
          </table:table-cell>
          <table:table-cell office:value-type="float" office:value="21.431">
            <text:p>21.431</text:p>
          </table:table-cell>
          <table:table-cell table:style-name="ce4" office:value-type="string">
            <text:p>1926-01-21 12:00</text:p>
          </table:table-cell>
          <table:table-cell office:value-type="float" office:value="-5.126">
            <text:p>-5.1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3-02 12:00</text:p>
          </table:table-cell>
          <table:table-cell office:value-type="float" office:value="-1.149">
            <text:p>-1.149</text:p>
          </table:table-cell>
          <table:table-cell table:style-name="ce4" office:value-type="string">
            <text:p>1926-01-28 12:00</text:p>
          </table:table-cell>
          <table:table-cell office:value-type="float" office:value="0.956">
            <text:p>0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3-10 12:00</text:p>
          </table:table-cell>
          <table:table-cell office:value-type="float" office:value="-20.488">
            <text:p>-20.488</text:p>
          </table:table-cell>
          <table:table-cell table:style-name="ce4" office:value-type="string">
            <text:p>1926-02-05 12:00</text:p>
          </table:table-cell>
          <table:table-cell office:value-type="float" office:value="5.018">
            <text:p>5.0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3-15 12:00</text:p>
          </table:table-cell>
          <table:table-cell office:value-type="float" office:value="1.694">
            <text:p>1.694</text:p>
          </table:table-cell>
          <table:table-cell table:style-name="ce4" office:value-type="string">
            <text:p>1926-02-11 12:00</text:p>
          </table:table-cell>
          <table:table-cell office:value-type="float" office:value="-1.129">
            <text:p>-1.1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3-22 12:00</text:p>
          </table:table-cell>
          <table:table-cell office:value-type="float" office:value="21.795">
            <text:p>21.795</text:p>
          </table:table-cell>
          <table:table-cell table:style-name="ce4" office:value-type="string">
            <text:p>1926-02-17 12:00</text:p>
          </table:table-cell>
          <table:table-cell office:value-type="float" office:value="-5.119">
            <text:p>-5.1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3-29 12:00</text:p>
          </table:table-cell>
          <table:table-cell office:value-type="float" office:value="-0.043">
            <text:p>-0.043</text:p>
          </table:table-cell>
          <table:table-cell table:style-name="ce4" office:value-type="string">
            <text:p>1926-02-24 12:00</text:p>
          </table:table-cell>
          <table:table-cell office:value-type="float" office:value="0.712">
            <text:p>0.7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4-06 12:00</text:p>
          </table:table-cell>
          <table:table-cell office:value-type="float" office:value="-21.239">
            <text:p>-21.239</text:p>
          </table:table-cell>
          <table:table-cell table:style-name="ce4" office:value-type="string">
            <text:p>1926-03-04 12:00</text:p>
          </table:table-cell>
          <table:table-cell office:value-type="float" office:value="4.941">
            <text:p>4.9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4-12 12:00</text:p>
          </table:table-cell>
          <table:table-cell office:value-type="float" office:value="4.776">
            <text:p>4.776</text:p>
          </table:table-cell>
          <table:table-cell table:style-name="ce4" office:value-type="string">
            <text:p>1926-03-10 12:00</text:p>
          </table:table-cell>
          <table:table-cell office:value-type="float" office:value="-0.654">
            <text:p>-0.6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4-19 12:00</text:p>
          </table:table-cell>
          <table:table-cell office:value-type="float" office:value="21.469">
            <text:p>21.469</text:p>
          </table:table-cell>
          <table:table-cell table:style-name="ce4" office:value-type="string">
            <text:p>1926-03-17 12:00</text:p>
          </table:table-cell>
          <table:table-cell office:value-type="float" office:value="-4.734">
            <text:p>-4.7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4-26 12:00</text:p>
          </table:table-cell>
          <table:table-cell office:value-type="float" office:value="-3.276">
            <text:p>-3.276</text:p>
          </table:table-cell>
          <table:table-cell table:style-name="ce4" office:value-type="string">
            <text:p>1926-03-23 12:00</text:p>
          </table:table-cell>
          <table:table-cell office:value-type="float" office:value="0.587">
            <text:p>0.5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5-03 12:00</text:p>
          </table:table-cell>
          <table:table-cell office:value-type="float" office:value="-21.797">
            <text:p>-21.797</text:p>
          </table:table-cell>
          <table:table-cell table:style-name="ce4" office:value-type="string">
            <text:p>1926-03-31 12:00</text:p>
          </table:table-cell>
          <table:table-cell office:value-type="float" office:value="4.847">
            <text:p>4.8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5-09 12:00</text:p>
          </table:table-cell>
          <table:table-cell office:value-type="float" office:value="2.777">
            <text:p>2.777</text:p>
          </table:table-cell>
          <table:table-cell table:style-name="ce4" office:value-type="string">
            <text:p>1926-04-06 12:00</text:p>
          </table:table-cell>
          <table:table-cell office:value-type="float" office:value="-0.493">
            <text:p>-0.4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5-16 12:00</text:p>
          </table:table-cell>
          <table:table-cell office:value-type="float" office:value="22.056">
            <text:p>22.056</text:p>
          </table:table-cell>
          <table:table-cell table:style-name="ce4" office:value-type="string">
            <text:p>1926-04-13 12:00</text:p>
          </table:table-cell>
          <table:table-cell office:value-type="float" office:value="-4.766">
            <text:p>-4.7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5-23 12:00</text:p>
          </table:table-cell>
          <table:table-cell office:value-type="float" office:value="-1.515">
            <text:p>-1.515</text:p>
          </table:table-cell>
          <table:table-cell table:style-name="ce4" office:value-type="string">
            <text:p>1926-04-19 12:00</text:p>
          </table:table-cell>
          <table:table-cell office:value-type="float" office:value="0.516">
            <text:p>0.5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5-30 12:00</text:p>
          </table:table-cell>
          <table:table-cell office:value-type="float" office:value="-22.219">
            <text:p>-22.219</text:p>
          </table:table-cell>
          <table:table-cell table:style-name="ce4" office:value-type="string">
            <text:p>1926-04-27 12:00</text:p>
          </table:table-cell>
          <table:table-cell office:value-type="float" office:value="4.878">
            <text:p>4.8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6-05 12:00</text:p>
          </table:table-cell>
          <table:table-cell office:value-type="float" office:value="1.232">
            <text:p>1.232</text:p>
          </table:table-cell>
          <table:table-cell table:style-name="ce4" office:value-type="string">
            <text:p>1926-05-03 12:00</text:p>
          </table:table-cell>
          <table:table-cell office:value-type="float" office:value="-0.467">
            <text:p>-0.4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6-13 12:00</text:p>
          </table:table-cell>
          <table:table-cell office:value-type="float" office:value="21.389">
            <text:p>21.389</text:p>
          </table:table-cell>
          <table:table-cell table:style-name="ce4" office:value-type="string">
            <text:p>1926-05-10 12:00</text:p>
          </table:table-cell>
          <table:table-cell office:value-type="float" office:value="-4.899">
            <text:p>-4.8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6-20 12:00</text:p>
          </table:table-cell>
          <table:table-cell office:value-type="float" office:value="-4.412">
            <text:p>-4.412</text:p>
          </table:table-cell>
          <table:table-cell table:style-name="ce4" office:value-type="string">
            <text:p>1926-05-16 12:00</text:p>
          </table:table-cell>
          <table:table-cell office:value-type="float" office:value="0.373">
            <text:p>0.3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6-27 12:00</text:p>
          </table:table-cell>
          <table:table-cell office:value-type="float" office:value="-21.375">
            <text:p>-21.375</text:p>
          </table:table-cell>
          <table:table-cell table:style-name="ce4" office:value-type="string">
            <text:p>1926-05-24 12:00</text:p>
          </table:table-cell>
          <table:table-cell office:value-type="float" office:value="5.042">
            <text:p>5.0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7-03 12:00</text:p>
          </table:table-cell>
          <table:table-cell office:value-type="float" office:value="5.195">
            <text:p>5.195</text:p>
          </table:table-cell>
          <table:table-cell table:style-name="ce4" office:value-type="string">
            <text:p>1926-05-30 12:00</text:p>
          </table:table-cell>
          <table:table-cell office:value-type="float" office:value="-0.316">
            <text:p>-0.3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7-10 12:00</text:p>
          </table:table-cell>
          <table:table-cell office:value-type="float" office:value="21.819">
            <text:p>21.819</text:p>
          </table:table-cell>
          <table:table-cell table:style-name="ce4" office:value-type="string">
            <text:p>1926-06-06 12:00</text:p>
          </table:table-cell>
          <table:table-cell office:value-type="float" office:value="-5.081">
            <text:p>-5.0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7-17 12:00</text:p>
          </table:table-cell>
          <table:table-cell office:value-type="float" office:value="-2.809">
            <text:p>-2.809</text:p>
          </table:table-cell>
          <table:table-cell table:style-name="ce4" office:value-type="string">
            <text:p>1926-06-12 12:00</text:p>
          </table:table-cell>
          <table:table-cell office:value-type="float" office:value="0.099">
            <text:p>0.0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7-24 12:00</text:p>
          </table:table-cell>
          <table:table-cell office:value-type="float" office:value="-22.007">
            <text:p>-22.007</text:p>
          </table:table-cell>
          <table:table-cell table:style-name="ce4" office:value-type="string">
            <text:p>1926-06-20 12:00</text:p>
          </table:table-cell>
          <table:table-cell office:value-type="float" office:value="5.217">
            <text:p>5.2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7-30 12:00</text:p>
          </table:table-cell>
          <table:table-cell office:value-type="float" office:value="3.934">
            <text:p>3.934</text:p>
          </table:table-cell>
          <table:table-cell table:style-name="ce4" office:value-type="string">
            <text:p>1926-06-27 12:00</text:p>
          </table:table-cell>
          <table:table-cell office:value-type="float" office:value="-1.244">
            <text:p>-1.2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8-06 12:00</text:p>
          </table:table-cell>
          <table:table-cell office:value-type="float" office:value="22.097">
            <text:p>22.097</text:p>
          </table:table-cell>
          <table:table-cell table:style-name="ce4" office:value-type="string">
            <text:p>1926-07-03 12:00</text:p>
          </table:table-cell>
          <table:table-cell office:value-type="float" office:value="-5.211">
            <text:p>-5.2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8-13 12:00</text:p>
          </table:table-cell>
          <table:table-cell office:value-type="float" office:value="-1.587">
            <text:p>-1.587</text:p>
          </table:table-cell>
          <table:table-cell table:style-name="ce4" office:value-type="string">
            <text:p>1926-07-10 12:00</text:p>
          </table:table-cell>
          <table:table-cell office:value-type="float" office:value="0.887">
            <text:p>0.8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8-21 12:00</text:p>
          </table:table-cell>
          <table:table-cell office:value-type="float" office:value="-21.109">
            <text:p>-21.109</text:p>
          </table:table-cell>
          <table:table-cell table:style-name="ce4" office:value-type="string">
            <text:p>1926-07-18 12:00</text:p>
          </table:table-cell>
          <table:table-cell office:value-type="float" office:value="5.088">
            <text:p>5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8-26 12:00</text:p>
          </table:table-cell>
          <table:table-cell office:value-type="float" office:value="2.199">
            <text:p>2.199</text:p>
          </table:table-cell>
          <table:table-cell table:style-name="ce4" office:value-type="string">
            <text:p>1926-07-24 12:00</text:p>
          </table:table-cell>
          <table:table-cell office:value-type="float" office:value="-0.691">
            <text:p>-0.6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9-02 12:00</text:p>
          </table:table-cell>
          <table:table-cell office:value-type="float" office:value="22.385">
            <text:p>22.385</text:p>
          </table:table-cell>
          <table:table-cell table:style-name="ce4" office:value-type="string">
            <text:p>1926-07-31 12:00</text:p>
          </table:table-cell>
          <table:table-cell office:value-type="float" office:value="-4.935">
            <text:p>-4.9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9-09 12:00</text:p>
          </table:table-cell>
          <table:table-cell office:value-type="float" office:value="-0.582">
            <text:p>-0.582</text:p>
          </table:table-cell>
          <table:table-cell table:style-name="ce4" office:value-type="string">
            <text:p>1926-08-06 12:00</text:p>
          </table:table-cell>
          <table:table-cell office:value-type="float" office:value="0.596">
            <text:p>0.5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9-17 12:00</text:p>
          </table:table-cell>
          <table:table-cell office:value-type="float" office:value="-21.992">
            <text:p>-21.992</text:p>
          </table:table-cell>
          <table:table-cell table:style-name="ce4" office:value-type="string">
            <text:p>1926-08-14 12:00</text:p>
          </table:table-cell>
          <table:table-cell office:value-type="float" office:value="5.066">
            <text:p>5.0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9-23 12:00</text:p>
          </table:table-cell>
          <table:table-cell office:value-type="float" office:value="5.552">
            <text:p>5.552</text:p>
          </table:table-cell>
          <table:table-cell table:style-name="ce4" office:value-type="string">
            <text:p>1926-08-20 12:00</text:p>
          </table:table-cell>
          <table:table-cell office:value-type="float" office:value="-0.153">
            <text:p>-0.1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09-30 12:00</text:p>
          </table:table-cell>
          <table:table-cell office:value-type="float" office:value="21.771">
            <text:p>21.771</text:p>
          </table:table-cell>
          <table:table-cell table:style-name="ce4" office:value-type="string">
            <text:p>1926-08-27 12:00</text:p>
          </table:table-cell>
          <table:table-cell office:value-type="float" office:value="-4.914">
            <text:p>-4.9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0-07 12:00</text:p>
          </table:table-cell>
          <table:table-cell office:value-type="float" office:value="-4.162">
            <text:p>-4.162</text:p>
          </table:table-cell>
          <table:table-cell table:style-name="ce4" office:value-type="string">
            <text:p>1926-09-02 12:00</text:p>
          </table:table-cell>
          <table:table-cell office:value-type="float" office:value="0.429">
            <text:p>0.4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0-14 12:00</text:p>
          </table:table-cell>
          <table:table-cell office:value-type="float" office:value="-22.625">
            <text:p>-22.625</text:p>
          </table:table-cell>
          <table:table-cell table:style-name="ce4" office:value-type="string">
            <text:p>1926-09-10 12:00</text:p>
          </table:table-cell>
          <table:table-cell office:value-type="float" office:value="4.957">
            <text:p>4.9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0-20 12:00</text:p>
          </table:table-cell>
          <table:table-cell office:value-type="float" office:value="3.021">
            <text:p>3.021</text:p>
          </table:table-cell>
          <table:table-cell table:style-name="ce4" office:value-type="string">
            <text:p>1926-09-17 12:00</text:p>
          </table:table-cell>
          <table:table-cell office:value-type="float" office:value="-1.091">
            <text:p>-1.0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0-27 12:00</text:p>
          </table:table-cell>
          <table:table-cell office:value-type="float" office:value="22.452">
            <text:p>22.452</text:p>
          </table:table-cell>
          <table:table-cell table:style-name="ce4" office:value-type="string">
            <text:p>1926-09-23 12:00</text:p>
          </table:table-cell>
          <table:table-cell office:value-type="float" office:value="-4.89">
            <text:p>-4.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1-03 12:00</text:p>
          </table:table-cell>
          <table:table-cell office:value-type="float" office:value="-2.802">
            <text:p>-2.802</text:p>
          </table:table-cell>
          <table:table-cell table:style-name="ce4" office:value-type="string">
            <text:p>1926-09-29 12:00</text:p>
          </table:table-cell>
          <table:table-cell office:value-type="float" office:value="0.367">
            <text:p>0.3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1-10 12:00</text:p>
          </table:table-cell>
          <table:table-cell office:value-type="float" office:value="-23.058">
            <text:p>-23.058</text:p>
          </table:table-cell>
          <table:table-cell table:style-name="ce4" office:value-type="string">
            <text:p>1926-10-07 12:00</text:p>
          </table:table-cell>
          <table:table-cell office:value-type="float" office:value="4.901">
            <text:p>4.9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1-16 12:00</text:p>
          </table:table-cell>
          <table:table-cell office:value-type="float" office:value="0.685">
            <text:p>0.685</text:p>
          </table:table-cell>
          <table:table-cell table:style-name="ce4" office:value-type="string">
            <text:p>1926-10-14 12:00</text:p>
          </table:table-cell>
          <table:table-cell office:value-type="float" office:value="-0.977">
            <text:p>-0.9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1-23 12:00</text:p>
          </table:table-cell>
          <table:table-cell office:value-type="float" office:value="23.028">
            <text:p>23.028</text:p>
          </table:table-cell>
          <table:table-cell table:style-name="ce4" office:value-type="string">
            <text:p>1926-10-20 12:00</text:p>
          </table:table-cell>
          <table:table-cell office:value-type="float" office:value="-4.956">
            <text:p>-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1-30 12:00</text:p>
          </table:table-cell>
          <table:table-cell office:value-type="float" office:value="-1.104">
            <text:p>-1.104</text:p>
          </table:table-cell>
          <table:table-cell table:style-name="ce4" office:value-type="string">
            <text:p>1926-10-26 12:00</text:p>
          </table:table-cell>
          <table:table-cell office:value-type="float" office:value="0.276">
            <text:p>0.2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2-08 12:00</text:p>
          </table:table-cell>
          <table:table-cell office:value-type="float" office:value="-22.251">
            <text:p>-22.251</text:p>
          </table:table-cell>
          <table:table-cell table:style-name="ce4" office:value-type="string">
            <text:p>1926-11-03 12:00</text:p>
          </table:table-cell>
          <table:table-cell office:value-type="float" office:value="4.987">
            <text:p>4.9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2-14 12:00</text:p>
          </table:table-cell>
          <table:table-cell office:value-type="float" office:value="4.583">
            <text:p>4.583</text:p>
          </table:table-cell>
          <table:table-cell table:style-name="ce4" office:value-type="string">
            <text:p>1926-11-10 12:00</text:p>
          </table:table-cell>
          <table:table-cell office:value-type="float" office:value="-0.943">
            <text:p>-0.9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2-21 12:00</text:p>
          </table:table-cell>
          <table:table-cell office:value-type="float" office:value="22.382">
            <text:p>22.382</text:p>
          </table:table-cell>
          <table:table-cell table:style-name="ce4" office:value-type="string">
            <text:p>1926-11-17 12:00</text:p>
          </table:table-cell>
          <table:table-cell office:value-type="float" office:value="-4.823">
            <text:p>-4.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6-12-28 12:00</text:p>
          </table:table-cell>
          <table:table-cell office:value-type="float" office:value="-4.087">
            <text:p>-4.087</text:p>
          </table:table-cell>
          <table:table-cell table:style-name="ce4" office:value-type="string">
            <text:p>1926-11-22 12:00</text:p>
          </table:table-cell>
          <table:table-cell office:value-type="float" office:value="0.007">
            <text:p>0.0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1-04 12:00</text:p>
          </table:table-cell>
          <table:table-cell office:value-type="float" office:value="-22.773">
            <text:p>-22.773</text:p>
          </table:table-cell>
          <table:table-cell table:style-name="ce4" office:value-type="string">
            <text:p>1926-11-30 12:00</text:p>
          </table:table-cell>
          <table:table-cell office:value-type="float" office:value="5.165">
            <text:p>5.1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1-10 12:00</text:p>
          </table:table-cell>
          <table:table-cell office:value-type="float" office:value="3.334">
            <text:p>3.334</text:p>
          </table:table-cell>
          <table:table-cell table:style-name="ce4" office:value-type="string">
            <text:p>1926-12-07 12:00</text:p>
          </table:table-cell>
          <table:table-cell office:value-type="float" office:value="-0.749">
            <text:p>-0.7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1-17 12:00</text:p>
          </table:table-cell>
          <table:table-cell office:value-type="float" office:value="22.817">
            <text:p>22.817</text:p>
          </table:table-cell>
          <table:table-cell table:style-name="ce4" office:value-type="string">
            <text:p>1926-12-14 12:00</text:p>
          </table:table-cell>
          <table:table-cell office:value-type="float" office:value="-5.043">
            <text:p>-5.0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1-24 12:00</text:p>
          </table:table-cell>
          <table:table-cell office:value-type="float" office:value="-2.548">
            <text:p>-2.548</text:p>
          </table:table-cell>
          <table:table-cell table:style-name="ce4" office:value-type="string">
            <text:p>1926-12-20 12:00</text:p>
          </table:table-cell>
          <table:table-cell office:value-type="float" office:value="0.776">
            <text:p>0.7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2-01 12:00</text:p>
          </table:table-cell>
          <table:table-cell office:value-type="float" office:value="-21.754">
            <text:p>-21.754</text:p>
          </table:table-cell>
          <table:table-cell table:style-name="ce4" office:value-type="string">
            <text:p>1926-12-28 12:00</text:p>
          </table:table-cell>
          <table:table-cell office:value-type="float" office:value="5.096">
            <text:p>5.0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2-06 12:00</text:p>
          </table:table-cell>
          <table:table-cell office:value-type="float" office:value="1.959">
            <text:p>1.959</text:p>
          </table:table-cell>
          <table:table-cell table:style-name="ce4" office:value-type="string">
            <text:p>1927-01-03 12:00</text:p>
          </table:table-cell>
          <table:table-cell office:value-type="float" office:value="-0.301">
            <text:p>-0.3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2-13 12:00</text:p>
          </table:table-cell>
          <table:table-cell office:value-type="float" office:value="23.12">
            <text:p>23.12</text:p>
          </table:table-cell>
          <table:table-cell table:style-name="ce4" office:value-type="string">
            <text:p>1927-01-10 12:00</text:p>
          </table:table-cell>
          <table:table-cell office:value-type="float" office:value="-5.128">
            <text:p>-5.1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2-20 12:00</text:p>
          </table:table-cell>
          <table:table-cell office:value-type="float" office:value="-1.315">
            <text:p>-1.315</text:p>
          </table:table-cell>
          <table:table-cell table:style-name="ce4" office:value-type="string">
            <text:p>1927-01-16 12:00</text:p>
          </table:table-cell>
          <table:table-cell office:value-type="float" office:value="0.375">
            <text:p>0.3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2-28 12:00</text:p>
          </table:table-cell>
          <table:table-cell office:value-type="float" office:value="-22.704">
            <text:p>-22.704</text:p>
          </table:table-cell>
          <table:table-cell table:style-name="ce4" office:value-type="string">
            <text:p>1927-01-24 12:00</text:p>
          </table:table-cell>
          <table:table-cell office:value-type="float" office:value="5.117">
            <text:p>5.1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3-06 12:00</text:p>
          </table:table-cell>
          <table:table-cell office:value-type="float" office:value="5.771">
            <text:p>5.771</text:p>
          </table:table-cell>
          <table:table-cell table:style-name="ce4" office:value-type="string">
            <text:p>1927-01-31 12:00</text:p>
          </table:table-cell>
          <table:table-cell office:value-type="float" office:value="-1.043">
            <text:p>-1.0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3-13 12:00</text:p>
          </table:table-cell>
          <table:table-cell office:value-type="float" office:value="22.309">
            <text:p>22.309</text:p>
          </table:table-cell>
          <table:table-cell table:style-name="ce4" office:value-type="string">
            <text:p>1927-02-06 12:00</text:p>
          </table:table-cell>
          <table:table-cell office:value-type="float" office:value="-5.079">
            <text:p>-5.0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3-19 12:00</text:p>
          </table:table-cell>
          <table:table-cell office:value-type="float" office:value="-0.199">
            <text:p>-0.199</text:p>
          </table:table-cell>
          <table:table-cell table:style-name="ce4" office:value-type="string">
            <text:p>1927-02-12 12:00</text:p>
          </table:table-cell>
          <table:table-cell office:value-type="float" office:value="0.148">
            <text:p>0.1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3-27 12:00</text:p>
          </table:table-cell>
          <table:table-cell office:value-type="float" office:value="-23.413">
            <text:p>-23.413</text:p>
          </table:table-cell>
          <table:table-cell table:style-name="ce4" office:value-type="string">
            <text:p>1927-02-20 12:00</text:p>
          </table:table-cell>
          <table:table-cell office:value-type="float" office:value="5.009">
            <text:p>5.0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4-02 12:00</text:p>
          </table:table-cell>
          <table:table-cell office:value-type="float" office:value="3.213">
            <text:p>3.213</text:p>
          </table:table-cell>
          <table:table-cell table:style-name="ce4" office:value-type="string">
            <text:p>1927-02-27 12:00</text:p>
          </table:table-cell>
          <table:table-cell office:value-type="float" office:value="-0.643">
            <text:p>-0.6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4-09 12:00</text:p>
          </table:table-cell>
          <table:table-cell office:value-type="float" office:value="22.958">
            <text:p>22.958</text:p>
          </table:table-cell>
          <table:table-cell table:style-name="ce4" office:value-type="string">
            <text:p>1927-03-06 12:00</text:p>
          </table:table-cell>
          <table:table-cell office:value-type="float" office:value="-4.673">
            <text:p>-4.6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4-16 12:00</text:p>
          </table:table-cell>
          <table:table-cell office:value-type="float" office:value="-3.782">
            <text:p>-3.782</text:p>
          </table:table-cell>
          <table:table-cell table:style-name="ce4" office:value-type="string">
            <text:p>1927-03-11 12:00</text:p>
          </table:table-cell>
          <table:table-cell office:value-type="float" office:value="0.092">
            <text:p>0.0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4-24 12:00</text:p>
          </table:table-cell>
          <table:table-cell office:value-type="float" office:value="-22.597">
            <text:p>-22.597</text:p>
          </table:table-cell>
          <table:table-cell table:style-name="ce4" office:value-type="string">
            <text:p>1927-03-19 12:00</text:p>
          </table:table-cell>
          <table:table-cell office:value-type="float" office:value="4.926">
            <text:p>4.9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4-29 12:00</text:p>
          </table:table-cell>
          <table:table-cell office:value-type="float" office:value="0.448">
            <text:p>0.448</text:p>
          </table:table-cell>
          <table:table-cell table:style-name="ce4" office:value-type="string">
            <text:p>1927-03-26 12:00</text:p>
          </table:table-cell>
          <table:table-cell office:value-type="float" office:value="-0.492">
            <text:p>-0.4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5-06 12:00</text:p>
          </table:table-cell>
          <table:table-cell office:value-type="float" office:value="23.606">
            <text:p>23.606</text:p>
          </table:table-cell>
          <table:table-cell table:style-name="ce4" office:value-type="string">
            <text:p>1927-04-02 12:00</text:p>
          </table:table-cell>
          <table:table-cell office:value-type="float" office:value="-4.763">
            <text:p>-4.7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5-13 12:00</text:p>
          </table:table-cell>
          <table:table-cell office:value-type="float" office:value="-2.397">
            <text:p>-2.397</text:p>
          </table:table-cell>
          <table:table-cell table:style-name="ce4" office:value-type="string">
            <text:p>1927-04-07 12:00</text:p>
          </table:table-cell>
          <table:table-cell office:value-type="float" office:value="0.025">
            <text:p>0.0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5-21 12:00</text:p>
          </table:table-cell>
          <table:table-cell office:value-type="float" office:value="-23.173">
            <text:p>-23.173</text:p>
          </table:table-cell>
          <table:table-cell table:style-name="ce4" office:value-type="string">
            <text:p>1927-04-15 12:00</text:p>
          </table:table-cell>
          <table:table-cell office:value-type="float" office:value="4.974">
            <text:p>4.9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5-27 12:00</text:p>
          </table:table-cell>
          <table:table-cell office:value-type="float" office:value="4.185">
            <text:p>4.185</text:p>
          </table:table-cell>
          <table:table-cell table:style-name="ce4" office:value-type="string">
            <text:p>1927-04-22 12:00</text:p>
          </table:table-cell>
          <table:table-cell office:value-type="float" office:value="-0.449">
            <text:p>-0.4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6-03 12:00</text:p>
          </table:table-cell>
          <table:table-cell office:value-type="float" office:value="22.788">
            <text:p>22.788</text:p>
          </table:table-cell>
          <table:table-cell table:style-name="ce4" office:value-type="string">
            <text:p>1927-04-29 12:00</text:p>
          </table:table-cell>
          <table:table-cell office:value-type="float" office:value="-4.963">
            <text:p>-4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6-09 12:00</text:p>
          </table:table-cell>
          <table:table-cell office:value-type="float" office:value="-0.833">
            <text:p>-0.833</text:p>
          </table:table-cell>
          <table:table-cell table:style-name="ce4" office:value-type="string">
            <text:p>1927-05-05 12:00</text:p>
          </table:table-cell>
          <table:table-cell office:value-type="float" office:value="0.978">
            <text:p>0.9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6-17 12:00</text:p>
          </table:table-cell>
          <table:table-cell office:value-type="float" office:value="-23.577">
            <text:p>-23.577</text:p>
          </table:table-cell>
          <table:table-cell table:style-name="ce4" office:value-type="string">
            <text:p>1927-05-12 12:00</text:p>
          </table:table-cell>
          <table:table-cell office:value-type="float" office:value="5.124">
            <text:p>5.1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6-23 12:00</text:p>
          </table:table-cell>
          <table:table-cell office:value-type="float" office:value="2.532">
            <text:p>2.532</text:p>
          </table:table-cell>
          <table:table-cell table:style-name="ce4" office:value-type="string">
            <text:p>1927-05-19 12:00</text:p>
          </table:table-cell>
          <table:table-cell office:value-type="float" office:value="-0.313">
            <text:p>-0.3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6-30 12:00</text:p>
          </table:table-cell>
          <table:table-cell office:value-type="float" office:value="23.427">
            <text:p>23.427</text:p>
          </table:table-cell>
          <table:table-cell table:style-name="ce4" office:value-type="string">
            <text:p>1927-05-26 12:00</text:p>
          </table:table-cell>
          <table:table-cell office:value-type="float" office:value="-5.162">
            <text:p>-5.1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7-07 12:00</text:p>
          </table:table-cell>
          <table:table-cell office:value-type="float" office:value="-4.081">
            <text:p>-4.081</text:p>
          </table:table-cell>
          <table:table-cell table:style-name="ce4" office:value-type="string">
            <text:p>1927-06-01 12:00</text:p>
          </table:table-cell>
          <table:table-cell office:value-type="float" office:value="0.569">
            <text:p>0.5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7-14 12:00</text:p>
          </table:table-cell>
          <table:table-cell office:value-type="float" office:value="-23.914">
            <text:p>-23.914</text:p>
          </table:table-cell>
          <table:table-cell table:style-name="ce4" office:value-type="string">
            <text:p>1927-06-09 12:00</text:p>
          </table:table-cell>
          <table:table-cell office:value-type="float" office:value="5.066">
            <text:p>5.0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7-20 12:00</text:p>
          </table:table-cell>
          <table:table-cell office:value-type="float" office:value="1.295">
            <text:p>1.295</text:p>
          </table:table-cell>
          <table:table-cell table:style-name="ce4" office:value-type="string">
            <text:p>1927-06-15 12:00</text:p>
          </table:table-cell>
          <table:table-cell office:value-type="float" office:value="-0.002">
            <text:p>-0.0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7-27 12:00</text:p>
          </table:table-cell>
          <table:table-cell office:value-type="float" office:value="23.823">
            <text:p>23.823</text:p>
          </table:table-cell>
          <table:table-cell table:style-name="ce4" office:value-type="string">
            <text:p>1927-06-23 12:00</text:p>
          </table:table-cell>
          <table:table-cell office:value-type="float" office:value="-4.956">
            <text:p>-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8-03 12:00</text:p>
          </table:table-cell>
          <table:table-cell office:value-type="float" office:value="-2.619">
            <text:p>-2.619</text:p>
          </table:table-cell>
          <table:table-cell table:style-name="ce4" office:value-type="string">
            <text:p>1927-06-28 12:00</text:p>
          </table:table-cell>
          <table:table-cell office:value-type="float" office:value="0.083">
            <text:p>0.0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8-11 12:00</text:p>
          </table:table-cell>
          <table:table-cell office:value-type="float" office:value="-23.114">
            <text:p>-23.114</text:p>
          </table:table-cell>
          <table:table-cell table:style-name="ce4" office:value-type="string">
            <text:p>1927-07-06 12:00</text:p>
          </table:table-cell>
          <table:table-cell office:value-type="float" office:value="5.142">
            <text:p>5.1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8-17 12:00</text:p>
          </table:table-cell>
          <table:table-cell office:value-type="float" office:value="5.792">
            <text:p>5.792</text:p>
          </table:table-cell>
          <table:table-cell table:style-name="ce4" office:value-type="string">
            <text:p>1927-07-13 12:00</text:p>
          </table:table-cell>
          <table:table-cell office:value-type="float" office:value="-0.791">
            <text:p>-0.7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8-23 12:00</text:p>
          </table:table-cell>
          <table:table-cell office:value-type="float" office:value="24.128">
            <text:p>24.128</text:p>
          </table:table-cell>
          <table:table-cell table:style-name="ce4" office:value-type="string">
            <text:p>1927-07-20 12:00</text:p>
          </table:table-cell>
          <table:table-cell office:value-type="float" office:value="-4.978">
            <text:p>-4.9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8-30 12:00</text:p>
          </table:table-cell>
          <table:table-cell office:value-type="float" office:value="-1.309">
            <text:p>-1.309</text:p>
          </table:table-cell>
          <table:table-cell table:style-name="ce4" office:value-type="string">
            <text:p>1927-07-26 12:00</text:p>
          </table:table-cell>
          <table:table-cell office:value-type="float" office:value="0.945">
            <text:p>0.9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9-07 12:00</text:p>
          </table:table-cell>
          <table:table-cell office:value-type="float" office:value="-23.887">
            <text:p>-23.887</text:p>
          </table:table-cell>
          <table:table-cell table:style-name="ce4" office:value-type="string">
            <text:p>1927-08-02 12:00</text:p>
          </table:table-cell>
          <table:table-cell office:value-type="float" office:value="5.085">
            <text:p>5.0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9-13 12:00</text:p>
          </table:table-cell>
          <table:table-cell office:value-type="float" office:value="3.911">
            <text:p>3.911</text:p>
          </table:table-cell>
          <table:table-cell table:style-name="ce4" office:value-type="string">
            <text:p>1927-08-09 12:00</text:p>
          </table:table-cell>
          <table:table-cell office:value-type="float" office:value="-0.404">
            <text:p>-0.4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9-20 12:00</text:p>
          </table:table-cell>
          <table:table-cell office:value-type="float" office:value="23.408">
            <text:p>23.408</text:p>
          </table:table-cell>
          <table:table-cell table:style-name="ce4" office:value-type="string">
            <text:p>1927-08-16 12:00</text:p>
          </table:table-cell>
          <table:table-cell office:value-type="float" office:value="-4.918">
            <text:p>-4.9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09-26 12:00</text:p>
          </table:table-cell>
          <table:table-cell office:value-type="float" office:value="-0.075">
            <text:p>-0.075</text:p>
          </table:table-cell>
          <table:table-cell table:style-name="ce4" office:value-type="string">
            <text:p>1927-08-22 12:00</text:p>
          </table:table-cell>
          <table:table-cell office:value-type="float" office:value="0.77">
            <text:p>0.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0-04 12:00</text:p>
          </table:table-cell>
          <table:table-cell office:value-type="float" office:value="-24.486">
            <text:p>-24.486</text:p>
          </table:table-cell>
          <table:table-cell table:style-name="ce4" office:value-type="string">
            <text:p>1927-08-29 12:00</text:p>
          </table:table-cell>
          <table:table-cell office:value-type="float" office:value="4.983">
            <text:p>4.9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0-10 12:00</text:p>
          </table:table-cell>
          <table:table-cell office:value-type="float" office:value="1.176">
            <text:p>1.176</text:p>
          </table:table-cell>
          <table:table-cell table:style-name="ce4" office:value-type="string">
            <text:p>1927-09-05 12:00</text:p>
          </table:table-cell>
          <table:table-cell office:value-type="float" office:value="-0.178">
            <text:p>-0.1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0-17 12:00</text:p>
          </table:table-cell>
          <table:table-cell office:value-type="float" office:value="24.033">
            <text:p>24.033</text:p>
          </table:table-cell>
          <table:table-cell table:style-name="ce4" office:value-type="string">
            <text:p>1927-09-12 12:00</text:p>
          </table:table-cell>
          <table:table-cell office:value-type="float" office:value="-4.902">
            <text:p>-4.9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0-24 12:00</text:p>
          </table:table-cell>
          <table:table-cell office:value-type="float" office:value="-3.759">
            <text:p>-3.759</text:p>
          </table:table-cell>
          <table:table-cell table:style-name="ce4" office:value-type="string">
            <text:p>1927-09-18 12:00</text:p>
          </table:table-cell>
          <table:table-cell office:value-type="float" office:value="0.739">
            <text:p>0.7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1-01 12:00</text:p>
          </table:table-cell>
          <table:table-cell office:value-type="float" office:value="-23.866">
            <text:p>-23.866</text:p>
          </table:table-cell>
          <table:table-cell table:style-name="ce4" office:value-type="string">
            <text:p>1927-09-25 12:00</text:p>
          </table:table-cell>
          <table:table-cell office:value-type="float" office:value="4.961">
            <text:p>4.9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1-07 12:00</text:p>
          </table:table-cell>
          <table:table-cell office:value-type="float" office:value="4.523">
            <text:p>4.523</text:p>
          </table:table-cell>
          <table:table-cell table:style-name="ce4" office:value-type="string">
            <text:p>1927-10-02 12:00</text:p>
          </table:table-cell>
          <table:table-cell office:value-type="float" office:value="-0.1">
            <text:p>-0.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1-13 12:00</text:p>
          </table:table-cell>
          <table:table-cell office:value-type="float" office:value="24.625">
            <text:p>24.625</text:p>
          </table:table-cell>
          <table:table-cell table:style-name="ce4" office:value-type="string">
            <text:p>1927-10-10 12:00</text:p>
          </table:table-cell>
          <table:table-cell office:value-type="float" office:value="-4.655">
            <text:p>-4.6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1-20 12:00</text:p>
          </table:table-cell>
          <table:table-cell office:value-type="float" office:value="-2.395">
            <text:p>-2.395</text:p>
          </table:table-cell>
          <table:table-cell table:style-name="ce4" office:value-type="string">
            <text:p>1927-10-15 12:00</text:p>
          </table:table-cell>
          <table:table-cell office:value-type="float" office:value="0.646">
            <text:p>0.6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1-28 12:00</text:p>
          </table:table-cell>
          <table:table-cell office:value-type="float" office:value="-24.321">
            <text:p>-24.321</text:p>
          </table:table-cell>
          <table:table-cell table:style-name="ce4" office:value-type="string">
            <text:p>1927-10-22 12:00</text:p>
          </table:table-cell>
          <table:table-cell office:value-type="float" office:value="5.066">
            <text:p>5.0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2-04 12:00</text:p>
          </table:table-cell>
          <table:table-cell office:value-type="float" office:value="1.975">
            <text:p>1.975</text:p>
          </table:table-cell>
          <table:table-cell table:style-name="ce4" office:value-type="string">
            <text:p>1927-10-29 12:00</text:p>
          </table:table-cell>
          <table:table-cell office:value-type="float" office:value="-0.025">
            <text:p>-0.0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2-11 12:00</text:p>
          </table:table-cell>
          <table:table-cell office:value-type="float" office:value="23.859">
            <text:p>23.859</text:p>
          </table:table-cell>
          <table:table-cell table:style-name="ce4" office:value-type="string">
            <text:p>1927-11-06 12:00</text:p>
          </table:table-cell>
          <table:table-cell office:value-type="float" office:value="-4.942">
            <text:p>-4.9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2-17 12:00</text:p>
          </table:table-cell>
          <table:table-cell office:value-type="float" office:value="-0.888">
            <text:p>-0.888</text:p>
          </table:table-cell>
          <table:table-cell table:style-name="ce4" office:value-type="string">
            <text:p>1927-11-11 12:00</text:p>
          </table:table-cell>
          <table:table-cell office:value-type="float" office:value="0.287">
            <text:p>0.2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2-25 12:00</text:p>
          </table:table-cell>
          <table:table-cell office:value-type="float" office:value="-24.604">
            <text:p>-24.604</text:p>
          </table:table-cell>
          <table:table-cell table:style-name="ce4" office:value-type="string">
            <text:p>1927-11-19 12:00</text:p>
          </table:table-cell>
          <table:table-cell office:value-type="float" office:value="5.032">
            <text:p>5.0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7-12-31 12:00</text:p>
          </table:table-cell>
          <table:table-cell office:value-type="float" office:value="0.345">
            <text:p>0.345</text:p>
          </table:table-cell>
          <table:table-cell table:style-name="ce4" office:value-type="string">
            <text:p>1927-11-26 12:00</text:p>
          </table:table-cell>
          <table:table-cell office:value-type="float" office:value="-0.946">
            <text:p>-0.9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1-07 12:00</text:p>
          </table:table-cell>
          <table:table-cell office:value-type="float" office:value="24.494">
            <text:p>24.494</text:p>
          </table:table-cell>
          <table:table-cell table:style-name="ce4" office:value-type="string">
            <text:p>1927-12-03 12:00</text:p>
          </table:table-cell>
          <table:table-cell office:value-type="float" office:value="-5.155">
            <text:p>-5.1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1-14 12:00</text:p>
          </table:table-cell>
          <table:table-cell office:value-type="float" office:value="-4.3">
            <text:p>-4.3</text:p>
          </table:table-cell>
          <table:table-cell table:style-name="ce4" office:value-type="string">
            <text:p>1927-12-09 12:00</text:p>
          </table:table-cell>
          <table:table-cell office:value-type="float" office:value="1.031">
            <text:p>1.0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1-22 12:00</text:p>
          </table:table-cell>
          <table:table-cell office:value-type="float" office:value="-23.561">
            <text:p>-23.561</text:p>
          </table:table-cell>
          <table:table-cell table:style-name="ce4" office:value-type="string">
            <text:p>1927-12-16 12:00</text:p>
          </table:table-cell>
          <table:table-cell office:value-type="float" office:value="5.16">
            <text:p>5.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1-28 12:00</text:p>
          </table:table-cell>
          <table:table-cell office:value-type="float" office:value="5.106">
            <text:p>5.106</text:p>
          </table:table-cell>
          <table:table-cell table:style-name="ce4" office:value-type="string">
            <text:p>1927-12-23 12:00</text:p>
          </table:table-cell>
          <table:table-cell office:value-type="float" office:value="-0.623">
            <text:p>-0.6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2-04 12:00</text:p>
          </table:table-cell>
          <table:table-cell office:value-type="float" office:value="23.436">
            <text:p>23.436</text:p>
          </table:table-cell>
          <table:table-cell table:style-name="ce4" office:value-type="string">
            <text:p>1927-12-30 12:00</text:p>
          </table:table-cell>
          <table:table-cell office:value-type="float" office:value="-5.186">
            <text:p>-5.1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2-10 12:00</text:p>
          </table:table-cell>
          <table:table-cell office:value-type="float" office:value="-2.744">
            <text:p>-2.744</text:p>
          </table:table-cell>
          <table:table-cell table:style-name="ce4" office:value-type="string">
            <text:p>1928-01-05 12:00</text:p>
          </table:table-cell>
          <table:table-cell office:value-type="float" office:value="0.471">
            <text:p>0.4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2-18 12:00</text:p>
          </table:table-cell>
          <table:table-cell office:value-type="float" office:value="-24.313">
            <text:p>-24.313</text:p>
          </table:table-cell>
          <table:table-cell table:style-name="ce4" office:value-type="string">
            <text:p>1928-01-12 12:00</text:p>
          </table:table-cell>
          <table:table-cell office:value-type="float" office:value="5.141">
            <text:p>5.1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2-24 12:00</text:p>
          </table:table-cell>
          <table:table-cell office:value-type="float" office:value="3.719">
            <text:p>3.719</text:p>
          </table:table-cell>
          <table:table-cell table:style-name="ce4" office:value-type="string">
            <text:p>1928-01-19 12:00</text:p>
          </table:table-cell>
          <table:table-cell office:value-type="float" office:value="-0.275">
            <text:p>-0.2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3-02 12:00</text:p>
          </table:table-cell>
          <table:table-cell office:value-type="float" office:value="24.102">
            <text:p>24.102</text:p>
          </table:table-cell>
          <table:table-cell table:style-name="ce4" office:value-type="string">
            <text:p>1928-01-26 12:00</text:p>
          </table:table-cell>
          <table:table-cell office:value-type="float" office:value="-5.085">
            <text:p>-5.0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3-08 12:00</text:p>
          </table:table-cell>
          <table:table-cell office:value-type="float" office:value="-1.213">
            <text:p>-1.213</text:p>
          </table:table-cell>
          <table:table-cell table:style-name="ce4" office:value-type="string">
            <text:p>1928-02-01 12:00</text:p>
          </table:table-cell>
          <table:table-cell office:value-type="float" office:value="0.175">
            <text:p>0.1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3-16 12:00</text:p>
          </table:table-cell>
          <table:table-cell office:value-type="float" office:value="-25.011">
            <text:p>-25.011</text:p>
          </table:table-cell>
          <table:table-cell table:style-name="ce4" office:value-type="string">
            <text:p>1928-02-09 12:00</text:p>
          </table:table-cell>
          <table:table-cell office:value-type="float" office:value="4.797">
            <text:p>4.7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3-22 12:00</text:p>
          </table:table-cell>
          <table:table-cell office:value-type="float" office:value="1.461">
            <text:p>1.461</text:p>
          </table:table-cell>
          <table:table-cell table:style-name="ce4" office:value-type="string">
            <text:p>1928-02-15 12:00</text:p>
          </table:table-cell>
          <table:table-cell office:value-type="float" office:value="-0.055">
            <text:p>-0.0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3-29 12:00</text:p>
          </table:table-cell>
          <table:table-cell office:value-type="float" office:value="24.694">
            <text:p>24.694</text:p>
          </table:table-cell>
          <table:table-cell table:style-name="ce4" office:value-type="string">
            <text:p>1928-02-23 12:00</text:p>
          </table:table-cell>
          <table:table-cell office:value-type="float" office:value="-4.725">
            <text:p>-4.7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4-05 12:00</text:p>
          </table:table-cell>
          <table:table-cell office:value-type="float" office:value="-4.931">
            <text:p>-4.931</text:p>
          </table:table-cell>
          <table:table-cell table:style-name="ce4" office:value-type="string">
            <text:p>1928-02-28 12:00</text:p>
          </table:table-cell>
          <table:table-cell office:value-type="float" office:value="0.127">
            <text:p>0.1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4-13 12:00</text:p>
          </table:table-cell>
          <table:table-cell office:value-type="float" office:value="-24.322">
            <text:p>-24.322</text:p>
          </table:table-cell>
          <table:table-cell table:style-name="ce4" office:value-type="string">
            <text:p>1928-03-07 12:00</text:p>
          </table:table-cell>
          <table:table-cell office:value-type="float" office:value="4.772">
            <text:p>4.7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4-19 12:00</text:p>
          </table:table-cell>
          <table:table-cell office:value-type="float" office:value="5.016">
            <text:p>5.016</text:p>
          </table:table-cell>
          <table:table-cell table:style-name="ce4" office:value-type="string">
            <text:p>1928-03-14 12:00</text:p>
          </table:table-cell>
          <table:table-cell office:value-type="float" office:value="-1.021">
            <text:p>-1.0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4-25 12:00</text:p>
          </table:table-cell>
          <table:table-cell office:value-type="float" office:value="25.25">
            <text:p>25.25</text:p>
          </table:table-cell>
          <table:table-cell table:style-name="ce4" office:value-type="string">
            <text:p>1928-03-21 12:00</text:p>
          </table:table-cell>
          <table:table-cell office:value-type="float" office:value="-4.824">
            <text:p>-4.8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5-02 12:00</text:p>
          </table:table-cell>
          <table:table-cell office:value-type="float" office:value="-3.603">
            <text:p>-3.603</text:p>
          </table:table-cell>
          <table:table-cell table:style-name="ce4" office:value-type="string">
            <text:p>1928-03-26 12:00</text:p>
          </table:table-cell>
          <table:table-cell office:value-type="float" office:value="0.073">
            <text:p>0.0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5-10 12:00</text:p>
          </table:table-cell>
          <table:table-cell office:value-type="float" office:value="-24.918">
            <text:p>-24.918</text:p>
          </table:table-cell>
          <table:table-cell table:style-name="ce4" office:value-type="string">
            <text:p>1928-04-03 12:00</text:p>
          </table:table-cell>
          <table:table-cell office:value-type="float" office:value="4.867">
            <text:p>4.8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5-16 12:00</text:p>
          </table:table-cell>
          <table:table-cell office:value-type="float" office:value="2.142">
            <text:p>2.142</text:p>
          </table:table-cell>
          <table:table-cell table:style-name="ce4" office:value-type="string">
            <text:p>1928-04-10 12:00</text:p>
          </table:table-cell>
          <table:table-cell office:value-type="float" office:value="-0.94">
            <text:p>-0.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5-23 12:00</text:p>
          </table:table-cell>
          <table:table-cell office:value-type="float" office:value="24.266">
            <text:p>24.266</text:p>
          </table:table-cell>
          <table:table-cell table:style-name="ce4" office:value-type="string">
            <text:p>1928-04-17 12:00</text:p>
          </table:table-cell>
          <table:table-cell office:value-type="float" office:value="-5.045">
            <text:p>-5.0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5-29 12:00</text:p>
          </table:table-cell>
          <table:table-cell office:value-type="float" office:value="-2.272">
            <text:p>-2.272</text:p>
          </table:table-cell>
          <table:table-cell table:style-name="ce4" office:value-type="string">
            <text:p>1928-04-23 12:00</text:p>
          </table:table-cell>
          <table:table-cell office:value-type="float" office:value="1.091">
            <text:p>1.0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6-06 12:00</text:p>
          </table:table-cell>
          <table:table-cell office:value-type="float" office:value="-25.241">
            <text:p>-25.241</text:p>
          </table:table-cell>
          <table:table-cell table:style-name="ce4" office:value-type="string">
            <text:p>1928-04-30 12:00</text:p>
          </table:table-cell>
          <table:table-cell office:value-type="float" office:value="5.039">
            <text:p>5.0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6-13 12:00</text:p>
          </table:table-cell>
          <table:table-cell office:value-type="float" office:value="6.101">
            <text:p>6.101</text:p>
          </table:table-cell>
          <table:table-cell table:style-name="ce4" office:value-type="string">
            <text:p>1928-05-07 12:00</text:p>
          </table:table-cell>
          <table:table-cell office:value-type="float" office:value="-0.775">
            <text:p>-0.7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6-19 12:00</text:p>
          </table:table-cell>
          <table:table-cell office:value-type="float" office:value="25.018">
            <text:p>25.018</text:p>
          </table:table-cell>
          <table:table-cell table:style-name="ce4" office:value-type="string">
            <text:p>1928-05-14 12:00</text:p>
          </table:table-cell>
          <table:table-cell office:value-type="float" office:value="-5.232">
            <text:p>-5.2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6-25 12:00</text:p>
          </table:table-cell>
          <table:table-cell office:value-type="float" office:value="-0.84">
            <text:p>-0.84</text:p>
          </table:table-cell>
          <table:table-cell table:style-name="ce4" office:value-type="string">
            <text:p>1928-05-20 12:00</text:p>
          </table:table-cell>
          <table:table-cell office:value-type="float" office:value="0.58">
            <text:p>0.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7-03 12:00</text:p>
          </table:table-cell>
          <table:table-cell office:value-type="float" office:value="-25.453">
            <text:p>-25.453</text:p>
          </table:table-cell>
          <table:table-cell table:style-name="ce4" office:value-type="string">
            <text:p>1928-05-27 12:00</text:p>
          </table:table-cell>
          <table:table-cell office:value-type="float" office:value="5.178">
            <text:p>5.1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7-10 12:00</text:p>
          </table:table-cell>
          <table:table-cell office:value-type="float" office:value="4.509">
            <text:p>4.509</text:p>
          </table:table-cell>
          <table:table-cell table:style-name="ce4" office:value-type="string">
            <text:p>1928-06-03 12:00</text:p>
          </table:table-cell>
          <table:table-cell office:value-type="float" office:value="-0.507">
            <text:p>-0.5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7-16 12:00</text:p>
          </table:table-cell>
          <table:table-cell office:value-type="float" office:value="25.509">
            <text:p>25.509</text:p>
          </table:table-cell>
          <table:table-cell table:style-name="ce4" office:value-type="string">
            <text:p>1928-06-11 12:00</text:p>
          </table:table-cell>
          <table:table-cell office:value-type="float" office:value="-5.056">
            <text:p>-5.0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7-23 12:00</text:p>
          </table:table-cell>
          <table:table-cell office:value-type="float" office:value="-4.523">
            <text:p>-4.523</text:p>
          </table:table-cell>
          <table:table-cell table:style-name="ce4" office:value-type="string">
            <text:p>1928-06-17 12:00</text:p>
          </table:table-cell>
          <table:table-cell office:value-type="float" office:value="1.328">
            <text:p>1.3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7-31 12:00</text:p>
          </table:table-cell>
          <table:table-cell office:value-type="float" office:value="-24.528">
            <text:p>-24.528</text:p>
          </table:table-cell>
          <table:table-cell table:style-name="ce4" office:value-type="string">
            <text:p>1928-06-23 12:00</text:p>
          </table:table-cell>
          <table:table-cell office:value-type="float" office:value="5.2">
            <text:p>5.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8-06 12:00</text:p>
          </table:table-cell>
          <table:table-cell office:value-type="float" office:value="3.346">
            <text:p>3.346</text:p>
          </table:table-cell>
          <table:table-cell table:style-name="ce4" office:value-type="string">
            <text:p>1928-06-30 12:00</text:p>
          </table:table-cell>
          <table:table-cell office:value-type="float" office:value="-0.217">
            <text:p>-0.2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8-13 12:00</text:p>
          </table:table-cell>
          <table:table-cell office:value-type="float" office:value="24.636">
            <text:p>24.636</text:p>
          </table:table-cell>
          <table:table-cell table:style-name="ce4" office:value-type="string">
            <text:p>1928-07-08 12:00</text:p>
          </table:table-cell>
          <table:table-cell office:value-type="float" office:value="-5.026">
            <text:p>-5.0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8-19 12:00</text:p>
          </table:table-cell>
          <table:table-cell office:value-type="float" office:value="-2.872">
            <text:p>-2.872</text:p>
          </table:table-cell>
          <table:table-cell table:style-name="ce4" office:value-type="string">
            <text:p>1928-07-14 12:00</text:p>
          </table:table-cell>
          <table:table-cell office:value-type="float" office:value="0.842">
            <text:p>0.8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8-27 12:00</text:p>
          </table:table-cell>
          <table:table-cell office:value-type="float" office:value="-25.195">
            <text:p>-25.195</text:p>
          </table:table-cell>
          <table:table-cell table:style-name="ce4" office:value-type="string">
            <text:p>1928-07-21 12:00</text:p>
          </table:table-cell>
          <table:table-cell office:value-type="float" office:value="4.892">
            <text:p>4.8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9-02 12:00</text:p>
          </table:table-cell>
          <table:table-cell office:value-type="float" office:value="1.918">
            <text:p>1.918</text:p>
          </table:table-cell>
          <table:table-cell table:style-name="ce4" office:value-type="string">
            <text:p>1928-07-28 12:00</text:p>
          </table:table-cell>
          <table:table-cell office:value-type="float" office:value="-1.06">
            <text:p>-1.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9-09 12:00</text:p>
          </table:table-cell>
          <table:table-cell office:value-type="float" office:value="25.278">
            <text:p>25.278</text:p>
          </table:table-cell>
          <table:table-cell table:style-name="ce4" office:value-type="string">
            <text:p>1928-08-04 12:00</text:p>
          </table:table-cell>
          <table:table-cell office:value-type="float" office:value="-4.933">
            <text:p>-4.9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9-15 12:00</text:p>
          </table:table-cell>
          <table:table-cell office:value-type="float" office:value="-1.133">
            <text:p>-1.133</text:p>
          </table:table-cell>
          <table:table-cell table:style-name="ce4" office:value-type="string">
            <text:p>1928-08-10 12:00</text:p>
          </table:table-cell>
          <table:table-cell office:value-type="float" office:value="0.622">
            <text:p>0.6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9-23 12:00</text:p>
          </table:table-cell>
          <table:table-cell office:value-type="float" office:value="-25.832">
            <text:p>-25.832</text:p>
          </table:table-cell>
          <table:table-cell table:style-name="ce4" office:value-type="string">
            <text:p>1928-08-17 12:00</text:p>
          </table:table-cell>
          <table:table-cell office:value-type="float" office:value="4.853">
            <text:p>4.8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09-30 12:00</text:p>
          </table:table-cell>
          <table:table-cell office:value-type="float" office:value="6.091">
            <text:p>6.091</text:p>
          </table:table-cell>
          <table:table-cell table:style-name="ce4" office:value-type="string">
            <text:p>1928-08-24 12:00</text:p>
          </table:table-cell>
          <table:table-cell office:value-type="float" office:value="-0.922">
            <text:p>-0.9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0-06 12:00</text:p>
          </table:table-cell>
          <table:table-cell office:value-type="float" office:value="25.803">
            <text:p>25.803</text:p>
          </table:table-cell>
          <table:table-cell table:style-name="ce4" office:value-type="string">
            <text:p>1928-08-31 12:00</text:p>
          </table:table-cell>
          <table:table-cell office:value-type="float" office:value="-4.914">
            <text:p>-4.9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0-13 12:00</text:p>
          </table:table-cell>
          <table:table-cell office:value-type="float" office:value="-4.944">
            <text:p>-4.944</text:p>
          </table:table-cell>
          <table:table-cell table:style-name="ce4" office:value-type="string">
            <text:p>1928-09-06 12:00</text:p>
          </table:table-cell>
          <table:table-cell office:value-type="float" office:value="0.587">
            <text:p>0.5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0-21 12:00</text:p>
          </table:table-cell>
          <table:table-cell office:value-type="float" office:value="-25.151">
            <text:p>-25.151</text:p>
          </table:table-cell>
          <table:table-cell table:style-name="ce4" office:value-type="string">
            <text:p>1928-09-13 12:00</text:p>
          </table:table-cell>
          <table:table-cell office:value-type="float" office:value="4.895">
            <text:p>4.8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0-27 12:00</text:p>
          </table:table-cell>
          <table:table-cell office:value-type="float" office:value="3.278">
            <text:p>3.278</text:p>
          </table:table-cell>
          <table:table-cell table:style-name="ce4" office:value-type="string">
            <text:p>1928-09-20 12:00</text:p>
          </table:table-cell>
          <table:table-cell office:value-type="float" office:value="-0.835">
            <text:p>-0.8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1-03 12:00</text:p>
          </table:table-cell>
          <table:table-cell office:value-type="float" office:value="24.614">
            <text:p>24.614</text:p>
          </table:table-cell>
          <table:table-cell table:style-name="ce4" office:value-type="string">
            <text:p>1928-09-27 12:00</text:p>
          </table:table-cell>
          <table:table-cell office:value-type="float" office:value="-5.035">
            <text:p>-5.0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1-09 12:00</text:p>
          </table:table-cell>
          <table:table-cell office:value-type="float" office:value="-3.511">
            <text:p>-3.511</text:p>
          </table:table-cell>
          <table:table-cell table:style-name="ce4" office:value-type="string">
            <text:p>1928-10-03 12:00</text:p>
          </table:table-cell>
          <table:table-cell office:value-type="float" office:value="0.492">
            <text:p>0.49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1-17 12:00</text:p>
          </table:table-cell>
          <table:table-cell office:value-type="float" office:value="-25.682">
            <text:p>-25.682</text:p>
          </table:table-cell>
          <table:table-cell table:style-name="ce4" office:value-type="string">
            <text:p>1928-10-10 12:00</text:p>
          </table:table-cell>
          <table:table-cell office:value-type="float" office:value="5.04">
            <text:p>5.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1-23 12:00</text:p>
          </table:table-cell>
          <table:table-cell office:value-type="float" office:value="0.366">
            <text:p>0.366</text:p>
          </table:table-cell>
          <table:table-cell table:style-name="ce4" office:value-type="string">
            <text:p>1928-10-17 12:00</text:p>
          </table:table-cell>
          <table:table-cell office:value-type="float" office:value="-0.693">
            <text:p>-0.6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1-30 12:00</text:p>
          </table:table-cell>
          <table:table-cell office:value-type="float" office:value="25.397">
            <text:p>25.397</text:p>
          </table:table-cell>
          <table:table-cell table:style-name="ce4" office:value-type="string">
            <text:p>1928-10-25 12:00</text:p>
          </table:table-cell>
          <table:table-cell office:value-type="float" office:value="-4.989">
            <text:p>-4.9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2-06 12:00</text:p>
          </table:table-cell>
          <table:table-cell office:value-type="float" office:value="-2.204">
            <text:p>-2.204</text:p>
          </table:table-cell>
          <table:table-cell table:style-name="ce4" office:value-type="string">
            <text:p>1928-10-30 12:00</text:p>
          </table:table-cell>
          <table:table-cell office:value-type="float" office:value="0.111">
            <text:p>0.1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2-14 12:00</text:p>
          </table:table-cell>
          <table:table-cell office:value-type="float" office:value="-25.947">
            <text:p>-25.947</text:p>
          </table:table-cell>
          <table:table-cell table:style-name="ce4" office:value-type="string">
            <text:p>1928-11-06 12:00</text:p>
          </table:table-cell>
          <table:table-cell office:value-type="float" office:value="5.201">
            <text:p>5.2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2-21 12:00</text:p>
          </table:table-cell>
          <table:table-cell office:value-type="float" office:value="4.334">
            <text:p>4.334</text:p>
          </table:table-cell>
          <table:table-cell table:style-name="ce4" office:value-type="string">
            <text:p>1928-11-13 12:00</text:p>
          </table:table-cell>
          <table:table-cell office:value-type="float" office:value="-0.444">
            <text:p>-0.4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8-12-27 12:00</text:p>
          </table:table-cell>
          <table:table-cell office:value-type="float" office:value="26.054">
            <text:p>26.054</text:p>
          </table:table-cell>
          <table:table-cell table:style-name="ce4" office:value-type="string">
            <text:p>1928-11-21 12:00</text:p>
          </table:table-cell>
          <table:table-cell office:value-type="float" office:value="-5.178">
            <text:p>-5.1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1-02 12:00</text:p>
          </table:table-cell>
          <table:table-cell office:value-type="float" office:value="-0.772">
            <text:p>-0.772</text:p>
          </table:table-cell>
          <table:table-cell table:style-name="ce4" office:value-type="string">
            <text:p>1928-11-27 12:00</text:p>
          </table:table-cell>
          <table:table-cell office:value-type="float" office:value="0.869">
            <text:p>0.8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1-10 12:00</text:p>
          </table:table-cell>
          <table:table-cell office:value-type="float" office:value="-26.144">
            <text:p>-26.144</text:p>
          </table:table-cell>
          <table:table-cell table:style-name="ce4" office:value-type="string">
            <text:p>1928-12-04 12:00</text:p>
          </table:table-cell>
          <table:table-cell office:value-type="float" office:value="5.003">
            <text:p>5.0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1-17 12:00</text:p>
          </table:table-cell>
          <table:table-cell office:value-type="float" office:value="2.876">
            <text:p>2.876</text:p>
          </table:table-cell>
          <table:table-cell table:style-name="ce4" office:value-type="string">
            <text:p>1928-12-10 12:00</text:p>
          </table:table-cell>
          <table:table-cell office:value-type="float" office:value="-0.155">
            <text:p>-0.1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1-24 12:00</text:p>
          </table:table-cell>
          <table:table-cell office:value-type="float" office:value="25.138">
            <text:p>25.138</text:p>
          </table:table-cell>
          <table:table-cell table:style-name="ce4" office:value-type="string">
            <text:p>1928-12-18 12:00</text:p>
          </table:table-cell>
          <table:table-cell office:value-type="float" office:value="-5.173">
            <text:p>-5.17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1-30 12:00</text:p>
          </table:table-cell>
          <table:table-cell office:value-type="float" office:value="-4.602">
            <text:p>-4.602</text:p>
          </table:table-cell>
          <table:table-cell table:style-name="ce4" office:value-type="string">
            <text:p>1928-12-24 12:00</text:p>
          </table:table-cell>
          <table:table-cell office:value-type="float" office:value="0.228">
            <text:p>0.2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2-07 12:00</text:p>
          </table:table-cell>
          <table:table-cell office:value-type="float" office:value="-25.312">
            <text:p>-25.312</text:p>
          </table:table-cell>
          <table:table-cell table:style-name="ce4" office:value-type="string">
            <text:p>1928-12-31 12:00</text:p>
          </table:table-cell>
          <table:table-cell office:value-type="float" office:value="4.996">
            <text:p>4.9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2-13 12:00</text:p>
          </table:table-cell>
          <table:table-cell office:value-type="float" office:value="1.751">
            <text:p>1.751</text:p>
          </table:table-cell>
          <table:table-cell table:style-name="ce4" office:value-type="string">
            <text:p>1929-01-07 12:00</text:p>
          </table:table-cell>
          <table:table-cell office:value-type="float" office:value="-1">
            <text:p>-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2-20 12:00</text:p>
          </table:table-cell>
          <table:table-cell office:value-type="float" office:value="25.949">
            <text:p>25.949</text:p>
          </table:table-cell>
          <table:table-cell table:style-name="ce4" office:value-type="string">
            <text:p>1929-01-14 12:00</text:p>
          </table:table-cell>
          <table:table-cell office:value-type="float" office:value="-5.048">
            <text:p>-5.0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2-26 12:00</text:p>
          </table:table-cell>
          <table:table-cell office:value-type="float" office:value="-2.577">
            <text:p>-2.577</text:p>
          </table:table-cell>
          <table:table-cell table:style-name="ce4" office:value-type="string">
            <text:p>1929-01-21 12:00</text:p>
          </table:table-cell>
          <table:table-cell office:value-type="float" office:value="1.159">
            <text:p>1.1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3-06 12:00</text:p>
          </table:table-cell>
          <table:table-cell office:value-type="float" office:value="-26.002">
            <text:p>-26.002</text:p>
          </table:table-cell>
          <table:table-cell table:style-name="ce4" office:value-type="string">
            <text:p>1929-01-27 12:00</text:p>
          </table:table-cell>
          <table:table-cell office:value-type="float" office:value="4.937">
            <text:p>4.9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3-12 12:00</text:p>
          </table:table-cell>
          <table:table-cell office:value-type="float" office:value="0.154">
            <text:p>0.154</text:p>
          </table:table-cell>
          <table:table-cell table:style-name="ce4" office:value-type="string">
            <text:p>1929-02-03 12:00</text:p>
          </table:table-cell>
          <table:table-cell office:value-type="float" office:value="-0.886">
            <text:p>-0.8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3-19 12:00</text:p>
          </table:table-cell>
          <table:table-cell office:value-type="float" office:value="26.495">
            <text:p>26.495</text:p>
          </table:table-cell>
          <table:table-cell table:style-name="ce4" office:value-type="string">
            <text:p>1929-02-10 12:00</text:p>
          </table:table-cell>
          <table:table-cell office:value-type="float" office:value="-4.964">
            <text:p>-4.9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3-25 12:00</text:p>
          </table:table-cell>
          <table:table-cell office:value-type="float" office:value="-0.448">
            <text:p>-0.448</text:p>
          </table:table-cell>
          <table:table-cell table:style-name="ce4" office:value-type="string">
            <text:p>1929-02-17 12:00</text:p>
          </table:table-cell>
          <table:table-cell office:value-type="float" office:value="1.052">
            <text:p>1.0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4-02 12:00</text:p>
          </table:table-cell>
          <table:table-cell office:value-type="float" office:value="-26.601">
            <text:p>-26.601</text:p>
          </table:table-cell>
          <table:table-cell table:style-name="ce4" office:value-type="string">
            <text:p>1929-02-23 12:00</text:p>
          </table:table-cell>
          <table:table-cell office:value-type="float" office:value="4.95">
            <text:p>4.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4-09 12:00</text:p>
          </table:table-cell>
          <table:table-cell office:value-type="float" office:value="4.137">
            <text:p>4.137</text:p>
          </table:table-cell>
          <table:table-cell table:style-name="ce4" office:value-type="string">
            <text:p>1929-03-02 12:00</text:p>
          </table:table-cell>
          <table:table-cell office:value-type="float" office:value="-0.818">
            <text:p>-0.8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4-16 12:00</text:p>
          </table:table-cell>
          <table:table-cell office:value-type="float" office:value="25.317">
            <text:p>25.317</text:p>
          </table:table-cell>
          <table:table-cell table:style-name="ce4" office:value-type="string">
            <text:p>1929-03-10 12:00</text:p>
          </table:table-cell>
          <table:table-cell office:value-type="float" office:value="-4.796">
            <text:p>-4.7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4-22 12:00</text:p>
          </table:table-cell>
          <table:table-cell office:value-type="float" office:value="-4.453">
            <text:p>-4.453</text:p>
          </table:table-cell>
          <table:table-cell table:style-name="ce4" office:value-type="string">
            <text:p>1929-03-16 12:00</text:p>
          </table:table-cell>
          <table:table-cell office:value-type="float" office:value="1.032">
            <text:p>1.0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4-30 12:00</text:p>
          </table:table-cell>
          <table:table-cell office:value-type="float" office:value="-25.82">
            <text:p>-25.82</text:p>
          </table:table-cell>
          <table:table-cell table:style-name="ce4" office:value-type="string">
            <text:p>1929-03-23 12:00</text:p>
          </table:table-cell>
          <table:table-cell office:value-type="float" office:value="4.799">
            <text:p>4.7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5-06 12:00</text:p>
          </table:table-cell>
          <table:table-cell office:value-type="float" office:value="1.447">
            <text:p>1.447</text:p>
          </table:table-cell>
          <table:table-cell table:style-name="ce4" office:value-type="string">
            <text:p>1929-03-29 12:00</text:p>
          </table:table-cell>
          <table:table-cell office:value-type="float" office:value="-0.661">
            <text:p>-0.6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5-13 12:00</text:p>
          </table:table-cell>
          <table:table-cell office:value-type="float" office:value="25.952">
            <text:p>25.952</text:p>
          </table:table-cell>
          <table:table-cell table:style-name="ce4" office:value-type="string">
            <text:p>1929-04-06 12:00</text:p>
          </table:table-cell>
          <table:table-cell office:value-type="float" office:value="-5.015">
            <text:p>-5.0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5-19 12:00</text:p>
          </table:table-cell>
          <table:table-cell office:value-type="float" office:value="-3.001">
            <text:p>-3.001</text:p>
          </table:table-cell>
          <table:table-cell table:style-name="ce4" office:value-type="string">
            <text:p>1929-04-12 12:00</text:p>
          </table:table-cell>
          <table:table-cell office:value-type="float" office:value="0.821">
            <text:p>0.8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5-27 12:00</text:p>
          </table:table-cell>
          <table:table-cell office:value-type="float" office:value="-26.256">
            <text:p>-26.256</text:p>
          </table:table-cell>
          <table:table-cell table:style-name="ce4" office:value-type="string">
            <text:p>1929-04-19 12:00</text:p>
          </table:table-cell>
          <table:table-cell office:value-type="float" office:value="4.998">
            <text:p>4.9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6-03 12:00</text:p>
          </table:table-cell>
          <table:table-cell office:value-type="float" office:value="5.181">
            <text:p>5.181</text:p>
          </table:table-cell>
          <table:table-cell table:style-name="ce4" office:value-type="string">
            <text:p>1929-04-25 12:00</text:p>
          </table:table-cell>
          <table:table-cell office:value-type="float" office:value="-0.377">
            <text:p>-0.3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6-09 12:00</text:p>
          </table:table-cell>
          <table:table-cell office:value-type="float" office:value="26.531">
            <text:p>26.531</text:p>
          </table:table-cell>
          <table:table-cell table:style-name="ce4" office:value-type="string">
            <text:p>1929-05-03 12:00</text:p>
          </table:table-cell>
          <table:table-cell office:value-type="float" office:value="-5.198">
            <text:p>-5.1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6-15 12:00</text:p>
          </table:table-cell>
          <table:table-cell office:value-type="float" office:value="-1.722">
            <text:p>-1.722</text:p>
          </table:table-cell>
          <table:table-cell table:style-name="ce4" office:value-type="string">
            <text:p>1929-05-09 12:00</text:p>
          </table:table-cell>
          <table:table-cell office:value-type="float" office:value="0.328">
            <text:p>0.3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6-23 12:00</text:p>
          </table:table-cell>
          <table:table-cell office:value-type="float" office:value="-26.503">
            <text:p>-26.503</text:p>
          </table:table-cell>
          <table:table-cell table:style-name="ce4" office:value-type="string">
            <text:p>1929-05-16 12:00</text:p>
          </table:table-cell>
          <table:table-cell office:value-type="float" office:value="5.119">
            <text:p>5.1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6-30 12:00</text:p>
          </table:table-cell>
          <table:table-cell office:value-type="float" office:value="3.206">
            <text:p>3.206</text:p>
          </table:table-cell>
          <table:table-cell table:style-name="ce4" office:value-type="string">
            <text:p>1929-05-22 12:00</text:p>
          </table:table-cell>
          <table:table-cell office:value-type="float" office:value="-0.057">
            <text:p>-0.0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7-07 12:00</text:p>
          </table:table-cell>
          <table:table-cell office:value-type="float" office:value="25.357">
            <text:p>25.357</text:p>
          </table:table-cell>
          <table:table-cell table:style-name="ce4" office:value-type="string">
            <text:p>1929-05-30 12:00</text:p>
          </table:table-cell>
          <table:table-cell office:value-type="float" office:value="-5.228">
            <text:p>-5.2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7-12 12:00</text:p>
          </table:table-cell>
          <table:table-cell office:value-type="float" office:value="-0.23">
            <text:p>-0.23</text:p>
          </table:table-cell>
          <table:table-cell table:style-name="ce4" office:value-type="string">
            <text:p>1929-06-06 12:00</text:p>
          </table:table-cell>
          <table:table-cell office:value-type="float" office:value="1.088">
            <text:p>1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7-20 12:00</text:p>
          </table:table-cell>
          <table:table-cell office:value-type="float" office:value="-26.732">
            <text:p>-26.732</text:p>
          </table:table-cell>
          <table:table-cell table:style-name="ce4" office:value-type="string">
            <text:p>1929-06-12 12:00</text:p>
          </table:table-cell>
          <table:table-cell office:value-type="float" office:value="5.121">
            <text:p>5.1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7-27 12:00</text:p>
          </table:table-cell>
          <table:table-cell office:value-type="float" office:value="1.874">
            <text:p>1.874</text:p>
          </table:table-cell>
          <table:table-cell table:style-name="ce4" office:value-type="string">
            <text:p>1929-06-19 12:00</text:p>
          </table:table-cell>
          <table:table-cell office:value-type="float" office:value="-0.905">
            <text:p>-0.9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8-03 12:00</text:p>
          </table:table-cell>
          <table:table-cell office:value-type="float" office:value="26.308">
            <text:p>26.308</text:p>
          </table:table-cell>
          <table:table-cell table:style-name="ce4" office:value-type="string">
            <text:p>1929-06-27 12:00</text:p>
          </table:table-cell>
          <table:table-cell office:value-type="float" office:value="-4.931">
            <text:p>-4.9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8-09 12:00</text:p>
          </table:table-cell>
          <table:table-cell office:value-type="float" office:value="-4.317">
            <text:p>-4.317</text:p>
          </table:table-cell>
          <table:table-cell table:style-name="ce4" office:value-type="string">
            <text:p>1929-07-03 12:00</text:p>
          </table:table-cell>
          <table:table-cell office:value-type="float" office:value="0.599">
            <text:p>0.5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8-17 12:00</text:p>
          </table:table-cell>
          <table:table-cell office:value-type="float" office:value="-25.873">
            <text:p>-25.873</text:p>
          </table:table-cell>
          <table:table-cell table:style-name="ce4" office:value-type="string">
            <text:p>1929-07-10 12:00</text:p>
          </table:table-cell>
          <table:table-cell office:value-type="float" office:value="4.731">
            <text:p>4.7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8-23 12:00</text:p>
          </table:table-cell>
          <table:table-cell office:value-type="float" office:value="0.715">
            <text:p>0.715</text:p>
          </table:table-cell>
          <table:table-cell table:style-name="ce4" office:value-type="string">
            <text:p>1929-07-16 12:00</text:p>
          </table:table-cell>
          <table:table-cell office:value-type="float" office:value="-0.77">
            <text:p>-0.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8-30 12:00</text:p>
          </table:table-cell>
          <table:table-cell office:value-type="float" office:value="26.96">
            <text:p>26.96</text:p>
          </table:table-cell>
          <table:table-cell table:style-name="ce4" office:value-type="string">
            <text:p>1929-07-24 12:00</text:p>
          </table:table-cell>
          <table:table-cell office:value-type="float" office:value="-4.838">
            <text:p>-4.8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9-05 12:00</text:p>
          </table:table-cell>
          <table:table-cell office:value-type="float" office:value="-2.062">
            <text:p>-2.062</text:p>
          </table:table-cell>
          <table:table-cell table:style-name="ce4" office:value-type="string">
            <text:p>1929-07-30 12:00</text:p>
          </table:table-cell>
          <table:table-cell office:value-type="float" office:value="0.37">
            <text:p>0.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9-13 12:00</text:p>
          </table:table-cell>
          <table:table-cell office:value-type="float" office:value="-26.537">
            <text:p>-26.537</text:p>
          </table:table-cell>
          <table:table-cell table:style-name="ce4" office:value-type="string">
            <text:p>1929-08-06 12:00</text:p>
          </table:table-cell>
          <table:table-cell office:value-type="float" office:value="4.757">
            <text:p>4.7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9-20 12:00</text:p>
          </table:table-cell>
          <table:table-cell office:value-type="float" office:value="5.242">
            <text:p>5.242</text:p>
          </table:table-cell>
          <table:table-cell table:style-name="ce4" office:value-type="string">
            <text:p>1929-08-12 12:00</text:p>
          </table:table-cell>
          <table:table-cell office:value-type="float" office:value="-0.707">
            <text:p>-0.7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09-27 12:00</text:p>
          </table:table-cell>
          <table:table-cell office:value-type="float" office:value="25.894">
            <text:p>25.894</text:p>
          </table:table-cell>
          <table:table-cell table:style-name="ce4" office:value-type="string">
            <text:p>1929-08-20 12:00</text:p>
          </table:table-cell>
          <table:table-cell office:value-type="float" office:value="-4.832">
            <text:p>-4.8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0-03 12:00</text:p>
          </table:table-cell>
          <table:table-cell office:value-type="float" office:value="-5.854">
            <text:p>-5.854</text:p>
          </table:table-cell>
          <table:table-cell table:style-name="ce4" office:value-type="string">
            <text:p>1929-08-26 12:00</text:p>
          </table:table-cell>
          <table:table-cell office:value-type="float" office:value="0.321">
            <text:p>0.3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0-10 12:00</text:p>
          </table:table-cell>
          <table:table-cell office:value-type="float" office:value="-27.113">
            <text:p>-27.113</text:p>
          </table:table-cell>
          <table:table-cell table:style-name="ce4" office:value-type="string">
            <text:p>1929-09-02 12:00</text:p>
          </table:table-cell>
          <table:table-cell office:value-type="float" office:value="4.882">
            <text:p>4.8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0-17 12:00</text:p>
          </table:table-cell>
          <table:table-cell office:value-type="float" office:value="3.155">
            <text:p>3.155</text:p>
          </table:table-cell>
          <table:table-cell table:style-name="ce4" office:value-type="string">
            <text:p>1929-09-08 12:00</text:p>
          </table:table-cell>
          <table:table-cell office:value-type="float" office:value="-0.588">
            <text:p>-0.5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0-24 12:00</text:p>
          </table:table-cell>
          <table:table-cell office:value-type="float" office:value="26.489">
            <text:p>26.489</text:p>
          </table:table-cell>
          <table:table-cell table:style-name="ce4" office:value-type="string">
            <text:p>1929-09-16 12:00</text:p>
          </table:table-cell>
          <table:table-cell office:value-type="float" office:value="-4.966">
            <text:p>-4.9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0-30 12:00</text:p>
          </table:table-cell>
          <table:table-cell office:value-type="float" office:value="-3.792">
            <text:p>-3.792</text:p>
          </table:table-cell>
          <table:table-cell table:style-name="ce4" office:value-type="string">
            <text:p>1929-09-22 12:00</text:p>
          </table:table-cell>
          <table:table-cell office:value-type="float" office:value="0.233">
            <text:p>0.2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1-07 12:00</text:p>
          </table:table-cell>
          <table:table-cell office:value-type="float" office:value="-26.216">
            <text:p>-26.216</text:p>
          </table:table-cell>
          <table:table-cell table:style-name="ce4" office:value-type="string">
            <text:p>1929-09-29 12:00</text:p>
          </table:table-cell>
          <table:table-cell office:value-type="float" office:value="5.072">
            <text:p>5.0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1-13 12:00</text:p>
          </table:table-cell>
          <table:table-cell office:value-type="float" office:value="0.606">
            <text:p>0.606</text:p>
          </table:table-cell>
          <table:table-cell table:style-name="ce4" office:value-type="string">
            <text:p>1929-10-05 12:00</text:p>
          </table:table-cell>
          <table:table-cell office:value-type="float" office:value="-0.309">
            <text:p>-0.3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1-20 12:00</text:p>
          </table:table-cell>
          <table:table-cell office:value-type="float" office:value="26.949">
            <text:p>26.949</text:p>
          </table:table-cell>
          <table:table-cell table:style-name="ce4" office:value-type="string">
            <text:p>1929-10-13 12:00</text:p>
          </table:table-cell>
          <table:table-cell office:value-type="float" office:value="-5.158">
            <text:p>-5.1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1-26 12:00</text:p>
          </table:table-cell>
          <table:table-cell office:value-type="float" office:value="-2.26">
            <text:p>-2.26</text:p>
          </table:table-cell>
          <table:table-cell table:style-name="ce4" office:value-type="string">
            <text:p>1929-10-20 12:00</text:p>
          </table:table-cell>
          <table:table-cell office:value-type="float" office:value="1.203">
            <text:p>1.2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2-04 12:00</text:p>
          </table:table-cell>
          <table:table-cell office:value-type="float" office:value="-26.653">
            <text:p>-26.653</text:p>
          </table:table-cell>
          <table:table-cell table:style-name="ce4" office:value-type="string">
            <text:p>1929-10-26 12:00</text:p>
          </table:table-cell>
          <table:table-cell office:value-type="float" office:value="5.219">
            <text:p>5.2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2-11 12:00</text:p>
          </table:table-cell>
          <table:table-cell office:value-type="float" office:value="4.291">
            <text:p>4.291</text:p>
          </table:table-cell>
          <table:table-cell table:style-name="ce4" office:value-type="string">
            <text:p>1929-11-02 12:00</text:p>
          </table:table-cell>
          <table:table-cell office:value-type="float" office:value="-1.076">
            <text:p>-1.0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2-18 12:00</text:p>
          </table:table-cell>
          <table:table-cell office:value-type="float" office:value="25.509">
            <text:p>25.509</text:p>
          </table:table-cell>
          <table:table-cell table:style-name="ce4" office:value-type="string">
            <text:p>1929-11-09 12:00</text:p>
          </table:table-cell>
          <table:table-cell office:value-type="float" office:value="-5.255">
            <text:p>-5.2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2-23 12:00</text:p>
          </table:table-cell>
          <table:table-cell office:value-type="float" office:value="-1.004">
            <text:p>-1.004</text:p>
          </table:table-cell>
          <table:table-cell table:style-name="ce4" office:value-type="string">
            <text:p>1929-11-16 12:00</text:p>
          </table:table-cell>
          <table:table-cell office:value-type="float" office:value="0.701">
            <text:p>0.7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29-12-31 12:00</text:p>
          </table:table-cell>
          <table:table-cell office:value-type="float" office:value="-26.93">
            <text:p>-26.93</text:p>
          </table:table-cell>
          <table:table-cell table:style-name="ce4" office:value-type="string">
            <text:p>1929-11-23 12:00</text:p>
          </table:table-cell>
          <table:table-cell office:value-type="float" office:value="4.963">
            <text:p>4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1-07 12:00</text:p>
          </table:table-cell>
          <table:table-cell office:value-type="float" office:value="2.469">
            <text:p>2.469</text:p>
          </table:table-cell>
          <table:table-cell table:style-name="ce4" office:value-type="string">
            <text:p>1929-11-29 12:00</text:p>
          </table:table-cell>
          <table:table-cell office:value-type="float" office:value="-0.728">
            <text:p>-0.7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1-14 12:00</text:p>
          </table:table-cell>
          <table:table-cell office:value-type="float" office:value="26.569">
            <text:p>26.569</text:p>
          </table:table-cell>
          <table:table-cell table:style-name="ce4" office:value-type="string">
            <text:p>1929-12-07 12:00</text:p>
          </table:table-cell>
          <table:table-cell office:value-type="float" office:value="-5.026">
            <text:p>-5.0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1-20 12:00</text:p>
          </table:table-cell>
          <table:table-cell office:value-type="float" office:value="-5.586">
            <text:p>-5.586</text:p>
          </table:table-cell>
          <table:table-cell table:style-name="ce4" office:value-type="string">
            <text:p>1929-12-13 12:00</text:p>
          </table:table-cell>
          <table:table-cell office:value-type="float" office:value="0.158">
            <text:p>0.1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1-27 12:00</text:p>
          </table:table-cell>
          <table:table-cell office:value-type="float" office:value="-27.225">
            <text:p>-27.225</text:p>
          </table:table-cell>
          <table:table-cell table:style-name="ce4" office:value-type="string">
            <text:p>1929-12-20 12:00</text:p>
          </table:table-cell>
          <table:table-cell office:value-type="float" office:value="4.927">
            <text:p>4.9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2-03 12:00</text:p>
          </table:table-cell>
          <table:table-cell office:value-type="float" office:value="1.232">
            <text:p>1.232</text:p>
          </table:table-cell>
          <table:table-cell table:style-name="ce4" office:value-type="string">
            <text:p>1929-12-26 12:00</text:p>
          </table:table-cell>
          <table:table-cell office:value-type="float" office:value="-0.546">
            <text:p>-0.54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2-10 12:00</text:p>
          </table:table-cell>
          <table:table-cell office:value-type="float" office:value="27.371">
            <text:p>27.371</text:p>
          </table:table-cell>
          <table:table-cell table:style-name="ce4" office:value-type="string">
            <text:p>1930-01-03 12:00</text:p>
          </table:table-cell>
          <table:table-cell office:value-type="float" office:value="-4.915">
            <text:p>-4.9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2-16 12:00</text:p>
          </table:table-cell>
          <table:table-cell office:value-type="float" office:value="-3.416">
            <text:p>-3.416</text:p>
          </table:table-cell>
          <table:table-cell table:style-name="ce4" office:value-type="string">
            <text:p>1930-01-10 12:00</text:p>
          </table:table-cell>
          <table:table-cell office:value-type="float" office:value="1.052">
            <text:p>1.0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2-24 12:00</text:p>
          </table:table-cell>
          <table:table-cell office:value-type="float" office:value="-26.352">
            <text:p>-26.352</text:p>
          </table:table-cell>
          <table:table-cell table:style-name="ce4" office:value-type="string">
            <text:p>1930-01-16 12:00</text:p>
          </table:table-cell>
          <table:table-cell office:value-type="float" office:value="4.893">
            <text:p>4.8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3-02 12:00</text:p>
          </table:table-cell>
          <table:table-cell office:value-type="float" office:value="0.012">
            <text:p>0.012</text:p>
          </table:table-cell>
          <table:table-cell table:style-name="ce4" office:value-type="string">
            <text:p>1930-01-22 12:00</text:p>
          </table:table-cell>
          <table:table-cell office:value-type="float" office:value="-0.509">
            <text:p>-0.5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3-10 12:00</text:p>
          </table:table-cell>
          <table:table-cell office:value-type="float" office:value="26.464">
            <text:p>26.464</text:p>
          </table:table-cell>
          <table:table-cell table:style-name="ce4" office:value-type="string">
            <text:p>1930-01-30 12:00</text:p>
          </table:table-cell>
          <table:table-cell office:value-type="float" office:value="-4.856">
            <text:p>-4.8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3-15 12:00</text:p>
          </table:table-cell>
          <table:table-cell office:value-type="float" office:value="-0.572">
            <text:p>-0.572</text:p>
          </table:table-cell>
          <table:table-cell table:style-name="ce4" office:value-type="string">
            <text:p>1930-02-06 12:00</text:p>
          </table:table-cell>
          <table:table-cell office:value-type="float" office:value="0.935">
            <text:p>0.9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3-23 12:00</text:p>
          </table:table-cell>
          <table:table-cell office:value-type="float" office:value="-27.023">
            <text:p>-27.023</text:p>
          </table:table-cell>
          <table:table-cell table:style-name="ce4" office:value-type="string">
            <text:p>1930-02-12 12:00</text:p>
          </table:table-cell>
          <table:table-cell office:value-type="float" office:value="4.967">
            <text:p>4.9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3-30 12:00</text:p>
          </table:table-cell>
          <table:table-cell office:value-type="float" office:value="4.314">
            <text:p>4.314</text:p>
          </table:table-cell>
          <table:table-cell table:style-name="ce4" office:value-type="string">
            <text:p>1930-02-18 12:00</text:p>
          </table:table-cell>
          <table:table-cell office:value-type="float" office:value="-0.429">
            <text:p>-0.4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4-06 12:00</text:p>
          </table:table-cell>
          <table:table-cell office:value-type="float" office:value="27.127">
            <text:p>27.127</text:p>
          </table:table-cell>
          <table:table-cell table:style-name="ce4" office:value-type="string">
            <text:p>1930-02-26 12:00</text:p>
          </table:table-cell>
          <table:table-cell office:value-type="float" office:value="-4.944">
            <text:p>-4.9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4-12 12:00</text:p>
          </table:table-cell>
          <table:table-cell office:value-type="float" office:value="-4.491">
            <text:p>-4.491</text:p>
          </table:table-cell>
          <table:table-cell table:style-name="ce4" office:value-type="string">
            <text:p>1930-03-05 12:00</text:p>
          </table:table-cell>
          <table:table-cell office:value-type="float" office:value="0.899">
            <text:p>0.8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4-19 12:00</text:p>
          </table:table-cell>
          <table:table-cell office:value-type="float" office:value="-27.548">
            <text:p>-27.548</text:p>
          </table:table-cell>
          <table:table-cell table:style-name="ce4" office:value-type="string">
            <text:p>1930-03-12 12:00</text:p>
          </table:table-cell>
          <table:table-cell office:value-type="float" office:value="4.862">
            <text:p>4.8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4-26 12:00</text:p>
          </table:table-cell>
          <table:table-cell office:value-type="float" office:value="2.287">
            <text:p>2.287</text:p>
          </table:table-cell>
          <table:table-cell table:style-name="ce4" office:value-type="string">
            <text:p>1930-03-17 12:00</text:p>
          </table:table-cell>
          <table:table-cell office:value-type="float" office:value="-0.13">
            <text:p>-0.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5-03 12:00</text:p>
          </table:table-cell>
          <table:table-cell office:value-type="float" office:value="27.497">
            <text:p>27.497</text:p>
          </table:table-cell>
          <table:table-cell table:style-name="ce4" office:value-type="string">
            <text:p>1930-03-25 12:00</text:p>
          </table:table-cell>
          <table:table-cell office:value-type="float" office:value="-5.123">
            <text:p>-5.1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5-09 12:00</text:p>
          </table:table-cell>
          <table:table-cell office:value-type="float" office:value="-2.388">
            <text:p>-2.388</text:p>
          </table:table-cell>
          <table:table-cell table:style-name="ce4" office:value-type="string">
            <text:p>1930-04-01 12:00</text:p>
          </table:table-cell>
          <table:table-cell office:value-type="float" office:value="0.722">
            <text:p>0.7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5-17 12:00</text:p>
          </table:table-cell>
          <table:table-cell office:value-type="float" office:value="-26.492">
            <text:p>-26.492</text:p>
          </table:table-cell>
          <table:table-cell table:style-name="ce4" office:value-type="string">
            <text:p>1930-04-08 12:00</text:p>
          </table:table-cell>
          <table:table-cell office:value-type="float" office:value="5.08">
            <text:p>5.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5-23 12:00</text:p>
          </table:table-cell>
          <table:table-cell office:value-type="float" office:value="0.12">
            <text:p>0.12</text:p>
          </table:table-cell>
          <table:table-cell table:style-name="ce4" office:value-type="string">
            <text:p>1930-04-14 12:00</text:p>
          </table:table-cell>
          <table:table-cell office:value-type="float" office:value="-0.899">
            <text:p>-0.8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5-31 12:00</text:p>
          </table:table-cell>
          <table:table-cell office:value-type="float" office:value="25.91">
            <text:p>25.91</text:p>
          </table:table-cell>
          <table:table-cell table:style-name="ce4" office:value-type="string">
            <text:p>1930-04-21 12:00</text:p>
          </table:table-cell>
          <table:table-cell office:value-type="float" office:value="-5.245">
            <text:p>-5.2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6-05 12:00</text:p>
          </table:table-cell>
          <table:table-cell office:value-type="float" office:value="-0.933">
            <text:p>-0.933</text:p>
          </table:table-cell>
          <table:table-cell table:style-name="ce4" office:value-type="string">
            <text:p>1930-04-28 12:00</text:p>
          </table:table-cell>
          <table:table-cell office:value-type="float" office:value="0.345">
            <text:p>0.3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6-13 12:00</text:p>
          </table:table-cell>
          <table:table-cell office:value-type="float" office:value="-26.945">
            <text:p>-26.945</text:p>
          </table:table-cell>
          <table:table-cell table:style-name="ce4" office:value-type="string">
            <text:p>1930-05-05 12:00</text:p>
          </table:table-cell>
          <table:table-cell office:value-type="float" office:value="5.159">
            <text:p>5.1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6-20 12:00</text:p>
          </table:table-cell>
          <table:table-cell office:value-type="float" office:value="4.026">
            <text:p>4.026</text:p>
          </table:table-cell>
          <table:table-cell table:style-name="ce4" office:value-type="string">
            <text:p>1930-05-11 12:00</text:p>
          </table:table-cell>
          <table:table-cell office:value-type="float" office:value="-0.454">
            <text:p>-0.4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6-27 12:00</text:p>
          </table:table-cell>
          <table:table-cell office:value-type="float" office:value="26.7">
            <text:p>26.7</text:p>
          </table:table-cell>
          <table:table-cell table:style-name="ce4" office:value-type="string">
            <text:p>1930-05-19 12:00</text:p>
          </table:table-cell>
          <table:table-cell office:value-type="float" office:value="-5.056">
            <text:p>-5.0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7-03 12:00</text:p>
          </table:table-cell>
          <table:table-cell office:value-type="float" office:value="-5.995">
            <text:p>-5.995</text:p>
          </table:table-cell>
          <table:table-cell table:style-name="ce4" office:value-type="string">
            <text:p>1930-05-26 12:00</text:p>
          </table:table-cell>
          <table:table-cell office:value-type="float" office:value="1.118">
            <text:p>1.1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7-10 12:00</text:p>
          </table:table-cell>
          <table:table-cell office:value-type="float" office:value="-27.288">
            <text:p>-27.288</text:p>
          </table:table-cell>
          <table:table-cell table:style-name="ce4" office:value-type="string">
            <text:p>1930-06-01 12:00</text:p>
          </table:table-cell>
          <table:table-cell office:value-type="float" office:value="5.109">
            <text:p>5.1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7-17 12:00</text:p>
          </table:table-cell>
          <table:table-cell office:value-type="float" office:value="2.433">
            <text:p>2.433</text:p>
          </table:table-cell>
          <table:table-cell table:style-name="ce4" office:value-type="string">
            <text:p>1930-06-07 12:00</text:p>
          </table:table-cell>
          <table:table-cell office:value-type="float" office:value="-0.178">
            <text:p>-0.1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7-24 12:00</text:p>
          </table:table-cell>
          <table:table-cell office:value-type="float" office:value="27.485">
            <text:p>27.485</text:p>
          </table:table-cell>
          <table:table-cell table:style-name="ce4" office:value-type="string">
            <text:p>1930-06-15 12:00</text:p>
          </table:table-cell>
          <table:table-cell office:value-type="float" office:value="-4.983">
            <text:p>-4.9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7-30 12:00</text:p>
          </table:table-cell>
          <table:table-cell office:value-type="float" office:value="-4.448">
            <text:p>-4.448</text:p>
          </table:table-cell>
          <table:table-cell table:style-name="ce4" office:value-type="string">
            <text:p>1930-06-22 12:00</text:p>
          </table:table-cell>
          <table:table-cell office:value-type="float" office:value="0.747">
            <text:p>0.7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8-06 12:00</text:p>
          </table:table-cell>
          <table:table-cell office:value-type="float" office:value="-27.637">
            <text:p>-27.637</text:p>
          </table:table-cell>
          <table:table-cell table:style-name="ce4" office:value-type="string">
            <text:p>1930-06-29 12:00</text:p>
          </table:table-cell>
          <table:table-cell office:value-type="float" office:value="4.722">
            <text:p>4.7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8-13 12:00</text:p>
          </table:table-cell>
          <table:table-cell office:value-type="float" office:value="1.163">
            <text:p>1.163</text:p>
          </table:table-cell>
          <table:table-cell table:style-name="ce4" office:value-type="string">
            <text:p>1930-07-04 12:00</text:p>
          </table:table-cell>
          <table:table-cell office:value-type="float" office:value="-0.088">
            <text:p>-0.0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8-21 12:00</text:p>
          </table:table-cell>
          <table:table-cell office:value-type="float" office:value="26.469">
            <text:p>26.469</text:p>
          </table:table-cell>
          <table:table-cell table:style-name="ce4" office:value-type="string">
            <text:p>1930-07-12 12:00</text:p>
          </table:table-cell>
          <table:table-cell office:value-type="float" office:value="-4.905">
            <text:p>-4.9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8-26 12:00</text:p>
          </table:table-cell>
          <table:table-cell office:value-type="float" office:value="-2.081">
            <text:p>-2.081</text:p>
          </table:table-cell>
          <table:table-cell table:style-name="ce4" office:value-type="string">
            <text:p>1930-07-19 12:00</text:p>
          </table:table-cell>
          <table:table-cell office:value-type="float" office:value="0.561">
            <text:p>0.5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9-02 12:00</text:p>
          </table:table-cell>
          <table:table-cell office:value-type="float" office:value="-28.009">
            <text:p>-28.009</text:p>
          </table:table-cell>
          <table:table-cell table:style-name="ce4" office:value-type="string">
            <text:p>1930-07-26 12:00</text:p>
          </table:table-cell>
          <table:table-cell office:value-type="float" office:value="4.778">
            <text:p>4.7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9-10 12:00</text:p>
          </table:table-cell>
          <table:table-cell office:value-type="float" office:value="5.627">
            <text:p>5.627</text:p>
          </table:table-cell>
          <table:table-cell table:style-name="ce4" office:value-type="string">
            <text:p>1930-07-31 12:00</text:p>
          </table:table-cell>
          <table:table-cell office:value-type="float" office:value="-0.037">
            <text:p>-0.0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9-17 12:00</text:p>
          </table:table-cell>
          <table:table-cell office:value-type="float" office:value="27.409">
            <text:p>27.409</text:p>
          </table:table-cell>
          <table:table-cell table:style-name="ce4" office:value-type="string">
            <text:p>1930-08-08 12:00</text:p>
          </table:table-cell>
          <table:table-cell office:value-type="float" office:value="-4.928">
            <text:p>-4.9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9-23 12:00</text:p>
          </table:table-cell>
          <table:table-cell office:value-type="float" office:value="-5.992">
            <text:p>-5.992</text:p>
          </table:table-cell>
          <table:table-cell table:style-name="ce4" office:value-type="string">
            <text:p>1930-08-15 12:00</text:p>
          </table:table-cell>
          <table:table-cell office:value-type="float" office:value="0.494">
            <text:p>0.4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09-30 12:00</text:p>
          </table:table-cell>
          <table:table-cell office:value-type="float" office:value="-27.3">
            <text:p>-27.3</text:p>
          </table:table-cell>
          <table:table-cell table:style-name="ce4" office:value-type="string">
            <text:p>1930-08-22 12:00</text:p>
          </table:table-cell>
          <table:table-cell office:value-type="float" office:value="4.955">
            <text:p>4.9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0-07 12:00</text:p>
          </table:table-cell>
          <table:table-cell office:value-type="float" office:value="4.138">
            <text:p>4.138</text:p>
          </table:table-cell>
          <table:table-cell table:style-name="ce4" office:value-type="string">
            <text:p>1930-08-28 12:00</text:p>
          </table:table-cell>
          <table:table-cell office:value-type="float" office:value="-1.063">
            <text:p>-1.0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0-14 12:00</text:p>
          </table:table-cell>
          <table:table-cell office:value-type="float" office:value="27.892">
            <text:p>27.892</text:p>
          </table:table-cell>
          <table:table-cell table:style-name="ce4" office:value-type="string">
            <text:p>1930-09-04 12:00</text:p>
          </table:table-cell>
          <table:table-cell office:value-type="float" office:value="-5.064">
            <text:p>-5.0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0-20 12:00</text:p>
          </table:table-cell>
          <table:table-cell office:value-type="float" office:value="-3.041">
            <text:p>-3.041</text:p>
          </table:table-cell>
          <table:table-cell table:style-name="ce4" office:value-type="string">
            <text:p>1930-09-11 12:00</text:p>
          </table:table-cell>
          <table:table-cell office:value-type="float" office:value="0.391">
            <text:p>0.3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0-27 12:00</text:p>
          </table:table-cell>
          <table:table-cell office:value-type="float" office:value="-27.805">
            <text:p>-27.805</text:p>
          </table:table-cell>
          <table:table-cell table:style-name="ce4" office:value-type="string">
            <text:p>1930-09-18 12:00</text:p>
          </table:table-cell>
          <table:table-cell office:value-type="float" office:value="5.162">
            <text:p>5.1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1-03 12:00</text:p>
          </table:table-cell>
          <table:table-cell office:value-type="float" office:value="2.274">
            <text:p>2.274</text:p>
          </table:table-cell>
          <table:table-cell table:style-name="ce4" office:value-type="string">
            <text:p>1930-09-24 12:00</text:p>
          </table:table-cell>
          <table:table-cell office:value-type="float" office:value="-0.674">
            <text:p>-0.6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1-10 12:00</text:p>
          </table:table-cell>
          <table:table-cell office:value-type="float" office:value="28.09">
            <text:p>28.09</text:p>
          </table:table-cell>
          <table:table-cell table:style-name="ce4" office:value-type="string">
            <text:p>1930-10-01 12:00</text:p>
          </table:table-cell>
          <table:table-cell office:value-type="float" office:value="-5.219">
            <text:p>-5.2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1-16 12:00</text:p>
          </table:table-cell>
          <table:table-cell office:value-type="float" office:value="-0.767">
            <text:p>-0.767</text:p>
          </table:table-cell>
          <table:table-cell table:style-name="ce4" office:value-type="string">
            <text:p>1930-10-08 12:00</text:p>
          </table:table-cell>
          <table:table-cell office:value-type="float" office:value="0.142">
            <text:p>0.1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1-23 12:00</text:p>
          </table:table-cell>
          <table:table-cell office:value-type="float" office:value="-28.081">
            <text:p>-28.081</text:p>
          </table:table-cell>
          <table:table-cell table:style-name="ce4" office:value-type="string">
            <text:p>1930-10-16 12:00</text:p>
          </table:table-cell>
          <table:table-cell office:value-type="float" office:value="5.011">
            <text:p>5.0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1-30 12:00</text:p>
          </table:table-cell>
          <table:table-cell office:value-type="float" office:value="0.282">
            <text:p>0.282</text:p>
          </table:table-cell>
          <table:table-cell table:style-name="ce4" office:value-type="string">
            <text:p>1930-10-21 12:00</text:p>
          </table:table-cell>
          <table:table-cell office:value-type="float" office:value="-0.114">
            <text:p>-0.1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2-08 12:00</text:p>
          </table:table-cell>
          <table:table-cell office:value-type="float" office:value="26.823">
            <text:p>26.823</text:p>
          </table:table-cell>
          <table:table-cell table:style-name="ce4" office:value-type="string">
            <text:p>1930-10-29 12:00</text:p>
          </table:table-cell>
          <table:table-cell office:value-type="float" office:value="-5.087">
            <text:p>-5.0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2-14 12:00</text:p>
          </table:table-cell>
          <table:table-cell office:value-type="float" office:value="-5.869">
            <text:p>-5.869</text:p>
          </table:table-cell>
          <table:table-cell table:style-name="ce4" office:value-type="string">
            <text:p>1930-11-05 12:00</text:p>
          </table:table-cell>
          <table:table-cell office:value-type="float" office:value="0.934">
            <text:p>0.9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2-21 12:00</text:p>
          </table:table-cell>
          <table:table-cell office:value-type="float" office:value="-27.172">
            <text:p>-27.172</text:p>
          </table:table-cell>
          <table:table-cell table:style-name="ce4" office:value-type="string">
            <text:p>1930-11-12 12:00</text:p>
          </table:table-cell>
          <table:table-cell office:value-type="float" office:value="5.04">
            <text:p>5.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0-12-28 12:00</text:p>
          </table:table-cell>
          <table:table-cell office:value-type="float" office:value="4.167">
            <text:p>4.167</text:p>
          </table:table-cell>
          <table:table-cell table:style-name="ce4" office:value-type="string">
            <text:p>1930-11-18 12:00</text:p>
          </table:table-cell>
          <table:table-cell office:value-type="float" office:value="-0.929">
            <text:p>-0.9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1-04 12:00</text:p>
          </table:table-cell>
          <table:table-cell office:value-type="float" office:value="27.5">
            <text:p>27.5</text:p>
          </table:table-cell>
          <table:table-cell table:style-name="ce4" office:value-type="string">
            <text:p>1930-11-25 12:00</text:p>
          </table:table-cell>
          <table:table-cell office:value-type="float" office:value="-5.055">
            <text:p>-5.0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1-10 12:00</text:p>
          </table:table-cell>
          <table:table-cell office:value-type="float" office:value="-4.651">
            <text:p>-4.651</text:p>
          </table:table-cell>
          <table:table-cell table:style-name="ce4" office:value-type="string">
            <text:p>1930-12-02 12:00</text:p>
          </table:table-cell>
          <table:table-cell office:value-type="float" office:value="0.57">
            <text:p>0.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1-17 12:00</text:p>
          </table:table-cell>
          <table:table-cell office:value-type="float" office:value="-27.606">
            <text:p>-27.606</text:p>
          </table:table-cell>
          <table:table-cell table:style-name="ce4" office:value-type="string">
            <text:p>1930-12-09 12:00</text:p>
          </table:table-cell>
          <table:table-cell office:value-type="float" office:value="4.955">
            <text:p>4.9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1-24 12:00</text:p>
          </table:table-cell>
          <table:table-cell office:value-type="float" office:value="2.628">
            <text:p>2.628</text:p>
          </table:table-cell>
          <table:table-cell table:style-name="ce4" office:value-type="string">
            <text:p>1930-12-15 12:00</text:p>
          </table:table-cell>
          <table:table-cell office:value-type="float" office:value="-0.7">
            <text:p>-0.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2-01 12:00</text:p>
          </table:table-cell>
          <table:table-cell office:value-type="float" office:value="26.339">
            <text:p>26.339</text:p>
          </table:table-cell>
          <table:table-cell table:style-name="ce4" office:value-type="string">
            <text:p>1930-12-22 12:00</text:p>
          </table:table-cell>
          <table:table-cell office:value-type="float" office:value="-4.956">
            <text:p>-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2-06 12:00</text:p>
          </table:table-cell>
          <table:table-cell office:value-type="float" office:value="-2.796">
            <text:p>-2.796</text:p>
          </table:table-cell>
          <table:table-cell table:style-name="ce4" office:value-type="string">
            <text:p>1930-12-29 12:00</text:p>
          </table:table-cell>
          <table:table-cell office:value-type="float" office:value="0.355">
            <text:p>0.3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2-13 12:00</text:p>
          </table:table-cell>
          <table:table-cell office:value-type="float" office:value="-28.014">
            <text:p>-28.014</text:p>
          </table:table-cell>
          <table:table-cell table:style-name="ce4" office:value-type="string">
            <text:p>1931-01-05 12:00</text:p>
          </table:table-cell>
          <table:table-cell office:value-type="float" office:value="4.913">
            <text:p>4.9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2-20 12:00</text:p>
          </table:table-cell>
          <table:table-cell office:value-type="float" office:value="1.279">
            <text:p>1.279</text:p>
          </table:table-cell>
          <table:table-cell table:style-name="ce4" office:value-type="string">
            <text:p>1931-01-11 12:00</text:p>
          </table:table-cell>
          <table:table-cell office:value-type="float" office:value="-0.682">
            <text:p>-0.6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2-28 12:00</text:p>
          </table:table-cell>
          <table:table-cell office:value-type="float" office:value="27.508">
            <text:p>27.508</text:p>
          </table:table-cell>
          <table:table-cell table:style-name="ce4" office:value-type="string">
            <text:p>1931-01-18 12:00</text:p>
          </table:table-cell>
          <table:table-cell office:value-type="float" office:value="-4.936">
            <text:p>-4.9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3-06 12:00</text:p>
          </table:table-cell>
          <table:table-cell office:value-type="float" office:value="-6.96">
            <text:p>-6.96</text:p>
          </table:table-cell>
          <table:table-cell table:style-name="ce4" office:value-type="string">
            <text:p>1931-01-25 12:00</text:p>
          </table:table-cell>
          <table:table-cell office:value-type="float" office:value="0.278">
            <text:p>0.2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3-13 12:00</text:p>
          </table:table-cell>
          <table:table-cell office:value-type="float" office:value="-26.978">
            <text:p>-26.978</text:p>
          </table:table-cell>
          <table:table-cell table:style-name="ce4" office:value-type="string">
            <text:p>1931-02-02 12:00</text:p>
          </table:table-cell>
          <table:table-cell office:value-type="float" office:value="4.688">
            <text:p>4.6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3-20 12:00</text:p>
          </table:table-cell>
          <table:table-cell office:value-type="float" office:value="5.566">
            <text:p>5.566</text:p>
          </table:table-cell>
          <table:table-cell table:style-name="ce4" office:value-type="string">
            <text:p>1931-02-07 12:00</text:p>
          </table:table-cell>
          <table:table-cell office:value-type="float" office:value="-0.607">
            <text:p>-0.6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3-27 12:00</text:p>
          </table:table-cell>
          <table:table-cell office:value-type="float" office:value="28.142">
            <text:p>28.142</text:p>
          </table:table-cell>
          <table:table-cell table:style-name="ce4" office:value-type="string">
            <text:p>1931-02-14 12:00</text:p>
          </table:table-cell>
          <table:table-cell office:value-type="float" office:value="-5.05">
            <text:p>-5.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4-02 12:00</text:p>
          </table:table-cell>
          <table:table-cell office:value-type="float" office:value="-3.676">
            <text:p>-3.676</text:p>
          </table:table-cell>
          <table:table-cell table:style-name="ce4" office:value-type="string">
            <text:p>1931-02-21 12:00</text:p>
          </table:table-cell>
          <table:table-cell office:value-type="float" office:value="0.191">
            <text:p>0.1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4-09 12:00</text:p>
          </table:table-cell>
          <table:table-cell office:value-type="float" office:value="-27.57">
            <text:p>-27.57</text:p>
          </table:table-cell>
          <table:table-cell table:style-name="ce4" office:value-type="string">
            <text:p>1931-03-01 12:00</text:p>
          </table:table-cell>
          <table:table-cell office:value-type="float" office:value="4.975">
            <text:p>4.9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4-16 12:00</text:p>
          </table:table-cell>
          <table:table-cell office:value-type="float" office:value="4.065">
            <text:p>4.065</text:p>
          </table:table-cell>
          <table:table-cell table:style-name="ce4" office:value-type="string">
            <text:p>1931-03-06 12:00</text:p>
          </table:table-cell>
          <table:table-cell office:value-type="float" office:value="-0.235">
            <text:p>-0.23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4-23 12:00</text:p>
          </table:table-cell>
          <table:table-cell office:value-type="float" office:value="28.369">
            <text:p>28.369</text:p>
          </table:table-cell>
          <table:table-cell table:style-name="ce4" office:value-type="string">
            <text:p>1931-03-13 12:00</text:p>
          </table:table-cell>
          <table:table-cell office:value-type="float" office:value="-5.212">
            <text:p>-5.2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4-29 12:00</text:p>
          </table:table-cell>
          <table:table-cell office:value-type="float" office:value="-0.698">
            <text:p>-0.698</text:p>
          </table:table-cell>
          <table:table-cell table:style-name="ce4" office:value-type="string">
            <text:p>1931-03-21 12:00</text:p>
          </table:table-cell>
          <table:table-cell office:value-type="float" office:value="1.08">
            <text:p>1.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5-06 12:00</text:p>
          </table:table-cell>
          <table:table-cell office:value-type="float" office:value="-28.024">
            <text:p>-28.024</text:p>
          </table:table-cell>
          <table:table-cell table:style-name="ce4" office:value-type="string">
            <text:p>1931-03-28 12:00</text:p>
          </table:table-cell>
          <table:table-cell office:value-type="float" office:value="5.179">
            <text:p>5.1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5-13 12:00</text:p>
          </table:table-cell>
          <table:table-cell office:value-type="float" office:value="2.414">
            <text:p>2.414</text:p>
          </table:table-cell>
          <table:table-cell table:style-name="ce4" office:value-type="string">
            <text:p>1931-04-03 12:00</text:p>
          </table:table-cell>
          <table:table-cell office:value-type="float" office:value="-0.993">
            <text:p>-0.9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5-21 12:00</text:p>
          </table:table-cell>
          <table:table-cell office:value-type="float" office:value="27.091">
            <text:p>27.091</text:p>
          </table:table-cell>
          <table:table-cell table:style-name="ce4" office:value-type="string">
            <text:p>1931-04-10 12:00</text:p>
          </table:table-cell>
          <table:table-cell office:value-type="float" office:value="-5.107">
            <text:p>-5.1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5-27 12:00</text:p>
          </table:table-cell>
          <table:table-cell office:value-type="float" office:value="-5.498">
            <text:p>-5.498</text:p>
          </table:table-cell>
          <table:table-cell table:style-name="ce4" office:value-type="string">
            <text:p>1931-04-17 12:00</text:p>
          </table:table-cell>
          <table:table-cell office:value-type="float" office:value="0.79">
            <text:p>0.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6-03 12:00</text:p>
          </table:table-cell>
          <table:table-cell office:value-type="float" office:value="-26.812">
            <text:p>-26.812</text:p>
          </table:table-cell>
          <table:table-cell table:style-name="ce4" office:value-type="string">
            <text:p>1931-04-24 12:00</text:p>
          </table:table-cell>
          <table:table-cell office:value-type="float" office:value="5.205">
            <text:p>5.2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6-09 12:00</text:p>
          </table:table-cell>
          <table:table-cell office:value-type="float" office:value="0.726">
            <text:p>0.726</text:p>
          </table:table-cell>
          <table:table-cell table:style-name="ce4" office:value-type="string">
            <text:p>1931-04-30 12:00</text:p>
          </table:table-cell>
          <table:table-cell office:value-type="float" office:value="-0.403">
            <text:p>-0.4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6-17 12:00</text:p>
          </table:table-cell>
          <table:table-cell office:value-type="float" office:value="27.504">
            <text:p>27.504</text:p>
          </table:table-cell>
          <table:table-cell table:style-name="ce4" office:value-type="string">
            <text:p>1931-05-07 12:00</text:p>
          </table:table-cell>
          <table:table-cell office:value-type="float" office:value="-5.109">
            <text:p>-5.1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6-23 12:00</text:p>
          </table:table-cell>
          <table:table-cell office:value-type="float" office:value="-4.062">
            <text:p>-4.062</text:p>
          </table:table-cell>
          <table:table-cell table:style-name="ce4" office:value-type="string">
            <text:p>1931-05-14 12:00</text:p>
          </table:table-cell>
          <table:table-cell office:value-type="float" office:value="0.495">
            <text:p>0.4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6-30 12:00</text:p>
          </table:table-cell>
          <table:table-cell office:value-type="float" office:value="-27.416">
            <text:p>-27.416</text:p>
          </table:table-cell>
          <table:table-cell table:style-name="ce4" office:value-type="string">
            <text:p>1931-05-22 12:00</text:p>
          </table:table-cell>
          <table:table-cell office:value-type="float" office:value="4.832">
            <text:p>4.8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7-07 12:00</text:p>
          </table:table-cell>
          <table:table-cell office:value-type="float" office:value="4.718">
            <text:p>4.718</text:p>
          </table:table-cell>
          <table:table-cell table:style-name="ce4" office:value-type="string">
            <text:p>1931-05-27 12:00</text:p>
          </table:table-cell>
          <table:table-cell office:value-type="float" office:value="-0.053">
            <text:p>-0.0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7-14 12:00</text:p>
          </table:table-cell>
          <table:table-cell office:value-type="float" office:value="28.022">
            <text:p>28.022</text:p>
          </table:table-cell>
          <table:table-cell table:style-name="ce4" office:value-type="string">
            <text:p>1931-06-03 12:00</text:p>
          </table:table-cell>
          <table:table-cell office:value-type="float" office:value="-5.027">
            <text:p>-5.0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7-20 12:00</text:p>
          </table:table-cell>
          <table:table-cell office:value-type="float" office:value="-2.738">
            <text:p>-2.738</text:p>
          </table:table-cell>
          <table:table-cell table:style-name="ce4" office:value-type="string">
            <text:p>1931-06-10 12:00</text:p>
          </table:table-cell>
          <table:table-cell office:value-type="float" office:value="0.294">
            <text:p>0.2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7-27 12:00</text:p>
          </table:table-cell>
          <table:table-cell office:value-type="float" office:value="-27.9">
            <text:p>-27.9</text:p>
          </table:table-cell>
          <table:table-cell table:style-name="ce4" office:value-type="string">
            <text:p>1931-06-18 12:00</text:p>
          </table:table-cell>
          <table:table-cell office:value-type="float" office:value="4.77">
            <text:p>4.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8-03 12:00</text:p>
          </table:table-cell>
          <table:table-cell office:value-type="float" office:value="3.166">
            <text:p>3.166</text:p>
          </table:table-cell>
          <table:table-cell table:style-name="ce4" office:value-type="string">
            <text:p>1931-06-24 12:00</text:p>
          </table:table-cell>
          <table:table-cell office:value-type="float" office:value="-1.185">
            <text:p>-1.1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8-11 12:00</text:p>
          </table:table-cell>
          <table:table-cell office:value-type="float" office:value="27.067">
            <text:p>27.067</text:p>
          </table:table-cell>
          <table:table-cell table:style-name="ce4" office:value-type="string">
            <text:p>1931-07-01 12:00</text:p>
          </table:table-cell>
          <table:table-cell office:value-type="float" office:value="-4.734">
            <text:p>-4.7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8-16 12:00</text:p>
          </table:table-cell>
          <table:table-cell office:value-type="float" office:value="-0.755">
            <text:p>-0.755</text:p>
          </table:table-cell>
          <table:table-cell table:style-name="ce4" office:value-type="string">
            <text:p>1931-07-07 12:00</text:p>
          </table:table-cell>
          <table:table-cell office:value-type="float" office:value="0.188">
            <text:p>0.1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8-23 12:00</text:p>
          </table:table-cell>
          <table:table-cell office:value-type="float" office:value="-28.298">
            <text:p>-28.298</text:p>
          </table:table-cell>
          <table:table-cell table:style-name="ce4" office:value-type="string">
            <text:p>1931-07-15 12:00</text:p>
          </table:table-cell>
          <table:table-cell office:value-type="float" office:value="4.823">
            <text:p>4.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8-30 12:00</text:p>
          </table:table-cell>
          <table:table-cell office:value-type="float" office:value="1.681">
            <text:p>1.681</text:p>
          </table:table-cell>
          <table:table-cell table:style-name="ce4" office:value-type="string">
            <text:p>1931-07-21 12:00</text:p>
          </table:table-cell>
          <table:table-cell office:value-type="float" office:value="-1.16">
            <text:p>-1.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9-07 12:00</text:p>
          </table:table-cell>
          <table:table-cell office:value-type="float" office:value="27.97">
            <text:p>27.97</text:p>
          </table:table-cell>
          <table:table-cell table:style-name="ce4" office:value-type="string">
            <text:p>1931-07-28 12:00</text:p>
          </table:table-cell>
          <table:table-cell office:value-type="float" office:value="-4.82">
            <text:p>-4.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9-13 12:00</text:p>
          </table:table-cell>
          <table:table-cell office:value-type="float" office:value="-5.081">
            <text:p>-5.081</text:p>
          </table:table-cell>
          <table:table-cell table:style-name="ce4" office:value-type="string">
            <text:p>1931-08-03 12:00</text:p>
          </table:table-cell>
          <table:table-cell office:value-type="float" office:value="0.087">
            <text:p>0.0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9-20 12:00</text:p>
          </table:table-cell>
          <table:table-cell office:value-type="float" office:value="-27.21">
            <text:p>-27.21</text:p>
          </table:table-cell>
          <table:table-cell table:style-name="ce4" office:value-type="string">
            <text:p>1931-08-11 12:00</text:p>
          </table:table-cell>
          <table:table-cell office:value-type="float" office:value="5.009">
            <text:p>5.0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09-26 12:00</text:p>
          </table:table-cell>
          <table:table-cell office:value-type="float" office:value="0.219">
            <text:p>0.219</text:p>
          </table:table-cell>
          <table:table-cell table:style-name="ce4" office:value-type="string">
            <text:p>1931-08-17 12:00</text:p>
          </table:table-cell>
          <table:table-cell office:value-type="float" office:value="-1.008">
            <text:p>-1.0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0-04 12:00</text:p>
          </table:table-cell>
          <table:table-cell office:value-type="float" office:value="28.427">
            <text:p>28.427</text:p>
          </table:table-cell>
          <table:table-cell table:style-name="ce4" office:value-type="string">
            <text:p>1931-08-24 12:00</text:p>
          </table:table-cell>
          <table:table-cell office:value-type="float" office:value="-4.987">
            <text:p>-4.9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0-10 12:00</text:p>
          </table:table-cell>
          <table:table-cell office:value-type="float" office:value="-1.724">
            <text:p>-1.724</text:p>
          </table:table-cell>
          <table:table-cell table:style-name="ce4" office:value-type="string">
            <text:p>1931-08-31 12:00</text:p>
          </table:table-cell>
          <table:table-cell office:value-type="float" office:value="0.977">
            <text:p>0.9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0-17 12:00</text:p>
          </table:table-cell>
          <table:table-cell office:value-type="float" office:value="-27.732">
            <text:p>-27.732</text:p>
          </table:table-cell>
          <table:table-cell table:style-name="ce4" office:value-type="string">
            <text:p>1931-09-07 12:00</text:p>
          </table:table-cell>
          <table:table-cell office:value-type="float" office:value="5.21">
            <text:p>5.2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0-24 12:00</text:p>
          </table:table-cell>
          <table:table-cell office:value-type="float" office:value="4.422">
            <text:p>4.422</text:p>
          </table:table-cell>
          <table:table-cell table:style-name="ce4" office:value-type="string">
            <text:p>1931-09-13 12:00</text:p>
          </table:table-cell>
          <table:table-cell office:value-type="float" office:value="-0.565">
            <text:p>-0.5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1-01 12:00</text:p>
          </table:table-cell>
          <table:table-cell office:value-type="float" office:value="27.164">
            <text:p>27.164</text:p>
          </table:table-cell>
          <table:table-cell table:style-name="ce4" office:value-type="string">
            <text:p>1931-09-20 12:00</text:p>
          </table:table-cell>
          <table:table-cell office:value-type="float" office:value="-5.143">
            <text:p>-5.1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1-07 12:00</text:p>
          </table:table-cell>
          <table:table-cell office:value-type="float" office:value="-5.784">
            <text:p>-5.784</text:p>
          </table:table-cell>
          <table:table-cell table:style-name="ce4" office:value-type="string">
            <text:p>1931-09-27 12:00</text:p>
          </table:table-cell>
          <table:table-cell office:value-type="float" office:value="0.722">
            <text:p>0.7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1-13 12:00</text:p>
          </table:table-cell>
          <table:table-cell office:value-type="float" office:value="-28.147">
            <text:p>-28.147</text:p>
          </table:table-cell>
          <table:table-cell table:style-name="ce4" office:value-type="string">
            <text:p>1931-10-05 12:00</text:p>
          </table:table-cell>
          <table:table-cell office:value-type="float" office:value="5.07">
            <text:p>5.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1-20 12:00</text:p>
          </table:table-cell>
          <table:table-cell office:value-type="float" office:value="2.914">
            <text:p>2.914</text:p>
          </table:table-cell>
          <table:table-cell table:style-name="ce4" office:value-type="string">
            <text:p>1931-10-11 12:00</text:p>
          </table:table-cell>
          <table:table-cell office:value-type="float" office:value="-1.31">
            <text:p>-1.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1-28 12:00</text:p>
          </table:table-cell>
          <table:table-cell office:value-type="float" office:value="27.443">
            <text:p>27.443</text:p>
          </table:table-cell>
          <table:table-cell table:style-name="ce4" office:value-type="string">
            <text:p>1931-10-17 12:00</text:p>
          </table:table-cell>
          <table:table-cell office:value-type="float" office:value="-5.193">
            <text:p>-5.1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2-04 12:00</text:p>
          </table:table-cell>
          <table:table-cell office:value-type="float" office:value="-3.536">
            <text:p>-3.536</text:p>
          </table:table-cell>
          <table:table-cell table:style-name="ce4" office:value-type="string">
            <text:p>1931-10-24 12:00</text:p>
          </table:table-cell>
          <table:table-cell office:value-type="float" office:value="0.438">
            <text:p>0.4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2-11 12:00</text:p>
          </table:table-cell>
          <table:table-cell office:value-type="float" office:value="-26.986">
            <text:p>-26.986</text:p>
          </table:table-cell>
          <table:table-cell table:style-name="ce4" office:value-type="string">
            <text:p>1931-11-01 12:00</text:p>
          </table:table-cell>
          <table:table-cell office:value-type="float" office:value="5.056">
            <text:p>5.0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2-17 12:00</text:p>
          </table:table-cell>
          <table:table-cell office:value-type="float" office:value="1.331">
            <text:p>1.331</text:p>
          </table:table-cell>
          <table:table-cell table:style-name="ce4" office:value-type="string">
            <text:p>1931-11-07 12:00</text:p>
          </table:table-cell>
          <table:table-cell office:value-type="float" office:value="-0.728">
            <text:p>-0.7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2-25 12:00</text:p>
          </table:table-cell>
          <table:table-cell office:value-type="float" office:value="27.795">
            <text:p>27.795</text:p>
          </table:table-cell>
          <table:table-cell table:style-name="ce4" office:value-type="string">
            <text:p>1931-11-14 12:00</text:p>
          </table:table-cell>
          <table:table-cell office:value-type="float" office:value="-4.856">
            <text:p>-4.8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1-12-31 12:00</text:p>
          </table:table-cell>
          <table:table-cell office:value-type="float" office:value="-2.17">
            <text:p>-2.17</text:p>
          </table:table-cell>
          <table:table-cell table:style-name="ce4" office:value-type="string">
            <text:p>1931-11-20 12:00</text:p>
          </table:table-cell>
          <table:table-cell office:value-type="float" office:value="0.232">
            <text:p>0.2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1-07 12:00</text:p>
          </table:table-cell>
          <table:table-cell office:value-type="float" office:value="-27.687">
            <text:p>-27.687</text:p>
          </table:table-cell>
          <table:table-cell table:style-name="ce4" office:value-type="string">
            <text:p>1931-11-28 12:00</text:p>
          </table:table-cell>
          <table:table-cell office:value-type="float" office:value="4.943">
            <text:p>4.9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1-14 12:00</text:p>
          </table:table-cell>
          <table:table-cell office:value-type="float" office:value="5.281">
            <text:p>5.281</text:p>
          </table:table-cell>
          <table:table-cell table:style-name="ce4" office:value-type="string">
            <text:p>1931-12-04 12:00</text:p>
          </table:table-cell>
          <table:table-cell office:value-type="float" office:value="-0.442">
            <text:p>-0.4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1-21 12:00</text:p>
          </table:table-cell>
          <table:table-cell office:value-type="float" office:value="28.276">
            <text:p>28.276</text:p>
          </table:table-cell>
          <table:table-cell table:style-name="ce4" office:value-type="string">
            <text:p>1931-12-11 12:00</text:p>
          </table:table-cell>
          <table:table-cell office:value-type="float" office:value="-4.822">
            <text:p>-4.8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1-27 12:00</text:p>
          </table:table-cell>
          <table:table-cell office:value-type="float" office:value="-0.762">
            <text:p>-0.762</text:p>
          </table:table-cell>
          <table:table-cell table:style-name="ce4" office:value-type="string">
            <text:p>1931-12-17 12:00</text:p>
          </table:table-cell>
          <table:table-cell office:value-type="float" office:value="0.134">
            <text:p>0.1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2-03 12:00</text:p>
          </table:table-cell>
          <table:table-cell office:value-type="float" office:value="-28.198">
            <text:p>-28.198</text:p>
          </table:table-cell>
          <table:table-cell table:style-name="ce4" office:value-type="string">
            <text:p>1931-12-25 12:00</text:p>
          </table:table-cell>
          <table:table-cell office:value-type="float" office:value="4.899">
            <text:p>4.8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2-10 12:00</text:p>
          </table:table-cell>
          <table:table-cell office:value-type="float" office:value="3.562">
            <text:p>3.562</text:p>
          </table:table-cell>
          <table:table-cell table:style-name="ce4" office:value-type="string">
            <text:p>1931-12-31 12:00</text:p>
          </table:table-cell>
          <table:table-cell office:value-type="float" office:value="-0.41">
            <text:p>-0.4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2-18 12:00</text:p>
          </table:table-cell>
          <table:table-cell office:value-type="float" office:value="27.562">
            <text:p>27.562</text:p>
          </table:table-cell>
          <table:table-cell table:style-name="ce4" office:value-type="string">
            <text:p>1932-01-07 12:00</text:p>
          </table:table-cell>
          <table:table-cell office:value-type="float" office:value="-4.878">
            <text:p>-4.8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2-24 12:00</text:p>
          </table:table-cell>
          <table:table-cell office:value-type="float" office:value="-5.522">
            <text:p>-5.522</text:p>
          </table:table-cell>
          <table:table-cell table:style-name="ce4" office:value-type="string">
            <text:p>1932-01-13 12:00</text:p>
          </table:table-cell>
          <table:table-cell office:value-type="float" office:value="0.047">
            <text:p>0.0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3-02 12:00</text:p>
          </table:table-cell>
          <table:table-cell office:value-type="float" office:value="-26.973">
            <text:p>-26.973</text:p>
          </table:table-cell>
          <table:table-cell table:style-name="ce4" office:value-type="string">
            <text:p>1932-01-21 12:00</text:p>
          </table:table-cell>
          <table:table-cell office:value-type="float" office:value="5.016">
            <text:p>5.0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3-08 12:00</text:p>
          </table:table-cell>
          <table:table-cell office:value-type="float" office:value="1.868">
            <text:p>1.868</text:p>
          </table:table-cell>
          <table:table-cell table:style-name="ce4" office:value-type="string">
            <text:p>1932-01-27 12:00</text:p>
          </table:table-cell>
          <table:table-cell office:value-type="float" office:value="-0.344">
            <text:p>-0.3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3-16 12:00</text:p>
          </table:table-cell>
          <table:table-cell office:value-type="float" office:value="28.233">
            <text:p>28.233</text:p>
          </table:table-cell>
          <table:table-cell table:style-name="ce4" office:value-type="string">
            <text:p>1932-02-03 12:00</text:p>
          </table:table-cell>
          <table:table-cell office:value-type="float" office:value="-5.038">
            <text:p>-5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3-22 12:00</text:p>
          </table:table-cell>
          <table:table-cell office:value-type="float" office:value="-2.461">
            <text:p>-2.461</text:p>
          </table:table-cell>
          <table:table-cell table:style-name="ce4" office:value-type="string">
            <text:p>1932-02-10 12:00</text:p>
          </table:table-cell>
          <table:table-cell office:value-type="float" office:value="0.932">
            <text:p>0.9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3-29 12:00</text:p>
          </table:table-cell>
          <table:table-cell office:value-type="float" office:value="-27.485">
            <text:p>-27.485</text:p>
          </table:table-cell>
          <table:table-cell table:style-name="ce4" office:value-type="string">
            <text:p>1932-02-18 12:00</text:p>
          </table:table-cell>
          <table:table-cell office:value-type="float" office:value="4.962">
            <text:p>4.9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4-04 12:00</text:p>
          </table:table-cell>
          <table:table-cell office:value-type="float" office:value="0.348">
            <text:p>0.348</text:p>
          </table:table-cell>
          <table:table-cell table:style-name="ce4" office:value-type="string">
            <text:p>1932-02-24 12:00</text:p>
          </table:table-cell>
          <table:table-cell office:value-type="float" office:value="-1.331">
            <text:p>-1.3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4-12 12:00</text:p>
          </table:table-cell>
          <table:table-cell office:value-type="float" office:value="28.471">
            <text:p>28.471</text:p>
          </table:table-cell>
          <table:table-cell table:style-name="ce4" office:value-type="string">
            <text:p>1932-03-01 12:00</text:p>
          </table:table-cell>
          <table:table-cell office:value-type="float" office:value="-5.201">
            <text:p>-5.2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4-19 12:00</text:p>
          </table:table-cell>
          <table:table-cell office:value-type="float" office:value="-6.326">
            <text:p>-6.326</text:p>
          </table:table-cell>
          <table:table-cell table:style-name="ce4" office:value-type="string">
            <text:p>1932-03-08 12:00</text:p>
          </table:table-cell>
          <table:table-cell office:value-type="float" office:value="0.651">
            <text:p>0.6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4-25 12:00</text:p>
          </table:table-cell>
          <table:table-cell office:value-type="float" office:value="-27.915">
            <text:p>-27.915</text:p>
          </table:table-cell>
          <table:table-cell table:style-name="ce4" office:value-type="string">
            <text:p>1932-03-16 12:00</text:p>
          </table:table-cell>
          <table:table-cell office:value-type="float" office:value="5.15">
            <text:p>5.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5-02 12:00</text:p>
          </table:table-cell>
          <table:table-cell office:value-type="float" office:value="4.674">
            <text:p>4.674</text:p>
          </table:table-cell>
          <table:table-cell table:style-name="ce4" office:value-type="string">
            <text:p>1932-03-22 12:00</text:p>
          </table:table-cell>
          <table:table-cell office:value-type="float" office:value="-0.76">
            <text:p>-0.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5-10 12:00</text:p>
          </table:table-cell>
          <table:table-cell office:value-type="float" office:value="27.308">
            <text:p>27.308</text:p>
          </table:table-cell>
          <table:table-cell table:style-name="ce4" office:value-type="string">
            <text:p>1932-03-29 12:00</text:p>
          </table:table-cell>
          <table:table-cell office:value-type="float" office:value="-4.984">
            <text:p>-4.9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5-16 12:00</text:p>
          </table:table-cell>
          <table:table-cell office:value-type="float" office:value="-3.491">
            <text:p>-3.491</text:p>
          </table:table-cell>
          <table:table-cell table:style-name="ce4" office:value-type="string">
            <text:p>1932-04-04 12:00</text:p>
          </table:table-cell>
          <table:table-cell office:value-type="float" office:value="0.354">
            <text:p>0.3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5-23 12:00</text:p>
          </table:table-cell>
          <table:table-cell office:value-type="float" office:value="-26.432">
            <text:p>-26.432</text:p>
          </table:table-cell>
          <table:table-cell table:style-name="ce4" office:value-type="string">
            <text:p>1932-04-12 12:00</text:p>
          </table:table-cell>
          <table:table-cell office:value-type="float" office:value="5.153">
            <text:p>5.1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5-29 12:00</text:p>
          </table:table-cell>
          <table:table-cell office:value-type="float" office:value="3.344">
            <text:p>3.344</text:p>
          </table:table-cell>
          <table:table-cell table:style-name="ce4" office:value-type="string">
            <text:p>1932-04-18 12:00</text:p>
          </table:table-cell>
          <table:table-cell office:value-type="float" office:value="-0.149">
            <text:p>-0.1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6-06 12:00</text:p>
          </table:table-cell>
          <table:table-cell office:value-type="float" office:value="27.551">
            <text:p>27.551</text:p>
          </table:table-cell>
          <table:table-cell table:style-name="ce4" office:value-type="string">
            <text:p>1932-04-25 12:00</text:p>
          </table:table-cell>
          <table:table-cell office:value-type="float" office:value="-4.981">
            <text:p>-4.9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6-12 12:00</text:p>
          </table:table-cell>
          <table:table-cell office:value-type="float" office:value="-1.598">
            <text:p>-1.598</text:p>
          </table:table-cell>
          <table:table-cell table:style-name="ce4" office:value-type="string">
            <text:p>1932-05-01 12:00</text:p>
          </table:table-cell>
          <table:table-cell office:value-type="float" office:value="0.153">
            <text:p>0.1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6-19 12:00</text:p>
          </table:table-cell>
          <table:table-cell office:value-type="float" office:value="-27.28">
            <text:p>-27.28</text:p>
          </table:table-cell>
          <table:table-cell table:style-name="ce4" office:value-type="string">
            <text:p>1932-05-09 12:00</text:p>
          </table:table-cell>
          <table:table-cell office:value-type="float" office:value="5.042">
            <text:p>5.0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6-25 12:00</text:p>
          </table:table-cell>
          <table:table-cell office:value-type="float" office:value="1.837">
            <text:p>1.837</text:p>
          </table:table-cell>
          <table:table-cell table:style-name="ce4" office:value-type="string">
            <text:p>1932-05-16 12:00</text:p>
          </table:table-cell>
          <table:table-cell office:value-type="float" office:value="-1.062">
            <text:p>-1.0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7-03 12:00</text:p>
          </table:table-cell>
          <table:table-cell office:value-type="float" office:value="27.889">
            <text:p>27.889</text:p>
          </table:table-cell>
          <table:table-cell table:style-name="ce4" office:value-type="string">
            <text:p>1932-05-22 12:00</text:p>
          </table:table-cell>
          <table:table-cell office:value-type="float" office:value="-4.936">
            <text:p>-4.9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7-09 12:00</text:p>
          </table:table-cell>
          <table:table-cell office:value-type="float" office:value="-0.286">
            <text:p>-0.286</text:p>
          </table:table-cell>
          <table:table-cell table:style-name="ce4" office:value-type="string">
            <text:p>1932-05-28 12:00</text:p>
          </table:table-cell>
          <table:table-cell office:value-type="float" office:value="0.058">
            <text:p>0.0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7-16 12:00</text:p>
          </table:table-cell>
          <table:table-cell office:value-type="float" office:value="-27.944">
            <text:p>-27.944</text:p>
          </table:table-cell>
          <table:table-cell table:style-name="ce4" office:value-type="string">
            <text:p>1932-06-05 12:00</text:p>
          </table:table-cell>
          <table:table-cell office:value-type="float" office:value="4.958">
            <text:p>4.95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7-22 12:00</text:p>
          </table:table-cell>
          <table:table-cell office:value-type="float" office:value="0.032">
            <text:p>0.032</text:p>
          </table:table-cell>
          <table:table-cell table:style-name="ce4" office:value-type="string">
            <text:p>1932-06-12 12:00</text:p>
          </table:table-cell>
          <table:table-cell office:value-type="float" office:value="-0.903">
            <text:p>-0.9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7-30 12:00</text:p>
          </table:table-cell>
          <table:table-cell office:value-type="float" office:value="28.298">
            <text:p>28.298</text:p>
          </table:table-cell>
          <table:table-cell table:style-name="ce4" office:value-type="string">
            <text:p>1932-06-18 12:00</text:p>
          </table:table-cell>
          <table:table-cell office:value-type="float" office:value="-4.95">
            <text:p>-4.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8-06 12:00</text:p>
          </table:table-cell>
          <table:table-cell office:value-type="float" office:value="-5.541">
            <text:p>-5.541</text:p>
          </table:table-cell>
          <table:table-cell table:style-name="ce4" office:value-type="string">
            <text:p>1932-06-25 12:00</text:p>
          </table:table-cell>
          <table:table-cell office:value-type="float" office:value="1.038">
            <text:p>1.03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8-13 12:00</text:p>
          </table:table-cell>
          <table:table-cell office:value-type="float" office:value="-26.666">
            <text:p>-26.666</text:p>
          </table:table-cell>
          <table:table-cell table:style-name="ce4" office:value-type="string">
            <text:p>1932-07-02 12:00</text:p>
          </table:table-cell>
          <table:table-cell office:value-type="float" office:value="4.996">
            <text:p>4.99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8-19 12:00</text:p>
          </table:table-cell>
          <table:table-cell office:value-type="float" office:value="3.935">
            <text:p>3.935</text:p>
          </table:table-cell>
          <table:table-cell table:style-name="ce4" office:value-type="string">
            <text:p>1932-07-09 12:00</text:p>
          </table:table-cell>
          <table:table-cell office:value-type="float" office:value="-0.865">
            <text:p>-0.8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8-27 12:00</text:p>
          </table:table-cell>
          <table:table-cell office:value-type="float" office:value="27.58">
            <text:p>27.58</text:p>
          </table:table-cell>
          <table:table-cell table:style-name="ce4" office:value-type="string">
            <text:p>1932-07-16 12:00</text:p>
          </table:table-cell>
          <table:table-cell office:value-type="float" office:value="-4.781">
            <text:p>-4.7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9-02 12:00</text:p>
          </table:table-cell>
          <table:table-cell office:value-type="float" office:value="-3.534">
            <text:p>-3.534</text:p>
          </table:table-cell>
          <table:table-cell table:style-name="ce4" office:value-type="string">
            <text:p>1932-07-22 12:00</text:p>
          </table:table-cell>
          <table:table-cell office:value-type="float" office:value="0.89">
            <text:p>0.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9-09 12:00</text:p>
          </table:table-cell>
          <table:table-cell office:value-type="float" office:value="-27.291">
            <text:p>-27.291</text:p>
          </table:table-cell>
          <table:table-cell table:style-name="ce4" office:value-type="string">
            <text:p>1932-07-30 12:00</text:p>
          </table:table-cell>
          <table:table-cell office:value-type="float" office:value="4.933">
            <text:p>4.9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9-15 12:00</text:p>
          </table:table-cell>
          <table:table-cell office:value-type="float" office:value="2.06">
            <text:p>2.06</text:p>
          </table:table-cell>
          <table:table-cell table:style-name="ce4" office:value-type="string">
            <text:p>1932-08-05 12:00</text:p>
          </table:table-cell>
          <table:table-cell office:value-type="float" office:value="-0.72">
            <text:p>-0.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9-23 12:00</text:p>
          </table:table-cell>
          <table:table-cell office:value-type="float" office:value="28.115">
            <text:p>28.115</text:p>
          </table:table-cell>
          <table:table-cell table:style-name="ce4" office:value-type="string">
            <text:p>1932-08-12 12:00</text:p>
          </table:table-cell>
          <table:table-cell office:value-type="float" office:value="-4.99">
            <text:p>-4.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09-29 12:00</text:p>
          </table:table-cell>
          <table:table-cell office:value-type="float" office:value="-0.678">
            <text:p>-0.678</text:p>
          </table:table-cell>
          <table:table-cell table:style-name="ce4" office:value-type="string">
            <text:p>1932-08-18 12:00</text:p>
          </table:table-cell>
          <table:table-cell office:value-type="float" office:value="0.599">
            <text:p>0.5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0-06 12:00</text:p>
          </table:table-cell>
          <table:table-cell office:value-type="float" office:value="-27.683">
            <text:p>-27.683</text:p>
          </table:table-cell>
          <table:table-cell table:style-name="ce4" office:value-type="string">
            <text:p>1932-08-26 12:00</text:p>
          </table:table-cell>
          <table:table-cell office:value-type="float" office:value="5.134">
            <text:p>5.1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0-12 12:00</text:p>
          </table:table-cell>
          <table:table-cell office:value-type="float" office:value="0.451">
            <text:p>0.451</text:p>
          </table:table-cell>
          <table:table-cell table:style-name="ce4" office:value-type="string">
            <text:p>1932-09-01 12:00</text:p>
          </table:table-cell>
          <table:table-cell office:value-type="float" office:value="-0.332">
            <text:p>-0.3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0-20 12:00</text:p>
          </table:table-cell>
          <table:table-cell office:value-type="float" office:value="28.283">
            <text:p>28.283</text:p>
          </table:table-cell>
          <table:table-cell table:style-name="ce4" office:value-type="string">
            <text:p>1932-09-08 12:00</text:p>
          </table:table-cell>
          <table:table-cell office:value-type="float" office:value="-5.13">
            <text:p>-5.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0-27 12:00</text:p>
          </table:table-cell>
          <table:table-cell office:value-type="float" office:value="-4.539">
            <text:p>-4.539</text:p>
          </table:table-cell>
          <table:table-cell table:style-name="ce4" office:value-type="string">
            <text:p>1932-09-14 12:00</text:p>
          </table:table-cell>
          <table:table-cell office:value-type="float" office:value="0.237">
            <text:p>0.2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1-02 12:00</text:p>
          </table:table-cell>
          <table:table-cell office:value-type="float" office:value="-27.983">
            <text:p>-27.983</text:p>
          </table:table-cell>
          <table:table-cell table:style-name="ce4" office:value-type="string">
            <text:p>1932-09-22 12:00</text:p>
          </table:table-cell>
          <table:table-cell office:value-type="float" office:value="5.209">
            <text:p>5.2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1-09 12:00</text:p>
          </table:table-cell>
          <table:table-cell office:value-type="float" office:value="4.894">
            <text:p>4.894</text:p>
          </table:table-cell>
          <table:table-cell table:style-name="ce4" office:value-type="string">
            <text:p>1932-09-29 12:00</text:p>
          </table:table-cell>
          <table:table-cell office:value-type="float" office:value="-1.101">
            <text:p>-1.1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1-17 12:00</text:p>
          </table:table-cell>
          <table:table-cell office:value-type="float" office:value="27.147">
            <text:p>27.147</text:p>
          </table:table-cell>
          <table:table-cell table:style-name="ce4" office:value-type="string">
            <text:p>1932-10-05 12:00</text:p>
          </table:table-cell>
          <table:table-cell office:value-type="float" office:value="-5.142">
            <text:p>-5.1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1-23 12:00</text:p>
          </table:table-cell>
          <table:table-cell office:value-type="float" office:value="-1.816">
            <text:p>-1.816</text:p>
          </table:table-cell>
          <table:table-cell table:style-name="ce4" office:value-type="string">
            <text:p>1932-10-12 12:00</text:p>
          </table:table-cell>
          <table:table-cell office:value-type="float" office:value="1.063">
            <text:p>1.0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1-30 12:00</text:p>
          </table:table-cell>
          <table:table-cell office:value-type="float" office:value="-26.681">
            <text:p>-26.681</text:p>
          </table:table-cell>
          <table:table-cell table:style-name="ce4" office:value-type="string">
            <text:p>1932-10-19 12:00</text:p>
          </table:table-cell>
          <table:table-cell office:value-type="float" office:value="5.13">
            <text:p>5.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2-06 12:00</text:p>
          </table:table-cell>
          <table:table-cell office:value-type="float" office:value="3.647">
            <text:p>3.647</text:p>
          </table:table-cell>
          <table:table-cell table:style-name="ce4" office:value-type="string">
            <text:p>1932-10-26 12:00</text:p>
          </table:table-cell>
          <table:table-cell office:value-type="float" office:value="-0.576">
            <text:p>-0.5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2-14 12:00</text:p>
          </table:table-cell>
          <table:table-cell office:value-type="float" office:value="27.39">
            <text:p>27.39</text:p>
          </table:table-cell>
          <table:table-cell table:style-name="ce4" office:value-type="string">
            <text:p>1932-11-02 12:00</text:p>
          </table:table-cell>
          <table:table-cell office:value-type="float" office:value="-4.74">
            <text:p>-4.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2-20 12:00</text:p>
          </table:table-cell>
          <table:table-cell office:value-type="float" office:value="-0.057">
            <text:p>-0.057</text:p>
          </table:table-cell>
          <table:table-cell table:style-name="ce4" office:value-type="string">
            <text:p>1932-11-08 12:00</text:p>
          </table:table-cell>
          <table:table-cell office:value-type="float" office:value="0.914">
            <text:p>0.9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2-12-27 12:00</text:p>
          </table:table-cell>
          <table:table-cell office:value-type="float" office:value="-27.543">
            <text:p>-27.543</text:p>
          </table:table-cell>
          <table:table-cell table:style-name="ce4" office:value-type="string">
            <text:p>1932-11-16 12:00</text:p>
          </table:table-cell>
          <table:table-cell office:value-type="float" office:value="4.804">
            <text:p>4.8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1-02 12:00</text:p>
          </table:table-cell>
          <table:table-cell office:value-type="float" office:value="2.076">
            <text:p>2.076</text:p>
          </table:table-cell>
          <table:table-cell table:style-name="ce4" office:value-type="string">
            <text:p>1932-11-22 12:00</text:p>
          </table:table-cell>
          <table:table-cell office:value-type="float" office:value="-0.303">
            <text:p>-0.3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1-10 12:00</text:p>
          </table:table-cell>
          <table:table-cell office:value-type="float" office:value="27.76">
            <text:p>27.76</text:p>
          </table:table-cell>
          <table:table-cell table:style-name="ce4" office:value-type="string">
            <text:p>1932-11-29 12:00</text:p>
          </table:table-cell>
          <table:table-cell office:value-type="float" office:value="-4.756">
            <text:p>-4.7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1-17 12:00</text:p>
          </table:table-cell>
          <table:table-cell office:value-type="float" office:value="-5.204">
            <text:p>-5.204</text:p>
          </table:table-cell>
          <table:table-cell table:style-name="ce4" office:value-type="string">
            <text:p>1932-12-05 12:00</text:p>
          </table:table-cell>
          <table:table-cell office:value-type="float" office:value="0.88">
            <text:p>0.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1-24 12:00</text:p>
          </table:table-cell>
          <table:table-cell office:value-type="float" office:value="-26.294">
            <text:p>-26.294</text:p>
          </table:table-cell>
          <table:table-cell table:style-name="ce4" office:value-type="string">
            <text:p>1932-12-13 12:00</text:p>
          </table:table-cell>
          <table:table-cell office:value-type="float" office:value="4.776">
            <text:p>4.7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1-30 12:00</text:p>
          </table:table-cell>
          <table:table-cell office:value-type="float" office:value="5.927">
            <text:p>5.927</text:p>
          </table:table-cell>
          <table:table-cell table:style-name="ce4" office:value-type="string">
            <text:p>1932-12-19 12:00</text:p>
          </table:table-cell>
          <table:table-cell office:value-type="float" office:value="-0.254">
            <text:p>-0.2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2-06 12:00</text:p>
          </table:table-cell>
          <table:table-cell office:value-type="float" office:value="28.166">
            <text:p>28.166</text:p>
          </table:table-cell>
          <table:table-cell table:style-name="ce4" office:value-type="string">
            <text:p>1932-12-26 12:00</text:p>
          </table:table-cell>
          <table:table-cell office:value-type="float" office:value="-4.891">
            <text:p>-4.8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2-13 12:00</text:p>
          </table:table-cell>
          <table:table-cell office:value-type="float" office:value="-3.745">
            <text:p>-3.745</text:p>
          </table:table-cell>
          <table:table-cell table:style-name="ce4" office:value-type="string">
            <text:p>1933-01-01 12:00</text:p>
          </table:table-cell>
          <table:table-cell office:value-type="float" office:value="0.782">
            <text:p>0.7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2-20 12:00</text:p>
          </table:table-cell>
          <table:table-cell office:value-type="float" office:value="-27.145">
            <text:p>-27.145</text:p>
          </table:table-cell>
          <table:table-cell table:style-name="ce4" office:value-type="string">
            <text:p>1933-01-09 12:00</text:p>
          </table:table-cell>
          <table:table-cell office:value-type="float" office:value="4.905">
            <text:p>4.9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2-26 12:00</text:p>
          </table:table-cell>
          <table:table-cell office:value-type="float" office:value="3.684">
            <text:p>3.684</text:p>
          </table:table-cell>
          <table:table-cell table:style-name="ce4" office:value-type="string">
            <text:p>1933-01-15 12:00</text:p>
          </table:table-cell>
          <table:table-cell office:value-type="float" office:value="-0.193">
            <text:p>-0.1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3-06 12:00</text:p>
          </table:table-cell>
          <table:table-cell office:value-type="float" office:value="27.433">
            <text:p>27.433</text:p>
          </table:table-cell>
          <table:table-cell table:style-name="ce4" office:value-type="string">
            <text:p>1933-01-22 12:00</text:p>
          </table:table-cell>
          <table:table-cell office:value-type="float" office:value="-5.098">
            <text:p>-5.0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3-12 12:00</text:p>
          </table:table-cell>
          <table:table-cell office:value-type="float" office:value="-1.537">
            <text:p>-1.537</text:p>
          </table:table-cell>
          <table:table-cell table:style-name="ce4" office:value-type="string">
            <text:p>1933-01-28 12:00</text:p>
          </table:table-cell>
          <table:table-cell office:value-type="float" office:value="0.469">
            <text:p>0.4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3-19 12:00</text:p>
          </table:table-cell>
          <table:table-cell office:value-type="float" office:value="-27.564">
            <text:p>-27.564</text:p>
          </table:table-cell>
          <table:table-cell table:style-name="ce4" office:value-type="string">
            <text:p>1933-02-05 12:00</text:p>
          </table:table-cell>
          <table:table-cell office:value-type="float" office:value="5.106">
            <text:p>5.1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3-25 12:00</text:p>
          </table:table-cell>
          <table:table-cell office:value-type="float" office:value="1.615">
            <text:p>1.615</text:p>
          </table:table-cell>
          <table:table-cell table:style-name="ce4" office:value-type="string">
            <text:p>1933-02-12 12:00</text:p>
          </table:table-cell>
          <table:table-cell office:value-type="float" office:value="-1.151">
            <text:p>-1.1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4-02 12:00</text:p>
          </table:table-cell>
          <table:table-cell office:value-type="float" office:value="27.809">
            <text:p>27.809</text:p>
          </table:table-cell>
          <table:table-cell table:style-name="ce4" office:value-type="string">
            <text:p>1933-02-19 12:00</text:p>
          </table:table-cell>
          <table:table-cell office:value-type="float" office:value="-4.933">
            <text:p>-4.9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4-09 12:00</text:p>
          </table:table-cell>
          <table:table-cell office:value-type="float" office:value="-5.484">
            <text:p>-5.484</text:p>
          </table:table-cell>
          <table:table-cell table:style-name="ce4" office:value-type="string">
            <text:p>1933-02-24 12:00</text:p>
          </table:table-cell>
          <table:table-cell office:value-type="float" office:value="0.009">
            <text:p>0.0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4-15 12:00</text:p>
          </table:table-cell>
          <table:table-cell office:value-type="float" office:value="-27.778">
            <text:p>-27.778</text:p>
          </table:table-cell>
          <table:table-cell table:style-name="ce4" office:value-type="string">
            <text:p>1933-03-04 12:00</text:p>
          </table:table-cell>
          <table:table-cell office:value-type="float" office:value="5.216">
            <text:p>5.21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4-21 12:00</text:p>
          </table:table-cell>
          <table:table-cell office:value-type="float" office:value="0.072">
            <text:p>0.072</text:p>
          </table:table-cell>
          <table:table-cell table:style-name="ce4" office:value-type="string">
            <text:p>1933-03-11 12:00</text:p>
          </table:table-cell>
          <table:table-cell office:value-type="float" office:value="-0.704">
            <text:p>-0.7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4-29 12:00</text:p>
          </table:table-cell>
          <table:table-cell office:value-type="float" office:value="27.901">
            <text:p>27.901</text:p>
          </table:table-cell>
          <table:table-cell table:style-name="ce4" office:value-type="string">
            <text:p>1933-03-18 12:00</text:p>
          </table:table-cell>
          <table:table-cell office:value-type="float" office:value="-5.002">
            <text:p>-5.0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5-06 12:00</text:p>
          </table:table-cell>
          <table:table-cell office:value-type="float" office:value="-2.696">
            <text:p>-2.696</text:p>
          </table:table-cell>
          <table:table-cell table:style-name="ce4" office:value-type="string">
            <text:p>1933-03-24 12:00</text:p>
          </table:table-cell>
          <table:table-cell office:value-type="float" office:value="0.823">
            <text:p>0.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5-13 12:00</text:p>
          </table:table-cell>
          <table:table-cell office:value-type="float" office:value="-26.249">
            <text:p>-26.249</text:p>
          </table:table-cell>
          <table:table-cell table:style-name="ce4" office:value-type="string">
            <text:p>1933-04-01 12:00</text:p>
          </table:table-cell>
          <table:table-cell office:value-type="float" office:value="4.954">
            <text:p>4.9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5-19 12:00</text:p>
          </table:table-cell>
          <table:table-cell office:value-type="float" office:value="4.751">
            <text:p>4.751</text:p>
          </table:table-cell>
          <table:table-cell table:style-name="ce4" office:value-type="string">
            <text:p>1933-04-07 12:00</text:p>
          </table:table-cell>
          <table:table-cell office:value-type="float" office:value="-0.23">
            <text:p>-0.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5-27 12:00</text:p>
          </table:table-cell>
          <table:table-cell office:value-type="float" office:value="26.794">
            <text:p>26.794</text:p>
          </table:table-cell>
          <table:table-cell table:style-name="ce4" office:value-type="string">
            <text:p>1933-04-14 12:00</text:p>
          </table:table-cell>
          <table:table-cell office:value-type="float" office:value="-4.956">
            <text:p>-4.95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6-02 12:00</text:p>
          </table:table-cell>
          <table:table-cell office:value-type="float" office:value="-0.504">
            <text:p>-0.504</text:p>
          </table:table-cell>
          <table:table-cell table:style-name="ce4" office:value-type="string">
            <text:p>1933-04-20 12:00</text:p>
          </table:table-cell>
          <table:table-cell office:value-type="float" office:value="0.619">
            <text:p>0.61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6-09 12:00</text:p>
          </table:table-cell>
          <table:table-cell office:value-type="float" office:value="-27.027">
            <text:p>-27.027</text:p>
          </table:table-cell>
          <table:table-cell table:style-name="ce4" office:value-type="string">
            <text:p>1933-04-28 12:00</text:p>
          </table:table-cell>
          <table:table-cell office:value-type="float" office:value="4.869">
            <text:p>4.8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6-15 12:00</text:p>
          </table:table-cell>
          <table:table-cell office:value-type="float" office:value="3.513">
            <text:p>3.513</text:p>
          </table:table-cell>
          <table:table-cell table:style-name="ce4" office:value-type="string">
            <text:p>1933-05-05 12:00</text:p>
          </table:table-cell>
          <table:table-cell office:value-type="float" office:value="-1.107">
            <text:p>-1.1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6-23 12:00</text:p>
          </table:table-cell>
          <table:table-cell office:value-type="float" office:value="27.1">
            <text:p>27.1</text:p>
          </table:table-cell>
          <table:table-cell table:style-name="ce4" office:value-type="string">
            <text:p>1933-05-11 12:00</text:p>
          </table:table-cell>
          <table:table-cell office:value-type="float" office:value="-4.917">
            <text:p>-4.9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6-30 12:00</text:p>
          </table:table-cell>
          <table:table-cell office:value-type="float" office:value="-5.163">
            <text:p>-5.163</text:p>
          </table:table-cell>
          <table:table-cell table:style-name="ce4" office:value-type="string">
            <text:p>1933-05-17 12:00</text:p>
          </table:table-cell>
          <table:table-cell office:value-type="float" office:value="0.569">
            <text:p>0.5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7-06 12:00</text:p>
          </table:table-cell>
          <table:table-cell office:value-type="float" office:value="-27.695">
            <text:p>-27.695</text:p>
          </table:table-cell>
          <table:table-cell table:style-name="ce4" office:value-type="string">
            <text:p>1933-05-25 12:00</text:p>
          </table:table-cell>
          <table:table-cell office:value-type="float" office:value="4.818">
            <text:p>4.8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7-12 12:00</text:p>
          </table:table-cell>
          <table:table-cell office:value-type="float" office:value="1.795">
            <text:p>1.795</text:p>
          </table:table-cell>
          <table:table-cell table:style-name="ce4" office:value-type="string">
            <text:p>1933-06-01 12:00</text:p>
          </table:table-cell>
          <table:table-cell office:value-type="float" office:value="-0.963">
            <text:p>-0.9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7-20 12:00</text:p>
          </table:table-cell>
          <table:table-cell office:value-type="float" office:value="27.477">
            <text:p>27.477</text:p>
          </table:table-cell>
          <table:table-cell table:style-name="ce4" office:value-type="string">
            <text:p>1933-06-08 12:00</text:p>
          </table:table-cell>
          <table:table-cell office:value-type="float" office:value="-4.625">
            <text:p>-4.6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7-27 12:00</text:p>
          </table:table-cell>
          <table:table-cell office:value-type="float" office:value="-3.853">
            <text:p>-3.853</text:p>
          </table:table-cell>
          <table:table-cell table:style-name="ce4" office:value-type="string">
            <text:p>1933-06-13 12:00</text:p>
          </table:table-cell>
          <table:table-cell office:value-type="float" office:value="0.497">
            <text:p>0.4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8-03 12:00</text:p>
          </table:table-cell>
          <table:table-cell office:value-type="float" office:value="-26.726">
            <text:p>-26.726</text:p>
          </table:table-cell>
          <table:table-cell table:style-name="ce4" office:value-type="string">
            <text:p>1933-06-21 12:00</text:p>
          </table:table-cell>
          <table:table-cell office:value-type="float" office:value="4.888">
            <text:p>4.8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8-09 12:00</text:p>
          </table:table-cell>
          <table:table-cell office:value-type="float" office:value="5.684">
            <text:p>5.684</text:p>
          </table:table-cell>
          <table:table-cell table:style-name="ce4" office:value-type="string">
            <text:p>1933-06-28 12:00</text:p>
          </table:table-cell>
          <table:table-cell office:value-type="float" office:value="-0.904">
            <text:p>-0.9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8-16 12:00</text:p>
          </table:table-cell>
          <table:table-cell office:value-type="float" office:value="27.83">
            <text:p>27.83</text:p>
          </table:table-cell>
          <table:table-cell table:style-name="ce4" office:value-type="string">
            <text:p>1933-07-05 12:00</text:p>
          </table:table-cell>
          <table:table-cell office:value-type="float" office:value="-4.87">
            <text:p>-4.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8-23 12:00</text:p>
          </table:table-cell>
          <table:table-cell office:value-type="float" office:value="-2.403">
            <text:p>-2.403</text:p>
          </table:table-cell>
          <table:table-cell table:style-name="ce4" office:value-type="string">
            <text:p>1933-07-10 12:00</text:p>
          </table:table-cell>
          <table:table-cell office:value-type="float" office:value="0.227">
            <text:p>0.22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8-30 12:00</text:p>
          </table:table-cell>
          <table:table-cell office:value-type="float" office:value="-27.369">
            <text:p>-27.369</text:p>
          </table:table-cell>
          <table:table-cell table:style-name="ce4" office:value-type="string">
            <text:p>1933-07-18 12:00</text:p>
          </table:table-cell>
          <table:table-cell office:value-type="float" office:value="5.052">
            <text:p>5.0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9-05 12:00</text:p>
          </table:table-cell>
          <table:table-cell office:value-type="float" office:value="3.241">
            <text:p>3.241</text:p>
          </table:table-cell>
          <table:table-cell table:style-name="ce4" office:value-type="string">
            <text:p>1933-07-25 12:00</text:p>
          </table:table-cell>
          <table:table-cell office:value-type="float" office:value="-0.764">
            <text:p>-0.7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9-13 12:00</text:p>
          </table:table-cell>
          <table:table-cell office:value-type="float" office:value="26.968">
            <text:p>26.968</text:p>
          </table:table-cell>
          <table:table-cell table:style-name="ce4" office:value-type="string">
            <text:p>1933-08-01 12:00</text:p>
          </table:table-cell>
          <table:table-cell office:value-type="float" office:value="-5.098">
            <text:p>-5.0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9-19 12:00</text:p>
          </table:table-cell>
          <table:table-cell office:value-type="float" office:value="-0.433">
            <text:p>-0.433</text:p>
          </table:table-cell>
          <table:table-cell table:style-name="ce4" office:value-type="string">
            <text:p>1933-08-07 12:00</text:p>
          </table:table-cell>
          <table:table-cell office:value-type="float" office:value="1.03">
            <text:p>1.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09-26 12:00</text:p>
          </table:table-cell>
          <table:table-cell office:value-type="float" office:value="-27.607">
            <text:p>-27.607</text:p>
          </table:table-cell>
          <table:table-cell table:style-name="ce4" office:value-type="string">
            <text:p>1933-08-14 12:00</text:p>
          </table:table-cell>
          <table:table-cell office:value-type="float" office:value="5.199">
            <text:p>5.1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0-02 12:00</text:p>
          </table:table-cell>
          <table:table-cell office:value-type="float" office:value="0.988">
            <text:p>0.988</text:p>
          </table:table-cell>
          <table:table-cell table:style-name="ce4" office:value-type="string">
            <text:p>1933-08-21 12:00</text:p>
          </table:table-cell>
          <table:table-cell office:value-type="float" office:value="-0.468">
            <text:p>-0.4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0-10 12:00</text:p>
          </table:table-cell>
          <table:table-cell office:value-type="float" office:value="27.299">
            <text:p>27.299</text:p>
          </table:table-cell>
          <table:table-cell table:style-name="ce4" office:value-type="string">
            <text:p>1933-08-28 12:00</text:p>
          </table:table-cell>
          <table:table-cell office:value-type="float" office:value="-5.198">
            <text:p>-5.1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0-17 12:00</text:p>
          </table:table-cell>
          <table:table-cell office:value-type="float" office:value="-4.356">
            <text:p>-4.356</text:p>
          </table:table-cell>
          <table:table-cell table:style-name="ce4" office:value-type="string">
            <text:p>1933-09-03 12:00</text:p>
          </table:table-cell>
          <table:table-cell office:value-type="float" office:value="0.517">
            <text:p>0.5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0-24 12:00</text:p>
          </table:table-cell>
          <table:table-cell office:value-type="float" office:value="-25.967">
            <text:p>-25.967</text:p>
          </table:table-cell>
          <table:table-cell table:style-name="ce4" office:value-type="string">
            <text:p>1933-09-10 12:00</text:p>
          </table:table-cell>
          <table:table-cell office:value-type="float" office:value="5.223">
            <text:p>5.2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0-30 12:00</text:p>
          </table:table-cell>
          <table:table-cell office:value-type="float" office:value="5.41">
            <text:p>5.41</text:p>
          </table:table-cell>
          <table:table-cell table:style-name="ce4" office:value-type="string">
            <text:p>1933-09-17 12:00</text:p>
          </table:table-cell>
          <table:table-cell office:value-type="float" office:value="-0.077">
            <text:p>-0.0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1-06 12:00</text:p>
          </table:table-cell>
          <table:table-cell office:value-type="float" office:value="27.407">
            <text:p>27.407</text:p>
          </table:table-cell>
          <table:table-cell table:style-name="ce4" office:value-type="string">
            <text:p>1933-09-24 12:00</text:p>
          </table:table-cell>
          <table:table-cell office:value-type="float" office:value="-5.153">
            <text:p>-5.1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1-13 12:00</text:p>
          </table:table-cell>
          <table:table-cell office:value-type="float" office:value="-1.851">
            <text:p>-1.851</text:p>
          </table:table-cell>
          <table:table-cell table:style-name="ce4" office:value-type="string">
            <text:p>1933-09-30 12:00</text:p>
          </table:table-cell>
          <table:table-cell office:value-type="float" office:value="0.145">
            <text:p>0.1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1-20 12:00</text:p>
          </table:table-cell>
          <table:table-cell office:value-type="float" office:value="-26.47">
            <text:p>-26.47</text:p>
          </table:table-cell>
          <table:table-cell table:style-name="ce4" office:value-type="string">
            <text:p>1933-10-08 12:00</text:p>
          </table:table-cell>
          <table:table-cell office:value-type="float" office:value="4.953">
            <text:p>4.9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1-26 12:00</text:p>
          </table:table-cell>
          <table:table-cell office:value-type="float" office:value="4.202">
            <text:p>4.202</text:p>
          </table:table-cell>
          <table:table-cell table:style-name="ce4" office:value-type="string">
            <text:p>1933-10-15 12:00</text:p>
          </table:table-cell>
          <table:table-cell office:value-type="float" office:value="-0.888">
            <text:p>-0.8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2-04 12:00</text:p>
          </table:table-cell>
          <table:table-cell office:value-type="float" office:value="26.289">
            <text:p>26.289</text:p>
          </table:table-cell>
          <table:table-cell table:style-name="ce4" office:value-type="string">
            <text:p>1933-10-22 12:00</text:p>
          </table:table-cell>
          <table:table-cell office:value-type="float" office:value="-4.774">
            <text:p>-4.77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2-11 12:00</text:p>
          </table:table-cell>
          <table:table-cell office:value-type="float" office:value="-5.842">
            <text:p>-5.842</text:p>
          </table:table-cell>
          <table:table-cell table:style-name="ce4" office:value-type="string">
            <text:p>1933-10-27 12:00</text:p>
          </table:table-cell>
          <table:table-cell office:value-type="float" office:value="0.017">
            <text:p>0.0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2-17 12:00</text:p>
          </table:table-cell>
          <table:table-cell office:value-type="float" office:value="-27.126">
            <text:p>-27.126</text:p>
          </table:table-cell>
          <table:table-cell table:style-name="ce4" office:value-type="string">
            <text:p>1933-11-04 12:00</text:p>
          </table:table-cell>
          <table:table-cell office:value-type="float" office:value="4.872">
            <text:p>4.8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2-23 12:00</text:p>
          </table:table-cell>
          <table:table-cell office:value-type="float" office:value="2.932">
            <text:p>2.932</text:p>
          </table:table-cell>
          <table:table-cell table:style-name="ce4" office:value-type="string">
            <text:p>1933-11-11 12:00</text:p>
          </table:table-cell>
          <table:table-cell office:value-type="float" office:value="-0.687">
            <text:p>-0.6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3-12-31 12:00</text:p>
          </table:table-cell>
          <table:table-cell office:value-type="float" office:value="26.667">
            <text:p>26.667</text:p>
          </table:table-cell>
          <table:table-cell table:style-name="ce4" office:value-type="string">
            <text:p>1933-11-18 12:00</text:p>
          </table:table-cell>
          <table:table-cell office:value-type="float" office:value="-4.794">
            <text:p>-4.7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1-07 12:00</text:p>
          </table:table-cell>
          <table:table-cell office:value-type="float" office:value="-4.241">
            <text:p>-4.241</text:p>
          </table:table-cell>
          <table:table-cell table:style-name="ce4" office:value-type="string">
            <text:p>1933-11-24 12:00</text:p>
          </table:table-cell>
          <table:table-cell office:value-type="float" office:value="1.187">
            <text:p>1.1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1-14 12:00</text:p>
          </table:table-cell>
          <table:table-cell office:value-type="float" office:value="-26.14">
            <text:p>-26.14</text:p>
          </table:table-cell>
          <table:table-cell table:style-name="ce4" office:value-type="string">
            <text:p>1933-12-01 12:00</text:p>
          </table:table-cell>
          <table:table-cell office:value-type="float" office:value="4.885">
            <text:p>4.8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1-19 12:00</text:p>
          </table:table-cell>
          <table:table-cell office:value-type="float" office:value="0.914">
            <text:p>0.914</text:p>
          </table:table-cell>
          <table:table-cell table:style-name="ce4" office:value-type="string">
            <text:p>1933-12-08 12:00</text:p>
          </table:table-cell>
          <table:table-cell office:value-type="float" office:value="-0.618">
            <text:p>-0.6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1-27 12:00</text:p>
          </table:table-cell>
          <table:table-cell office:value-type="float" office:value="27.071">
            <text:p>27.071</text:p>
          </table:table-cell>
          <table:table-cell table:style-name="ce4" office:value-type="string">
            <text:p>1933-12-15 12:00</text:p>
          </table:table-cell>
          <table:table-cell office:value-type="float" office:value="-4.965">
            <text:p>-4.9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2-03 12:00</text:p>
          </table:table-cell>
          <table:table-cell office:value-type="float" office:value="-2.93">
            <text:p>-2.93</text:p>
          </table:table-cell>
          <table:table-cell table:style-name="ce4" office:value-type="string">
            <text:p>1933-12-21 12:00</text:p>
          </table:table-cell>
          <table:table-cell office:value-type="float" office:value="1.086">
            <text:p>1.0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2-10 12:00</text:p>
          </table:table-cell>
          <table:table-cell office:value-type="float" office:value="-27.028">
            <text:p>-27.028</text:p>
          </table:table-cell>
          <table:table-cell table:style-name="ce4" office:value-type="string">
            <text:p>1933-12-28 12:00</text:p>
          </table:table-cell>
          <table:table-cell office:value-type="float" office:value="5.026">
            <text:p>5.0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2-16 12:00</text:p>
          </table:table-cell>
          <table:table-cell office:value-type="float" office:value="4.595">
            <text:p>4.595</text:p>
          </table:table-cell>
          <table:table-cell table:style-name="ce4" office:value-type="string">
            <text:p>1934-01-04 12:00</text:p>
          </table:table-cell>
          <table:table-cell office:value-type="float" office:value="-0.523">
            <text:p>-0.5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2-23 12:00</text:p>
          </table:table-cell>
          <table:table-cell office:value-type="float" office:value="27.372">
            <text:p>27.372</text:p>
          </table:table-cell>
          <table:table-cell table:style-name="ce4" office:value-type="string">
            <text:p>1934-01-11 12:00</text:p>
          </table:table-cell>
          <table:table-cell office:value-type="float" office:value="-5.183">
            <text:p>-5.1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3-02 12:00</text:p>
          </table:table-cell>
          <table:table-cell office:value-type="float" office:value="-1.407">
            <text:p>-1.407</text:p>
          </table:table-cell>
          <table:table-cell table:style-name="ce4" office:value-type="string">
            <text:p>1934-01-17 12:00</text:p>
          </table:table-cell>
          <table:table-cell office:value-type="float" office:value="0.678">
            <text:p>0.6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3-09 12:00</text:p>
          </table:table-cell>
          <table:table-cell office:value-type="float" office:value="-27.34">
            <text:p>-27.34</text:p>
          </table:table-cell>
          <table:table-cell table:style-name="ce4" office:value-type="string">
            <text:p>1934-01-24 12:00</text:p>
          </table:table-cell>
          <table:table-cell office:value-type="float" office:value="5.194">
            <text:p>5.1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3-15 12:00</text:p>
          </table:table-cell>
          <table:table-cell office:value-type="float" office:value="1.782">
            <text:p>1.782</text:p>
          </table:table-cell>
          <table:table-cell table:style-name="ce4" office:value-type="string">
            <text:p>1934-01-31 12:00</text:p>
          </table:table-cell>
          <table:table-cell office:value-type="float" office:value="-0.289">
            <text:p>-0.2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3-23 12:00</text:p>
          </table:table-cell>
          <table:table-cell office:value-type="float" office:value="26.388">
            <text:p>26.388</text:p>
          </table:table-cell>
          <table:table-cell table:style-name="ce4" office:value-type="string">
            <text:p>1934-02-08 12:00</text:p>
          </table:table-cell>
          <table:table-cell office:value-type="float" office:value="-5.064">
            <text:p>-5.0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3-30 12:00</text:p>
          </table:table-cell>
          <table:table-cell office:value-type="float" office:value="-5.46">
            <text:p>-5.46</text:p>
          </table:table-cell>
          <table:table-cell table:style-name="ce4" office:value-type="string">
            <text:p>1934-02-13 12:00</text:p>
          </table:table-cell>
          <table:table-cell office:value-type="float" office:value="0.051">
            <text:p>0.0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4-06 12:00</text:p>
          </table:table-cell>
          <table:table-cell office:value-type="float" office:value="-25.876">
            <text:p>-25.876</text:p>
          </table:table-cell>
          <table:table-cell table:style-name="ce4" office:value-type="string">
            <text:p>1934-02-21 12:00</text:p>
          </table:table-cell>
          <table:table-cell office:value-type="float" office:value="5.02">
            <text:p>5.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4-12 12:00</text:p>
          </table:table-cell>
          <table:table-cell office:value-type="float" office:value="5.833">
            <text:p>5.833</text:p>
          </table:table-cell>
          <table:table-cell table:style-name="ce4" office:value-type="string">
            <text:p>1934-02-28 12:00</text:p>
          </table:table-cell>
          <table:table-cell office:value-type="float" office:value="-1.079">
            <text:p>-1.0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4-19 12:00</text:p>
          </table:table-cell>
          <table:table-cell office:value-type="float" office:value="26.662">
            <text:p>26.662</text:p>
          </table:table-cell>
          <table:table-cell table:style-name="ce4" office:value-type="string">
            <text:p>1934-03-07 12:00</text:p>
          </table:table-cell>
          <table:table-cell office:value-type="float" office:value="-5.078">
            <text:p>-5.0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4-26 12:00</text:p>
          </table:table-cell>
          <table:table-cell office:value-type="float" office:value="-3.326">
            <text:p>-3.326</text:p>
          </table:table-cell>
          <table:table-cell table:style-name="ce4" office:value-type="string">
            <text:p>1934-03-13 12:00</text:p>
          </table:table-cell>
          <table:table-cell office:value-type="float" office:value="0.861">
            <text:p>0.8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5-03 12:00</text:p>
          </table:table-cell>
          <table:table-cell office:value-type="float" office:value="-26.16">
            <text:p>-26.16</text:p>
          </table:table-cell>
          <table:table-cell table:style-name="ce4" office:value-type="string">
            <text:p>1934-03-20 12:00</text:p>
          </table:table-cell>
          <table:table-cell office:value-type="float" office:value="5.005">
            <text:p>5.0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5-09 12:00</text:p>
          </table:table-cell>
          <table:table-cell office:value-type="float" office:value="4.261">
            <text:p>4.261</text:p>
          </table:table-cell>
          <table:table-cell table:style-name="ce4" office:value-type="string">
            <text:p>1934-03-27 12:00</text:p>
          </table:table-cell>
          <table:table-cell office:value-type="float" office:value="-0.771">
            <text:p>-0.7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5-16 12:00</text:p>
          </table:table-cell>
          <table:table-cell office:value-type="float" office:value="26.816">
            <text:p>26.816</text:p>
          </table:table-cell>
          <table:table-cell table:style-name="ce4" office:value-type="string">
            <text:p>1934-04-03 12:00</text:p>
          </table:table-cell>
          <table:table-cell office:value-type="float" office:value="-4.984">
            <text:p>-4.9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5-23 12:00</text:p>
          </table:table-cell>
          <table:table-cell office:value-type="float" office:value="-1.289">
            <text:p>-1.289</text:p>
          </table:table-cell>
          <table:table-cell table:style-name="ce4" office:value-type="string">
            <text:p>1934-04-09 12:00</text:p>
          </table:table-cell>
          <table:table-cell office:value-type="float" office:value="0.598">
            <text:p>0.5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5-30 12:00</text:p>
          </table:table-cell>
          <table:table-cell office:value-type="float" office:value="-26.57">
            <text:p>-26.57</text:p>
          </table:table-cell>
          <table:table-cell table:style-name="ce4" office:value-type="string">
            <text:p>1934-04-16 12:00</text:p>
          </table:table-cell>
          <table:table-cell office:value-type="float" office:value="4.931">
            <text:p>4.9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6-05 12:00</text:p>
          </table:table-cell>
          <table:table-cell office:value-type="float" office:value="3.09">
            <text:p>3.09</text:p>
          </table:table-cell>
          <table:table-cell table:style-name="ce4" office:value-type="string">
            <text:p>1934-04-23 12:00</text:p>
          </table:table-cell>
          <table:table-cell office:value-type="float" office:value="-0.584">
            <text:p>-0.5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6-13 12:00</text:p>
          </table:table-cell>
          <table:table-cell office:value-type="float" office:value="25.745">
            <text:p>25.745</text:p>
          </table:table-cell>
          <table:table-cell table:style-name="ce4" office:value-type="string">
            <text:p>1934-04-30 12:00</text:p>
          </table:table-cell>
          <table:table-cell office:value-type="float" office:value="-4.934">
            <text:p>-4.93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6-20 12:00</text:p>
          </table:table-cell>
          <table:table-cell office:value-type="float" office:value="-5.242">
            <text:p>-5.242</text:p>
          </table:table-cell>
          <table:table-cell table:style-name="ce4" office:value-type="string">
            <text:p>1934-05-06 12:00</text:p>
          </table:table-cell>
          <table:table-cell office:value-type="float" office:value="0.551">
            <text:p>0.5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6-27 12:00</text:p>
          </table:table-cell>
          <table:table-cell office:value-type="float" office:value="-25.332">
            <text:p>-25.332</text:p>
          </table:table-cell>
          <table:table-cell table:style-name="ce4" office:value-type="string">
            <text:p>1934-05-13 12:00</text:p>
          </table:table-cell>
          <table:table-cell office:value-type="float" office:value="4.923">
            <text:p>4.9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7-02 12:00</text:p>
          </table:table-cell>
          <table:table-cell office:value-type="float" office:value="1.654">
            <text:p>1.654</text:p>
          </table:table-cell>
          <table:table-cell table:style-name="ce4" office:value-type="string">
            <text:p>1934-05-20 12:00</text:p>
          </table:table-cell>
          <table:table-cell office:value-type="float" office:value="-0.491">
            <text:p>-0.4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7-10 12:00</text:p>
          </table:table-cell>
          <table:table-cell office:value-type="float" office:value="26.173">
            <text:p>26.173</text:p>
          </table:table-cell>
          <table:table-cell table:style-name="ce4" office:value-type="string">
            <text:p>1934-05-28 12:00</text:p>
          </table:table-cell>
          <table:table-cell office:value-type="float" office:value="-4.704">
            <text:p>-4.7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7-17 12:00</text:p>
          </table:table-cell>
          <table:table-cell office:value-type="float" office:value="-3.749">
            <text:p>-3.749</text:p>
          </table:table-cell>
          <table:table-cell table:style-name="ce4" office:value-type="string">
            <text:p>1934-06-02 12:00</text:p>
          </table:table-cell>
          <table:table-cell office:value-type="float" office:value="0.483">
            <text:p>0.4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7-24 12:00</text:p>
          </table:table-cell>
          <table:table-cell office:value-type="float" office:value="-26.344">
            <text:p>-26.344</text:p>
          </table:table-cell>
          <table:table-cell table:style-name="ce4" office:value-type="string">
            <text:p>1934-06-09 12:00</text:p>
          </table:table-cell>
          <table:table-cell office:value-type="float" office:value="5.028">
            <text:p>5.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7-30 12:00</text:p>
          </table:table-cell>
          <table:table-cell office:value-type="float" office:value="5.886">
            <text:p>5.886</text:p>
          </table:table-cell>
          <table:table-cell table:style-name="ce4" office:value-type="string">
            <text:p>1934-06-16 12:00</text:p>
          </table:table-cell>
          <table:table-cell office:value-type="float" office:value="-0.383">
            <text:p>-0.3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8-06 12:00</text:p>
          </table:table-cell>
          <table:table-cell office:value-type="float" office:value="26.541">
            <text:p>26.541</text:p>
          </table:table-cell>
          <table:table-cell table:style-name="ce4" office:value-type="string">
            <text:p>1934-06-24 12:00</text:p>
          </table:table-cell>
          <table:table-cell office:value-type="float" office:value="-4.959">
            <text:p>-4.9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8-13 12:00</text:p>
          </table:table-cell>
          <table:table-cell office:value-type="float" office:value="-2.416">
            <text:p>-2.416</text:p>
          </table:table-cell>
          <table:table-cell table:style-name="ce4" office:value-type="string">
            <text:p>1934-06-29 12:00</text:p>
          </table:table-cell>
          <table:table-cell office:value-type="float" office:value="0.172">
            <text:p>0.17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8-20 12:00</text:p>
          </table:table-cell>
          <table:table-cell office:value-type="float" office:value="-26.879">
            <text:p>-26.879</text:p>
          </table:table-cell>
          <table:table-cell table:style-name="ce4" office:value-type="string">
            <text:p>1934-07-06 12:00</text:p>
          </table:table-cell>
          <table:table-cell office:value-type="float" office:value="5.183">
            <text:p>5.1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8-26 12:00</text:p>
          </table:table-cell>
          <table:table-cell office:value-type="float" office:value="3.211">
            <text:p>3.211</text:p>
          </table:table-cell>
          <table:table-cell table:style-name="ce4" office:value-type="string">
            <text:p>1934-07-13 12:00</text:p>
          </table:table-cell>
          <table:table-cell office:value-type="float" office:value="-0.182">
            <text:p>-0.1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9-02 12:00</text:p>
          </table:table-cell>
          <table:table-cell office:value-type="float" office:value="26.774">
            <text:p>26.774</text:p>
          </table:table-cell>
          <table:table-cell table:style-name="ce4" office:value-type="string">
            <text:p>1934-07-21 12:00</text:p>
          </table:table-cell>
          <table:table-cell office:value-type="float" office:value="-5.171">
            <text:p>-5.1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9-09 12:00</text:p>
          </table:table-cell>
          <table:table-cell office:value-type="float" office:value="-0.997">
            <text:p>-0.997</text:p>
          </table:table-cell>
          <table:table-cell table:style-name="ce4" office:value-type="string">
            <text:p>1934-07-27 12:00</text:p>
          </table:table-cell>
          <table:table-cell office:value-type="float" office:value="0.994">
            <text:p>0.9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9-17 12:00</text:p>
          </table:table-cell>
          <table:table-cell office:value-type="float" office:value="-25.661">
            <text:p>-25.661</text:p>
          </table:table-cell>
          <table:table-cell table:style-name="ce4" office:value-type="string">
            <text:p>1934-08-03 12:00</text:p>
          </table:table-cell>
          <table:table-cell office:value-type="float" office:value="5.06">
            <text:p>5.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9-22 12:00</text:p>
          </table:table-cell>
          <table:table-cell office:value-type="float" office:value="0.283">
            <text:p>0.283</text:p>
          </table:table-cell>
          <table:table-cell table:style-name="ce4" office:value-type="string">
            <text:p>1934-08-10 12:00</text:p>
          </table:table-cell>
          <table:table-cell office:value-type="float" office:value="-0.994">
            <text:p>-0.9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09-30 12:00</text:p>
          </table:table-cell>
          <table:table-cell office:value-type="float" office:value="25.677">
            <text:p>25.677</text:p>
          </table:table-cell>
          <table:table-cell table:style-name="ce4" office:value-type="string">
            <text:p>1934-08-17 12:00</text:p>
          </table:table-cell>
          <table:table-cell office:value-type="float" office:value="-5.228">
            <text:p>-5.2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0-07 12:00</text:p>
          </table:table-cell>
          <table:table-cell office:value-type="float" office:value="-4.967">
            <text:p>-4.967</text:p>
          </table:table-cell>
          <table:table-cell table:style-name="ce4" office:value-type="string">
            <text:p>1934-08-23 12:00</text:p>
          </table:table-cell>
          <table:table-cell office:value-type="float" office:value="0.367">
            <text:p>0.3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0-14 12:00</text:p>
          </table:table-cell>
          <table:table-cell office:value-type="float" office:value="-25.889">
            <text:p>-25.889</text:p>
          </table:table-cell>
          <table:table-cell table:style-name="ce4" office:value-type="string">
            <text:p>1934-08-30 12:00</text:p>
          </table:table-cell>
          <table:table-cell office:value-type="float" office:value="5.094">
            <text:p>5.09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0-20 12:00</text:p>
          </table:table-cell>
          <table:table-cell office:value-type="float" office:value="4.357">
            <text:p>4.357</text:p>
          </table:table-cell>
          <table:table-cell table:style-name="ce4" office:value-type="string">
            <text:p>1934-09-06 12:00</text:p>
          </table:table-cell>
          <table:table-cell office:value-type="float" office:value="-0.718">
            <text:p>-0.71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0-27 12:00</text:p>
          </table:table-cell>
          <table:table-cell office:value-type="float" office:value="25.965">
            <text:p>25.965</text:p>
          </table:table-cell>
          <table:table-cell table:style-name="ce4" office:value-type="string">
            <text:p>1934-09-14 12:00</text:p>
          </table:table-cell>
          <table:table-cell office:value-type="float" office:value="-4.889">
            <text:p>-4.8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1-03 12:00</text:p>
          </table:table-cell>
          <table:table-cell office:value-type="float" office:value="-3.136">
            <text:p>-3.136</text:p>
          </table:table-cell>
          <table:table-cell table:style-name="ce4" office:value-type="string">
            <text:p>1934-09-20 12:00</text:p>
          </table:table-cell>
          <table:table-cell office:value-type="float" office:value="1.224">
            <text:p>1.2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1-10 12:00</text:p>
          </table:table-cell>
          <table:table-cell office:value-type="float" office:value="-26.032">
            <text:p>-26.032</text:p>
          </table:table-cell>
          <table:table-cell table:style-name="ce4" office:value-type="string">
            <text:p>1934-09-26 12:00</text:p>
          </table:table-cell>
          <table:table-cell office:value-type="float" office:value="5.03">
            <text:p>5.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1-16 12:00</text:p>
          </table:table-cell>
          <table:table-cell office:value-type="float" office:value="2.702">
            <text:p>2.702</text:p>
          </table:table-cell>
          <table:table-cell table:style-name="ce4" office:value-type="string">
            <text:p>1934-10-03 12:00</text:p>
          </table:table-cell>
          <table:table-cell office:value-type="float" office:value="-0.523">
            <text:p>-0.5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1-23 12:00</text:p>
          </table:table-cell>
          <table:table-cell office:value-type="float" office:value="26.189">
            <text:p>26.189</text:p>
          </table:table-cell>
          <table:table-cell table:style-name="ce4" office:value-type="string">
            <text:p>1934-10-11 12:00</text:p>
          </table:table-cell>
          <table:table-cell office:value-type="float" office:value="-4.799">
            <text:p>-4.7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1-30 12:00</text:p>
          </table:table-cell>
          <table:table-cell office:value-type="float" office:value="-1.307">
            <text:p>-1.307</text:p>
          </table:table-cell>
          <table:table-cell table:style-name="ce4" office:value-type="string">
            <text:p>1934-10-17 12:00</text:p>
          </table:table-cell>
          <table:table-cell office:value-type="float" office:value="1.008">
            <text:p>1.0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2-08 12:00</text:p>
          </table:table-cell>
          <table:table-cell office:value-type="float" office:value="-24.541">
            <text:p>-24.541</text:p>
          </table:table-cell>
          <table:table-cell table:style-name="ce4" office:value-type="string">
            <text:p>1934-10-23 12:00</text:p>
          </table:table-cell>
          <table:table-cell office:value-type="float" office:value="4.971">
            <text:p>4.9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2-13 12:00</text:p>
          </table:table-cell>
          <table:table-cell office:value-type="float" office:value="1.515">
            <text:p>1.515</text:p>
          </table:table-cell>
          <table:table-cell table:style-name="ce4" office:value-type="string">
            <text:p>1934-10-30 12:00</text:p>
          </table:table-cell>
          <table:table-cell office:value-type="float" office:value="-0.424">
            <text:p>-0.4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2-21 12:00</text:p>
          </table:table-cell>
          <table:table-cell office:value-type="float" office:value="25.181">
            <text:p>25.181</text:p>
          </table:table-cell>
          <table:table-cell table:style-name="ce4" office:value-type="string">
            <text:p>1934-11-07 12:00</text:p>
          </table:table-cell>
          <table:table-cell office:value-type="float" office:value="-4.807">
            <text:p>-4.8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4-12-28 12:00</text:p>
          </table:table-cell>
          <table:table-cell office:value-type="float" office:value="-5.014">
            <text:p>-5.014</text:p>
          </table:table-cell>
          <table:table-cell table:style-name="ce4" office:value-type="string">
            <text:p>1934-11-13 12:00</text:p>
          </table:table-cell>
          <table:table-cell office:value-type="float" office:value="0.99">
            <text:p>0.9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1-04 12:00</text:p>
          </table:table-cell>
          <table:table-cell office:value-type="float" office:value="-25.513">
            <text:p>-25.513</text:p>
          </table:table-cell>
          <table:table-cell table:style-name="ce4" office:value-type="string">
            <text:p>1934-11-20 12:00</text:p>
          </table:table-cell>
          <table:table-cell office:value-type="float" office:value="4.784">
            <text:p>4.78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1-10 12:00</text:p>
          </table:table-cell>
          <table:table-cell office:value-type="float" office:value="6.201">
            <text:p>6.201</text:p>
          </table:table-cell>
          <table:table-cell table:style-name="ce4" office:value-type="string">
            <text:p>1934-11-26 12:00</text:p>
          </table:table-cell>
          <table:table-cell office:value-type="float" office:value="-0.33">
            <text:p>-0.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1-17 12:00</text:p>
          </table:table-cell>
          <table:table-cell office:value-type="float" office:value="25.656">
            <text:p>25.656</text:p>
          </table:table-cell>
          <table:table-cell table:style-name="ce4" office:value-type="string">
            <text:p>1934-12-04 12:00</text:p>
          </table:table-cell>
          <table:table-cell office:value-type="float" office:value="-4.98">
            <text:p>-4.9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1-24 12:00</text:p>
          </table:table-cell>
          <table:table-cell office:value-type="float" office:value="-3.504">
            <text:p>-3.504</text:p>
          </table:table-cell>
          <table:table-cell table:style-name="ce4" office:value-type="string">
            <text:p>1934-12-10 12:00</text:p>
          </table:table-cell>
          <table:table-cell office:value-type="float" office:value="0.889">
            <text:p>0.8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1-31 12:00</text:p>
          </table:table-cell>
          <table:table-cell office:value-type="float" office:value="-26.227">
            <text:p>-26.227</text:p>
          </table:table-cell>
          <table:table-cell table:style-name="ce4" office:value-type="string">
            <text:p>1934-12-17 12:00</text:p>
          </table:table-cell>
          <table:table-cell office:value-type="float" office:value="4.967">
            <text:p>4.96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2-06 12:00</text:p>
          </table:table-cell>
          <table:table-cell office:value-type="float" office:value="3.928">
            <text:p>3.928</text:p>
          </table:table-cell>
          <table:table-cell table:style-name="ce4" office:value-type="string">
            <text:p>1934-12-23 12:00</text:p>
          </table:table-cell>
          <table:table-cell office:value-type="float" office:value="-0.129">
            <text:p>-0.1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2-13 12:00</text:p>
          </table:table-cell>
          <table:table-cell office:value-type="float" office:value="25.963">
            <text:p>25.963</text:p>
          </table:table-cell>
          <table:table-cell table:style-name="ce4" office:value-type="string">
            <text:p>1934-12-31 12:00</text:p>
          </table:table-cell>
          <table:table-cell office:value-type="float" office:value="-5.197">
            <text:p>-5.1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2-20 12:00</text:p>
          </table:table-cell>
          <table:table-cell office:value-type="float" office:value="-2.106">
            <text:p>-2.106</text:p>
          </table:table-cell>
          <table:table-cell table:style-name="ce4" office:value-type="string">
            <text:p>1935-01-06 12:00</text:p>
          </table:table-cell>
          <table:table-cell office:value-type="float" office:value="0.471">
            <text:p>0.47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2-28 12:00</text:p>
          </table:table-cell>
          <table:table-cell office:value-type="float" office:value="-25.177">
            <text:p>-25.177</text:p>
          </table:table-cell>
          <table:table-cell table:style-name="ce4" office:value-type="string">
            <text:p>1935-01-13 12:00</text:p>
          </table:table-cell>
          <table:table-cell office:value-type="float" office:value="5.133">
            <text:p>5.13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3-05 12:00</text:p>
          </table:table-cell>
          <table:table-cell office:value-type="float" office:value="0.837">
            <text:p>0.837</text:p>
          </table:table-cell>
          <table:table-cell table:style-name="ce4" office:value-type="string">
            <text:p>1935-01-20 12:00</text:p>
          </table:table-cell>
          <table:table-cell office:value-type="float" office:value="-0.926">
            <text:p>-0.9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3-12 12:00</text:p>
          </table:table-cell>
          <table:table-cell office:value-type="float" office:value="26.086">
            <text:p>26.086</text:p>
          </table:table-cell>
          <table:table-cell table:style-name="ce4" office:value-type="string">
            <text:p>1935-01-28 12:00</text:p>
          </table:table-cell>
          <table:table-cell office:value-type="float" office:value="-5.061">
            <text:p>-5.0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3-19 12:00</text:p>
          </table:table-cell>
          <table:table-cell office:value-type="float" office:value="-0.704">
            <text:p>-0.704</text:p>
          </table:table-cell>
          <table:table-cell table:style-name="ce4" office:value-type="string">
            <text:p>1935-02-03 12:00</text:p>
          </table:table-cell>
          <table:table-cell office:value-type="float" office:value="1.205">
            <text:p>1.2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3-27 12:00</text:p>
          </table:table-cell>
          <table:table-cell office:value-type="float" office:value="-25.488">
            <text:p>-25.488</text:p>
          </table:table-cell>
          <table:table-cell table:style-name="ce4" office:value-type="string">
            <text:p>1935-02-09 12:00</text:p>
          </table:table-cell>
          <table:table-cell office:value-type="float" office:value="5.181">
            <text:p>5.1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4-02 12:00</text:p>
          </table:table-cell>
          <table:table-cell office:value-type="float" office:value="4.471">
            <text:p>4.471</text:p>
          </table:table-cell>
          <table:table-cell table:style-name="ce4" office:value-type="string">
            <text:p>1935-02-16 12:00</text:p>
          </table:table-cell>
          <table:table-cell office:value-type="float" office:value="-0.642">
            <text:p>-0.6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4-09 12:00</text:p>
          </table:table-cell>
          <table:table-cell office:value-type="float" office:value="24.965">
            <text:p>24.965</text:p>
          </table:table-cell>
          <table:table-cell table:style-name="ce4" office:value-type="string">
            <text:p>1935-02-24 12:00</text:p>
          </table:table-cell>
          <table:table-cell office:value-type="float" office:value="-5.044">
            <text:p>-5.04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4-16 12:00</text:p>
          </table:table-cell>
          <table:table-cell office:value-type="float" office:value="-4.536">
            <text:p>-4.536</text:p>
          </table:table-cell>
          <table:table-cell table:style-name="ce4" office:value-type="string">
            <text:p>1935-03-02 12:00</text:p>
          </table:table-cell>
          <table:table-cell office:value-type="float" office:value="0.607">
            <text:p>0.6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4-23 12:00</text:p>
          </table:table-cell>
          <table:table-cell office:value-type="float" office:value="-25.546">
            <text:p>-25.546</text:p>
          </table:table-cell>
          <table:table-cell table:style-name="ce4" office:value-type="string">
            <text:p>1935-03-09 12:00</text:p>
          </table:table-cell>
          <table:table-cell office:value-type="float" office:value="4.82">
            <text:p>4.8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4-29 12:00</text:p>
          </table:table-cell>
          <table:table-cell office:value-type="float" office:value="2.212">
            <text:p>2.212</text:p>
          </table:table-cell>
          <table:table-cell table:style-name="ce4" office:value-type="string">
            <text:p>1935-03-15 12:00</text:p>
          </table:table-cell>
          <table:table-cell office:value-type="float" office:value="-0.461">
            <text:p>-0.46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5-06 12:00</text:p>
          </table:table-cell>
          <table:table-cell office:value-type="float" office:value="25.291">
            <text:p>25.291</text:p>
          </table:table-cell>
          <table:table-cell table:style-name="ce4" office:value-type="string">
            <text:p>1935-03-23 12:00</text:p>
          </table:table-cell>
          <table:table-cell office:value-type="float" office:value="-4.932">
            <text:p>-4.9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5-13 12:00</text:p>
          </table:table-cell>
          <table:table-cell office:value-type="float" office:value="-2.986">
            <text:p>-2.986</text:p>
          </table:table-cell>
          <table:table-cell table:style-name="ce4" office:value-type="string">
            <text:p>1935-03-29 12:00</text:p>
          </table:table-cell>
          <table:table-cell office:value-type="float" office:value="0.307">
            <text:p>0.3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5-20 12:00</text:p>
          </table:table-cell>
          <table:table-cell office:value-type="float" office:value="-25.644">
            <text:p>-25.644</text:p>
          </table:table-cell>
          <table:table-cell table:style-name="ce4" office:value-type="string">
            <text:p>1935-04-05 12:00</text:p>
          </table:table-cell>
          <table:table-cell office:value-type="float" office:value="4.805">
            <text:p>4.8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5-26 12:00</text:p>
          </table:table-cell>
          <table:table-cell office:value-type="float" office:value="0.75">
            <text:p>0.75</text:p>
          </table:table-cell>
          <table:table-cell table:style-name="ce4" office:value-type="string">
            <text:p>1935-04-11 12:00</text:p>
          </table:table-cell>
          <table:table-cell office:value-type="float" office:value="-0.379">
            <text:p>-0.37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6-02 12:00</text:p>
          </table:table-cell>
          <table:table-cell office:value-type="float" office:value="25.58">
            <text:p>25.58</text:p>
          </table:table-cell>
          <table:table-cell table:style-name="ce4" office:value-type="string">
            <text:p>1935-04-19 12:00</text:p>
          </table:table-cell>
          <table:table-cell office:value-type="float" office:value="-4.886">
            <text:p>-4.8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6-09 12:00</text:p>
          </table:table-cell>
          <table:table-cell office:value-type="float" office:value="-1.393">
            <text:p>-1.393</text:p>
          </table:table-cell>
          <table:table-cell table:style-name="ce4" office:value-type="string">
            <text:p>1935-04-25 12:00</text:p>
          </table:table-cell>
          <table:table-cell office:value-type="float" office:value="0.251">
            <text:p>0.2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6-17 12:00</text:p>
          </table:table-cell>
          <table:table-cell office:value-type="float" office:value="-24.65">
            <text:p>-24.65</text:p>
          </table:table-cell>
          <table:table-cell table:style-name="ce4" office:value-type="string">
            <text:p>1935-05-02 12:00</text:p>
          </table:table-cell>
          <table:table-cell office:value-type="float" office:value="4.877">
            <text:p>4.8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6-23 12:00</text:p>
          </table:table-cell>
          <table:table-cell office:value-type="float" office:value="5.634">
            <text:p>5.634</text:p>
          </table:table-cell>
          <table:table-cell table:style-name="ce4" office:value-type="string">
            <text:p>1935-05-08 12:00</text:p>
          </table:table-cell>
          <table:table-cell office:value-type="float" office:value="-0.283">
            <text:p>-0.2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6-30 12:00</text:p>
          </table:table-cell>
          <table:table-cell office:value-type="float" office:value="24.677">
            <text:p>24.677</text:p>
          </table:table-cell>
          <table:table-cell table:style-name="ce4" office:value-type="string">
            <text:p>1935-05-16 12:00</text:p>
          </table:table-cell>
          <table:table-cell office:value-type="float" office:value="-4.985">
            <text:p>-4.98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7-07 12:00</text:p>
          </table:table-cell>
          <table:table-cell office:value-type="float" office:value="-4.949">
            <text:p>-4.949</text:p>
          </table:table-cell>
          <table:table-cell table:style-name="ce4" office:value-type="string">
            <text:p>1935-05-22 12:00</text:p>
          </table:table-cell>
          <table:table-cell office:value-type="float" office:value="0.187">
            <text:p>0.18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7-14 12:00</text:p>
          </table:table-cell>
          <table:table-cell office:value-type="float" office:value="-25.331">
            <text:p>-25.331</text:p>
          </table:table-cell>
          <table:table-cell table:style-name="ce4" office:value-type="string">
            <text:p>1935-05-29 12:00</text:p>
          </table:table-cell>
          <table:table-cell office:value-type="float" office:value="5.036">
            <text:p>5.0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7-20 12:00</text:p>
          </table:table-cell>
          <table:table-cell office:value-type="float" office:value="4.096">
            <text:p>4.096</text:p>
          </table:table-cell>
          <table:table-cell table:style-name="ce4" office:value-type="string">
            <text:p>1935-06-04 12:00</text:p>
          </table:table-cell>
          <table:table-cell office:value-type="float" office:value="-0.066">
            <text:p>-0.06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7-27 12:00</text:p>
          </table:table-cell>
          <table:table-cell office:value-type="float" office:value="25.109">
            <text:p>25.109</text:p>
          </table:table-cell>
          <table:table-cell table:style-name="ce4" office:value-type="string">
            <text:p>1935-06-12 12:00</text:p>
          </table:table-cell>
          <table:table-cell office:value-type="float" office:value="-5.162">
            <text:p>-5.16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8-03 12:00</text:p>
          </table:table-cell>
          <table:table-cell office:value-type="float" office:value="-3.426">
            <text:p>-3.426</text:p>
          </table:table-cell>
          <table:table-cell table:style-name="ce4" office:value-type="string">
            <text:p>1935-06-19 12:00</text:p>
          </table:table-cell>
          <table:table-cell office:value-type="float" office:value="1.213">
            <text:p>1.2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8-11 12:00</text:p>
          </table:table-cell>
          <table:table-cell office:value-type="float" office:value="-24.266">
            <text:p>-24.266</text:p>
          </table:table-cell>
          <table:table-cell table:style-name="ce4" office:value-type="string">
            <text:p>1935-06-25 12:00</text:p>
          </table:table-cell>
          <table:table-cell office:value-type="float" office:value="5.195">
            <text:p>5.1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8-16 12:00</text:p>
          </table:table-cell>
          <table:table-cell office:value-type="float" office:value="1.763">
            <text:p>1.763</text:p>
          </table:table-cell>
          <table:table-cell table:style-name="ce4" office:value-type="string">
            <text:p>1935-07-02 12:00</text:p>
          </table:table-cell>
          <table:table-cell office:value-type="float" office:value="-0.869">
            <text:p>-0.86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8-23 12:00</text:p>
          </table:table-cell>
          <table:table-cell office:value-type="float" office:value="25.327">
            <text:p>25.327</text:p>
          </table:table-cell>
          <table:table-cell table:style-name="ce4" office:value-type="string">
            <text:p>1935-07-10 12:00</text:p>
          </table:table-cell>
          <table:table-cell office:value-type="float" office:value="-5.09">
            <text:p>-5.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8-30 12:00</text:p>
          </table:table-cell>
          <table:table-cell office:value-type="float" office:value="-2.023">
            <text:p>-2.023</text:p>
          </table:table-cell>
          <table:table-cell table:style-name="ce4" office:value-type="string">
            <text:p>1935-07-16 12:00</text:p>
          </table:table-cell>
          <table:table-cell office:value-type="float" office:value="0.743">
            <text:p>0.7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9-07 12:00</text:p>
          </table:table-cell>
          <table:table-cell office:value-type="float" office:value="-24.866">
            <text:p>-24.866</text:p>
          </table:table-cell>
          <table:table-cell table:style-name="ce4" office:value-type="string">
            <text:p>1935-07-23 12:00</text:p>
          </table:table-cell>
          <table:table-cell office:value-type="float" office:value="4.991">
            <text:p>4.99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9-13 12:00</text:p>
          </table:table-cell>
          <table:table-cell office:value-type="float" office:value="5.355">
            <text:p>5.355</text:p>
          </table:table-cell>
          <table:table-cell table:style-name="ce4" office:value-type="string">
            <text:p>1935-07-29 12:00</text:p>
          </table:table-cell>
          <table:table-cell office:value-type="float" office:value="-0.543">
            <text:p>-0.54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9-19 12:00</text:p>
          </table:table-cell>
          <table:table-cell office:value-type="float" office:value="25.37">
            <text:p>25.37</text:p>
          </table:table-cell>
          <table:table-cell table:style-name="ce4" office:value-type="string">
            <text:p>1935-08-06 12:00</text:p>
          </table:table-cell>
          <table:table-cell office:value-type="float" office:value="-5.137">
            <text:p>-5.13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09-26 12:00</text:p>
          </table:table-cell>
          <table:table-cell office:value-type="float" office:value="-0.731">
            <text:p>-0.731</text:p>
          </table:table-cell>
          <table:table-cell table:style-name="ce4" office:value-type="string">
            <text:p>1935-08-12 12:00</text:p>
          </table:table-cell>
          <table:table-cell office:value-type="float" office:value="0.165">
            <text:p>0.16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0-04 12:00</text:p>
          </table:table-cell>
          <table:table-cell office:value-type="float" office:value="-25.005">
            <text:p>-25.005</text:p>
          </table:table-cell>
          <table:table-cell table:style-name="ce4" office:value-type="string">
            <text:p>1935-08-19 12:0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0-10 12:00</text:p>
          </table:table-cell>
          <table:table-cell office:value-type="float" office:value="2.409">
            <text:p>2.409</text:p>
          </table:table-cell>
          <table:table-cell table:style-name="ce4" office:value-type="string">
            <text:p>1935-08-25 12:00</text:p>
          </table:table-cell>
          <table:table-cell office:value-type="float" office:value="-0.309">
            <text:p>-0.30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0-17 12:00</text:p>
          </table:table-cell>
          <table:table-cell office:value-type="float" office:value="24.282">
            <text:p>24.282</text:p>
          </table:table-cell>
          <table:table-cell table:style-name="ce4" office:value-type="string">
            <text:p>1935-09-02 12:00</text:p>
          </table:table-cell>
          <table:table-cell office:value-type="float" office:value="-5.048">
            <text:p>-5.0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0-24 12:00</text:p>
          </table:table-cell>
          <table:table-cell office:value-type="float" office:value="-4.515">
            <text:p>-4.515</text:p>
          </table:table-cell>
          <table:table-cell table:style-name="ce4" office:value-type="string">
            <text:p>1935-09-09 12:00</text:p>
          </table:table-cell>
          <table:table-cell office:value-type="float" office:value="1.012">
            <text:p>1.0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0-31 12:00</text:p>
          </table:table-cell>
          <table:table-cell office:value-type="float" office:value="-24.981">
            <text:p>-24.981</text:p>
          </table:table-cell>
          <table:table-cell table:style-name="ce4" office:value-type="string">
            <text:p>1935-09-15 12:00</text:p>
          </table:table-cell>
          <table:table-cell office:value-type="float" office:value="4.95">
            <text:p>4.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1-06 12:00</text:p>
          </table:table-cell>
          <table:table-cell office:value-type="float" office:value="0.128">
            <text:p>0.128</text:p>
          </table:table-cell>
          <table:table-cell table:style-name="ce4" office:value-type="string">
            <text:p>1935-09-21 12:00</text:p>
          </table:table-cell>
          <table:table-cell office:value-type="float" office:value="-0.208">
            <text:p>-0.20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1-13 12:00</text:p>
          </table:table-cell>
          <table:table-cell office:value-type="float" office:value="24.638">
            <text:p>24.638</text:p>
          </table:table-cell>
          <table:table-cell table:style-name="ce4" office:value-type="string">
            <text:p>1935-09-29 12:00</text:p>
          </table:table-cell>
          <table:table-cell office:value-type="float" office:value="-4.945">
            <text:p>-4.94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1-20 12:00</text:p>
          </table:table-cell>
          <table:table-cell office:value-type="float" office:value="-3.146">
            <text:p>-3.146</text:p>
          </table:table-cell>
          <table:table-cell table:style-name="ce4" office:value-type="string">
            <text:p>1935-10-06 12:00</text:p>
          </table:table-cell>
          <table:table-cell office:value-type="float" office:value="0.788">
            <text:p>0.7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1-28 12:00</text:p>
          </table:table-cell>
          <table:table-cell office:value-type="float" office:value="-23.826">
            <text:p>-23.826</text:p>
          </table:table-cell>
          <table:table-cell table:style-name="ce4" office:value-type="string">
            <text:p>1935-10-12 12:00</text:p>
          </table:table-cell>
          <table:table-cell office:value-type="float" office:value="4.948">
            <text:p>4.9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2-04 12:00</text:p>
          </table:table-cell>
          <table:table-cell office:value-type="float" office:value="4.681">
            <text:p>4.681</text:p>
          </table:table-cell>
          <table:table-cell table:style-name="ce4" office:value-type="string">
            <text:p>1935-10-18 12:00</text:p>
          </table:table-cell>
          <table:table-cell office:value-type="float" office:value="-0.151">
            <text:p>-0.15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2-11 12:00</text:p>
          </table:table-cell>
          <table:table-cell office:value-type="float" office:value="23.587">
            <text:p>23.587</text:p>
          </table:table-cell>
          <table:table-cell table:style-name="ce4" office:value-type="string">
            <text:p>1935-10-26 12:00</text:p>
          </table:table-cell>
          <table:table-cell office:value-type="float" office:value="-4.954">
            <text:p>-4.9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2-17 12:00</text:p>
          </table:table-cell>
          <table:table-cell office:value-type="float" office:value="-1.598">
            <text:p>-1.598</text:p>
          </table:table-cell>
          <table:table-cell table:style-name="ce4" office:value-type="string">
            <text:p>1935-11-02 12:00</text:p>
          </table:table-cell>
          <table:table-cell office:value-type="float" office:value="0.749">
            <text:p>0.7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1935-12-25 12:00</text:p>
          </table:table-cell>
          <table:table-cell office:value-type="float" office:value="-24.357">
            <text:p>-24.357</text:p>
          </table:table-cell>
          <table:table-cell table:style-name="ce4" office:value-type="string">
            <text:p>1935-11-09 12:00</text:p>
          </table:table-cell>
          <table:table-cell office:value-type="float" office:value="4.78">
            <text:p>4.7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1-15 12:00</text:p>
          </table:table-cell>
          <table:table-cell office:value-type="float" office:value="-1.106">
            <text:p>-1.106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1-22 12:00</text:p>
          </table:table-cell>
          <table:table-cell office:value-type="float" office:value="-5.097">
            <text:p>-5.09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1-29 12:00</text:p>
          </table:table-cell>
          <table:table-cell office:value-type="float" office:value="0.657">
            <text:p>0.65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2-06 12:00</text:p>
          </table:table-cell>
          <table:table-cell office:value-type="float" office:value="5.014">
            <text:p>5.01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2-12 12:00</text:p>
          </table:table-cell>
          <table:table-cell office:value-type="float" office:value="-0.789">
            <text:p>-0.78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2-20 12:00</text:p>
          </table:table-cell>
          <table:table-cell office:value-type="float" office:value="-5.07">
            <text:p>-5.0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4" office:value-type="string">
            <text:p>1935-12-26 12:00</text:p>
          </table:table-cell>
          <table:table-cell office:value-type="float" office:value="0.324">
            <text:p>0.324</text:p>
          </table:table-cell>
          <table:table-cell table:number-columns-repeated="14"/>
        </table:table-row>
        <table:table-row table:style-name="ro1" table:number-rows-repeated="10469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06-27T17:45:17</dc:date>
    <dc:creator>Ryan </dc:creator>
    <meta:editing-duration>PT1M12S</meta:editing-duration>
    <meta:editing-cycles>2</meta:editing-cycles>
    <meta:document-statistic meta:table-count="1" meta:cell-count="8228" meta:object-count="0"/>
  </office:meta>
</office:document-meta>
</file>